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21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59.3pt"/>
    </style:style>
    <style:style style:name="co6" style:family="table-column">
      <style:table-column-properties fo:break-before="auto" style:column-width="100.91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05.56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22.2pt"/>
    </style:style>
    <style:style style:name="co12" style:family="table-column">
      <style:table-column-properties fo:break-before="auto" style:column-width="12.95pt"/>
    </style:style>
    <style:style style:name="co13" style:family="table-column">
      <style:table-column-properties fo:break-before="auto" style:column-width="13.89pt"/>
    </style:style>
    <style:style style:name="co14" style:family="table-column">
      <style:table-column-properties fo:break-before="auto" style:column-width="14.8pt"/>
    </style:style>
    <style:style style:name="co15" style:family="table-column">
      <style:table-column-properties fo:break-before="auto" style:column-width="63.89pt"/>
    </style:style>
    <style:style style:name="co16" style:family="table-column">
      <style:table-column-properties fo:break-before="auto" style:column-width="98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8.99pt" fo:break-before="auto" style:use-optimal-row-height="true"/>
    </style:style>
    <style:style style:name="ta1" style:family="table" style:master-page-name="PageStyle_5f_4A-2017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2016">
      <style:table-properties table:display="true" style:writing-mode="lr-tb"/>
    </style:style>
    <style:style style:name="ta5" style:family="table" style:master-page-name="PageStyle_5f_2015">
      <style:table-properties table:display="true" style:writing-mode="lr-tb"/>
    </style:style>
    <style:style style:name="ta6" style:family="table" style:master-page-name="PageStyle_5f_2014">
      <style:table-properties table:display="true" style:writing-mode="lr-tb"/>
    </style:style>
    <style:style style:name="ta7" style:family="table" style:master-page-name="PageStyle_5f_2013">
      <style:table-properties table:display="true" style:writing-mode="lr-tb"/>
    </style:style>
    <style:style style:name="ta8" style:family="table" style:master-page-name="PageStyle_5f_NEM-RANKI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</style:style>
    <style:style style:name="ce9" style:family="table-cell" style:parent-style-name="Default">
      <style:table-cell-properties fo:background-color="#ffff00" style:cell-protect="protected" style:print-content="true" style:diagonal-bl-tr="none" style:diagonal-tl-br="none" fo:border="0.74pt solid #000000" style:rotation-align="none"/>
    </style:style>
    <style:style style:name="ce1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ff00" style:rotation-align="non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26" style:family="table-cell" style:parent-style-name="Default" style:data-style-name="N125">
      <style:table-cell-properties style:rotation-align="non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fo:background-color="#faac5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65.99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65.99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65.99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A-2017" table:style-name="ta1">
        <office:forms form:automatic-focus="false" form:apply-design-mode="false"/>
        <table:table-column table:style-name="co1" table:visibility="collapse" table:default-cell-style-name="ce4"/>
        <table:table-column table:style-name="co2" table:visibility="collapse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RUT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CURSO</text:p>
          </table:table-cell>
          <table:table-cell table:style-name="ce7" office:value-type="string" calcext:value-type="string">
            <text:p>1° MEDIO</text:p>
          </table:table-cell>
          <table:table-cell table:style-name="ce7" office:value-type="string" calcext:value-type="string">
            <text:p>2° MEDIO</text:p>
          </table:table-cell>
          <table:table-cell table:style-name="ce7" office:value-type="string" calcext:value-type="string">
            <text:p>3° MEDIO</text:p>
          </table:table-cell>
          <table:table-cell table:style-name="ce7" office:value-type="string" calcext:value-type="string">
            <text:p>NEM NOTA</text:p>
          </table:table-cell>
          <table:table-cell table:style-name="ce16" office:value-type="string" calcext:value-type="string">
            <text:p>NEM ACTUAL</text:p>
          </table:table-cell>
          <table:table-cell table:style-name="ce17" office:value-type="string" calcext:value-type="string">
            <text:p>RANKING ACTUAL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20300596-2</text:p>
          </table:table-cell>
          <table:table-cell table:style-name="ce8" office:value-type="string" calcext:value-type="string">
            <text:p>BARRAZA CORTES ARACELLY BEATRIZ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2];[$'2014'.$H$2:.$J$363];3;0)" office:value-type="float" office:value="6.7" calcext:value-type="float">
            <text:p>6.7</text:p>
          </table:table-cell>
          <table:table-cell table:style-name="ce12" table:formula="of:=VLOOKUP([.B2];[$'2015'.$H$2:.$J$307];3;0)" office:value-type="float" office:value="6.3" calcext:value-type="float">
            <text:p>6.3</text:p>
          </table:table-cell>
          <table:table-cell table:style-name="ce10" table:formula="of:=VLOOKUP([.B2];[$'2016'.$H$2:.$J$39];3;0)" office:value-type="float" office:value="5.9" calcext:value-type="float">
            <text:p>5.9</text:p>
          </table:table-cell>
          <table:table-cell table:style-name="ce14" table:formula="of:=ROUND(AVERAGE([.E2:.G2]);2)" office:value-type="float" office:value="6.3" calcext:value-type="float">
            <text:p>6.30</text:p>
          </table:table-cell>
          <table:table-cell table:style-name="ce2" table:formula="of:=VLOOKUP([.H2];[$'NEM-RANKING'.$E$4:.$G$304];2;0)" office:value-type="float" office:value="682" calcext:value-type="float">
            <text:p>682</text:p>
          </table:table-cell>
          <table:table-cell table:style-name="ce2" table:formula="of:=VLOOKUP([.H2];[$'NEM-RANKING'.$E$4:.$G$304];3;0)" office:value-type="float" office:value="712" calcext:value-type="float">
            <text:p>712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20407742-8</text:p>
          </table:table-cell>
          <table:table-cell table:style-name="ce8" office:value-type="string" calcext:value-type="string">
            <text:p>CARVAJAL CONTRERAS PATRICIO ALEJANDRO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3];[$'2014'.$H$2:.$J$363];3;0)" office:value-type="float" office:value="6.5" calcext:value-type="float">
            <text:p>6.5</text:p>
          </table:table-cell>
          <table:table-cell table:style-name="ce12" table:formula="of:=VLOOKUP([.B3];[$'2015'.$H$2:.$J$307];3;0)" office:value-type="float" office:value="6.4" calcext:value-type="float">
            <text:p>6.4</text:p>
          </table:table-cell>
          <table:table-cell table:style-name="ce10" table:formula="of:=VLOOKUP([.B3];[$'2016'.$H$2:.$J$39];3;0)" office:value-type="float" office:value="5.9" calcext:value-type="float">
            <text:p>5.9</text:p>
          </table:table-cell>
          <table:table-cell table:style-name="ce14" table:formula="of:=ROUND(AVERAGE([.E3:.G3]);2)" office:value-type="float" office:value="6.27" calcext:value-type="float">
            <text:p>6.27</text:p>
          </table:table-cell>
          <table:table-cell table:style-name="ce2" table:formula="of:=VLOOKUP([.H3];[$'NEM-RANKING'.$E$4:.$G$304];2;0)" office:value-type="float" office:value="676" calcext:value-type="float">
            <text:p>676</text:p>
          </table:table-cell>
          <table:table-cell table:style-name="ce2" table:formula="of:=VLOOKUP([.H3];[$'NEM-RANKING'.$E$4:.$G$304];3;0)" office:value-type="float" office:value="704" calcext:value-type="float">
            <text:p>704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20133888-3</text:p>
          </table:table-cell>
          <table:table-cell table:style-name="ce8" office:value-type="string" calcext:value-type="string">
            <text:p>COLARTE ARANCIBIA JUAN SEBASTIAN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4];[$'2014'.$H$2:.$J$363];3;0)" office:value-type="float" office:value="6.4" calcext:value-type="float">
            <text:p>6.4</text:p>
          </table:table-cell>
          <table:table-cell table:style-name="ce12" table:formula="of:=VLOOKUP([.B4];[$'2015'.$H$2:.$J$307];3;0)" office:value-type="float" office:value="6.3" calcext:value-type="float">
            <text:p>6.3</text:p>
          </table:table-cell>
          <table:table-cell table:style-name="ce10" table:formula="of:=VLOOKUP([.B4];[$'2016'.$H$2:.$J$39];3;0)" office:value-type="float" office:value="5.9" calcext:value-type="float">
            <text:p>5.9</text:p>
          </table:table-cell>
          <table:table-cell table:style-name="ce14" table:formula="of:=ROUND(AVERAGE([.E4:.G4]);2)" office:value-type="float" office:value="6.2" calcext:value-type="float">
            <text:p>6.20</text:p>
          </table:table-cell>
          <table:table-cell table:style-name="ce2" table:formula="of:=VLOOKUP([.H4];[$'NEM-RANKING'.$E$4:.$G$304];2;0)" office:value-type="float" office:value="661" calcext:value-type="float">
            <text:p>661</text:p>
          </table:table-cell>
          <table:table-cell table:style-name="ce2" table:formula="of:=VLOOKUP([.H4];[$'NEM-RANKING'.$E$4:.$G$304];3;0)" office:value-type="float" office:value="685" calcext:value-type="float">
            <text:p>685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20133423-3</text:p>
          </table:table-cell>
          <table:table-cell table:style-name="ce8" office:value-type="string" calcext:value-type="string">
            <text:p>CORTEZ HENRIQUEZ HUGO MARCELO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5];[$'2014'.$H$2:.$J$363];3;0)" office:value-type="float" office:value="6.5" calcext:value-type="float">
            <text:p>6.5</text:p>
          </table:table-cell>
          <table:table-cell table:style-name="ce12" table:formula="of:=VLOOKUP([.B5];[$'2015'.$H$2:.$J$307];3;0)" office:value-type="float" office:value="6.1" calcext:value-type="float">
            <text:p>6.1</text:p>
          </table:table-cell>
          <table:table-cell table:style-name="ce10" table:formula="of:=VLOOKUP([.B5];[$'2016'.$H$2:.$J$39];3;0)" office:value-type="float" office:value="6" calcext:value-type="float">
            <text:p>6.0</text:p>
          </table:table-cell>
          <table:table-cell table:style-name="ce14" table:formula="of:=ROUND(AVERAGE([.E5:.G5]);2)" office:value-type="float" office:value="6.2" calcext:value-type="float">
            <text:p>6.20</text:p>
          </table:table-cell>
          <table:table-cell table:style-name="ce2" table:formula="of:=VLOOKUP([.H5];[$'NEM-RANKING'.$E$4:.$G$304];2;0)" office:value-type="float" office:value="661" calcext:value-type="float">
            <text:p>661</text:p>
          </table:table-cell>
          <table:table-cell table:style-name="ce2" table:formula="of:=VLOOKUP([.H5];[$'NEM-RANKING'.$E$4:.$G$304];3;0)" office:value-type="float" office:value="685" calcext:value-type="float">
            <text:p>685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20133399-7</text:p>
          </table:table-cell>
          <table:table-cell table:style-name="ce8" office:value-type="string" calcext:value-type="string">
            <text:p>REYES SUAREZ SELOMIT RHODE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6];[$'2014'.$H$2:.$J$363];3;0)" office:value-type="float" office:value="6.4" calcext:value-type="float">
            <text:p>6.4</text:p>
          </table:table-cell>
          <table:table-cell table:style-name="ce12" table:formula="of:=VLOOKUP([.B6];[$'2015'.$H$2:.$J$307];3;0)" office:value-type="float" office:value="6.1" calcext:value-type="float">
            <text:p>6.1</text:p>
          </table:table-cell>
          <table:table-cell table:style-name="ce10" table:formula="of:=VLOOKUP([.B6];[$'2016'.$H$2:.$J$39];3;0)" office:value-type="float" office:value="5.9" calcext:value-type="float">
            <text:p>5.9</text:p>
          </table:table-cell>
          <table:table-cell table:style-name="ce14" table:formula="of:=ROUND(AVERAGE([.E6:.G6]);2)" office:value-type="float" office:value="6.13" calcext:value-type="float">
            <text:p>6.13</text:p>
          </table:table-cell>
          <table:table-cell table:style-name="ce2" table:formula="of:=VLOOKUP([.H6];[$'NEM-RANKING'.$E$4:.$G$304];2;0)" office:value-type="float" office:value="647" calcext:value-type="float">
            <text:p>647</text:p>
          </table:table-cell>
          <table:table-cell table:style-name="ce2" table:formula="of:=VLOOKUP([.H6];[$'NEM-RANKING'.$E$4:.$G$304];3;0)" office:value-type="float" office:value="667" calcext:value-type="float">
            <text:p>667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20495840-8</text:p>
          </table:table-cell>
          <table:table-cell table:style-name="ce8" office:value-type="string" calcext:value-type="string">
            <text:p>RIQUELME NOVA GUSTAVO ALONSO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7];[$'2014'.$H$2:.$J$363];3;0)" office:value-type="float" office:value="6.4" calcext:value-type="float">
            <text:p>6.4</text:p>
          </table:table-cell>
          <table:table-cell table:style-name="ce12" table:formula="of:=VLOOKUP([.B7];[$'2015'.$H$2:.$J$307];3;0)" office:value-type="float" office:value="6.2" calcext:value-type="float">
            <text:p>6.2</text:p>
          </table:table-cell>
          <table:table-cell table:style-name="ce10" table:formula="of:=VLOOKUP([.B7];[$'2016'.$H$2:.$J$39];3;0)" office:value-type="float" office:value="5.8" calcext:value-type="float">
            <text:p>5.8</text:p>
          </table:table-cell>
          <table:table-cell table:style-name="ce14" table:formula="of:=ROUND(AVERAGE([.E7:.G7]);2)" office:value-type="float" office:value="6.13" calcext:value-type="float">
            <text:p>6.13</text:p>
          </table:table-cell>
          <table:table-cell table:style-name="ce2" table:formula="of:=VLOOKUP([.H7];[$'NEM-RANKING'.$E$4:.$G$304];2;0)" office:value-type="float" office:value="647" calcext:value-type="float">
            <text:p>647</text:p>
          </table:table-cell>
          <table:table-cell table:style-name="ce2" table:formula="of:=VLOOKUP([.H7];[$'NEM-RANKING'.$E$4:.$G$304];3;0)" office:value-type="float" office:value="667" calcext:value-type="float">
            <text:p>667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20301037-0</text:p>
          </table:table-cell>
          <table:table-cell table:style-name="ce8" office:value-type="string" calcext:value-type="string">
            <text:p>GUZMAN OLIVA JAYSON JESUS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8];[$'2014'.$H$2:.$J$363];3;0)" office:value-type="float" office:value="6.4" calcext:value-type="float">
            <text:p>6.4</text:p>
          </table:table-cell>
          <table:table-cell table:style-name="ce12" table:formula="of:=VLOOKUP([.B8];[$'2015'.$H$2:.$J$307];3;0)" office:value-type="float" office:value="6.2" calcext:value-type="float">
            <text:p>6.2</text:p>
          </table:table-cell>
          <table:table-cell table:style-name="ce10" table:formula="of:=VLOOKUP([.B8];[$'2016'.$H$2:.$J$39];3;0)" office:value-type="float" office:value="5.7" calcext:value-type="float">
            <text:p>5.7</text:p>
          </table:table-cell>
          <table:table-cell table:style-name="ce14" table:formula="of:=ROUND(AVERAGE([.E8:.G8]);2)" office:value-type="float" office:value="6.1" calcext:value-type="float">
            <text:p>6.10</text:p>
          </table:table-cell>
          <table:table-cell table:style-name="ce2" table:formula="of:=VLOOKUP([.H8];[$'NEM-RANKING'.$E$4:.$G$304];2;0)" office:value-type="float" office:value="641" calcext:value-type="float">
            <text:p>641</text:p>
          </table:table-cell>
          <table:table-cell table:style-name="ce2" table:formula="of:=VLOOKUP([.H8];[$'NEM-RANKING'.$E$4:.$G$304];3;0)" office:value-type="float" office:value="659" calcext:value-type="float">
            <text:p>659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20133552-3</text:p>
          </table:table-cell>
          <table:table-cell table:style-name="ce8" office:value-type="string" calcext:value-type="string">
            <text:p>MENARES RAMOS ALFONSO <text:s/>ANDRES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9];[$'2014'.$H$2:.$J$363];3;0)" office:value-type="float" office:value="6.6" calcext:value-type="float">
            <text:p>6.6</text:p>
          </table:table-cell>
          <table:table-cell table:style-name="ce12" table:formula="of:=VLOOKUP([.B9];[$'2015'.$H$2:.$J$307];3;0)" office:value-type="float" office:value="6" calcext:value-type="float">
            <text:p>6.0</text:p>
          </table:table-cell>
          <table:table-cell table:style-name="ce10" table:formula="of:=VLOOKUP([.B9];[$'2016'.$H$2:.$J$39];3;0)" office:value-type="float" office:value="5.7" calcext:value-type="float">
            <text:p>5.7</text:p>
          </table:table-cell>
          <table:table-cell table:style-name="ce14" table:formula="of:=ROUND(AVERAGE([.E9:.G9]);2)" office:value-type="float" office:value="6.1" calcext:value-type="float">
            <text:p>6.10</text:p>
          </table:table-cell>
          <table:table-cell table:style-name="ce2" table:formula="of:=VLOOKUP([.H9];[$'NEM-RANKING'.$E$4:.$G$304];2;0)" office:value-type="float" office:value="641" calcext:value-type="float">
            <text:p>641</text:p>
          </table:table-cell>
          <table:table-cell table:style-name="ce2" table:formula="of:=VLOOKUP([.H9];[$'NEM-RANKING'.$E$4:.$G$304];3;0)" office:value-type="float" office:value="659" calcext:value-type="float">
            <text:p>659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20301637-9</text:p>
          </table:table-cell>
          <table:table-cell table:style-name="ce8" office:value-type="string" calcext:value-type="string">
            <text:p>SILVA SOTO MATIAS ENRIQUE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10];[$'2014'.$H$2:.$J$363];3;0)" office:value-type="float" office:value="6.1" calcext:value-type="float">
            <text:p>6.1</text:p>
          </table:table-cell>
          <table:table-cell table:style-name="ce12" table:formula="of:=VLOOKUP([.B10];[$'2015'.$H$2:.$J$307];3;0)" office:value-type="float" office:value="6.3" calcext:value-type="float">
            <text:p>6.3</text:p>
          </table:table-cell>
          <table:table-cell table:style-name="ce10" table:formula="of:=VLOOKUP([.B10];[$'2016'.$H$2:.$J$39];3;0)" office:value-type="float" office:value="5.9" calcext:value-type="float">
            <text:p>5.9</text:p>
          </table:table-cell>
          <table:table-cell table:style-name="ce14" table:formula="of:=ROUND(AVERAGE([.E10:.G10]);2)" office:value-type="float" office:value="6.1" calcext:value-type="float">
            <text:p>6.10</text:p>
          </table:table-cell>
          <table:table-cell table:style-name="ce2" table:formula="of:=VLOOKUP([.H10];[$'NEM-RANKING'.$E$4:.$G$304];2;0)" office:value-type="float" office:value="641" calcext:value-type="float">
            <text:p>641</text:p>
          </table:table-cell>
          <table:table-cell table:style-name="ce2" table:formula="of:=VLOOKUP([.H10];[$'NEM-RANKING'.$E$4:.$G$304];3;0)" office:value-type="float" office:value="659" calcext:value-type="float">
            <text:p>659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20408270-7</text:p>
          </table:table-cell>
          <table:table-cell table:style-name="ce8" office:value-type="string" calcext:value-type="string">
            <text:p>FERNANDEZ VASQUEZ CONSTANZA ANDRE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11];[$'2014'.$H$2:.$J$363];3;0)" office:value-type="float" office:value="6.1" calcext:value-type="float">
            <text:p>6.1</text:p>
          </table:table-cell>
          <table:table-cell table:style-name="ce12" table:formula="of:=VLOOKUP([.B11];[$'2015'.$H$2:.$J$307];3;0)" office:value-type="float" office:value="6" calcext:value-type="float">
            <text:p>6.0</text:p>
          </table:table-cell>
          <table:table-cell table:style-name="ce10" table:formula="of:=VLOOKUP([.B11];[$'2016'.$H$2:.$J$39];3;0)" office:value-type="float" office:value="6.1" calcext:value-type="float">
            <text:p>6.1</text:p>
          </table:table-cell>
          <table:table-cell table:style-name="ce14" table:formula="of:=ROUND(AVERAGE([.E11:.G11]);2)" office:value-type="float" office:value="6.07" calcext:value-type="float">
            <text:p>6.07</text:p>
          </table:table-cell>
          <table:table-cell table:style-name="ce2" table:formula="of:=VLOOKUP([.H11];[$'NEM-RANKING'.$E$4:.$G$304];2;0)" office:value-type="float" office:value="635" calcext:value-type="float">
            <text:p>635</text:p>
          </table:table-cell>
          <table:table-cell table:style-name="ce2" table:formula="of:=VLOOKUP([.H11];[$'NEM-RANKING'.$E$4:.$G$304];3;0)" office:value-type="float" office:value="651" calcext:value-type="float">
            <text:p>651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20301556-9</text:p>
          </table:table-cell>
          <table:table-cell table:style-name="ce8" office:value-type="string" calcext:value-type="string">
            <text:p>TOLEDO ARANCIBIA ALEJANDRA DENISSE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12];[$'2014'.$H$2:.$J$363];3;0)" office:value-type="float" office:value="6.3" calcext:value-type="float">
            <text:p>6.3</text:p>
          </table:table-cell>
          <table:table-cell table:style-name="ce12" table:formula="of:=VLOOKUP([.B12];[$'2015'.$H$2:.$J$307];3;0)" office:value-type="float" office:value="6.2" calcext:value-type="float">
            <text:p>6.2</text:p>
          </table:table-cell>
          <table:table-cell table:style-name="ce10" table:formula="of:=VLOOKUP([.B12];[$'2016'.$H$2:.$J$39];3;0)" office:value-type="float" office:value="5.7" calcext:value-type="float">
            <text:p>5.7</text:p>
          </table:table-cell>
          <table:table-cell table:style-name="ce14" table:formula="of:=ROUND(AVERAGE([.E12:.G12]);2)" office:value-type="float" office:value="6.07" calcext:value-type="float">
            <text:p>6.07</text:p>
          </table:table-cell>
          <table:table-cell table:style-name="ce2" table:formula="of:=VLOOKUP([.H12];[$'NEM-RANKING'.$E$4:.$G$304];2;0)" office:value-type="float" office:value="635" calcext:value-type="float">
            <text:p>635</text:p>
          </table:table-cell>
          <table:table-cell table:style-name="ce2" table:formula="of:=VLOOKUP([.H12];[$'NEM-RANKING'.$E$4:.$G$304];3;0)" office:value-type="float" office:value="651" calcext:value-type="float">
            <text:p>651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20109396-1</text:p>
          </table:table-cell>
          <table:table-cell table:style-name="ce8" office:value-type="string" calcext:value-type="string">
            <text:p>FLORES SACCA MARTIN IGNACIO</text:p>
          </table:table-cell>
          <table:table-cell table:style-name="ce5" office:value-type="string" calcext:value-type="string">
            <text:p>4A</text:p>
          </table:table-cell>
          <table:table-cell table:style-name="ce10" office:value-type="float" office:value="6.3" calcext:value-type="float">
            <text:p>6.3</text:p>
          </table:table-cell>
          <table:table-cell table:style-name="ce12" office:value-type="float" office:value="6.6" calcext:value-type="float">
            <text:p>6.6</text:p>
          </table:table-cell>
          <table:table-cell table:style-name="ce10" table:formula="of:=VLOOKUP([.B13];[$'2016'.$H$2:.$J$39];3;0)" office:value-type="float" office:value="5.2" calcext:value-type="float">
            <text:p>5.2</text:p>
          </table:table-cell>
          <table:table-cell table:style-name="ce14" table:formula="of:=ROUND(AVERAGE([.E13:.G13]);2)" office:value-type="float" office:value="6.03" calcext:value-type="float">
            <text:p>6.03</text:p>
          </table:table-cell>
          <table:table-cell table:style-name="ce2" table:formula="of:=VLOOKUP([.H13];[$'NEM-RANKING'.$E$4:.$G$304];2;0)" office:value-type="float" office:value="626" calcext:value-type="float">
            <text:p>626</text:p>
          </table:table-cell>
          <table:table-cell table:style-name="ce2" table:formula="of:=VLOOKUP([.H13];[$'NEM-RANKING'.$E$4:.$G$304];3;0)" office:value-type="float" office:value="640" calcext:value-type="float">
            <text:p>640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19900374-7</text:p>
          </table:table-cell>
          <table:table-cell table:style-name="ce8" office:value-type="string" calcext:value-type="string">
            <text:p>SOTO CAÑAS IVAN ALEXIS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14];[$'2014'.$H$2:.$J$363];3;0)" office:value-type="float" office:value="6.4" calcext:value-type="float">
            <text:p>6.4</text:p>
          </table:table-cell>
          <table:table-cell table:style-name="ce12" table:formula="of:=VLOOKUP([.B14];[$'2015'.$H$2:.$J$307];3;0)" office:value-type="float" office:value="6.2" calcext:value-type="float">
            <text:p>6.2</text:p>
          </table:table-cell>
          <table:table-cell table:style-name="ce10" table:formula="of:=VLOOKUP([.B14];[$'2016'.$H$2:.$J$39];3;0)" office:value-type="float" office:value="5.5" calcext:value-type="float">
            <text:p>5.5</text:p>
          </table:table-cell>
          <table:table-cell table:style-name="ce14" table:formula="of:=ROUND(AVERAGE([.E14:.G14]);2)" office:value-type="float" office:value="6.03" calcext:value-type="float">
            <text:p>6.03</text:p>
          </table:table-cell>
          <table:table-cell table:style-name="ce2" table:formula="of:=VLOOKUP([.H14];[$'NEM-RANKING'.$E$4:.$G$304];2;0)" office:value-type="float" office:value="626" calcext:value-type="float">
            <text:p>626</text:p>
          </table:table-cell>
          <table:table-cell table:style-name="ce2" table:formula="of:=VLOOKUP([.H14];[$'NEM-RANKING'.$E$4:.$G$304];3;0)" office:value-type="float" office:value="640" calcext:value-type="float">
            <text:p>640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20185516-0</text:p>
          </table:table-cell>
          <table:table-cell table:style-name="ce8" office:value-type="string" calcext:value-type="string">
            <text:p>TORRES INZUNZA JAVIER IGNACIO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15];[$'2014'.$H$2:.$J$363];3;0)" office:value-type="float" office:value="6" calcext:value-type="float">
            <text:p>6.0</text:p>
          </table:table-cell>
          <table:table-cell table:style-name="ce12" table:formula="of:=VLOOKUP([.B15];[$'2015'.$H$2:.$J$307];3;0)" office:value-type="float" office:value="6" calcext:value-type="float">
            <text:p>6.0</text:p>
          </table:table-cell>
          <table:table-cell table:style-name="ce10" table:formula="of:=VLOOKUP([.B15];[$'2016'.$H$2:.$J$39];3;0)" office:value-type="float" office:value="6.1" calcext:value-type="float">
            <text:p>6.1</text:p>
          </table:table-cell>
          <table:table-cell table:style-name="ce14" table:formula="of:=ROUND(AVERAGE([.E15:.G15]);2)" office:value-type="float" office:value="6.03" calcext:value-type="float">
            <text:p>6.03</text:p>
          </table:table-cell>
          <table:table-cell table:style-name="ce2" table:formula="of:=VLOOKUP([.H15];[$'NEM-RANKING'.$E$4:.$G$304];2;0)" office:value-type="float" office:value="626" calcext:value-type="float">
            <text:p>626</text:p>
          </table:table-cell>
          <table:table-cell table:style-name="ce2" table:formula="of:=VLOOKUP([.H15];[$'NEM-RANKING'.$E$4:.$G$304];3;0)" office:value-type="float" office:value="640" calcext:value-type="float">
            <text:p>640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20133242-7</text:p>
          </table:table-cell>
          <table:table-cell table:style-name="ce8" office:value-type="string" calcext:value-type="string">
            <text:p>ARAYA VICENCIO CLAUDIA <text:s/>ANDRE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16];[$'2014'.$H$2:.$J$363];3;0)" office:value-type="float" office:value="6.3" calcext:value-type="float">
            <text:p>6.3</text:p>
          </table:table-cell>
          <table:table-cell table:style-name="ce12" table:formula="of:=VLOOKUP([.B16];[$'2015'.$H$2:.$J$307];3;0)" office:value-type="float" office:value="5.6" calcext:value-type="float">
            <text:p>5.6</text:p>
          </table:table-cell>
          <table:table-cell table:style-name="ce10" table:formula="of:=VLOOKUP([.B16];[$'2016'.$H$2:.$J$39];3;0)" office:value-type="float" office:value="6" calcext:value-type="float">
            <text:p>6.0</text:p>
          </table:table-cell>
          <table:table-cell table:style-name="ce14" table:formula="of:=ROUND(AVERAGE([.E16:.G16]);2)" office:value-type="float" office:value="5.97" calcext:value-type="float">
            <text:p>5.97</text:p>
          </table:table-cell>
          <table:table-cell table:style-name="ce2" table:formula="of:=VLOOKUP([.H16];[$'NEM-RANKING'.$E$4:.$G$304];2;0)" office:value-type="float" office:value="614" calcext:value-type="float">
            <text:p>614</text:p>
          </table:table-cell>
          <table:table-cell table:style-name="ce2" table:formula="of:=VLOOKUP([.H16];[$'NEM-RANKING'.$E$4:.$G$304];3;0)" office:value-type="float" office:value="624" calcext:value-type="float">
            <text:p>624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20133467-5</text:p>
          </table:table-cell>
          <table:table-cell table:style-name="ce8" office:value-type="string" calcext:value-type="string">
            <text:p>GUERRA LEIVA FRANCISCA ALEJANDR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17];[$'2014'.$H$2:.$J$363];3;0)" office:value-type="float" office:value="6.5" calcext:value-type="float">
            <text:p>6.5</text:p>
          </table:table-cell>
          <table:table-cell table:style-name="ce12" table:formula="of:=VLOOKUP([.B17];[$'2015'.$H$2:.$J$307];3;0)" office:value-type="float" office:value="5.9" calcext:value-type="float">
            <text:p>5.9</text:p>
          </table:table-cell>
          <table:table-cell table:style-name="ce10" table:formula="of:=VLOOKUP([.B17];[$'2016'.$H$2:.$J$39];3;0)" office:value-type="float" office:value="5.5" calcext:value-type="float">
            <text:p>5.5</text:p>
          </table:table-cell>
          <table:table-cell table:style-name="ce14" table:formula="of:=ROUND(AVERAGE([.E17:.G17]);2)" office:value-type="float" office:value="5.97" calcext:value-type="float">
            <text:p>5.97</text:p>
          </table:table-cell>
          <table:table-cell table:style-name="ce2" table:formula="of:=VLOOKUP([.H17];[$'NEM-RANKING'.$E$4:.$G$304];2;0)" office:value-type="float" office:value="614" calcext:value-type="float">
            <text:p>614</text:p>
          </table:table-cell>
          <table:table-cell table:style-name="ce2" table:formula="of:=VLOOKUP([.H17];[$'NEM-RANKING'.$E$4:.$G$304];3;0)" office:value-type="float" office:value="624" calcext:value-type="float">
            <text:p>624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20265186-0</text:p>
          </table:table-cell>
          <table:table-cell table:style-name="ce8" office:value-type="string" calcext:value-type="string">
            <text:p>SEGURA ALARCON BASTIAN AGUSTIN</text:p>
          </table:table-cell>
          <table:table-cell table:style-name="ce5" office:value-type="string" calcext:value-type="string">
            <text:p>4A</text:p>
          </table:table-cell>
          <table:table-cell table:style-name="ce10" office:value-type="float" office:value="5.8" calcext:value-type="float">
            <text:p>5.8</text:p>
          </table:table-cell>
          <table:table-cell table:style-name="ce12" table:formula="of:=VLOOKUP([.B18];[$'2015'.$H$2:.$J$307];3;0)" office:value-type="float" office:value="6.2" calcext:value-type="float">
            <text:p>6.2</text:p>
          </table:table-cell>
          <table:table-cell table:style-name="ce10" table:formula="of:=VLOOKUP([.B18];[$'2016'.$H$2:.$J$39];3;0)" office:value-type="float" office:value="5.9" calcext:value-type="float">
            <text:p>5.9</text:p>
          </table:table-cell>
          <table:table-cell table:style-name="ce14" table:formula="of:=ROUND(AVERAGE([.E18:.G18]);2)" office:value-type="float" office:value="5.97" calcext:value-type="float">
            <text:p>5.97</text:p>
          </table:table-cell>
          <table:table-cell table:style-name="ce2" table:formula="of:=VLOOKUP([.H18];[$'NEM-RANKING'.$E$4:.$G$304];2;0)" office:value-type="float" office:value="614" calcext:value-type="float">
            <text:p>614</text:p>
          </table:table-cell>
          <table:table-cell table:style-name="ce2" table:formula="of:=VLOOKUP([.H18];[$'NEM-RANKING'.$E$4:.$G$304];3;0)" office:value-type="float" office:value="624" calcext:value-type="float">
            <text:p>624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20133770-4</text:p>
          </table:table-cell>
          <table:table-cell table:style-name="ce8" office:value-type="string" calcext:value-type="string">
            <text:p>ORREGO BONACIC VALERINE CONSTANZ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19];[$'2014'.$H$2:.$J$363];3;0)" office:value-type="float" office:value="6.3" calcext:value-type="float">
            <text:p>6.3</text:p>
          </table:table-cell>
          <table:table-cell table:style-name="ce12" table:formula="of:=VLOOKUP([.B19];[$'2015'.$H$2:.$J$307];3;0)" office:value-type="float" office:value="5.9" calcext:value-type="float">
            <text:p>5.9</text:p>
          </table:table-cell>
          <table:table-cell table:style-name="ce10" table:formula="of:=VLOOKUP([.B19];[$'2016'.$H$2:.$J$39];3;0)" office:value-type="float" office:value="5.6" calcext:value-type="float">
            <text:p>5.6</text:p>
          </table:table-cell>
          <table:table-cell table:style-name="ce14" table:formula="of:=ROUND(AVERAGE([.E19:.G19]);2)" office:value-type="float" office:value="5.93" calcext:value-type="float">
            <text:p>5.93</text:p>
          </table:table-cell>
          <table:table-cell table:style-name="ce2" table:formula="of:=VLOOKUP([.H19];[$'NEM-RANKING'.$E$4:.$G$304];2;0)" office:value-type="float" office:value="605" calcext:value-type="float">
            <text:p>605</text:p>
          </table:table-cell>
          <table:table-cell table:style-name="ce2" table:formula="of:=VLOOKUP([.H19];[$'NEM-RANKING'.$E$4:.$G$304];3;0)" office:value-type="float" office:value="614" calcext:value-type="float">
            <text:p>614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167878-1</text:p>
          </table:table-cell>
          <table:table-cell table:style-name="ce9" office:value-type="string" calcext:value-type="string">
            <text:p>AGUIRRE RAMOS RICARDO MARTIN</text:p>
          </table:table-cell>
          <table:table-cell table:style-name="ce6" office:value-type="string" calcext:value-type="string">
            <text:p>4A</text:p>
          </table:table-cell>
          <table:table-cell table:style-name="ce11" table:formula="of:=VLOOKUP([.B20];[$'2014'.$H$2:.$J$363];3;0)" office:value-type="float" office:value="6.1" calcext:value-type="float">
            <text:p>6.1</text:p>
          </table:table-cell>
          <table:table-cell table:style-name="ce13" table:formula="of:=VLOOKUP([.B20];[$'2015'.$H$2:.$J$307];3;0)" office:value-type="float" office:value="6" calcext:value-type="float">
            <text:p>6.0</text:p>
          </table:table-cell>
          <table:table-cell table:style-name="ce11" table:formula="of:=VLOOKUP([.B20];[$'2016'.$H$2:.$J$39];3;0)" office:value-type="float" office:value="5.6" calcext:value-type="float">
            <text:p>5.6</text:p>
          </table:table-cell>
          <table:table-cell table:style-name="ce15" table:formula="of:=ROUND(AVERAGE([.E20:.G20]);2)" office:value-type="float" office:value="5.9" calcext:value-type="float">
            <text:p>5.90</text:p>
          </table:table-cell>
          <table:table-cell table:style-name="ce3" table:formula="of:=VLOOKUP([.H20];[$'NEM-RANKING'.$E$4:.$G$304];2;0)" office:value-type="float" office:value="599" calcext:value-type="float">
            <text:p>599</text:p>
          </table:table-cell>
          <table:table-cell table:style-name="ce3" table:formula="of:=VLOOKUP([.H20];[$'NEM-RANKING'.$E$4:.$G$304];3;0)" office:value-type="float" office:value="606" calcext:value-type="float">
            <text:p>606</text:p>
          </table:table-cell>
          <table:table-cell table:style-name="ce18"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20408160-3</text:p>
          </table:table-cell>
          <table:table-cell table:style-name="ce8" office:value-type="string" calcext:value-type="string">
            <text:p>COLLAO SANCHEZ PAMELA ESPERANZA ANDRE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21];[$'2014'.$H$2:.$J$363];3;0)" office:value-type="float" office:value="6.5" calcext:value-type="float">
            <text:p>6.5</text:p>
          </table:table-cell>
          <table:table-cell table:style-name="ce12" table:formula="of:=VLOOKUP([.B21];[$'2015'.$H$2:.$J$307];3;0)" office:value-type="float" office:value="5.7" calcext:value-type="float">
            <text:p>5.7</text:p>
          </table:table-cell>
          <table:table-cell table:style-name="ce10" table:formula="of:=VLOOKUP([.B21];[$'2016'.$H$2:.$J$39];3;0)" office:value-type="float" office:value="5.5" calcext:value-type="float">
            <text:p>5.5</text:p>
          </table:table-cell>
          <table:table-cell table:style-name="ce14" table:formula="of:=ROUND(AVERAGE([.E21:.G21]);2)" office:value-type="float" office:value="5.9" calcext:value-type="float">
            <text:p>5.90</text:p>
          </table:table-cell>
          <table:table-cell table:style-name="ce2" table:formula="of:=VLOOKUP([.H21];[$'NEM-RANKING'.$E$4:.$G$304];2;0)" office:value-type="float" office:value="599" calcext:value-type="float">
            <text:p>599</text:p>
          </table:table-cell>
          <table:table-cell table:style-name="ce2" table:formula="of:=VLOOKUP([.H21];[$'NEM-RANKING'.$E$4:.$G$304];3;0)" office:value-type="float" office:value="606" calcext:value-type="float">
            <text:p>606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20407894-7</text:p>
          </table:table-cell>
          <table:table-cell table:style-name="ce8" office:value-type="string" calcext:value-type="string">
            <text:p>CONTRERAS HERRERA GRACHET KATTI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22];[$'2014'.$H$2:.$J$363];3;0)" office:value-type="float" office:value="6.2" calcext:value-type="float">
            <text:p>6.2</text:p>
          </table:table-cell>
          <table:table-cell table:style-name="ce12" table:formula="of:=VLOOKUP([.B22];[$'2015'.$H$2:.$J$307];3;0)" office:value-type="float" office:value="5.8" calcext:value-type="float">
            <text:p>5.8</text:p>
          </table:table-cell>
          <table:table-cell table:style-name="ce10" table:formula="of:=VLOOKUP([.B22];[$'2016'.$H$2:.$J$39];3;0)" office:value-type="float" office:value="5.7" calcext:value-type="float">
            <text:p>5.7</text:p>
          </table:table-cell>
          <table:table-cell table:style-name="ce14" table:formula="of:=ROUND(AVERAGE([.E22:.G22]);2)" office:value-type="float" office:value="5.9" calcext:value-type="float">
            <text:p>5.90</text:p>
          </table:table-cell>
          <table:table-cell table:style-name="ce2" table:formula="of:=VLOOKUP([.H22];[$'NEM-RANKING'.$E$4:.$G$304];2;0)" office:value-type="float" office:value="599" calcext:value-type="float">
            <text:p>599</text:p>
          </table:table-cell>
          <table:table-cell table:style-name="ce2" table:formula="of:=VLOOKUP([.H22];[$'NEM-RANKING'.$E$4:.$G$304];3;0)" office:value-type="float" office:value="606" calcext:value-type="float">
            <text:p>606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20466160-K</text:p>
          </table:table-cell>
          <table:table-cell table:style-name="ce8" office:value-type="string" calcext:value-type="string">
            <text:p>CERÓN ORTEGA BARBARA AYLEN DE JESUS</text:p>
          </table:table-cell>
          <table:table-cell table:style-name="ce5" office:value-type="string" calcext:value-type="string">
            <text:p>4A</text:p>
          </table:table-cell>
          <table:table-cell table:style-name="ce10" office:value-type="float" office:value="6.5" calcext:value-type="float">
            <text:p>6.5</text:p>
          </table:table-cell>
          <table:table-cell table:style-name="ce12" table:formula="of:=VLOOKUP([.B23];[$'2015'.$H$2:.$J$307];3;0)" office:value-type="float" office:value="5.6" calcext:value-type="float">
            <text:p>5.6</text:p>
          </table:table-cell>
          <table:table-cell table:style-name="ce10" table:formula="of:=VLOOKUP([.B23];[$'2016'.$H$2:.$J$39];3;0)" office:value-type="float" office:value="5.5" calcext:value-type="float">
            <text:p>5.5</text:p>
          </table:table-cell>
          <table:table-cell table:style-name="ce14" table:formula="of:=ROUND(AVERAGE([.E23:.G23]);2)" office:value-type="float" office:value="5.87" calcext:value-type="float">
            <text:p>5.87</text:p>
          </table:table-cell>
          <table:table-cell table:style-name="ce2" table:formula="of:=VLOOKUP([.H23];[$'NEM-RANKING'.$E$4:.$G$304];2;0)" office:value-type="float" office:value="593" calcext:value-type="float">
            <text:p>593</text:p>
          </table:table-cell>
          <table:table-cell table:style-name="ce2" table:formula="of:=VLOOKUP([.H23];[$'NEM-RANKING'.$E$4:.$G$304];3;0)" office:value-type="float" office:value="598" calcext:value-type="float">
            <text:p>598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20495086-5</text:p>
          </table:table-cell>
          <table:table-cell table:style-name="ce8" office:value-type="string" calcext:value-type="string">
            <text:p>RIQUELME SEPULVEDA SEBASTIAN ALONSO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24];[$'2014'.$H$2:.$J$363];3;0)" office:value-type="float" office:value="5.8" calcext:value-type="float">
            <text:p>5.8</text:p>
          </table:table-cell>
          <table:table-cell table:style-name="ce12" table:formula="of:=VLOOKUP([.B24];[$'2015'.$H$2:.$J$307];3;0)" office:value-type="float" office:value="6" calcext:value-type="float">
            <text:p>6.0</text:p>
          </table:table-cell>
          <table:table-cell table:style-name="ce10" table:formula="of:=VLOOKUP([.B24];[$'2016'.$H$2:.$J$39];3;0)" office:value-type="float" office:value="5.8" calcext:value-type="float">
            <text:p>5.8</text:p>
          </table:table-cell>
          <table:table-cell table:style-name="ce14" table:formula="of:=ROUND(AVERAGE([.E24:.G24]);2)" office:value-type="float" office:value="5.87" calcext:value-type="float">
            <text:p>5.87</text:p>
          </table:table-cell>
          <table:table-cell table:style-name="ce2" table:formula="of:=VLOOKUP([.H24];[$'NEM-RANKING'.$E$4:.$G$304];2;0)" office:value-type="float" office:value="593" calcext:value-type="float">
            <text:p>593</text:p>
          </table:table-cell>
          <table:table-cell table:style-name="ce2" table:formula="of:=VLOOKUP([.H24];[$'NEM-RANKING'.$E$4:.$G$304];3;0)" office:value-type="float" office:value="598" calcext:value-type="float">
            <text:p>598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20133750-K</text:p>
          </table:table-cell>
          <table:table-cell table:style-name="ce8" office:value-type="string" calcext:value-type="string">
            <text:p>VILLARROEL TAMAYA VANIA ANDRE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25];[$'2014'.$H$2:.$J$363];3;0)" office:value-type="float" office:value="6.5" calcext:value-type="float">
            <text:p>6.5</text:p>
          </table:table-cell>
          <table:table-cell table:style-name="ce12" table:formula="of:=VLOOKUP([.B25];[$'2015'.$H$2:.$J$307];3;0)" office:value-type="float" office:value="5.8" calcext:value-type="float">
            <text:p>5.8</text:p>
          </table:table-cell>
          <table:table-cell table:style-name="ce10" table:formula="of:=VLOOKUP([.B25];[$'2016'.$H$2:.$J$39];3;0)" office:value-type="float" office:value="5.3" calcext:value-type="float">
            <text:p>5.3</text:p>
          </table:table-cell>
          <table:table-cell table:style-name="ce14" table:formula="of:=ROUND(AVERAGE([.E25:.G25]);2)" office:value-type="float" office:value="5.87" calcext:value-type="float">
            <text:p>5.87</text:p>
          </table:table-cell>
          <table:table-cell table:style-name="ce2" table:formula="of:=VLOOKUP([.H25];[$'NEM-RANKING'.$E$4:.$G$304];2;0)" office:value-type="float" office:value="593" calcext:value-type="float">
            <text:p>593</text:p>
          </table:table-cell>
          <table:table-cell table:style-name="ce2" table:formula="of:=VLOOKUP([.H25];[$'NEM-RANKING'.$E$4:.$G$304];3;0)" office:value-type="float" office:value="598" calcext:value-type="float">
            <text:p>598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20408013-5</text:p>
          </table:table-cell>
          <table:table-cell table:style-name="ce8" office:value-type="string" calcext:value-type="string">
            <text:p>CAMPOS DIAZ NATALIA ANAIS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26];[$'2014'.$H$2:.$J$363];3;0)" office:value-type="float" office:value="6.1" calcext:value-type="float">
            <text:p>6.1</text:p>
          </table:table-cell>
          <table:table-cell table:style-name="ce12" table:formula="of:=VLOOKUP([.B26];[$'2015'.$H$2:.$J$307];3;0)" office:value-type="float" office:value="5.8" calcext:value-type="float">
            <text:p>5.8</text:p>
          </table:table-cell>
          <table:table-cell table:style-name="ce10" table:formula="of:=VLOOKUP([.B26];[$'2016'.$H$2:.$J$39];3;0)" office:value-type="float" office:value="5.5" calcext:value-type="float">
            <text:p>5.5</text:p>
          </table:table-cell>
          <table:table-cell table:style-name="ce14" table:formula="of:=ROUND(AVERAGE([.E26:.G26]);2)" office:value-type="float" office:value="5.8" calcext:value-type="float">
            <text:p>5.80</text:p>
          </table:table-cell>
          <table:table-cell table:style-name="ce2" table:formula="of:=VLOOKUP([.H26];[$'NEM-RANKING'.$E$4:.$G$304];2;0)" office:value-type="float" office:value="579" calcext:value-type="float">
            <text:p>579</text:p>
          </table:table-cell>
          <table:table-cell table:style-name="ce2" table:formula="of:=VLOOKUP([.H26];[$'NEM-RANKING'.$E$4:.$G$304];3;0)" office:value-type="float" office:value="579" calcext:value-type="float">
            <text:p>579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20408022-4</text:p>
          </table:table-cell>
          <table:table-cell table:style-name="ce8" office:value-type="string" calcext:value-type="string">
            <text:p>MUÑOZ SALINAS MILIZETTE AGAR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27];[$'2014'.$H$2:.$J$363];3;0)" office:value-type="float" office:value="5.9" calcext:value-type="float">
            <text:p>5.9</text:p>
          </table:table-cell>
          <table:table-cell table:style-name="ce12" table:formula="of:=VLOOKUP([.B27];[$'2015'.$H$2:.$J$307];3;0)" office:value-type="float" office:value="5.7" calcext:value-type="float">
            <text:p>5.7</text:p>
          </table:table-cell>
          <table:table-cell table:style-name="ce10" table:formula="of:=VLOOKUP([.B27];[$'2016'.$H$2:.$J$39];3;0)" office:value-type="float" office:value="5.8" calcext:value-type="float">
            <text:p>5.8</text:p>
          </table:table-cell>
          <table:table-cell table:style-name="ce14" table:formula="of:=ROUND(AVERAGE([.E27:.G27]);2)" office:value-type="float" office:value="5.8" calcext:value-type="float">
            <text:p>5.80</text:p>
          </table:table-cell>
          <table:table-cell table:style-name="ce2" table:formula="of:=VLOOKUP([.H27];[$'NEM-RANKING'.$E$4:.$G$304];2;0)" office:value-type="float" office:value="579" calcext:value-type="float">
            <text:p>579</text:p>
          </table:table-cell>
          <table:table-cell table:style-name="ce2" table:formula="of:=VLOOKUP([.H27];[$'NEM-RANKING'.$E$4:.$G$304];3;0)" office:value-type="float" office:value="579" calcext:value-type="float">
            <text:p>579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20408034-8</text:p>
          </table:table-cell>
          <table:table-cell table:style-name="ce8" office:value-type="string" calcext:value-type="string">
            <text:p>RENDIC COLARTE FLAVIA CAMIL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28];[$'2014'.$H$2:.$J$363];3;0)" office:value-type="float" office:value="6" calcext:value-type="float">
            <text:p>6.0</text:p>
          </table:table-cell>
          <table:table-cell table:style-name="ce12" table:formula="of:=VLOOKUP([.B28];[$'2015'.$H$2:.$J$307];3;0)" office:value-type="float" office:value="5.9" calcext:value-type="float">
            <text:p>5.9</text:p>
          </table:table-cell>
          <table:table-cell table:style-name="ce10" table:formula="of:=VLOOKUP([.B28];[$'2016'.$H$2:.$J$39];3;0)" office:value-type="float" office:value="5.4" calcext:value-type="float">
            <text:p>5.4</text:p>
          </table:table-cell>
          <table:table-cell table:style-name="ce14" table:formula="of:=ROUND(AVERAGE([.E28:.G28]);2)" office:value-type="float" office:value="5.77" calcext:value-type="float">
            <text:p>5.77</text:p>
          </table:table-cell>
          <table:table-cell table:style-name="ce2" table:formula="of:=VLOOKUP([.H28];[$'NEM-RANKING'.$E$4:.$G$304];2;0)" office:value-type="float" office:value="573" calcext:value-type="float">
            <text:p>573</text:p>
          </table:table-cell>
          <table:table-cell table:style-name="ce2" table:formula="of:=VLOOKUP([.H28];[$'NEM-RANKING'.$E$4:.$G$304];3;0)" office:value-type="float" office:value="573" calcext:value-type="float">
            <text:p>573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20259141-8</text:p>
          </table:table-cell>
          <table:table-cell table:style-name="ce8" office:value-type="string" calcext:value-type="string">
            <text:p>MONJE INOSTROZA CHRISTOPHER IGNACIO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29];[$'2014'.$H$2:.$J$363];3;0)" office:value-type="float" office:value="5.7" calcext:value-type="float">
            <text:p>5.7</text:p>
          </table:table-cell>
          <table:table-cell table:style-name="ce12" table:formula="of:=VLOOKUP([.B29];[$'2015'.$H$2:.$J$307];3;0)" office:value-type="float" office:value="5.8" calcext:value-type="float">
            <text:p>5.8</text:p>
          </table:table-cell>
          <table:table-cell table:style-name="ce10" table:formula="of:=VLOOKUP([.B29];[$'2016'.$H$2:.$J$39];3;0)" office:value-type="float" office:value="5.5" calcext:value-type="float">
            <text:p>5.5</text:p>
          </table:table-cell>
          <table:table-cell table:style-name="ce14" table:formula="of:=ROUND(AVERAGE([.E29:.G29]);2)" office:value-type="float" office:value="5.67" calcext:value-type="float">
            <text:p>5.67</text:p>
          </table:table-cell>
          <table:table-cell table:style-name="ce2" table:formula="of:=VLOOKUP([.H29];[$'NEM-RANKING'.$E$4:.$G$304];2;0)" office:value-type="float" office:value="552" calcext:value-type="float">
            <text:p>552</text:p>
          </table:table-cell>
          <table:table-cell table:style-name="ce2" table:formula="of:=VLOOKUP([.H29];[$'NEM-RANKING'.$E$4:.$G$304];3;0)" office:value-type="float" office:value="552" calcext:value-type="float">
            <text:p>552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20301754-5</text:p>
          </table:table-cell>
          <table:table-cell table:style-name="ce8" office:value-type="string" calcext:value-type="string">
            <text:p>BANDA GUAJARDO ANTONIO ANDRES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30];[$'2014'.$H$2:.$J$363];3;0)" office:value-type="float" office:value="6.1" calcext:value-type="float">
            <text:p>6.1</text:p>
          </table:table-cell>
          <table:table-cell table:style-name="ce12" table:formula="of:=VLOOKUP([.B30];[$'2015'.$H$2:.$J$307];3;0)" office:value-type="float" office:value="5.5" calcext:value-type="float">
            <text:p>5.5</text:p>
          </table:table-cell>
          <table:table-cell table:style-name="ce10" table:formula="of:=VLOOKUP([.B30];[$'2016'.$H$2:.$J$39];3;0)" office:value-type="float" office:value="5.3" calcext:value-type="float">
            <text:p>5.3</text:p>
          </table:table-cell>
          <table:table-cell table:style-name="ce14" table:formula="of:=ROUND(AVERAGE([.E30:.G30]);2)" office:value-type="float" office:value="5.63" calcext:value-type="float">
            <text:p>5.63</text:p>
          </table:table-cell>
          <table:table-cell table:style-name="ce2" table:formula="of:=VLOOKUP([.H30];[$'NEM-RANKING'.$E$4:.$G$304];2;0)" office:value-type="float" office:value="544" calcext:value-type="float">
            <text:p>544</text:p>
          </table:table-cell>
          <table:table-cell table:style-name="ce2" table:formula="of:=VLOOKUP([.H30];[$'NEM-RANKING'.$E$4:.$G$304];3;0)" office:value-type="float" office:value="544" calcext:value-type="float">
            <text:p>544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20408319-3</text:p>
          </table:table-cell>
          <table:table-cell table:style-name="ce8" office:value-type="string" calcext:value-type="string">
            <text:p>MOYANO UGALDES SEBASTIAN ALEJANDRO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31];[$'2014'.$H$2:.$J$363];3;0)" office:value-type="float" office:value="6" calcext:value-type="float">
            <text:p>6.0</text:p>
          </table:table-cell>
          <table:table-cell table:style-name="ce12" table:formula="of:=VLOOKUP([.B31];[$'2015'.$H$2:.$J$307];3;0)" office:value-type="float" office:value="5.5" calcext:value-type="float">
            <text:p>5.5</text:p>
          </table:table-cell>
          <table:table-cell table:style-name="ce10" table:formula="of:=VLOOKUP([.B31];[$'2016'.$H$2:.$J$39];3;0)" office:value-type="float" office:value="5.4" calcext:value-type="float">
            <text:p>5.4</text:p>
          </table:table-cell>
          <table:table-cell table:style-name="ce14" table:formula="of:=ROUND(AVERAGE([.E31:.G31]);2)" office:value-type="float" office:value="5.63" calcext:value-type="float">
            <text:p>5.63</text:p>
          </table:table-cell>
          <table:table-cell table:style-name="ce2" table:formula="of:=VLOOKUP([.H31];[$'NEM-RANKING'.$E$4:.$G$304];2;0)" office:value-type="float" office:value="544" calcext:value-type="float">
            <text:p>544</text:p>
          </table:table-cell>
          <table:table-cell table:style-name="ce2" table:formula="of:=VLOOKUP([.H31];[$'NEM-RANKING'.$E$4:.$G$304];3;0)" office:value-type="float" office:value="544" calcext:value-type="float">
            <text:p>544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20408287-1</text:p>
          </table:table-cell>
          <table:table-cell table:style-name="ce8" office:value-type="string" calcext:value-type="string">
            <text:p>CASTRO VERGARA SILVANA ABIGAIL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32];[$'2014'.$H$2:.$J$363];3;0)" office:value-type="float" office:value="5.5" calcext:value-type="float">
            <text:p>5.5</text:p>
          </table:table-cell>
          <table:table-cell table:style-name="ce12" table:formula="of:=VLOOKUP([.B32];[$'2015'.$H$2:.$J$307];3;0)" office:value-type="float" office:value="5.7" calcext:value-type="float">
            <text:p>5.7</text:p>
          </table:table-cell>
          <table:table-cell table:style-name="ce10" table:formula="of:=VLOOKUP([.B32];[$'2016'.$H$2:.$J$39];3;0)" office:value-type="float" office:value="5.6" calcext:value-type="float">
            <text:p>5.6</text:p>
          </table:table-cell>
          <table:table-cell table:style-name="ce14" table:formula="of:=ROUND(AVERAGE([.E32:.G32]);2)" office:value-type="float" office:value="5.6" calcext:value-type="float">
            <text:p>5.60</text:p>
          </table:table-cell>
          <table:table-cell table:style-name="ce2" table:formula="of:=VLOOKUP([.H32];[$'NEM-RANKING'.$E$4:.$G$304];2;0)" office:value-type="float" office:value="538" calcext:value-type="float">
            <text:p>538</text:p>
          </table:table-cell>
          <table:table-cell table:style-name="ce2" table:formula="of:=VLOOKUP([.H32];[$'NEM-RANKING'.$E$4:.$G$304];3;0)" office:value-type="float" office:value="538" calcext:value-type="float">
            <text:p>538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5288930-2</text:p>
          </table:table-cell>
          <table:table-cell table:style-name="ce8" office:value-type="string" calcext:value-type="string">
            <text:p>ALFARO CONTRERAS CAMILA FERNANDA</text:p>
          </table:table-cell>
          <table:table-cell table:style-name="ce5" office:value-type="string" calcext:value-type="string">
            <text:p>4A</text:p>
          </table:table-cell>
          <table:table-cell table:style-name="ce10" office:value-type="float" office:value="5.8" calcext:value-type="float">
            <text:p>5.8</text:p>
          </table:table-cell>
          <table:table-cell table:style-name="ce12" office:value-type="float" office:value="5.5" calcext:value-type="float">
            <text:p>5.5</text:p>
          </table:table-cell>
          <table:table-cell table:style-name="ce10" table:formula="of:=VLOOKUP([.B33];[$'2016'.$H$2:.$J$39];3;0)" office:value-type="float" office:value="5.3" calcext:value-type="float">
            <text:p>5.3</text:p>
          </table:table-cell>
          <table:table-cell table:style-name="ce14" table:formula="of:=ROUND(AVERAGE([.E33:.G33]);2)" office:value-type="float" office:value="5.53" calcext:value-type="float">
            <text:p>5.53</text:p>
          </table:table-cell>
          <table:table-cell table:style-name="ce2" table:formula="of:=VLOOKUP([.H33];[$'NEM-RANKING'.$E$4:.$G$304];2;0)" office:value-type="float" office:value="523" calcext:value-type="float">
            <text:p>523</text:p>
          </table:table-cell>
          <table:table-cell table:style-name="ce2" table:formula="of:=VLOOKUP([.H33];[$'NEM-RANKING'.$E$4:.$G$304];3;0)" office:value-type="float" office:value="523" calcext:value-type="float">
            <text:p>523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20227332-7</text:p>
          </table:table-cell>
          <table:table-cell table:style-name="ce8" office:value-type="string" calcext:value-type="string">
            <text:p>RODRIGUEZ FUENTES CONSTANZA BELËN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34];[$'2014'.$H$2:.$J$363];3;0)" office:value-type="float" office:value="5.8" calcext:value-type="float">
            <text:p>5.8</text:p>
          </table:table-cell>
          <table:table-cell table:style-name="ce12" table:formula="of:=VLOOKUP([.B34];[$'2015'.$H$2:.$J$307];3;0)" office:value-type="float" office:value="5.5" calcext:value-type="float">
            <text:p>5.5</text:p>
          </table:table-cell>
          <table:table-cell table:style-name="ce10" table:formula="of:=VLOOKUP([.B34];[$'2016'.$H$2:.$J$39];3;0)" office:value-type="float" office:value="5.3" calcext:value-type="float">
            <text:p>5.3</text:p>
          </table:table-cell>
          <table:table-cell table:style-name="ce14" table:formula="of:=ROUND(AVERAGE([.E34:.G34]);2)" office:value-type="float" office:value="5.53" calcext:value-type="float">
            <text:p>5.53</text:p>
          </table:table-cell>
          <table:table-cell table:style-name="ce2" table:formula="of:=VLOOKUP([.H34];[$'NEM-RANKING'.$E$4:.$G$304];2;0)" office:value-type="float" office:value="523" calcext:value-type="float">
            <text:p>523</text:p>
          </table:table-cell>
          <table:table-cell table:style-name="ce2" table:formula="of:=VLOOKUP([.H34];[$'NEM-RANKING'.$E$4:.$G$304];3;0)" office:value-type="float" office:value="523" calcext:value-type="float">
            <text:p>523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19881262-5</text:p>
          </table:table-cell>
          <table:table-cell table:style-name="ce8" office:value-type="string" calcext:value-type="string">
            <text:p>GATICA SANCHEZ NICOLAS ALEXIS</text:p>
          </table:table-cell>
          <table:table-cell table:style-name="ce5" office:value-type="string" calcext:value-type="string">
            <text:p>4A</text:p>
          </table:table-cell>
          <table:table-cell table:style-name="ce10" office:value-type="float" office:value="6" calcext:value-type="float">
            <text:p>6.0</text:p>
          </table:table-cell>
          <table:table-cell table:style-name="ce12" office:value-type="float" office:value="5.1" calcext:value-type="float">
            <text:p>5.1</text:p>
          </table:table-cell>
          <table:table-cell table:style-name="ce10" office:value-type="float" office:value="5.4" calcext:value-type="float">
            <text:p>5.4</text:p>
          </table:table-cell>
          <table:table-cell table:style-name="ce14" table:formula="of:=ROUND(AVERAGE([.E35:.G35]);2)" office:value-type="float" office:value="5.5" calcext:value-type="float">
            <text:p>5.50</text:p>
          </table:table-cell>
          <table:table-cell table:style-name="ce2" table:formula="of:=VLOOKUP([.H35];[$'NEM-RANKING'.$E$4:.$G$304];2;0)" office:value-type="float" office:value="517" calcext:value-type="float">
            <text:p>517</text:p>
          </table:table-cell>
          <table:table-cell table:style-name="ce2" table:formula="of:=VLOOKUP([.H35];[$'NEM-RANKING'.$E$4:.$G$304];3;0)" office:value-type="float" office:value="517" calcext:value-type="float">
            <text:p>517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20329013-6</text:p>
          </table:table-cell>
          <table:table-cell table:style-name="ce8" office:value-type="string" calcext:value-type="string">
            <text:p>ARAYA ZAMBRANO VALESKA DEL CARMEN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36];[$'2014'.$H$2:.$J$363];3;0)" office:value-type="float" office:value="5.7" calcext:value-type="float">
            <text:p>5.7</text:p>
          </table:table-cell>
          <table:table-cell table:style-name="ce12" table:formula="of:=VLOOKUP([.B36];[$'2015'.$H$2:.$J$307];3;0)" office:value-type="float" office:value="5.4" calcext:value-type="float">
            <text:p>5.4</text:p>
          </table:table-cell>
          <table:table-cell table:style-name="ce10" table:formula="of:=VLOOKUP([.B36];[$'2016'.$H$2:.$J$39];3;0)" office:value-type="float" office:value="5.3" calcext:value-type="float">
            <text:p>5.3</text:p>
          </table:table-cell>
          <table:table-cell table:style-name="ce14" table:formula="of:=ROUND(AVERAGE([.E36:.G36]);2)" office:value-type="float" office:value="5.47" calcext:value-type="float">
            <text:p>5.47</text:p>
          </table:table-cell>
          <table:table-cell table:style-name="ce2" table:formula="of:=VLOOKUP([.H36];[$'NEM-RANKING'.$E$4:.$G$304];2;0)" office:value-type="float" office:value="511" calcext:value-type="float">
            <text:p>511</text:p>
          </table:table-cell>
          <table:table-cell table:style-name="ce2" table:formula="of:=VLOOKUP([.H36];[$'NEM-RANKING'.$E$4:.$G$304];3;0)" office:value-type="float" office:value="511" calcext:value-type="float">
            <text:p>511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20134064-0</text:p>
          </table:table-cell>
          <table:table-cell table:style-name="ce8" office:value-type="string" calcext:value-type="string">
            <text:p>GUERRA BERGEL VICTOR ALEJANDRO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37];[$'2014'.$H$2:.$J$363];3;0)" office:value-type="float" office:value="5.6" calcext:value-type="float">
            <text:p>5.6</text:p>
          </table:table-cell>
          <table:table-cell table:style-name="ce12" table:formula="of:=VLOOKUP([.B37];[$'2015'.$H$2:.$J$307];3;0)" office:value-type="float" office:value="5.6" calcext:value-type="float">
            <text:p>5.6</text:p>
          </table:table-cell>
          <table:table-cell table:style-name="ce10" table:formula="of:=VLOOKUP([.B37];[$'2016'.$H$2:.$J$39];3;0)" office:value-type="float" office:value="5.1" calcext:value-type="float">
            <text:p>5.1</text:p>
          </table:table-cell>
          <table:table-cell table:style-name="ce14" table:formula="of:=ROUND(AVERAGE([.E37:.G37]);2)" office:value-type="float" office:value="5.43" calcext:value-type="float">
            <text:p>5.43</text:p>
          </table:table-cell>
          <table:table-cell table:style-name="ce2" table:formula="of:=VLOOKUP([.H37];[$'NEM-RANKING'.$E$4:.$G$304];2;0)" office:value-type="float" office:value="502" calcext:value-type="float">
            <text:p>502</text:p>
          </table:table-cell>
          <table:table-cell table:style-name="ce2" table:formula="of:=VLOOKUP([.H37];[$'NEM-RANKING'.$E$4:.$G$304];3;0)" office:value-type="float" office:value="502" calcext:value-type="float">
            <text:p>502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20362552-9</text:p>
          </table:table-cell>
          <table:table-cell table:style-name="ce8" office:value-type="string" calcext:value-type="string">
            <text:p>VASQUEZ VIVEROS CYNTHIA ESPERANZ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38];[$'2014'.$H$2:.$J$363];3;0)" office:value-type="float" office:value="5.9" calcext:value-type="float">
            <text:p>5.9</text:p>
          </table:table-cell>
          <table:table-cell table:style-name="ce12" table:formula="of:=VLOOKUP([.B38];[$'2015'.$H$2:.$J$307];3;0)" office:value-type="float" office:value="5.2" calcext:value-type="float">
            <text:p>5.2</text:p>
          </table:table-cell>
          <table:table-cell table:style-name="ce10" table:formula="of:=VLOOKUP([.B38];[$'2016'.$H$2:.$J$39];3;0)" office:value-type="float" office:value="5.1" calcext:value-type="float">
            <text:p>5.1</text:p>
          </table:table-cell>
          <table:table-cell table:style-name="ce14" table:formula="of:=ROUND(AVERAGE([.E38:.G38]);2)" office:value-type="float" office:value="5.4" calcext:value-type="float">
            <text:p>5.40</text:p>
          </table:table-cell>
          <table:table-cell table:style-name="ce2" table:formula="of:=VLOOKUP([.H38];[$'NEM-RANKING'.$E$4:.$G$304];2;0)" office:value-type="float" office:value="496" calcext:value-type="float">
            <text:p>496</text:p>
          </table:table-cell>
          <table:table-cell table:style-name="ce2" table:formula="of:=VLOOKUP([.H38];[$'NEM-RANKING'.$E$4:.$G$304];3;0)" office:value-type="float" office:value="496" calcext:value-type="float">
            <text:p>496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20407937-4</text:p>
          </table:table-cell>
          <table:table-cell table:style-name="ce8" office:value-type="string" calcext:value-type="string">
            <text:p>JARA ARANCIBIA DEBORA XIMENA</text:p>
          </table:table-cell>
          <table:table-cell table:style-name="ce5" office:value-type="string" calcext:value-type="string">
            <text:p>4A</text:p>
          </table:table-cell>
          <table:table-cell table:style-name="ce10" table:formula="of:=VLOOKUP([.B39];[$'2014'.$H$2:.$J$363];3;0)" office:value-type="float" office:value="5.3" calcext:value-type="float">
            <text:p>5.3</text:p>
          </table:table-cell>
          <table:table-cell table:style-name="ce12" table:formula="of:=VLOOKUP([.B39];[$'2015'.$H$2:.$J$307];3;0)" office:value-type="float" office:value="5.3" calcext:value-type="float">
            <text:p>5.3</text:p>
          </table:table-cell>
          <table:table-cell table:style-name="ce10" table:formula="of:=VLOOKUP([.B39];[$'2016'.$H$2:.$J$39];3;0)" office:value-type="float" office:value="5.5" calcext:value-type="float">
            <text:p>5.5</text:p>
          </table:table-cell>
          <table:table-cell table:style-name="ce14" table:formula="of:=ROUND(AVERAGE([.E39:.G39]);2)" office:value-type="float" office:value="5.37" calcext:value-type="float">
            <text:p>5.37</text:p>
          </table:table-cell>
          <table:table-cell table:style-name="ce2" table:formula="of:=VLOOKUP([.H39];[$'NEM-RANKING'.$E$4:.$G$304];2;0)" office:value-type="float" office:value="490" calcext:value-type="float">
            <text:p>490</text:p>
          </table:table-cell>
          <table:table-cell table:style-name="ce2" table:formula="of:=VLOOKUP([.H39];[$'NEM-RANKING'.$E$4:.$G$304];3;0)" office:value-type="float" office:value="490" calcext:value-type="float">
            <text:p>490</text:p>
          </table:table-cell>
          <table:table-cell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20408183-2</text:p>
          </table:table-cell>
          <table:table-cell table:style-name="ce9" office:value-type="string" calcext:value-type="string">
            <text:p>NUÑEZ ROJAS BENJAMIN KEVIN MATIAS</text:p>
          </table:table-cell>
          <table:table-cell table:style-name="ce6" office:value-type="string" calcext:value-type="string">
            <text:p>4A</text:p>
          </table:table-cell>
          <table:table-cell table:style-name="ce11" table:formula="of:=VLOOKUP([.B40];[$'2014'.$H$2:.$J$363];3;0)" office:value-type="float" office:value="5.5" calcext:value-type="float">
            <text:p>5.5</text:p>
          </table:table-cell>
          <table:table-cell table:style-name="ce13" table:formula="of:=VLOOKUP([.B40];[$'2015'.$H$2:.$J$307];3;0)" office:value-type="float" office:value="5.3" calcext:value-type="float">
            <text:p>5.3</text:p>
          </table:table-cell>
          <table:table-cell table:style-name="ce11" table:formula="of:=VLOOKUP([.B40];[$'2016'.$H$2:.$J$39];3;0)" office:value-type="float" office:value="5.3" calcext:value-type="float">
            <text:p>5.3</text:p>
          </table:table-cell>
          <table:table-cell table:style-name="ce15" table:formula="of:=ROUND(AVERAGE([.E40:.G40]);2)" office:value-type="float" office:value="5.37" calcext:value-type="float">
            <text:p>5.37</text:p>
          </table:table-cell>
          <table:table-cell table:style-name="ce3" table:formula="of:=VLOOKUP([.H40];[$'NEM-RANKING'.$E$4:.$G$304];2;0)" office:value-type="float" office:value="490" calcext:value-type="float">
            <text:p>490</text:p>
          </table:table-cell>
          <table:table-cell table:style-name="ce3" table:formula="of:=VLOOKUP([.H40];[$'NEM-RANKING'.$E$4:.$G$304];3;0)" office:value-type="float" office:value="490" calcext:value-type="float">
            <text:p>490</text:p>
          </table:table-cell>
          <table:table-cell table:style-name="ce18"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4A-2017'.$A$1" table:cell-range-address="$'4A-2017'.$A$1:.$J$40"/>
        </table:named-expressions>
      </table:table>
      <table:table table:name="Hoja1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19" office:value-type="string" calcext:value-type="string">
            <text:p>NEM</text:p>
          </table:table-cell>
          <table:table-cell table:style-name="ce19" office:value-type="string" calcext:value-type="string">
            <text:p>R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CS</text:p>
          </table:table-cell>
          <table:table-cell table:style-name="ce19" office:value-type="string" calcext:value-type="string">
            <text:p>H</text:p>
          </table:table-cell>
          <table:table-cell table:style-name="ce19" table:number-columns-repeated="1018"/>
        </table:table-row>
        <table:table-row table:style-name="ro1">
          <table:table-cell table:style-name="ce20" office:value-type="percentage" office:value="0.1" calcext:value-type="percentage">
            <text:p>10%</text:p>
          </table:table-cell>
          <table:table-cell table:style-name="ce20" office:value-type="percentage" office:value="0.4" calcext:value-type="percentage">
            <text:p>40%</text:p>
          </table:table-cell>
          <table:table-cell table:number-columns-repeated="2" table:style-name="ce20" office:value-type="percentage" office:value="0.2" calcext:value-type="percentage">
            <text:p>20%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23"/>
          <table:table-cell table:style-name="ce19" table:number-columns-repeated="1018"/>
        </table:table-row>
        <table:table-row table:style-name="ro2">
          <table:table-cell table:style-name="ce21" office:value-type="float" office:value="641" calcext:value-type="float">
            <text:p>641</text:p>
          </table:table-cell>
          <table:table-cell table:style-name="ce21" office:value-type="float" office:value="659" calcext:value-type="float">
            <text:p>659</text:p>
          </table:table-cell>
          <table:table-cell table:style-name="ce21" office:value-type="float" office:value="574" calcext:value-type="float">
            <text:p>574</text:p>
          </table:table-cell>
          <table:table-cell table:style-name="ce21" office:value-type="float" office:value="607" calcext:value-type="float">
            <text:p>607</text:p>
          </table:table-cell>
          <table:table-cell table:style-name="ce21" office:value-type="float" office:value="500" calcext:value-type="float">
            <text:p>500</text:p>
          </table:table-cell>
          <table:table-cell table:style-name="ce21"/>
          <table:table-cell table:style-name="ce19"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2"/>
          <table:table-cell table:style-name="ce22" table:formula="of:=[.A2]*[.A3]+[.B2]*[.B3]+[.C2]*[.C3]+[.D2]*[.D3]+[.E2]*[.E3]" office:value-type="float" office:value="613.9" calcext:value-type="float">
            <text:p>613.9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" table:style-name="ta4">
        <table:table-column table:style-name="co5" table:number-columns-repeated="11" table:default-cell-style-name="Default"/>
        <table:table-column table:style-name="co8" table:default-cell-style-name="Default"/>
        <table:table-column table:style-name="co5" table:number-columns-repeated="1012" table:default-cell-style-name="Default"/>
        <table:table-row table:style-name="ro1">
          <table:table-cell table:number-columns-repeated="7"/>
          <table:table-cell table:style-name="ce7" office:value-type="string" calcext:value-type="string">
            <text:p>RUT</text:p>
          </table:table-cell>
          <table:table-cell/>
          <table:table-cell table:style-name="ce7" office:value-type="string" calcext:value-type="string">
            <text:p>NOT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67878" calcext:value-type="float">
            <text:p>20167878</text:p>
          </table:table-cell>
          <table:table-cell office:value-type="float" office:value="1" calcext:value-type="float">
            <text:p>1</text:p>
          </table:table-cell>
          <table:table-cell table:style-name="ce24" table:formula="of:=CONCATENATE([.F2];&quot;-&quot;;[.G2])" office:value-type="string" office:string-value="20167878-1" calcext:value-type="string">
            <text:p>20167878-1</text:p>
          </table:table-cell>
          <table:table-cell office:value-type="string" calcext:value-type="string">
            <text:p>5.6</text:p>
          </table:table-cell>
          <table:table-cell table:style-name="ce25" table:formula="of:=VALUE(MID([.I2];1;1))+IFERROR(VALUE(MID([.I2];3;1))/10;0)" office:value-type="float" office:value="5.6" calcext:value-type="float">
            <text:p>5.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33242" calcext:value-type="float">
            <text:p>20133242</text:p>
          </table:table-cell>
          <table:table-cell office:value-type="float" office:value="7" calcext:value-type="float">
            <text:p>7</text:p>
          </table:table-cell>
          <table:table-cell table:style-name="ce24" table:formula="of:=CONCATENATE([.F3];&quot;-&quot;;[.G3])" office:value-type="string" office:string-value="20133242-7" calcext:value-type="string">
            <text:p>20133242-7</text:p>
          </table:table-cell>
          <table:table-cell office:value-type="float" office:value="6" calcext:value-type="float">
            <text:p>6</text:p>
          </table:table-cell>
          <table:table-cell table:style-name="ce25" table:formula="of:=VALUE(MID([.I3];1;1))+IFERROR(VALUE(MID([.I3];3;1))/10;0)" office:value-type="float" office:value="6" calcext:value-type="float">
            <text:p>6.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329013" calcext:value-type="float">
            <text:p>20329013</text:p>
          </table:table-cell>
          <table:table-cell office:value-type="float" office:value="6" calcext:value-type="float">
            <text:p>6</text:p>
          </table:table-cell>
          <table:table-cell table:style-name="ce24" table:formula="of:=CONCATENATE([.F4];&quot;-&quot;;[.G4])" office:value-type="string" office:string-value="20329013-6" calcext:value-type="string">
            <text:p>20329013-6</text:p>
          </table:table-cell>
          <table:table-cell office:value-type="string" calcext:value-type="string">
            <text:p>5.3</text:p>
          </table:table-cell>
          <table:table-cell table:style-name="ce25" table:formula="of:=VALUE(MID([.I4];1;1))+IFERROR(VALUE(MID([.I4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301754" calcext:value-type="float">
            <text:p>20301754</text:p>
          </table:table-cell>
          <table:table-cell office:value-type="float" office:value="5" calcext:value-type="float">
            <text:p>5</text:p>
          </table:table-cell>
          <table:table-cell table:style-name="ce24" table:formula="of:=CONCATENATE([.F5];&quot;-&quot;;[.G5])" office:value-type="string" office:string-value="20301754-5" calcext:value-type="string">
            <text:p>20301754-5</text:p>
          </table:table-cell>
          <table:table-cell office:value-type="string" calcext:value-type="string">
            <text:p>5.3</text:p>
          </table:table-cell>
          <table:table-cell table:style-name="ce25" table:formula="of:=VALUE(MID([.I5];1;1))+IFERROR(VALUE(MID([.I5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300596" calcext:value-type="float">
            <text:p>20300596</text:p>
          </table:table-cell>
          <table:table-cell office:value-type="float" office:value="2" calcext:value-type="float">
            <text:p>2</text:p>
          </table:table-cell>
          <table:table-cell table:style-name="ce24" table:formula="of:=CONCATENATE([.F6];&quot;-&quot;;[.G6])" office:value-type="string" office:string-value="20300596-2" calcext:value-type="string">
            <text:p>20300596-2</text:p>
          </table:table-cell>
          <table:table-cell office:value-type="string" calcext:value-type="string">
            <text:p>5.9</text:p>
          </table:table-cell>
          <table:table-cell table:style-name="ce25" table:formula="of:=VALUE(MID([.I6];1;1))+IFERROR(VALUE(MID([.I6];3;1))/10;0)" office:value-type="float" office:value="5.9" calcext:value-type="float">
            <text:p>5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8013" calcext:value-type="float">
            <text:p>20408013</text:p>
          </table:table-cell>
          <table:table-cell office:value-type="float" office:value="5" calcext:value-type="float">
            <text:p>5</text:p>
          </table:table-cell>
          <table:table-cell table:style-name="ce24" table:formula="of:=CONCATENATE([.F7];&quot;-&quot;;[.G7])" office:value-type="string" office:string-value="20408013-5" calcext:value-type="string">
            <text:p>20408013-5</text:p>
          </table:table-cell>
          <table:table-cell office:value-type="string" calcext:value-type="string">
            <text:p>5.5</text:p>
          </table:table-cell>
          <table:table-cell table:style-name="ce25" table:formula="of:=VALUE(MID([.I7];1;1))+IFERROR(VALUE(MID([.I7];3;1))/10;0)" office:value-type="float" office:value="5.5" calcext:value-type="float">
            <text:p>5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7742" calcext:value-type="float">
            <text:p>20407742</text:p>
          </table:table-cell>
          <table:table-cell office:value-type="float" office:value="8" calcext:value-type="float">
            <text:p>8</text:p>
          </table:table-cell>
          <table:table-cell table:style-name="ce24" table:formula="of:=CONCATENATE([.F8];&quot;-&quot;;[.G8])" office:value-type="string" office:string-value="20407742-8" calcext:value-type="string">
            <text:p>20407742-8</text:p>
          </table:table-cell>
          <table:table-cell office:value-type="string" calcext:value-type="string">
            <text:p>5.9</text:p>
          </table:table-cell>
          <table:table-cell table:style-name="ce25" table:formula="of:=VALUE(MID([.I8];1;1))+IFERROR(VALUE(MID([.I8];3;1))/10;0)" office:value-type="float" office:value="5.9" calcext:value-type="float">
            <text:p>5.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8287" calcext:value-type="float">
            <text:p>20408287</text:p>
          </table:table-cell>
          <table:table-cell office:value-type="float" office:value="1" calcext:value-type="float">
            <text:p>1</text:p>
          </table:table-cell>
          <table:table-cell table:style-name="ce24" table:formula="of:=CONCATENATE([.F9];&quot;-&quot;;[.G9])" office:value-type="string" office:string-value="20408287-1" calcext:value-type="string">
            <text:p>20408287-1</text:p>
          </table:table-cell>
          <table:table-cell office:value-type="string" calcext:value-type="string">
            <text:p>5.6</text:p>
          </table:table-cell>
          <table:table-cell table:style-name="ce25" table:formula="of:=VALUE(MID([.I9];1;1))+IFERROR(VALUE(MID([.I9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66160" calcext:value-type="float">
            <text:p>20466160</text:p>
          </table:table-cell>
          <table:table-cell office:value-type="string" calcext:value-type="string">
            <text:p>K</text:p>
          </table:table-cell>
          <table:table-cell table:style-name="ce24" table:formula="of:=CONCATENATE([.F10];&quot;-&quot;;[.G10])" office:value-type="string" office:string-value="20466160-K" calcext:value-type="string">
            <text:p>20466160-K</text:p>
          </table:table-cell>
          <table:table-cell office:value-type="string" calcext:value-type="string">
            <text:p>5.5</text:p>
          </table:table-cell>
          <table:table-cell table:style-name="ce25" table:formula="of:=VALUE(MID([.I10];1;1))+IFERROR(VALUE(MID([.I10];3;1))/10;0)" office:value-type="float" office:value="5.5" calcext:value-type="float">
            <text:p>5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33888" calcext:value-type="float">
            <text:p>20133888</text:p>
          </table:table-cell>
          <table:table-cell office:value-type="float" office:value="3" calcext:value-type="float">
            <text:p>3</text:p>
          </table:table-cell>
          <table:table-cell table:style-name="ce24" table:formula="of:=CONCATENATE([.F11];&quot;-&quot;;[.G11])" office:value-type="string" office:string-value="20133888-3" calcext:value-type="string">
            <text:p>20133888-3</text:p>
          </table:table-cell>
          <table:table-cell office:value-type="string" calcext:value-type="string">
            <text:p>5.9</text:p>
          </table:table-cell>
          <table:table-cell table:style-name="ce25" table:formula="of:=VALUE(MID([.I11];1;1))+IFERROR(VALUE(MID([.I11];3;1))/10;0)" office:value-type="float" office:value="5.9" calcext:value-type="float">
            <text:p>5.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8160" calcext:value-type="float">
            <text:p>20408160</text:p>
          </table:table-cell>
          <table:table-cell office:value-type="float" office:value="3" calcext:value-type="float">
            <text:p>3</text:p>
          </table:table-cell>
          <table:table-cell table:style-name="ce24" table:formula="of:=CONCATENATE([.F12];&quot;-&quot;;[.G12])" office:value-type="string" office:string-value="20408160-3" calcext:value-type="string">
            <text:p>20408160-3</text:p>
          </table:table-cell>
          <table:table-cell office:value-type="string" calcext:value-type="string">
            <text:p>5.5</text:p>
          </table:table-cell>
          <table:table-cell table:style-name="ce25" table:formula="of:=VALUE(MID([.I12];1;1))+IFERROR(VALUE(MID([.I12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7894" calcext:value-type="float">
            <text:p>20407894</text:p>
          </table:table-cell>
          <table:table-cell office:value-type="float" office:value="7" calcext:value-type="float">
            <text:p>7</text:p>
          </table:table-cell>
          <table:table-cell table:style-name="ce24" table:formula="of:=CONCATENATE([.F13];&quot;-&quot;;[.G13])" office:value-type="string" office:string-value="20407894-7" calcext:value-type="string">
            <text:p>20407894-7</text:p>
          </table:table-cell>
          <table:table-cell office:value-type="string" calcext:value-type="string">
            <text:p>5.7</text:p>
          </table:table-cell>
          <table:table-cell table:style-name="ce25" table:formula="of:=VALUE(MID([.I13];1;1))+IFERROR(VALUE(MID([.I13];3;1))/10;0)" office:value-type="float" office:value="5.7" calcext:value-type="float">
            <text:p>5.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33423" calcext:value-type="float">
            <text:p>20133423</text:p>
          </table:table-cell>
          <table:table-cell office:value-type="float" office:value="3" calcext:value-type="float">
            <text:p>3</text:p>
          </table:table-cell>
          <table:table-cell table:style-name="ce24" table:formula="of:=CONCATENATE([.F14];&quot;-&quot;;[.G14])" office:value-type="string" office:string-value="20133423-3" calcext:value-type="string">
            <text:p>20133423-3</text:p>
          </table:table-cell>
          <table:table-cell office:value-type="float" office:value="6" calcext:value-type="float">
            <text:p>6</text:p>
          </table:table-cell>
          <table:table-cell table:style-name="ce25" table:formula="of:=VALUE(MID([.I14];1;1))+IFERROR(VALUE(MID([.I14];3;1))/10;0)" office:value-type="float" office:value="6" calcext:value-type="float">
            <text:p>6.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8270" calcext:value-type="float">
            <text:p>20408270</text:p>
          </table:table-cell>
          <table:table-cell office:value-type="float" office:value="7" calcext:value-type="float">
            <text:p>7</text:p>
          </table:table-cell>
          <table:table-cell table:style-name="ce24" table:formula="of:=CONCATENATE([.F15];&quot;-&quot;;[.G15])" office:value-type="string" office:string-value="20408270-7" calcext:value-type="string">
            <text:p>20408270-7</text:p>
          </table:table-cell>
          <table:table-cell office:value-type="string" calcext:value-type="string">
            <text:p>6.1</text:p>
          </table:table-cell>
          <table:table-cell table:style-name="ce25" table:formula="of:=VALUE(MID([.I15];1;1))+IFERROR(VALUE(MID([.I15];3;1))/10;0)" office:value-type="float" office:value="6.1" calcext:value-type="float">
            <text:p>6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09396" calcext:value-type="float">
            <text:p>20109396</text:p>
          </table:table-cell>
          <table:table-cell office:value-type="float" office:value="1" calcext:value-type="float">
            <text:p>1</text:p>
          </table:table-cell>
          <table:table-cell table:style-name="ce24" table:formula="of:=CONCATENATE([.F16];&quot;-&quot;;[.G16])" office:value-type="string" office:string-value="20109396-1" calcext:value-type="string">
            <text:p>20109396-1</text:p>
          </table:table-cell>
          <table:table-cell office:value-type="string" calcext:value-type="string">
            <text:p>5.2</text:p>
          </table:table-cell>
          <table:table-cell table:style-name="ce25" table:formula="of:=VALUE(MID([.I16];1;1))+IFERROR(VALUE(MID([.I16];3;1))/10;0)" office:value-type="float" office:value="5.2" calcext:value-type="float">
            <text:p>5.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34064" calcext:value-type="float">
            <text:p>20134064</text:p>
          </table:table-cell>
          <table:table-cell office:value-type="float" office:value="0" calcext:value-type="float">
            <text:p>0</text:p>
          </table:table-cell>
          <table:table-cell table:style-name="ce24" table:formula="of:=CONCATENATE([.F17];&quot;-&quot;;[.G17])" office:value-type="string" office:string-value="20134064-0" calcext:value-type="string">
            <text:p>20134064-0</text:p>
          </table:table-cell>
          <table:table-cell office:value-type="string" calcext:value-type="string">
            <text:p>5.1</text:p>
          </table:table-cell>
          <table:table-cell table:style-name="ce25" table:formula="of:=VALUE(MID([.I17];1;1))+IFERROR(VALUE(MID([.I17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33467" calcext:value-type="float">
            <text:p>20133467</text:p>
          </table:table-cell>
          <table:table-cell office:value-type="float" office:value="5" calcext:value-type="float">
            <text:p>5</text:p>
          </table:table-cell>
          <table:table-cell table:style-name="ce24" table:formula="of:=CONCATENATE([.F18];&quot;-&quot;;[.G18])" office:value-type="string" office:string-value="20133467-5" calcext:value-type="string">
            <text:p>20133467-5</text:p>
          </table:table-cell>
          <table:table-cell office:value-type="string" calcext:value-type="string">
            <text:p>5.5</text:p>
          </table:table-cell>
          <table:table-cell table:style-name="ce25" table:formula="of:=VALUE(MID([.I18];1;1))+IFERROR(VALUE(MID([.I18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301037" calcext:value-type="float">
            <text:p>20301037</text:p>
          </table:table-cell>
          <table:table-cell office:value-type="float" office:value="0" calcext:value-type="float">
            <text:p>0</text:p>
          </table:table-cell>
          <table:table-cell table:style-name="ce24" table:formula="of:=CONCATENATE([.F19];&quot;-&quot;;[.G19])" office:value-type="string" office:string-value="20301037-0" calcext:value-type="string">
            <text:p>20301037-0</text:p>
          </table:table-cell>
          <table:table-cell office:value-type="string" calcext:value-type="string">
            <text:p>5.7</text:p>
          </table:table-cell>
          <table:table-cell table:style-name="ce25" table:formula="of:=VALUE(MID([.I19];1;1))+IFERROR(VALUE(MID([.I19];3;1))/10;0)" office:value-type="float" office:value="5.7" calcext:value-type="float">
            <text:p>5.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7937" calcext:value-type="float">
            <text:p>20407937</text:p>
          </table:table-cell>
          <table:table-cell office:value-type="float" office:value="4" calcext:value-type="float">
            <text:p>4</text:p>
          </table:table-cell>
          <table:table-cell table:style-name="ce24" table:formula="of:=CONCATENATE([.F20];&quot;-&quot;;[.G20])" office:value-type="string" office:string-value="20407937-4" calcext:value-type="string">
            <text:p>20407937-4</text:p>
          </table:table-cell>
          <table:table-cell office:value-type="string" calcext:value-type="string">
            <text:p>5.5</text:p>
          </table:table-cell>
          <table:table-cell table:style-name="ce25" table:formula="of:=VALUE(MID([.I20];1;1))+IFERROR(VALUE(MID([.I20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83 <text:s/>Art. 5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33552" calcext:value-type="float">
            <text:p>20133552</text:p>
          </table:table-cell>
          <table:table-cell office:value-type="float" office:value="3" calcext:value-type="float">
            <text:p>3</text:p>
          </table:table-cell>
          <table:table-cell table:style-name="ce24" table:formula="of:=CONCATENATE([.F21];&quot;-&quot;;[.G21])" office:value-type="string" office:string-value="20133552-3" calcext:value-type="string">
            <text:p>20133552-3</text:p>
          </table:table-cell>
          <table:table-cell office:value-type="string" calcext:value-type="string">
            <text:p>5.7</text:p>
          </table:table-cell>
          <table:table-cell table:style-name="ce25" table:formula="of:=VALUE(MID([.I21];1;1))+IFERROR(VALUE(MID([.I21];3;1))/10;0)" office:value-type="float" office:value="5.7" calcext:value-type="float">
            <text:p>5.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259141" calcext:value-type="float">
            <text:p>20259141</text:p>
          </table:table-cell>
          <table:table-cell office:value-type="float" office:value="8" calcext:value-type="float">
            <text:p>8</text:p>
          </table:table-cell>
          <table:table-cell table:style-name="ce24" table:formula="of:=CONCATENATE([.F22];&quot;-&quot;;[.G22])" office:value-type="string" office:string-value="20259141-8" calcext:value-type="string">
            <text:p>20259141-8</text:p>
          </table:table-cell>
          <table:table-cell office:value-type="string" calcext:value-type="string">
            <text:p>5.5</text:p>
          </table:table-cell>
          <table:table-cell table:style-name="ce25" table:formula="of:=VALUE(MID([.I22];1;1))+IFERROR(VALUE(MID([.I22];3;1))/10;0)" office:value-type="float" office:value="5.5" calcext:value-type="float">
            <text:p>5.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8319" calcext:value-type="float">
            <text:p>20408319</text:p>
          </table:table-cell>
          <table:table-cell office:value-type="float" office:value="3" calcext:value-type="float">
            <text:p>3</text:p>
          </table:table-cell>
          <table:table-cell table:style-name="ce24" table:formula="of:=CONCATENATE([.F23];&quot;-&quot;;[.G23])" office:value-type="string" office:string-value="20408319-3" calcext:value-type="string">
            <text:p>20408319-3</text:p>
          </table:table-cell>
          <table:table-cell office:value-type="string" calcext:value-type="string">
            <text:p>5.4</text:p>
          </table:table-cell>
          <table:table-cell table:style-name="ce25" table:formula="of:=VALUE(MID([.I23];1;1))+IFERROR(VALUE(MID([.I23];3;1))/10;0)" office:value-type="float" office:value="5.4" calcext:value-type="float">
            <text:p>5.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8022" calcext:value-type="float">
            <text:p>20408022</text:p>
          </table:table-cell>
          <table:table-cell office:value-type="float" office:value="4" calcext:value-type="float">
            <text:p>4</text:p>
          </table:table-cell>
          <table:table-cell table:style-name="ce24" table:formula="of:=CONCATENATE([.F24];&quot;-&quot;;[.G24])" office:value-type="string" office:string-value="20408022-4" calcext:value-type="string">
            <text:p>20408022-4</text:p>
          </table:table-cell>
          <table:table-cell office:value-type="string" calcext:value-type="string">
            <text:p>5.8</text:p>
          </table:table-cell>
          <table:table-cell table:style-name="ce25" table:formula="of:=VALUE(MID([.I24];1;1))+IFERROR(VALUE(MID([.I24];3;1))/10;0)" office:value-type="float" office:value="5.8" calcext:value-type="float">
            <text:p>5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8183" calcext:value-type="float">
            <text:p>20408183</text:p>
          </table:table-cell>
          <table:table-cell office:value-type="float" office:value="2" calcext:value-type="float">
            <text:p>2</text:p>
          </table:table-cell>
          <table:table-cell table:style-name="ce24" table:formula="of:=CONCATENATE([.F25];&quot;-&quot;;[.G25])" office:value-type="string" office:string-value="20408183-2" calcext:value-type="string">
            <text:p>20408183-2</text:p>
          </table:table-cell>
          <table:table-cell office:value-type="string" calcext:value-type="string">
            <text:p>5.3</text:p>
          </table:table-cell>
          <table:table-cell table:style-name="ce25" table:formula="of:=VALUE(MID([.I25];1;1))+IFERROR(VALUE(MID([.I25];3;1))/10;0)" office:value-type="float" office:value="5.3" calcext:value-type="float">
            <text:p>5.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33770" calcext:value-type="float">
            <text:p>20133770</text:p>
          </table:table-cell>
          <table:table-cell office:value-type="float" office:value="4" calcext:value-type="float">
            <text:p>4</text:p>
          </table:table-cell>
          <table:table-cell table:style-name="ce24" table:formula="of:=CONCATENATE([.F26];&quot;-&quot;;[.G26])" office:value-type="string" office:string-value="20133770-4" calcext:value-type="string">
            <text:p>20133770-4</text:p>
          </table:table-cell>
          <table:table-cell office:value-type="string" calcext:value-type="string">
            <text:p>5.6</text:p>
          </table:table-cell>
          <table:table-cell table:style-name="ce25" table:formula="of:=VALUE(MID([.I26];1;1))+IFERROR(VALUE(MID([.I26];3;1))/10;0)" office:value-type="float" office:value="5.6" calcext:value-type="float">
            <text:p>5.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08034" calcext:value-type="float">
            <text:p>20408034</text:p>
          </table:table-cell>
          <table:table-cell office:value-type="float" office:value="8" calcext:value-type="float">
            <text:p>8</text:p>
          </table:table-cell>
          <table:table-cell table:style-name="ce24" table:formula="of:=CONCATENATE([.F27];&quot;-&quot;;[.G27])" office:value-type="string" office:string-value="20408034-8" calcext:value-type="string">
            <text:p>20408034-8</text:p>
          </table:table-cell>
          <table:table-cell office:value-type="string" calcext:value-type="string">
            <text:p>5.4</text:p>
          </table:table-cell>
          <table:table-cell table:style-name="ce25" table:formula="of:=VALUE(MID([.I27];1;1))+IFERROR(VALUE(MID([.I27];3;1))/10;0)"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33399" calcext:value-type="float">
            <text:p>20133399</text:p>
          </table:table-cell>
          <table:table-cell office:value-type="float" office:value="7" calcext:value-type="float">
            <text:p>7</text:p>
          </table:table-cell>
          <table:table-cell table:style-name="ce24" table:formula="of:=CONCATENATE([.F28];&quot;-&quot;;[.G28])" office:value-type="string" office:string-value="20133399-7" calcext:value-type="string">
            <text:p>20133399-7</text:p>
          </table:table-cell>
          <table:table-cell office:value-type="string" calcext:value-type="string">
            <text:p>5.9</text:p>
          </table:table-cell>
          <table:table-cell table:style-name="ce25" table:formula="of:=VALUE(MID([.I28];1;1))+IFERROR(VALUE(MID([.I28];3;1))/10;0)" office:value-type="float" office:value="5.9" calcext:value-type="float">
            <text:p>5.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95840" calcext:value-type="float">
            <text:p>20495840</text:p>
          </table:table-cell>
          <table:table-cell office:value-type="float" office:value="8" calcext:value-type="float">
            <text:p>8</text:p>
          </table:table-cell>
          <table:table-cell table:style-name="ce24" table:formula="of:=CONCATENATE([.F29];&quot;-&quot;;[.G29])" office:value-type="string" office:string-value="20495840-8" calcext:value-type="string">
            <text:p>20495840-8</text:p>
          </table:table-cell>
          <table:table-cell office:value-type="string" calcext:value-type="string">
            <text:p>5.8</text:p>
          </table:table-cell>
          <table:table-cell table:style-name="ce25" table:formula="of:=VALUE(MID([.I29];1;1))+IFERROR(VALUE(MID([.I29];3;1))/10;0)" office:value-type="float" office:value="5.8" calcext:value-type="float">
            <text:p>5.8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495086" calcext:value-type="float">
            <text:p>20495086</text:p>
          </table:table-cell>
          <table:table-cell office:value-type="float" office:value="5" calcext:value-type="float">
            <text:p>5</text:p>
          </table:table-cell>
          <table:table-cell table:style-name="ce24" table:formula="of:=CONCATENATE([.F30];&quot;-&quot;;[.G30])" office:value-type="string" office:string-value="20495086-5" calcext:value-type="string">
            <text:p>20495086-5</text:p>
          </table:table-cell>
          <table:table-cell office:value-type="string" calcext:value-type="string">
            <text:p>5.8</text:p>
          </table:table-cell>
          <table:table-cell table:style-name="ce25" table:formula="of:=VALUE(MID([.I30];1;1))+IFERROR(VALUE(MID([.I30];3;1))/10;0)" office:value-type="float" office:value="5.8" calcext:value-type="float">
            <text:p>5.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227332" calcext:value-type="float">
            <text:p>20227332</text:p>
          </table:table-cell>
          <table:table-cell office:value-type="float" office:value="7" calcext:value-type="float">
            <text:p>7</text:p>
          </table:table-cell>
          <table:table-cell table:style-name="ce24" table:formula="of:=CONCATENATE([.F31];&quot;-&quot;;[.G31])" office:value-type="string" office:string-value="20227332-7" calcext:value-type="string">
            <text:p>20227332-7</text:p>
          </table:table-cell>
          <table:table-cell office:value-type="string" calcext:value-type="string">
            <text:p>5.3</text:p>
          </table:table-cell>
          <table:table-cell table:style-name="ce25" table:formula="of:=VALUE(MID([.I31];1;1))+IFERROR(VALUE(MID([.I31];3;1))/10;0)"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265186" calcext:value-type="float">
            <text:p>20265186</text:p>
          </table:table-cell>
          <table:table-cell office:value-type="float" office:value="0" calcext:value-type="float">
            <text:p>0</text:p>
          </table:table-cell>
          <table:table-cell table:style-name="ce24" table:formula="of:=CONCATENATE([.F32];&quot;-&quot;;[.G32])" office:value-type="string" office:string-value="20265186-0" calcext:value-type="string">
            <text:p>20265186-0</text:p>
          </table:table-cell>
          <table:table-cell office:value-type="string" calcext:value-type="string">
            <text:p>5.9</text:p>
          </table:table-cell>
          <table:table-cell table:style-name="ce25" table:formula="of:=VALUE(MID([.I32];1;1))+IFERROR(VALUE(MID([.I32];3;1))/10;0)" office:value-type="float" office:value="5.9" calcext:value-type="float">
            <text:p>5.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301637" calcext:value-type="float">
            <text:p>20301637</text:p>
          </table:table-cell>
          <table:table-cell office:value-type="float" office:value="9" calcext:value-type="float">
            <text:p>9</text:p>
          </table:table-cell>
          <table:table-cell table:style-name="ce24" table:formula="of:=CONCATENATE([.F33];&quot;-&quot;;[.G33])" office:value-type="string" office:string-value="20301637-9" calcext:value-type="string">
            <text:p>20301637-9</text:p>
          </table:table-cell>
          <table:table-cell office:value-type="string" calcext:value-type="string">
            <text:p>5.9</text:p>
          </table:table-cell>
          <table:table-cell table:style-name="ce25" table:formula="of:=VALUE(MID([.I33];1;1))+IFERROR(VALUE(MID([.I33];3;1))/10;0)" office:value-type="float" office:value="5.9" calcext:value-type="float">
            <text:p>5.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creto 83 <text:s/>Art. 5-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19900374" calcext:value-type="float">
            <text:p>19900374</text:p>
          </table:table-cell>
          <table:table-cell office:value-type="float" office:value="7" calcext:value-type="float">
            <text:p>7</text:p>
          </table:table-cell>
          <table:table-cell table:style-name="ce24" table:formula="of:=CONCATENATE([.F34];&quot;-&quot;;[.G34])" office:value-type="string" office:string-value="19900374-7" calcext:value-type="string">
            <text:p>19900374-7</text:p>
          </table:table-cell>
          <table:table-cell office:value-type="string" calcext:value-type="string">
            <text:p>5.5</text:p>
          </table:table-cell>
          <table:table-cell table:style-name="ce25" table:formula="of:=VALUE(MID([.I34];1;1))+IFERROR(VALUE(MID([.I34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301556" calcext:value-type="float">
            <text:p>20301556</text:p>
          </table:table-cell>
          <table:table-cell office:value-type="float" office:value="9" calcext:value-type="float">
            <text:p>9</text:p>
          </table:table-cell>
          <table:table-cell table:style-name="ce24" table:formula="of:=CONCATENATE([.F35];&quot;-&quot;;[.G35])" office:value-type="string" office:string-value="20301556-9" calcext:value-type="string">
            <text:p>20301556-9</text:p>
          </table:table-cell>
          <table:table-cell office:value-type="string" calcext:value-type="string">
            <text:p>5.7</text:p>
          </table:table-cell>
          <table:table-cell table:style-name="ce25" table:formula="of:=VALUE(MID([.I35];1;1))+IFERROR(VALUE(MID([.I35];3;1))/10;0)" office:value-type="float" office:value="5.7" calcext:value-type="float">
            <text:p>5.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85516" calcext:value-type="float">
            <text:p>20185516</text:p>
          </table:table-cell>
          <table:table-cell office:value-type="float" office:value="0" calcext:value-type="float">
            <text:p>0</text:p>
          </table:table-cell>
          <table:table-cell table:style-name="ce24" table:formula="of:=CONCATENATE([.F36];&quot;-&quot;;[.G36])" office:value-type="string" office:string-value="20185516-0" calcext:value-type="string">
            <text:p>20185516-0</text:p>
          </table:table-cell>
          <table:table-cell office:value-type="string" calcext:value-type="string">
            <text:p>6.1</text:p>
          </table:table-cell>
          <table:table-cell table:style-name="ce25" table:formula="of:=VALUE(MID([.I36];1;1))+IFERROR(VALUE(MID([.I36];3;1))/10;0)" office:value-type="float" office:value="6.1" calcext:value-type="float">
            <text:p>6.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creto 83 <text:s/>Art. 5-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362552" calcext:value-type="float">
            <text:p>20362552</text:p>
          </table:table-cell>
          <table:table-cell office:value-type="float" office:value="9" calcext:value-type="float">
            <text:p>9</text:p>
          </table:table-cell>
          <table:table-cell table:style-name="ce24" table:formula="of:=CONCATENATE([.F37];&quot;-&quot;;[.G37])" office:value-type="string" office:string-value="20362552-9" calcext:value-type="string">
            <text:p>20362552-9</text:p>
          </table:table-cell>
          <table:table-cell office:value-type="string" calcext:value-type="string">
            <text:p>5.1</text:p>
          </table:table-cell>
          <table:table-cell table:style-name="ce25" table:formula="of:=VALUE(MID([.I37];1;1))+IFERROR(VALUE(MID([.I37];3;1))/10;0)"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0133750" calcext:value-type="float">
            <text:p>20133750</text:p>
          </table:table-cell>
          <table:table-cell office:value-type="string" calcext:value-type="string">
            <text:p>K</text:p>
          </table:table-cell>
          <table:table-cell table:style-name="ce24" table:formula="of:=CONCATENATE([.F38];&quot;-&quot;;[.G38])" office:value-type="string" office:string-value="20133750-K" calcext:value-type="string">
            <text:p>20133750-K</text:p>
          </table:table-cell>
          <table:table-cell office:value-type="string" calcext:value-type="string">
            <text:p>5.3</text:p>
          </table:table-cell>
          <table:table-cell table:style-name="ce25" table:formula="of:=VALUE(MID([.I38];1;1))+IFERROR(VALUE(MID([.I38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016" calcext:value-type="float">
            <text:p>2016</text:p>
          </table:table-cell>
          <table:table-cell office:value-type="float" office:value="25288930" calcext:value-type="float">
            <text:p>25288930</text:p>
          </table:table-cell>
          <table:table-cell office:value-type="float" office:value="2" calcext:value-type="float">
            <text:p>2</text:p>
          </table:table-cell>
          <table:table-cell table:style-name="ce24" table:formula="of:=CONCATENATE([.F39];&quot;-&quot;;[.G39])" office:value-type="string" office:string-value="25288930-2" calcext:value-type="string">
            <text:p>25288930-2</text:p>
          </table:table-cell>
          <table:table-cell office:value-type="string" calcext:value-type="string">
            <text:p>5.3</text:p>
          </table:table-cell>
          <table:table-cell table:style-name="ce25" table:formula="of:=VALUE(MID([.I39];1;1))+IFERROR(VALUE(MID([.I39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83 <text:s/>Art. 5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4A-2017'.$A$1" table:cell-range-address="$'2016'.$C$1:.$N$39"/>
        </table:named-expressions>
      </table:table>
      <table:table table:name="2015" table:style-name="ta5">
        <table:table-column table:style-name="co5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5" table:number-columns-repeated="1018" table:default-cell-style-name="Default"/>
        <table:table-row table:style-name="ro1">
          <table:table-cell table:number-columns-repeated="7"/>
          <table:table-cell table:style-name="ce7" office:value-type="string" calcext:value-type="string">
            <text:p>RUT</text:p>
          </table:table-cell>
          <table:table-cell/>
          <table:table-cell table:style-name="ce7" office:value-type="string" calcext:value-type="string">
            <text:p>NOT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302085" calcext:value-type="float">
            <text:p>20302085</text:p>
          </table:table-cell>
          <table:table-cell office:value-type="float" office:value="6" calcext:value-type="float">
            <text:p>6</text:p>
          </table:table-cell>
          <table:table-cell table:formula="of:=CONCATENATE([.F2];&quot;-&quot;;[.G2])" office:value-type="string" office:string-value="20302085-6" calcext:value-type="string">
            <text:p>20302085-6</text:p>
          </table:table-cell>
          <table:table-cell office:value-type="string" calcext:value-type="string">
            <text:p>5.9</text:p>
          </table:table-cell>
          <table:table-cell table:style-name="ce26" table:formula="of:=VALUE(MID([.I2];1;1))+IFERROR(VALUE(MID([.I2];3;1))/10;0)" office:value-type="float" office:value="5.9" calcext:value-type="float">
            <text:p>5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089365" calcext:value-type="float">
            <text:p>20089365</text:p>
          </table:table-cell>
          <table:table-cell office:value-type="float" office:value="4" calcext:value-type="float">
            <text:p>4</text:p>
          </table:table-cell>
          <table:table-cell table:formula="of:=CONCATENATE([.F3];&quot;-&quot;;[.G3])" office:value-type="string" office:string-value="20089365-4" calcext:value-type="string">
            <text:p>20089365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];1;1))+IFERROR(VALUE(MID([.I3];3;1))/10;0)" office:value-type="float" office:value="5" calcext:value-type="float">
            <text:p>5.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87" calcext:value-type="float">
            <text:p>20407887</text:p>
          </table:table-cell>
          <table:table-cell office:value-type="float" office:value="4" calcext:value-type="float">
            <text:p>4</text:p>
          </table:table-cell>
          <table:table-cell table:formula="of:=CONCATENATE([.F4];&quot;-&quot;;[.G4])" office:value-type="string" office:string-value="20407887-4" calcext:value-type="string">
            <text:p>20407887-4</text:p>
          </table:table-cell>
          <table:table-cell office:value-type="string" calcext:value-type="string">
            <text:p>5.8</text:p>
          </table:table-cell>
          <table:table-cell table:style-name="ce26" table:formula="of:=VALUE(MID([.I4];1;1))+IFERROR(VALUE(MID([.I4];3;1))/10;0)" office:value-type="float" office:value="5.8" calcext:value-type="float">
            <text:p>5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41" calcext:value-type="float">
            <text:p>20133541</text:p>
          </table:table-cell>
          <table:table-cell office:value-type="float" office:value="8" calcext:value-type="float">
            <text:p>8</text:p>
          </table:table-cell>
          <table:table-cell table:formula="of:=CONCATENATE([.F5];&quot;-&quot;;[.G5])" office:value-type="string" office:string-value="20133541-8" calcext:value-type="string">
            <text:p>20133541-8</text:p>
          </table:table-cell>
          <table:table-cell office:value-type="string" calcext:value-type="string">
            <text:p>5.6</text:p>
          </table:table-cell>
          <table:table-cell table:style-name="ce26" table:formula="of:=VALUE(MID([.I5];1;1))+IFERROR(VALUE(MID([.I5];3;1))/10;0)"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08" calcext:value-type="float">
            <text:p>20408008</text:p>
          </table:table-cell>
          <table:table-cell office:value-type="float" office:value="9" calcext:value-type="float">
            <text:p>9</text:p>
          </table:table-cell>
          <table:table-cell table:formula="of:=CONCATENATE([.F6];&quot;-&quot;;[.G6])" office:value-type="string" office:string-value="20408008-9" calcext:value-type="string">
            <text:p>20408008-9</text:p>
          </table:table-cell>
          <table:table-cell office:value-type="string" calcext:value-type="string">
            <text:p>5.4</text:p>
          </table:table-cell>
          <table:table-cell table:style-name="ce26" table:formula="of:=VALUE(MID([.I6];1;1))+IFERROR(VALUE(MID([.I6];3;1))/10;0)" office:value-type="float" office:value="5.4" calcext:value-type="float">
            <text:p>5.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39" calcext:value-type="float">
            <text:p>20133539</text:p>
          </table:table-cell>
          <table:table-cell office:value-type="float" office:value="6" calcext:value-type="float">
            <text:p>6</text:p>
          </table:table-cell>
          <table:table-cell table:formula="of:=CONCATENATE([.F7];&quot;-&quot;;[.G7])" office:value-type="string" office:string-value="20133539-6" calcext:value-type="string">
            <text:p>20133539-6</text:p>
          </table:table-cell>
          <table:table-cell office:value-type="string" calcext:value-type="string">
            <text:p>5.5</text:p>
          </table:table-cell>
          <table:table-cell table:style-name="ce26" table:formula="of:=VALUE(MID([.I7];1;1))+IFERROR(VALUE(MID([.I7];3;1))/10;0)" office:value-type="float" office:value="5.5" calcext:value-type="float">
            <text:p>5.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300950" calcext:value-type="float">
            <text:p>20300950</text:p>
          </table:table-cell>
          <table:table-cell office:value-type="string" calcext:value-type="string">
            <text:p>K</text:p>
          </table:table-cell>
          <table:table-cell table:formula="of:=CONCATENATE([.F8];&quot;-&quot;;[.G8])" office:value-type="string" office:string-value="20300950-K" calcext:value-type="string">
            <text:p>20300950-K</text:p>
          </table:table-cell>
          <table:table-cell office:value-type="string" calcext:value-type="string">
            <text:p>5.4</text:p>
          </table:table-cell>
          <table:table-cell table:style-name="ce26" table:formula="of:=VALUE(MID([.I8];1;1))+IFERROR(VALUE(MID([.I8];3;1))/10;0)"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180161" calcext:value-type="float">
            <text:p>20180161</text:p>
          </table:table-cell>
          <table:table-cell office:value-type="float" office:value="3" calcext:value-type="float">
            <text:p>3</text:p>
          </table:table-cell>
          <table:table-cell table:formula="of:=CONCATENATE([.F9];&quot;-&quot;;[.G9])" office:value-type="string" office:string-value="20180161-3" calcext:value-type="string">
            <text:p>20180161-3</text:p>
          </table:table-cell>
          <table:table-cell office:value-type="string" calcext:value-type="string">
            <text:p>5.1</text:p>
          </table:table-cell>
          <table:table-cell table:style-name="ce26" table:formula="of:=VALUE(MID([.I9];1;1))+IFERROR(VALUE(MID([.I9];3;1))/10;0)"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182809" calcext:value-type="float">
            <text:p>20182809</text:p>
          </table:table-cell>
          <table:table-cell office:value-type="float" office:value="0" calcext:value-type="float">
            <text:p>0</text:p>
          </table:table-cell>
          <table:table-cell table:formula="of:=CONCATENATE([.F10];&quot;-&quot;;[.G10])" office:value-type="string" office:string-value="20182809-0" calcext:value-type="string">
            <text:p>20182809-0</text:p>
          </table:table-cell>
          <table:table-cell office:value-type="string" calcext:value-type="string">
            <text:p>6.4</text:p>
          </table:table-cell>
          <table:table-cell table:style-name="ce26" table:formula="of:=VALUE(MID([.I10];1;1))+IFERROR(VALUE(MID([.I10];3;1))/10;0)" office:value-type="float" office:value="6.4" calcext:value-type="float">
            <text:p>6.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408400" calcext:value-type="float">
            <text:p>20408400</text:p>
          </table:table-cell>
          <table:table-cell office:value-type="float" office:value="9" calcext:value-type="float">
            <text:p>9</text:p>
          </table:table-cell>
          <table:table-cell table:formula="of:=CONCATENATE([.F11];&quot;-&quot;;[.G11])" office:value-type="string" office:string-value="20408400-9" calcext:value-type="string">
            <text:p>20408400-9</text:p>
          </table:table-cell>
          <table:table-cell office:value-type="string" calcext:value-type="string">
            <text:p>5.4</text:p>
          </table:table-cell>
          <table:table-cell table:style-name="ce26" table:formula="of:=VALUE(MID([.I11];1;1))+IFERROR(VALUE(MID([.I11];3;1))/10;0)" office:value-type="float" office:value="5.4" calcext:value-type="float">
            <text:p>5.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40" calcext:value-type="float">
            <text:p>20408140</text:p>
          </table:table-cell>
          <table:table-cell office:value-type="float" office:value="9" calcext:value-type="float">
            <text:p>9</text:p>
          </table:table-cell>
          <table:table-cell table:formula="of:=CONCATENATE([.F12];&quot;-&quot;;[.G12])" office:value-type="string" office:string-value="20408140-9" calcext:value-type="string">
            <text:p>20408140-9</text:p>
          </table:table-cell>
          <table:table-cell office:value-type="string" calcext:value-type="string">
            <text:p>5.8</text:p>
          </table:table-cell>
          <table:table-cell table:style-name="ce26" table:formula="of:=VALUE(MID([.I12];1;1))+IFERROR(VALUE(MID([.I12];3;1))/10;0)" office:value-type="float" office:value="5.8" calcext:value-type="float">
            <text:p>5.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19887995" calcext:value-type="float">
            <text:p>19887995</text:p>
          </table:table-cell>
          <table:table-cell office:value-type="float" office:value="9" calcext:value-type="float">
            <text:p>9</text:p>
          </table:table-cell>
          <table:table-cell table:formula="of:=CONCATENATE([.F13];&quot;-&quot;;[.G13])" office:value-type="string" office:string-value="19887995-9" calcext:value-type="string">
            <text:p>19887995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3];1;1))+IFERROR(VALUE(MID([.I13];3;1))/10;0)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55" calcext:value-type="float">
            <text:p>20407855</text:p>
          </table:table-cell>
          <table:table-cell office:value-type="float" office:value="6" calcext:value-type="float">
            <text:p>6</text:p>
          </table:table-cell>
          <table:table-cell table:formula="of:=CONCATENATE([.F14];&quot;-&quot;;[.G14])" office:value-type="string" office:string-value="20407855-6" calcext:value-type="string">
            <text:p>20407855-6</text:p>
          </table:table-cell>
          <table:table-cell office:value-type="string" calcext:value-type="string">
            <text:p>5.8</text:p>
          </table:table-cell>
          <table:table-cell table:style-name="ce26" table:formula="of:=VALUE(MID([.I14];1;1))+IFERROR(VALUE(MID([.I14];3;1))/10;0)" office:value-type="float" office:value="5.8" calcext:value-type="float">
            <text:p>5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20" calcext:value-type="float">
            <text:p>20134020</text:p>
          </table:table-cell>
          <table:table-cell office:value-type="float" office:value="9" calcext:value-type="float">
            <text:p>9</text:p>
          </table:table-cell>
          <table:table-cell table:formula="of:=CONCATENATE([.F15];&quot;-&quot;;[.G15])" office:value-type="string" office:string-value="20134020-9" calcext:value-type="string">
            <text:p>20134020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5];1;1))+IFERROR(VALUE(MID([.I15];3;1))/10;0)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211114" calcext:value-type="float">
            <text:p>20211114</text:p>
          </table:table-cell>
          <table:table-cell office:value-type="float" office:value="9" calcext:value-type="float">
            <text:p>9</text:p>
          </table:table-cell>
          <table:table-cell table:formula="of:=CONCATENATE([.F16];&quot;-&quot;;[.G16])" office:value-type="string" office:string-value="20211114-9" calcext:value-type="string">
            <text:p>20211114-9</text:p>
          </table:table-cell>
          <table:table-cell office:value-type="string" calcext:value-type="string">
            <text:p>5.3</text:p>
          </table:table-cell>
          <table:table-cell table:style-name="ce26" table:formula="of:=VALUE(MID([.I16];1;1))+IFERROR(VALUE(MID([.I16];3;1))/10;0)" office:value-type="float" office:value="5.3" calcext:value-type="float">
            <text:p>5.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407966" calcext:value-type="float">
            <text:p>20407966</text:p>
          </table:table-cell>
          <table:table-cell office:value-type="float" office:value="8" calcext:value-type="float">
            <text:p>8</text:p>
          </table:table-cell>
          <table:table-cell table:formula="of:=CONCATENATE([.F17];&quot;-&quot;;[.G17])" office:value-type="string" office:string-value="20407966-8" calcext:value-type="string">
            <text:p>20407966-8</text:p>
          </table:table-cell>
          <table:table-cell office:value-type="string" calcext:value-type="string">
            <text:p>5.9</text:p>
          </table:table-cell>
          <table:table-cell table:style-name="ce26" table:formula="of:=VALUE(MID([.I17];1;1))+IFERROR(VALUE(MID([.I17];3;1))/10;0)" office:value-type="float" office:value="5.9" calcext:value-type="float">
            <text:p>5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47" calcext:value-type="float">
            <text:p>20133747</text:p>
          </table:table-cell>
          <table:table-cell office:value-type="string" calcext:value-type="string">
            <text:p>K</text:p>
          </table:table-cell>
          <table:table-cell table:formula="of:=CONCATENATE([.F18];&quot;-&quot;;[.G18])" office:value-type="string" office:string-value="20133747-K" calcext:value-type="string">
            <text:p>20133747-K</text:p>
          </table:table-cell>
          <table:table-cell office:value-type="string" calcext:value-type="string">
            <text:p>5.1</text:p>
          </table:table-cell>
          <table:table-cell table:style-name="ce26" table:formula="of:=VALUE(MID([.I18];1;1))+IFERROR(VALUE(MID([.I18];3;1))/10;0)" office:value-type="float" office:value="5.1" calcext:value-type="float">
            <text:p>5.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41" calcext:value-type="float">
            <text:p>20407741</text:p>
          </table:table-cell>
          <table:table-cell office:value-type="string" calcext:value-type="string">
            <text:p>K</text:p>
          </table:table-cell>
          <table:table-cell table:formula="of:=CONCATENATE([.F19];&quot;-&quot;;[.G19])" office:value-type="string" office:string-value="20407741-K" calcext:value-type="string">
            <text:p>20407741-K</text:p>
          </table:table-cell>
          <table:table-cell office:value-type="string" calcext:value-type="string">
            <text:p>4.6</text:p>
          </table:table-cell>
          <table:table-cell table:style-name="ce26" table:formula="of:=VALUE(MID([.I19];1;1))+IFERROR(VALUE(MID([.I19];3;1))/10;0)" office:value-type="float" office:value="4.6" calcext:value-type="float">
            <text:p>4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203263" calcext:value-type="float">
            <text:p>20203263</text:p>
          </table:table-cell>
          <table:table-cell office:value-type="string" calcext:value-type="string">
            <text:p>K</text:p>
          </table:table-cell>
          <table:table-cell table:formula="of:=CONCATENATE([.F20];&quot;-&quot;;[.G20])" office:value-type="string" office:string-value="20203263-K" calcext:value-type="string">
            <text:p>20203263-K</text:p>
          </table:table-cell>
          <table:table-cell office:value-type="string" calcext:value-type="string">
            <text:p>5.6</text:p>
          </table:table-cell>
          <table:table-cell table:style-name="ce26" table:formula="of:=VALUE(MID([.I20];1;1))+IFERROR(VALUE(MID([.I20];3;1))/10;0)" office:value-type="float" office:value="5.6" calcext:value-type="float">
            <text:p>5.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69" calcext:value-type="float">
            <text:p>20408069</text:p>
          </table:table-cell>
          <table:table-cell office:value-type="float" office:value="0" calcext:value-type="float">
            <text:p>0</text:p>
          </table:table-cell>
          <table:table-cell table:formula="of:=CONCATENATE([.F21];&quot;-&quot;;[.G21])" office:value-type="string" office:string-value="20408069-0" calcext:value-type="string">
            <text:p>20408069-0</text:p>
          </table:table-cell>
          <table:table-cell office:value-type="string" calcext:value-type="string">
            <text:p>5.4</text:p>
          </table:table-cell>
          <table:table-cell table:style-name="ce26" table:formula="of:=VALUE(MID([.I21];1;1))+IFERROR(VALUE(MID([.I21];3;1))/10;0)" office:value-type="float" office:value="5.4" calcext:value-type="float">
            <text:p>5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301637" calcext:value-type="float">
            <text:p>20301637</text:p>
          </table:table-cell>
          <table:table-cell office:value-type="float" office:value="9" calcext:value-type="float">
            <text:p>9</text:p>
          </table:table-cell>
          <table:table-cell table:formula="of:=CONCATENATE([.F22];&quot;-&quot;;[.G22])" office:value-type="string" office:string-value="20301637-9" calcext:value-type="string">
            <text:p>20301637-9</text:p>
          </table:table-cell>
          <table:table-cell office:value-type="string" calcext:value-type="string">
            <text:p>6.3</text:p>
          </table:table-cell>
          <table:table-cell table:style-name="ce26" table:formula="of:=VALUE(MID([.I22];1;1))+IFERROR(VALUE(MID([.I22];3;1))/10;0)" office:value-type="float" office:value="6.3" calcext:value-type="float">
            <text:p>6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33" calcext:value-type="float">
            <text:p>20407833</text:p>
          </table:table-cell>
          <table:table-cell office:value-type="float" office:value="5" calcext:value-type="float">
            <text:p>5</text:p>
          </table:table-cell>
          <table:table-cell table:formula="of:=CONCATENATE([.F23];&quot;-&quot;;[.G23])" office:value-type="string" office:string-value="20407833-5" calcext:value-type="string">
            <text:p>20407833-5</text:p>
          </table:table-cell>
          <table:table-cell office:value-type="string" calcext:value-type="string">
            <text:p>6.5</text:p>
          </table:table-cell>
          <table:table-cell table:style-name="ce26" table:formula="of:=VALUE(MID([.I23];1;1))+IFERROR(VALUE(MID([.I23];3;1))/10;0)" office:value-type="float" office:value="6.5" calcext:value-type="float">
            <text:p>6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089758" calcext:value-type="float">
            <text:p>20089758</text:p>
          </table:table-cell>
          <table:table-cell office:value-type="float" office:value="7" calcext:value-type="float">
            <text:p>7</text:p>
          </table:table-cell>
          <table:table-cell table:formula="of:=CONCATENATE([.F24];&quot;-&quot;;[.G24])" office:value-type="string" office:string-value="20089758-7" calcext:value-type="string">
            <text:p>20089758-7</text:p>
          </table:table-cell>
          <table:table-cell office:value-type="string" calcext:value-type="string">
            <text:p>5.5</text:p>
          </table:table-cell>
          <table:table-cell table:style-name="ce26" table:formula="of:=VALUE(MID([.I24];1;1))+IFERROR(VALUE(MID([.I24];3;1))/10;0)" office:value-type="float" office:value="5.5" calcext:value-type="float">
            <text:p>5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63" calcext:value-type="float">
            <text:p>20133863</text:p>
          </table:table-cell>
          <table:table-cell office:value-type="float" office:value="8" calcext:value-type="float">
            <text:p>8</text:p>
          </table:table-cell>
          <table:table-cell table:formula="of:=CONCATENATE([.F25];&quot;-&quot;;[.G25])" office:value-type="string" office:string-value="20133863-8" calcext:value-type="string">
            <text:p>20133863-8</text:p>
          </table:table-cell>
          <table:table-cell office:value-type="string" calcext:value-type="string">
            <text:p>4.7</text:p>
          </table:table-cell>
          <table:table-cell table:style-name="ce26" table:formula="of:=VALUE(MID([.I25];1;1))+IFERROR(VALUE(MID([.I25];3;1))/10;0)" office:value-type="float" office:value="4.7" calcext:value-type="float">
            <text:p>4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338843" calcext:value-type="float">
            <text:p>20338843</text:p>
          </table:table-cell>
          <table:table-cell office:value-type="float" office:value="8" calcext:value-type="float">
            <text:p>8</text:p>
          </table:table-cell>
          <table:table-cell table:formula="of:=CONCATENATE([.F26];&quot;-&quot;;[.G26])" office:value-type="string" office:string-value="20338843-8" calcext:value-type="string">
            <text:p>20338843-8</text:p>
          </table:table-cell>
          <table:table-cell office:value-type="string" calcext:value-type="string">
            <text:p>4.7</text:p>
          </table:table-cell>
          <table:table-cell table:style-name="ce26" table:formula="of:=VALUE(MID([.I26];1;1))+IFERROR(VALUE(MID([.I26];3;1))/10;0)" office:value-type="float" office:value="4.7" calcext:value-type="float">
            <text:p>4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19789411" calcext:value-type="float">
            <text:p>19789411</text:p>
          </table:table-cell>
          <table:table-cell office:value-type="float" office:value="3" calcext:value-type="float">
            <text:p>3</text:p>
          </table:table-cell>
          <table:table-cell table:formula="of:=CONCATENATE([.F27];&quot;-&quot;;[.G27])" office:value-type="string" office:string-value="19789411-3" calcext:value-type="string">
            <text:p>19789411-3</text:p>
          </table:table-cell>
          <table:table-cell office:value-type="string" calcext:value-type="string">
            <text:p>4.5</text:p>
          </table:table-cell>
          <table:table-cell table:style-name="ce26" table:formula="of:=VALUE(MID([.I27];1;1))+IFERROR(VALUE(MID([.I27];3;1))/10;0)" office:value-type="float" office:value="4.5" calcext:value-type="float">
            <text:p>4.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133270" calcext:value-type="float">
            <text:p>20133270</text:p>
          </table:table-cell>
          <table:table-cell office:value-type="float" office:value="2" calcext:value-type="float">
            <text:p>2</text:p>
          </table:table-cell>
          <table:table-cell table:formula="of:=CONCATENATE([.F28];&quot;-&quot;;[.G28])" office:value-type="string" office:string-value="20133270-2" calcext:value-type="string">
            <text:p>20133270-2</text:p>
          </table:table-cell>
          <table:table-cell office:value-type="string" calcext:value-type="string">
            <text:p>5.6</text:p>
          </table:table-cell>
          <table:table-cell table:style-name="ce26" table:formula="of:=VALUE(MID([.I28];1;1))+IFERROR(VALUE(MID([.I28];3;1))/10;0)" office:value-type="float" office:value="5.6" calcext:value-type="float">
            <text:p>5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38" calcext:value-type="float">
            <text:p>20407738</text:p>
          </table:table-cell>
          <table:table-cell office:value-type="string" calcext:value-type="string">
            <text:p>K</text:p>
          </table:table-cell>
          <table:table-cell table:formula="of:=CONCATENATE([.F29];&quot;-&quot;;[.G29])" office:value-type="string" office:string-value="20407738-K" calcext:value-type="string">
            <text:p>20407738-K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9];1;1))+IFERROR(VALUE(MID([.I29];3;1))/10;0)" office:value-type="float" office:value="6" calcext:value-type="float">
            <text:p>6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84" calcext:value-type="float">
            <text:p>20133984</text:p>
          </table:table-cell>
          <table:table-cell office:value-type="float" office:value="7" calcext:value-type="float">
            <text:p>7</text:p>
          </table:table-cell>
          <table:table-cell table:formula="of:=CONCATENATE([.F30];&quot;-&quot;;[.G30])" office:value-type="string" office:string-value="20133984-7" calcext:value-type="string">
            <text:p>20133984-7</text:p>
          </table:table-cell>
          <table:table-cell office:value-type="string" calcext:value-type="string">
            <text:p>4.8</text:p>
          </table:table-cell>
          <table:table-cell table:style-name="ce26" table:formula="of:=VALUE(MID([.I30];1;1))+IFERROR(VALUE(MID([.I30];3;1))/10;0)" office:value-type="float" office:value="4.8" calcext:value-type="float">
            <text:p>4.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133027" calcext:value-type="float">
            <text:p>20133027</text:p>
          </table:table-cell>
          <table:table-cell office:value-type="float" office:value="0" calcext:value-type="float">
            <text:p>0</text:p>
          </table:table-cell>
          <table:table-cell table:formula="of:=CONCATENATE([.F31];&quot;-&quot;;[.G31])" office:value-type="string" office:string-value="20133027-0" calcext:value-type="string">
            <text:p>20133027-0</text:p>
          </table:table-cell>
          <table:table-cell office:value-type="string" calcext:value-type="string">
            <text:p>4.9</text:p>
          </table:table-cell>
          <table:table-cell table:style-name="ce26" table:formula="of:=VALUE(MID([.I31];1;1))+IFERROR(VALUE(MID([.I31];3;1))/10;0)" office:value-type="float" office:value="4.9" calcext:value-type="float">
            <text:p>4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19887980" calcext:value-type="float">
            <text:p>19887980</text:p>
          </table:table-cell>
          <table:table-cell office:value-type="float" office:value="0" calcext:value-type="float">
            <text:p>0</text:p>
          </table:table-cell>
          <table:table-cell table:formula="of:=CONCATENATE([.F32];&quot;-&quot;;[.G32])" office:value-type="string" office:string-value="19887980-0" calcext:value-type="string">
            <text:p>19887980-0</text:p>
          </table:table-cell>
          <table:table-cell office:value-type="string" calcext:value-type="string">
            <text:p>4.9</text:p>
          </table:table-cell>
          <table:table-cell table:style-name="ce26" table:formula="of:=VALUE(MID([.I32];1;1))+IFERROR(VALUE(MID([.I32];3;1))/10;0)"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28" calcext:value-type="float">
            <text:p>20133928</text:p>
          </table:table-cell>
          <table:table-cell office:value-type="float" office:value="6" calcext:value-type="float">
            <text:p>6</text:p>
          </table:table-cell>
          <table:table-cell table:formula="of:=CONCATENATE([.F33];&quot;-&quot;;[.G33])" office:value-type="string" office:string-value="20133928-6" calcext:value-type="string">
            <text:p>20133928-6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3];1;1))+IFERROR(VALUE(MID([.I33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19448728" calcext:value-type="float">
            <text:p>19448728</text:p>
          </table:table-cell>
          <table:table-cell office:value-type="float" office:value="2" calcext:value-type="float">
            <text:p>2</text:p>
          </table:table-cell>
          <table:table-cell table:formula="of:=CONCATENATE([.F34];&quot;-&quot;;[.G34])" office:value-type="string" office:string-value="19448728-2" calcext:value-type="string">
            <text:p>19448728-2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4];1;1))+IFERROR(VALUE(MID([.I34];3;1))/10;0)" office:value-type="float" office:value="5" calcext:value-type="float">
            <text:p>5.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05" calcext:value-type="float">
            <text:p>20133705</text:p>
          </table:table-cell>
          <table:table-cell office:value-type="float" office:value="4" calcext:value-type="float">
            <text:p>4</text:p>
          </table:table-cell>
          <table:table-cell table:formula="of:=CONCATENATE([.F35];&quot;-&quot;;[.G35])" office:value-type="string" office:string-value="20133705-4" calcext:value-type="string">
            <text:p>20133705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5];1;1))+IFERROR(VALUE(MID([.I35];3;1))/10;0)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19887438" calcext:value-type="float">
            <text:p>19887438</text:p>
          </table:table-cell>
          <table:table-cell office:value-type="float" office:value="8" calcext:value-type="float">
            <text:p>8</text:p>
          </table:table-cell>
          <table:table-cell table:formula="of:=CONCATENATE([.F36];&quot;-&quot;;[.G36])" office:value-type="string" office:string-value="19887438-8" calcext:value-type="string">
            <text:p>19887438-8</text:p>
          </table:table-cell>
          <table:table-cell office:value-type="string" calcext:value-type="string">
            <text:p>4.9</text:p>
          </table:table-cell>
          <table:table-cell table:style-name="ce26" table:formula="of:=VALUE(MID([.I36];1;1))+IFERROR(VALUE(MID([.I36];3;1))/10;0)"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83" calcext:value-type="float">
            <text:p>20133583</text:p>
          </table:table-cell>
          <table:table-cell office:value-type="float" office:value="3" calcext:value-type="float">
            <text:p>3</text:p>
          </table:table-cell>
          <table:table-cell table:formula="of:=CONCATENATE([.F37];&quot;-&quot;;[.G37])" office:value-type="string" office:string-value="20133583-3" calcext:value-type="string">
            <text:p>20133583-3</text:p>
          </table:table-cell>
          <table:table-cell office:value-type="string" calcext:value-type="string">
            <text:p>5.6</text:p>
          </table:table-cell>
          <table:table-cell table:style-name="ce26" table:formula="of:=VALUE(MID([.I37];1;1))+IFERROR(VALUE(MID([.I37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408213" calcext:value-type="float">
            <text:p>20408213</text:p>
          </table:table-cell>
          <table:table-cell office:value-type="float" office:value="8" calcext:value-type="float">
            <text:p>8</text:p>
          </table:table-cell>
          <table:table-cell table:formula="of:=CONCATENATE([.F38];&quot;-&quot;;[.G38])" office:value-type="string" office:string-value="20408213-8" calcext:value-type="string">
            <text:p>20408213-8</text:p>
          </table:table-cell>
          <table:table-cell office:value-type="string" calcext:value-type="string">
            <text:p>5.5</text:p>
          </table:table-cell>
          <table:table-cell table:style-name="ce26" table:formula="of:=VALUE(MID([.I38];1;1))+IFERROR(VALUE(MID([.I38];3;1))/10;0)"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408402" calcext:value-type="float">
            <text:p>20408402</text:p>
          </table:table-cell>
          <table:table-cell office:value-type="float" office:value="5" calcext:value-type="float">
            <text:p>5</text:p>
          </table:table-cell>
          <table:table-cell table:formula="of:=CONCATENATE([.F39];&quot;-&quot;;[.G39])" office:value-type="string" office:string-value="20408402-5" calcext:value-type="string">
            <text:p>20408402-5</text:p>
          </table:table-cell>
          <table:table-cell office:value-type="string" calcext:value-type="string">
            <text:p>5.3</text:p>
          </table:table-cell>
          <table:table-cell table:style-name="ce26" table:formula="of:=VALUE(MID([.I39];1;1))+IFERROR(VALUE(MID([.I39];3;1))/10;0)"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302319" calcext:value-type="float">
            <text:p>20302319</text:p>
          </table:table-cell>
          <table:table-cell office:value-type="float" office:value="7" calcext:value-type="float">
            <text:p>7</text:p>
          </table:table-cell>
          <table:table-cell table:formula="of:=CONCATENATE([.F40];&quot;-&quot;;[.G40])" office:value-type="string" office:string-value="20302319-7" calcext:value-type="string">
            <text:p>20302319-7</text:p>
          </table:table-cell>
          <table:table-cell office:value-type="string" calcext:value-type="string">
            <text:p>6.1</text:p>
          </table:table-cell>
          <table:table-cell table:style-name="ce26" table:formula="of:=VALUE(MID([.I40];1;1))+IFERROR(VALUE(MID([.I40];3;1))/10;0)" office:value-type="float" office:value="6.1" calcext:value-type="float">
            <text:p>6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19786994" calcext:value-type="float">
            <text:p>19786994</text:p>
          </table:table-cell>
          <table:table-cell office:value-type="float" office:value="1" calcext:value-type="float">
            <text:p>1</text:p>
          </table:table-cell>
          <table:table-cell table:formula="of:=CONCATENATE([.F41];&quot;-&quot;;[.G41])" office:value-type="string" office:string-value="19786994-1" calcext:value-type="string">
            <text:p>19786994-1</text:p>
          </table:table-cell>
          <table:table-cell office:value-type="string" calcext:value-type="string">
            <text:p>4.8</text:p>
          </table:table-cell>
          <table:table-cell table:style-name="ce26" table:formula="of:=VALUE(MID([.I41];1;1))+IFERROR(VALUE(MID([.I41];3;1))/10;0)" office:value-type="float" office:value="4.8" calcext:value-type="float">
            <text:p>4.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070475" calcext:value-type="float">
            <text:p>20070475</text:p>
          </table:table-cell>
          <table:table-cell office:value-type="float" office:value="4" calcext:value-type="float">
            <text:p>4</text:p>
          </table:table-cell>
          <table:table-cell table:formula="of:=CONCATENATE([.F42];&quot;-&quot;;[.G42])" office:value-type="string" office:string-value="20070475-4" calcext:value-type="string">
            <text:p>20070475-4</text:p>
          </table:table-cell>
          <table:table-cell office:value-type="string" calcext:value-type="string">
            <text:p>5.9</text:p>
          </table:table-cell>
          <table:table-cell table:style-name="ce26" table:formula="of:=VALUE(MID([.I42];1;1))+IFERROR(VALUE(MID([.I42];3;1))/10;0)" office:value-type="float" office:value="5.9" calcext:value-type="float">
            <text:p>5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19888339" calcext:value-type="float">
            <text:p>19888339</text:p>
          </table:table-cell>
          <table:table-cell office:value-type="float" office:value="5" calcext:value-type="float">
            <text:p>5</text:p>
          </table:table-cell>
          <table:table-cell table:formula="of:=CONCATENATE([.F43];&quot;-&quot;;[.G43])" office:value-type="string" office:string-value="19888339-5" calcext:value-type="string">
            <text:p>19888339-5</text:p>
          </table:table-cell>
          <table:table-cell office:value-type="string" calcext:value-type="string">
            <text:p>5.5</text:p>
          </table:table-cell>
          <table:table-cell table:style-name="ce26" table:formula="of:=VALUE(MID([.I43];1;1))+IFERROR(VALUE(MID([.I43];3;1))/10;0)"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4196974" calcext:value-type="float">
            <text:p>24196974</text:p>
          </table:table-cell>
          <table:table-cell office:value-type="float" office:value="6" calcext:value-type="float">
            <text:p>6</text:p>
          </table:table-cell>
          <table:table-cell table:formula="of:=CONCATENATE([.F44];&quot;-&quot;;[.G44])" office:value-type="string" office:string-value="24196974-6" calcext:value-type="string">
            <text:p>24196974-6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44];1;1))+IFERROR(VALUE(MID([.I44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096026" calcext:value-type="float">
            <text:p>20096026</text:p>
          </table:table-cell>
          <table:table-cell office:value-type="float" office:value="2" calcext:value-type="float">
            <text:p>2</text:p>
          </table:table-cell>
          <table:table-cell table:formula="of:=CONCATENATE([.F45];&quot;-&quot;;[.G45])" office:value-type="string" office:string-value="20096026-2" calcext:value-type="string">
            <text:p>20096026-2</text:p>
          </table:table-cell>
          <table:table-cell office:value-type="string" calcext:value-type="string">
            <text:p>6.7</text:p>
          </table:table-cell>
          <table:table-cell table:style-name="ce26" table:formula="of:=VALUE(MID([.I45];1;1))+IFERROR(VALUE(MID([.I45];3;1))/10;0)" office:value-type="float" office:value="6.7" calcext:value-type="float">
            <text:p>6.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133652" calcext:value-type="float">
            <text:p>20133652</text:p>
          </table:table-cell>
          <table:table-cell office:value-type="string" calcext:value-type="string">
            <text:p>K</text:p>
          </table:table-cell>
          <table:table-cell table:formula="of:=CONCATENATE([.F46];&quot;-&quot;;[.G46])" office:value-type="string" office:string-value="20133652-K" calcext:value-type="string">
            <text:p>20133652-K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46];1;1))+IFERROR(VALUE(MID([.I46];3;1))/10;0)" office:value-type="float" office:value="6" calcext:value-type="float">
            <text:p>6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19888281" calcext:value-type="float">
            <text:p>19888281</text:p>
          </table:table-cell>
          <table:table-cell office:value-type="string" calcext:value-type="string">
            <text:p>K</text:p>
          </table:table-cell>
          <table:table-cell table:formula="of:=CONCATENATE([.F47];&quot;-&quot;;[.G47])" office:value-type="string" office:string-value="19888281-K" calcext:value-type="string">
            <text:p>19888281-K</text:p>
          </table:table-cell>
          <table:table-cell office:value-type="string" calcext:value-type="string">
            <text:p>5.2</text:p>
          </table:table-cell>
          <table:table-cell table:style-name="ce26" table:formula="of:=VALUE(MID([.I47];1;1))+IFERROR(VALUE(MID([.I47];3;1))/10;0)"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19888027" calcext:value-type="float">
            <text:p>19888027</text:p>
          </table:table-cell>
          <table:table-cell office:value-type="float" office:value="2" calcext:value-type="float">
            <text:p>2</text:p>
          </table:table-cell>
          <table:table-cell table:formula="of:=CONCATENATE([.F48];&quot;-&quot;;[.G48])" office:value-type="string" office:string-value="19888027-2" calcext:value-type="string">
            <text:p>19888027-2</text:p>
          </table:table-cell>
          <table:table-cell office:value-type="string" calcext:value-type="string">
            <text:p>5.3</text:p>
          </table:table-cell>
          <table:table-cell table:style-name="ce26" table:formula="of:=VALUE(MID([.I48];1;1))+IFERROR(VALUE(MID([.I48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133040" calcext:value-type="float">
            <text:p>20133040</text:p>
          </table:table-cell>
          <table:table-cell office:value-type="float" office:value="8" calcext:value-type="float">
            <text:p>8</text:p>
          </table:table-cell>
          <table:table-cell table:formula="of:=CONCATENATE([.F49];&quot;-&quot;;[.G49])" office:value-type="string" office:string-value="20133040-8" calcext:value-type="string">
            <text:p>20133040-8</text:p>
          </table:table-cell>
          <table:table-cell office:value-type="string" calcext:value-type="string">
            <text:p>5.3</text:p>
          </table:table-cell>
          <table:table-cell table:style-name="ce26" table:formula="of:=VALUE(MID([.I49];1;1))+IFERROR(VALUE(MID([.I49];3;1))/10;0)" office:value-type="float" office:value="5.3" calcext:value-type="float">
            <text:p>5.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44" calcext:value-type="float">
            <text:p>20408044</text:p>
          </table:table-cell>
          <table:table-cell office:value-type="float" office:value="5" calcext:value-type="float">
            <text:p>5</text:p>
          </table:table-cell>
          <table:table-cell table:formula="of:=CONCATENATE([.F50];&quot;-&quot;;[.G50])" office:value-type="string" office:string-value="20408044-5" calcext:value-type="string">
            <text:p>20408044-5</text:p>
          </table:table-cell>
          <table:table-cell office:value-type="string" calcext:value-type="string">
            <text:p>5.9</text:p>
          </table:table-cell>
          <table:table-cell table:style-name="ce26" table:formula="of:=VALUE(MID([.I50];1;1))+IFERROR(VALUE(MID([.I50];3;1))/10;0)" office:value-type="float" office:value="5.9" calcext:value-type="float">
            <text:p>5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19888690" calcext:value-type="float">
            <text:p>19888690</text:p>
          </table:table-cell>
          <table:table-cell office:value-type="float" office:value="4" calcext:value-type="float">
            <text:p>4</text:p>
          </table:table-cell>
          <table:table-cell table:formula="of:=CONCATENATE([.F51];&quot;-&quot;;[.G51])" office:value-type="string" office:string-value="19888690-4" calcext:value-type="string">
            <text:p>19888690-4</text:p>
          </table:table-cell>
          <table:table-cell office:value-type="string" calcext:value-type="string">
            <text:p>6.2</text:p>
          </table:table-cell>
          <table:table-cell table:style-name="ce26" table:formula="of:=VALUE(MID([.I51];1;1))+IFERROR(VALUE(MID([.I51];3;1))/10;0)" office:value-type="float" office:value="6.2" calcext:value-type="float">
            <text:p>6.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132618" calcext:value-type="float">
            <text:p>20132618</text:p>
          </table:table-cell>
          <table:table-cell office:value-type="float" office:value="4" calcext:value-type="float">
            <text:p>4</text:p>
          </table:table-cell>
          <table:table-cell table:formula="of:=CONCATENATE([.F52];&quot;-&quot;;[.G52])" office:value-type="string" office:string-value="20132618-4" calcext:value-type="string">
            <text:p>20132618-4</text:p>
          </table:table-cell>
          <table:table-cell office:value-type="string" calcext:value-type="string">
            <text:p>5.2</text:p>
          </table:table-cell>
          <table:table-cell table:style-name="ce26" table:formula="of:=VALUE(MID([.I52];1;1))+IFERROR(VALUE(MID([.I52];3;1))/10;0)" office:value-type="float" office:value="5.2" calcext:value-type="float">
            <text:p>5.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36" calcext:value-type="float">
            <text:p>20408136</text:p>
          </table:table-cell>
          <table:table-cell office:value-type="float" office:value="0" calcext:value-type="float">
            <text:p>0</text:p>
          </table:table-cell>
          <table:table-cell table:formula="of:=CONCATENATE([.F53];&quot;-&quot;;[.G53])" office:value-type="string" office:string-value="20408136-0" calcext:value-type="string">
            <text:p>20408136-0</text:p>
          </table:table-cell>
          <table:table-cell office:value-type="string" calcext:value-type="string">
            <text:p>5.1</text:p>
          </table:table-cell>
          <table:table-cell table:style-name="ce26" table:formula="of:=VALUE(MID([.I53];1;1))+IFERROR(VALUE(MID([.I53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15" calcext:value-type="float">
            <text:p>2015</text:p>
          </table:table-cell>
          <table:table-cell office:value-type="float" office:value="20407929" calcext:value-type="float">
            <text:p>20407929</text:p>
          </table:table-cell>
          <table:table-cell office:value-type="float" office:value="3" calcext:value-type="float">
            <text:p>3</text:p>
          </table:table-cell>
          <table:table-cell table:formula="of:=CONCATENATE([.F54];&quot;-&quot;;[.G54])" office:value-type="string" office:string-value="20407929-3" calcext:value-type="string">
            <text:p>20407929-3</text:p>
          </table:table-cell>
          <table:table-cell office:value-type="string" calcext:value-type="string">
            <text:p>5.2</text:p>
          </table:table-cell>
          <table:table-cell table:style-name="ce26" table:formula="of:=VALUE(MID([.I54];1;1))+IFERROR(VALUE(MID([.I54];3;1))/10;0)" office:value-type="float" office:value="5.2" calcext:value-type="float">
            <text:p>5.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300888" calcext:value-type="float">
            <text:p>20300888</text:p>
          </table:table-cell>
          <table:table-cell office:value-type="float" office:value="0" calcext:value-type="float">
            <text:p>0</text:p>
          </table:table-cell>
          <table:table-cell table:formula="of:=CONCATENATE([.F55];&quot;-&quot;;[.G55])" office:value-type="string" office:string-value="20300888-0" calcext:value-type="string">
            <text:p>20300888-0</text:p>
          </table:table-cell>
          <table:table-cell office:value-type="string" calcext:value-type="string">
            <text:p>5.5</text:p>
          </table:table-cell>
          <table:table-cell table:style-name="ce26" table:formula="of:=VALUE(MID([.I55];1;1))+IFERROR(VALUE(MID([.I55];3;1))/10;0)" office:value-type="float" office:value="5.5" calcext:value-type="float">
            <text:p>5.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3155" calcext:value-type="float">
            <text:p>20133155</text:p>
          </table:table-cell>
          <table:table-cell office:value-type="float" office:value="2" calcext:value-type="float">
            <text:p>2</text:p>
          </table:table-cell>
          <table:table-cell table:formula="of:=CONCATENATE([.F56];&quot;-&quot;;[.G56])" office:value-type="string" office:string-value="20133155-2" calcext:value-type="string">
            <text:p>20133155-2</text:p>
          </table:table-cell>
          <table:table-cell office:value-type="string" calcext:value-type="string">
            <text:p>5.4</text:p>
          </table:table-cell>
          <table:table-cell table:style-name="ce26" table:formula="of:=VALUE(MID([.I56];1;1))+IFERROR(VALUE(MID([.I56];3;1))/10;0)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2902" calcext:value-type="float">
            <text:p>20132902</text:p>
          </table:table-cell>
          <table:table-cell office:value-type="float" office:value="7" calcext:value-type="float">
            <text:p>7</text:p>
          </table:table-cell>
          <table:table-cell table:formula="of:=CONCATENATE([.F57];&quot;-&quot;;[.G57])" office:value-type="string" office:string-value="20132902-7" calcext:value-type="string">
            <text:p>20132902-7</text:p>
          </table:table-cell>
          <table:table-cell office:value-type="string" calcext:value-type="string">
            <text:p>5.5</text:p>
          </table:table-cell>
          <table:table-cell table:style-name="ce26" table:formula="of:=VALUE(MID([.I57];1;1))+IFERROR(VALUE(MID([.I57];3;1))/10;0)" office:value-type="float" office:value="5.5" calcext:value-type="float">
            <text:p>5.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330198" calcext:value-type="float">
            <text:p>20330198</text:p>
          </table:table-cell>
          <table:table-cell office:value-type="float" office:value="7" calcext:value-type="float">
            <text:p>7</text:p>
          </table:table-cell>
          <table:table-cell table:formula="of:=CONCATENATE([.F58];&quot;-&quot;;[.G58])" office:value-type="string" office:string-value="20330198-7" calcext:value-type="string">
            <text:p>20330198-7</text:p>
          </table:table-cell>
          <table:table-cell office:value-type="string" calcext:value-type="string">
            <text:p>5.2</text:p>
          </table:table-cell>
          <table:table-cell table:style-name="ce26" table:formula="of:=VALUE(MID([.I58];1;1))+IFERROR(VALUE(MID([.I58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71" calcext:value-type="float">
            <text:p>20133871</text:p>
          </table:table-cell>
          <table:table-cell office:value-type="float" office:value="9" calcext:value-type="float">
            <text:p>9</text:p>
          </table:table-cell>
          <table:table-cell table:formula="of:=CONCATENATE([.F59];&quot;-&quot;;[.G59])" office:value-type="string" office:string-value="20133871-9" calcext:value-type="string">
            <text:p>20133871-9</text:p>
          </table:table-cell>
          <table:table-cell office:value-type="string" calcext:value-type="string">
            <text:p>5.1</text:p>
          </table:table-cell>
          <table:table-cell table:style-name="ce26" table:formula="of:=VALUE(MID([.I59];1;1))+IFERROR(VALUE(MID([.I59];3;1))/10;0)" office:value-type="float" office:value="5.1" calcext:value-type="float">
            <text:p>5.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089914" calcext:value-type="float">
            <text:p>20089914</text:p>
          </table:table-cell>
          <table:table-cell office:value-type="float" office:value="8" calcext:value-type="float">
            <text:p>8</text:p>
          </table:table-cell>
          <table:table-cell table:formula="of:=CONCATENATE([.F60];&quot;-&quot;;[.G60])" office:value-type="string" office:string-value="20089914-8" calcext:value-type="string">
            <text:p>20089914-8</text:p>
          </table:table-cell>
          <table:table-cell office:value-type="string" calcext:value-type="string">
            <text:p>4.8</text:p>
          </table:table-cell>
          <table:table-cell table:style-name="ce26" table:formula="of:=VALUE(MID([.I60];1;1))+IFERROR(VALUE(MID([.I60];3;1))/10;0)" office:value-type="float" office:value="4.8" calcext:value-type="float">
            <text:p>4.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3365" calcext:value-type="float">
            <text:p>20133365</text:p>
          </table:table-cell>
          <table:table-cell office:value-type="float" office:value="2" calcext:value-type="float">
            <text:p>2</text:p>
          </table:table-cell>
          <table:table-cell table:formula="of:=CONCATENATE([.F61];&quot;-&quot;;[.G61])" office:value-type="string" office:string-value="20133365-2" calcext:value-type="string">
            <text:p>20133365-2</text:p>
          </table:table-cell>
          <table:table-cell office:value-type="string" calcext:value-type="string">
            <text:p>5.1</text:p>
          </table:table-cell>
          <table:table-cell table:style-name="ce26" table:formula="of:=VALUE(MID([.I61];1;1))+IFERROR(VALUE(MID([.I61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408354" calcext:value-type="float">
            <text:p>20408354</text:p>
          </table:table-cell>
          <table:table-cell office:value-type="float" office:value="1" calcext:value-type="float">
            <text:p>1</text:p>
          </table:table-cell>
          <table:table-cell table:formula="of:=CONCATENATE([.F62];&quot;-&quot;;[.G62])" office:value-type="string" office:string-value="20408354-1" calcext:value-type="string">
            <text:p>20408354-1</text:p>
          </table:table-cell>
          <table:table-cell office:value-type="string" calcext:value-type="string">
            <text:p>5.9</text:p>
          </table:table-cell>
          <table:table-cell table:style-name="ce26" table:formula="of:=VALUE(MID([.I62];1;1))+IFERROR(VALUE(MID([.I62];3;1))/10;0)" office:value-type="float" office:value="5.9" calcext:value-type="float">
            <text:p>5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408230" calcext:value-type="float">
            <text:p>20408230</text:p>
          </table:table-cell>
          <table:table-cell office:value-type="float" office:value="8" calcext:value-type="float">
            <text:p>8</text:p>
          </table:table-cell>
          <table:table-cell table:formula="of:=CONCATENATE([.F63];&quot;-&quot;;[.G63])" office:value-type="string" office:string-value="20408230-8" calcext:value-type="string">
            <text:p>20408230-8</text:p>
          </table:table-cell>
          <table:table-cell office:value-type="string" calcext:value-type="string">
            <text:p>5.3</text:p>
          </table:table-cell>
          <table:table-cell table:style-name="ce26" table:formula="of:=VALUE(MID([.I63];1;1))+IFERROR(VALUE(MID([.I63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19888251" calcext:value-type="float">
            <text:p>19888251</text:p>
          </table:table-cell>
          <table:table-cell office:value-type="float" office:value="8" calcext:value-type="float">
            <text:p>8</text:p>
          </table:table-cell>
          <table:table-cell table:formula="of:=CONCATENATE([.F64];&quot;-&quot;;[.G64])" office:value-type="string" office:string-value="19888251-8" calcext:value-type="string">
            <text:p>19888251-8</text:p>
          </table:table-cell>
          <table:table-cell office:value-type="string" calcext:value-type="string">
            <text:p>5.1</text:p>
          </table:table-cell>
          <table:table-cell table:style-name="ce26" table:formula="of:=VALUE(MID([.I64];1;1))+IFERROR(VALUE(MID([.I64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13" calcext:value-type="float">
            <text:p>20134013</text:p>
          </table:table-cell>
          <table:table-cell office:value-type="float" office:value="6" calcext:value-type="float">
            <text:p>6</text:p>
          </table:table-cell>
          <table:table-cell table:formula="of:=CONCATENATE([.F65];&quot;-&quot;;[.G65])" office:value-type="string" office:string-value="20134013-6" calcext:value-type="string">
            <text:p>20134013-6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65];1;1))+IFERROR(VALUE(MID([.I65];3;1))/10;0)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29" calcext:value-type="float">
            <text:p>20134029</text:p>
          </table:table-cell>
          <table:table-cell office:value-type="float" office:value="2" calcext:value-type="float">
            <text:p>2</text:p>
          </table:table-cell>
          <table:table-cell table:formula="of:=CONCATENATE([.F66];&quot;-&quot;;[.G66])" office:value-type="string" office:string-value="20134029-2" calcext:value-type="string">
            <text:p>20134029-2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66];1;1))+IFERROR(VALUE(MID([.I66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320882" calcext:value-type="float">
            <text:p>20320882</text:p>
          </table:table-cell>
          <table:table-cell office:value-type="float" office:value="0" calcext:value-type="float">
            <text:p>0</text:p>
          </table:table-cell>
          <table:table-cell table:formula="of:=CONCATENATE([.F67];&quot;-&quot;;[.G67])" office:value-type="string" office:string-value="20320882-0" calcext:value-type="string">
            <text:p>20320882-0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67];1;1))+IFERROR(VALUE(MID([.I67];3;1))/10;0)" office:value-type="float" office:value="6" calcext:value-type="float">
            <text:p>6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249811" calcext:value-type="float">
            <text:p>20249811</text:p>
          </table:table-cell>
          <table:table-cell office:value-type="float" office:value="6" calcext:value-type="float">
            <text:p>6</text:p>
          </table:table-cell>
          <table:table-cell table:formula="of:=CONCATENATE([.F68];&quot;-&quot;;[.G68])" office:value-type="string" office:string-value="20249811-6" calcext:value-type="string">
            <text:p>20249811-6</text:p>
          </table:table-cell>
          <table:table-cell office:value-type="string" calcext:value-type="string">
            <text:p>5.2</text:p>
          </table:table-cell>
          <table:table-cell table:style-name="ce26" table:formula="of:=VALUE(MID([.I68];1;1))+IFERROR(VALUE(MID([.I68];3;1))/10;0)" office:value-type="float" office:value="5.2" calcext:value-type="float">
            <text:p>5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408349" calcext:value-type="float">
            <text:p>20408349</text:p>
          </table:table-cell>
          <table:table-cell office:value-type="float" office:value="5" calcext:value-type="float">
            <text:p>5</text:p>
          </table:table-cell>
          <table:table-cell table:formula="of:=CONCATENATE([.F69];&quot;-&quot;;[.G69])" office:value-type="string" office:string-value="20408349-5" calcext:value-type="string">
            <text:p>20408349-5</text:p>
          </table:table-cell>
          <table:table-cell office:value-type="string" calcext:value-type="string">
            <text:p>5.1</text:p>
          </table:table-cell>
          <table:table-cell table:style-name="ce26" table:formula="of:=VALUE(MID([.I69];1;1))+IFERROR(VALUE(MID([.I69];3;1))/10;0)" office:value-type="float" office:value="5.1" calcext:value-type="float">
            <text:p>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394238" calcext:value-type="float">
            <text:p>20394238</text:p>
          </table:table-cell>
          <table:table-cell office:value-type="float" office:value="9" calcext:value-type="float">
            <text:p>9</text:p>
          </table:table-cell>
          <table:table-cell table:formula="of:=CONCATENATE([.F70];&quot;-&quot;;[.G70])" office:value-type="string" office:string-value="20394238-9" calcext:value-type="string">
            <text:p>20394238-9</text:p>
          </table:table-cell>
          <table:table-cell office:value-type="string" calcext:value-type="string">
            <text:p>4.9</text:p>
          </table:table-cell>
          <table:table-cell table:style-name="ce26" table:formula="of:=VALUE(MID([.I70];1;1))+IFERROR(VALUE(MID([.I70];3;1))/10;0)"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75" calcext:value-type="float">
            <text:p>20133775</text:p>
          </table:table-cell>
          <table:table-cell office:value-type="float" office:value="5" calcext:value-type="float">
            <text:p>5</text:p>
          </table:table-cell>
          <table:table-cell table:formula="of:=CONCATENATE([.F71];&quot;-&quot;;[.G71])" office:value-type="string" office:string-value="20133775-5" calcext:value-type="string">
            <text:p>20133775-5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71];1;1))+IFERROR(VALUE(MID([.I71];3;1))/10;0)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301085" calcext:value-type="float">
            <text:p>20301085</text:p>
          </table:table-cell>
          <table:table-cell office:value-type="float" office:value="0" calcext:value-type="float">
            <text:p>0</text:p>
          </table:table-cell>
          <table:table-cell table:formula="of:=CONCATENATE([.F72];&quot;-&quot;;[.G72])" office:value-type="string" office:string-value="20301085-0" calcext:value-type="string">
            <text:p>20301085-0</text:p>
          </table:table-cell>
          <table:table-cell office:value-type="string" calcext:value-type="string">
            <text:p>5.5</text:p>
          </table:table-cell>
          <table:table-cell table:style-name="ce26" table:formula="of:=VALUE(MID([.I72];1;1))+IFERROR(VALUE(MID([.I72];3;1))/10;0)"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089651" calcext:value-type="float">
            <text:p>20089651</text:p>
          </table:table-cell>
          <table:table-cell office:value-type="float" office:value="3" calcext:value-type="float">
            <text:p>3</text:p>
          </table:table-cell>
          <table:table-cell table:formula="of:=CONCATENATE([.F73];&quot;-&quot;;[.G73])" office:value-type="string" office:string-value="20089651-3" calcext:value-type="string">
            <text:p>20089651-3</text:p>
          </table:table-cell>
          <table:table-cell office:value-type="string" calcext:value-type="string">
            <text:p>5.4</text:p>
          </table:table-cell>
          <table:table-cell table:style-name="ce26" table:formula="of:=VALUE(MID([.I73];1;1))+IFERROR(VALUE(MID([.I73];3;1))/10;0)" office:value-type="float" office:value="5.4" calcext:value-type="float">
            <text:p>5.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94" calcext:value-type="float">
            <text:p>20133594</text:p>
          </table:table-cell>
          <table:table-cell office:value-type="float" office:value="9" calcext:value-type="float">
            <text:p>9</text:p>
          </table:table-cell>
          <table:table-cell table:formula="of:=CONCATENATE([.F74];&quot;-&quot;;[.G74])" office:value-type="string" office:string-value="20133594-9" calcext:value-type="string">
            <text:p>20133594-9</text:p>
          </table:table-cell>
          <table:table-cell office:value-type="string" calcext:value-type="string">
            <text:p>5.8</text:p>
          </table:table-cell>
          <table:table-cell table:style-name="ce26" table:formula="of:=VALUE(MID([.I74];1;1))+IFERROR(VALUE(MID([.I74];3;1))/10;0)" office:value-type="float" office:value="5.8" calcext:value-type="float">
            <text:p>5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19888178" calcext:value-type="float">
            <text:p>19888178</text:p>
          </table:table-cell>
          <table:table-cell office:value-type="float" office:value="3" calcext:value-type="float">
            <text:p>3</text:p>
          </table:table-cell>
          <table:table-cell table:formula="of:=CONCATENATE([.F75];&quot;-&quot;;[.G75])" office:value-type="string" office:string-value="19888178-3" calcext:value-type="string">
            <text:p>19888178-3</text:p>
          </table:table-cell>
          <table:table-cell office:value-type="string" calcext:value-type="string">
            <text:p>4.9</text:p>
          </table:table-cell>
          <table:table-cell table:style-name="ce26" table:formula="of:=VALUE(MID([.I75];1;1))+IFERROR(VALUE(MID([.I75];3;1))/10;0)" office:value-type="float" office:value="4.9" calcext:value-type="float">
            <text:p>4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99" calcext:value-type="float">
            <text:p>20133899</text:p>
          </table:table-cell>
          <table:table-cell office:value-type="float" office:value="9" calcext:value-type="float">
            <text:p>9</text:p>
          </table:table-cell>
          <table:table-cell table:formula="of:=CONCATENATE([.F76];&quot;-&quot;;[.G76])" office:value-type="string" office:string-value="20133899-9" calcext:value-type="string">
            <text:p>20133899-9</text:p>
          </table:table-cell>
          <table:table-cell office:value-type="string" calcext:value-type="string">
            <text:p>5.8</text:p>
          </table:table-cell>
          <table:table-cell table:style-name="ce26" table:formula="of:=VALUE(MID([.I76];1;1))+IFERROR(VALUE(MID([.I76];3;1))/10;0)" office:value-type="float" office:value="5.8" calcext:value-type="float">
            <text:p>5.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16891533" calcext:value-type="float">
            <text:p>16891533</text:p>
          </table:table-cell>
          <table:table-cell office:value-type="float" office:value="0" calcext:value-type="float">
            <text:p>0</text:p>
          </table:table-cell>
          <table:table-cell table:formula="of:=CONCATENATE([.F77];&quot;-&quot;;[.G77])" office:value-type="string" office:string-value="16891533-0" calcext:value-type="string">
            <text:p>16891533-0</text:p>
          </table:table-cell>
          <table:table-cell office:value-type="string" calcext:value-type="string">
            <text:p>5.3</text:p>
          </table:table-cell>
          <table:table-cell table:style-name="ce26" table:formula="of:=VALUE(MID([.I77];1;1))+IFERROR(VALUE(MID([.I77];3;1))/10;0)" office:value-type="float" office:value="5.3" calcext:value-type="float">
            <text:p>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17" calcext:value-type="float">
            <text:p>20407817</text:p>
          </table:table-cell>
          <table:table-cell office:value-type="float" office:value="3" calcext:value-type="float">
            <text:p>3</text:p>
          </table:table-cell>
          <table:table-cell table:formula="of:=CONCATENATE([.F78];&quot;-&quot;;[.G78])" office:value-type="string" office:string-value="20407817-3" calcext:value-type="string">
            <text:p>20407817-3</text:p>
          </table:table-cell>
          <table:table-cell office:value-type="string" calcext:value-type="string">
            <text:p>4.8</text:p>
          </table:table-cell>
          <table:table-cell table:style-name="ce26" table:formula="of:=VALUE(MID([.I78];1;1))+IFERROR(VALUE(MID([.I78];3;1))/10;0)" office:value-type="float" office:value="4.8" calcext:value-type="float">
            <text:p>4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62" calcext:value-type="float">
            <text:p>20133862</text:p>
          </table:table-cell>
          <table:table-cell office:value-type="string" calcext:value-type="string">
            <text:p>K</text:p>
          </table:table-cell>
          <table:table-cell table:formula="of:=CONCATENATE([.F79];&quot;-&quot;;[.G79])" office:value-type="string" office:string-value="20133862-K" calcext:value-type="string">
            <text:p>20133862-K</text:p>
          </table:table-cell>
          <table:table-cell office:value-type="string" calcext:value-type="string">
            <text:p>5.2</text:p>
          </table:table-cell>
          <table:table-cell table:style-name="ce26" table:formula="of:=VALUE(MID([.I79];1;1))+IFERROR(VALUE(MID([.I79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2697" calcext:value-type="float">
            <text:p>20132697</text:p>
          </table:table-cell>
          <table:table-cell office:value-type="float" office:value="4" calcext:value-type="float">
            <text:p>4</text:p>
          </table:table-cell>
          <table:table-cell table:formula="of:=CONCATENATE([.F80];&quot;-&quot;;[.G80])" office:value-type="string" office:string-value="20132697-4" calcext:value-type="string">
            <text:p>20132697-4</text:p>
          </table:table-cell>
          <table:table-cell office:value-type="string" calcext:value-type="string">
            <text:p>4.8</text:p>
          </table:table-cell>
          <table:table-cell table:style-name="ce26" table:formula="of:=VALUE(MID([.I80];1;1))+IFERROR(VALUE(MID([.I80];3;1))/10;0)" office:value-type="float" office:value="4.8" calcext:value-type="float">
            <text:p>4.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76" calcext:value-type="float">
            <text:p>20133576</text:p>
          </table:table-cell>
          <table:table-cell office:value-type="float" office:value="0" calcext:value-type="float">
            <text:p>0</text:p>
          </table:table-cell>
          <table:table-cell table:formula="of:=CONCATENATE([.F81];&quot;-&quot;;[.G81])" office:value-type="string" office:string-value="20133576-0" calcext:value-type="string">
            <text:p>20133576-0</text:p>
          </table:table-cell>
          <table:table-cell office:value-type="string" calcext:value-type="string">
            <text:p>5.1</text:p>
          </table:table-cell>
          <table:table-cell table:style-name="ce26" table:formula="of:=VALUE(MID([.I81];1;1))+IFERROR(VALUE(MID([.I81];3;1))/10;0)" office:value-type="float" office:value="5.1" calcext:value-type="float">
            <text:p>5.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33" calcext:value-type="float">
            <text:p>20133833</text:p>
          </table:table-cell>
          <table:table-cell office:value-type="float" office:value="6" calcext:value-type="float">
            <text:p>6</text:p>
          </table:table-cell>
          <table:table-cell table:formula="of:=CONCATENATE([.F82];&quot;-&quot;;[.G82])" office:value-type="string" office:string-value="20133833-6" calcext:value-type="string">
            <text:p>20133833-6</text:p>
          </table:table-cell>
          <table:table-cell office:value-type="string" calcext:value-type="string">
            <text:p>5.2</text:p>
          </table:table-cell>
          <table:table-cell table:style-name="ce26" table:formula="of:=VALUE(MID([.I82];1;1))+IFERROR(VALUE(MID([.I82];3;1))/10;0)"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015" calcext:value-type="float">
            <text:p>2015</text:p>
          </table:table-cell>
          <table:table-cell office:value-type="float" office:value="20302208" calcext:value-type="float">
            <text:p>20302208</text:p>
          </table:table-cell>
          <table:table-cell office:value-type="float" office:value="5" calcext:value-type="float">
            <text:p>5</text:p>
          </table:table-cell>
          <table:table-cell table:formula="of:=CONCATENATE([.F83];&quot;-&quot;;[.G83])" office:value-type="string" office:string-value="20302208-5" calcext:value-type="string">
            <text:p>20302208-5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83];1;1))+IFERROR(VALUE(MID([.I83];3;1))/10;0)" office:value-type="float" office:value="5" calcext:value-type="float">
            <text:p>5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011331" calcext:value-type="float">
            <text:p>20011331</text:p>
          </table:table-cell>
          <table:table-cell office:value-type="float" office:value="4" calcext:value-type="float">
            <text:p>4</text:p>
          </table:table-cell>
          <table:table-cell table:formula="of:=CONCATENATE([.F84];&quot;-&quot;;[.G84])" office:value-type="string" office:string-value="20011331-4" calcext:value-type="string">
            <text:p>20011331-4</text:p>
          </table:table-cell>
          <table:table-cell office:value-type="string" calcext:value-type="string">
            <text:p>4.9</text:p>
          </table:table-cell>
          <table:table-cell table:style-name="ce26" table:formula="of:=VALUE(MID([.I84];1;1))+IFERROR(VALUE(MID([.I84];3;1))/10;0)" office:value-type="float" office:value="4.9" calcext:value-type="float">
            <text:p>4.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308284" calcext:value-type="float">
            <text:p>20308284</text:p>
          </table:table-cell>
          <table:table-cell office:value-type="float" office:value="3" calcext:value-type="float">
            <text:p>3</text:p>
          </table:table-cell>
          <table:table-cell table:formula="of:=CONCATENATE([.F85];&quot;-&quot;;[.G85])" office:value-type="string" office:string-value="20308284-3" calcext:value-type="string">
            <text:p>20308284-3</text:p>
          </table:table-cell>
          <table:table-cell office:value-type="string" calcext:value-type="string">
            <text:p>5.1</text:p>
          </table:table-cell>
          <table:table-cell table:style-name="ce26" table:formula="of:=VALUE(MID([.I85];1;1))+IFERROR(VALUE(MID([.I85];3;1))/10;0)"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86" calcext:value-type="float">
            <text:p>20133886</text:p>
          </table:table-cell>
          <table:table-cell office:value-type="float" office:value="7" calcext:value-type="float">
            <text:p>7</text:p>
          </table:table-cell>
          <table:table-cell table:formula="of:=CONCATENATE([.F86];&quot;-&quot;;[.G86])" office:value-type="string" office:string-value="20133886-7" calcext:value-type="string">
            <text:p>20133886-7</text:p>
          </table:table-cell>
          <table:table-cell office:value-type="string" calcext:value-type="string">
            <text:p>4.7</text:p>
          </table:table-cell>
          <table:table-cell table:style-name="ce26" table:formula="of:=VALUE(MID([.I86];1;1))+IFERROR(VALUE(MID([.I86];3;1))/10;0)" office:value-type="float" office:value="4.7" calcext:value-type="float">
            <text:p>4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62" calcext:value-type="float">
            <text:p>20133562</text:p>
          </table:table-cell>
          <table:table-cell office:value-type="float" office:value="0" calcext:value-type="float">
            <text:p>0</text:p>
          </table:table-cell>
          <table:table-cell table:formula="of:=CONCATENATE([.F87];&quot;-&quot;;[.G87])" office:value-type="string" office:string-value="20133562-0" calcext:value-type="string">
            <text:p>20133562-0</text:p>
          </table:table-cell>
          <table:table-cell office:value-type="string" calcext:value-type="string">
            <text:p>4.9</text:p>
          </table:table-cell>
          <table:table-cell table:style-name="ce26" table:formula="of:=VALUE(MID([.I87];1;1))+IFERROR(VALUE(MID([.I87];3;1))/10;0)" office:value-type="float" office:value="4.9" calcext:value-type="float">
            <text:p>4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888424" calcext:value-type="float">
            <text:p>19888424</text:p>
          </table:table-cell>
          <table:table-cell office:value-type="float" office:value="3" calcext:value-type="float">
            <text:p>3</text:p>
          </table:table-cell>
          <table:table-cell table:formula="of:=CONCATENATE([.F88];&quot;-&quot;;[.G88])" office:value-type="string" office:string-value="19888424-3" calcext:value-type="string">
            <text:p>19888424-3</text:p>
          </table:table-cell>
          <table:table-cell office:value-type="string" calcext:value-type="string">
            <text:p>5.3</text:p>
          </table:table-cell>
          <table:table-cell table:style-name="ce26" table:formula="of:=VALUE(MID([.I88];1;1))+IFERROR(VALUE(MID([.I88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787907" calcext:value-type="float">
            <text:p>19787907</text:p>
          </table:table-cell>
          <table:table-cell office:value-type="float" office:value="6" calcext:value-type="float">
            <text:p>6</text:p>
          </table:table-cell>
          <table:table-cell table:formula="of:=CONCATENATE([.F89];&quot;-&quot;;[.G89])" office:value-type="string" office:string-value="19787907-6" calcext:value-type="string">
            <text:p>19787907-6</text:p>
          </table:table-cell>
          <table:table-cell office:value-type="string" calcext:value-type="string">
            <text:p>4.8</text:p>
          </table:table-cell>
          <table:table-cell table:style-name="ce26" table:formula="of:=VALUE(MID([.I89];1;1))+IFERROR(VALUE(MID([.I89];3;1))/10;0)" office:value-type="float" office:value="4.8" calcext:value-type="float">
            <text:p>4.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18" calcext:value-type="float">
            <text:p>20133418</text:p>
          </table:table-cell>
          <table:table-cell office:value-type="float" office:value="7" calcext:value-type="float">
            <text:p>7</text:p>
          </table:table-cell>
          <table:table-cell table:formula="of:=CONCATENATE([.F90];&quot;-&quot;;[.G90])" office:value-type="string" office:string-value="20133418-7" calcext:value-type="string">
            <text:p>20133418-7</text:p>
          </table:table-cell>
          <table:table-cell office:value-type="string" calcext:value-type="string">
            <text:p>5.1</text:p>
          </table:table-cell>
          <table:table-cell table:style-name="ce26" table:formula="of:=VALUE(MID([.I90];1;1))+IFERROR(VALUE(MID([.I90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088764" calcext:value-type="float">
            <text:p>20088764</text:p>
          </table:table-cell>
          <table:table-cell office:value-type="float" office:value="6" calcext:value-type="float">
            <text:p>6</text:p>
          </table:table-cell>
          <table:table-cell table:formula="of:=CONCATENATE([.F91];&quot;-&quot;;[.G91])" office:value-type="string" office:string-value="20088764-6" calcext:value-type="string">
            <text:p>20088764-6</text:p>
          </table:table-cell>
          <table:table-cell office:value-type="string" calcext:value-type="string">
            <text:p>4.7</text:p>
          </table:table-cell>
          <table:table-cell table:style-name="ce26" table:formula="of:=VALUE(MID([.I91];1;1))+IFERROR(VALUE(MID([.I91];3;1))/10;0)" office:value-type="float" office:value="4.7" calcext:value-type="float">
            <text:p>4.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408270" calcext:value-type="float">
            <text:p>20408270</text:p>
          </table:table-cell>
          <table:table-cell office:value-type="float" office:value="7" calcext:value-type="float">
            <text:p>7</text:p>
          </table:table-cell>
          <table:table-cell table:formula="of:=CONCATENATE([.F92];&quot;-&quot;;[.G92])" office:value-type="string" office:string-value="20408270-7" calcext:value-type="string">
            <text:p>20408270-7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92];1;1))+IFERROR(VALUE(MID([.I92];3;1))/10;0)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04" calcext:value-type="float">
            <text:p>20133904</text:p>
          </table:table-cell>
          <table:table-cell office:value-type="float" office:value="9" calcext:value-type="float">
            <text:p>9</text:p>
          </table:table-cell>
          <table:table-cell table:formula="of:=CONCATENATE([.F93];&quot;-&quot;;[.G93])" office:value-type="string" office:string-value="20133904-9" calcext:value-type="string">
            <text:p>20133904-9</text:p>
          </table:table-cell>
          <table:table-cell office:value-type="string" calcext:value-type="string">
            <text:p>6.5</text:p>
          </table:table-cell>
          <table:table-cell table:style-name="ce26" table:formula="of:=VALUE(MID([.I93];1;1))+IFERROR(VALUE(MID([.I93];3;1))/10;0)" office:value-type="float" office:value="6.5" calcext:value-type="float">
            <text:p>6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2888" calcext:value-type="float">
            <text:p>20132888</text:p>
          </table:table-cell>
          <table:table-cell office:value-type="float" office:value="8" calcext:value-type="float">
            <text:p>8</text:p>
          </table:table-cell>
          <table:table-cell table:formula="of:=CONCATENATE([.F94];&quot;-&quot;;[.G94])" office:value-type="string" office:string-value="20132888-8" calcext:value-type="string">
            <text:p>20132888-8</text:p>
          </table:table-cell>
          <table:table-cell office:value-type="string" calcext:value-type="string">
            <text:p>4.7</text:p>
          </table:table-cell>
          <table:table-cell table:style-name="ce26" table:formula="of:=VALUE(MID([.I94];1;1))+IFERROR(VALUE(MID([.I94];3;1))/10;0)" office:value-type="float" office:value="4.7" calcext:value-type="float">
            <text:p>4.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60" calcext:value-type="float">
            <text:p>20408060</text:p>
          </table:table-cell>
          <table:table-cell office:value-type="float" office:value="7" calcext:value-type="float">
            <text:p>7</text:p>
          </table:table-cell>
          <table:table-cell table:formula="of:=CONCATENATE([.F95];&quot;-&quot;;[.G95])" office:value-type="string" office:string-value="20408060-7" calcext:value-type="string">
            <text:p>20408060-7</text:p>
          </table:table-cell>
          <table:table-cell office:value-type="string" calcext:value-type="string">
            <text:p>5.2</text:p>
          </table:table-cell>
          <table:table-cell table:style-name="ce26" table:formula="of:=VALUE(MID([.I95];1;1))+IFERROR(VALUE(MID([.I95];3;1))/10;0)"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42" calcext:value-type="float">
            <text:p>20133842</text:p>
          </table:table-cell>
          <table:table-cell office:value-type="float" office:value="5" calcext:value-type="float">
            <text:p>5</text:p>
          </table:table-cell>
          <table:table-cell table:formula="of:=CONCATENATE([.F96];&quot;-&quot;;[.G96])" office:value-type="string" office:string-value="20133842-5" calcext:value-type="string">
            <text:p>20133842-5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96];1;1))+IFERROR(VALUE(MID([.I96];3;1))/10;0)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26" calcext:value-type="float">
            <text:p>20407726</text:p>
          </table:table-cell>
          <table:table-cell office:value-type="float" office:value="6" calcext:value-type="float">
            <text:p>6</text:p>
          </table:table-cell>
          <table:table-cell table:formula="of:=CONCATENATE([.F97];&quot;-&quot;;[.G97])" office:value-type="string" office:string-value="20407726-6" calcext:value-type="string">
            <text:p>20407726-6</text:p>
          </table:table-cell>
          <table:table-cell office:value-type="string" calcext:value-type="string">
            <text:p>5.6</text:p>
          </table:table-cell>
          <table:table-cell table:style-name="ce26" table:formula="of:=VALUE(MID([.I97];1;1))+IFERROR(VALUE(MID([.I97];3;1))/10;0)" office:value-type="float" office:value="5.6" calcext:value-type="float">
            <text:p>5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3685" calcext:value-type="float">
            <text:p>20133685</text:p>
          </table:table-cell>
          <table:table-cell office:value-type="float" office:value="6" calcext:value-type="float">
            <text:p>6</text:p>
          </table:table-cell>
          <table:table-cell table:formula="of:=CONCATENATE([.F98];&quot;-&quot;;[.G98])" office:value-type="string" office:string-value="20133685-6" calcext:value-type="string">
            <text:p>20133685-6</text:p>
          </table:table-cell>
          <table:table-cell office:value-type="string" calcext:value-type="string">
            <text:p>4.6</text:p>
          </table:table-cell>
          <table:table-cell table:style-name="ce26" table:formula="of:=VALUE(MID([.I98];1;1))+IFERROR(VALUE(MID([.I98];3;1))/10;0)" office:value-type="float" office:value="4.6" calcext:value-type="float">
            <text:p>4.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830521" calcext:value-type="float">
            <text:p>19830521</text:p>
          </table:table-cell>
          <table:table-cell office:value-type="float" office:value="9" calcext:value-type="float">
            <text:p>9</text:p>
          </table:table-cell>
          <table:table-cell table:formula="of:=CONCATENATE([.F99];&quot;-&quot;;[.G99])" office:value-type="string" office:string-value="19830521-9" calcext:value-type="string">
            <text:p>19830521-9</text:p>
          </table:table-cell>
          <table:table-cell office:value-type="string" calcext:value-type="string">
            <text:p>4.8</text:p>
          </table:table-cell>
          <table:table-cell table:style-name="ce26" table:formula="of:=VALUE(MID([.I99];1;1))+IFERROR(VALUE(MID([.I99];3;1))/10;0)" office:value-type="float" office:value="4.8" calcext:value-type="float">
            <text:p>4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48" calcext:value-type="float">
            <text:p>20408048</text:p>
          </table:table-cell>
          <table:table-cell office:value-type="float" office:value="8" calcext:value-type="float">
            <text:p>8</text:p>
          </table:table-cell>
          <table:table-cell table:formula="of:=CONCATENATE([.F100];&quot;-&quot;;[.G100])" office:value-type="string" office:string-value="20408048-8" calcext:value-type="string">
            <text:p>20408048-8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00];1;1))+IFERROR(VALUE(MID([.I100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319458" calcext:value-type="float">
            <text:p>20319458</text:p>
          </table:table-cell>
          <table:table-cell office:value-type="float" office:value="7" calcext:value-type="float">
            <text:p>7</text:p>
          </table:table-cell>
          <table:table-cell table:formula="of:=CONCATENATE([.F101];&quot;-&quot;;[.G101])" office:value-type="string" office:string-value="20319458-7" calcext:value-type="string">
            <text:p>20319458-7</text:p>
          </table:table-cell>
          <table:table-cell office:value-type="string" calcext:value-type="string">
            <text:p>5.5</text:p>
          </table:table-cell>
          <table:table-cell table:style-name="ce26" table:formula="of:=VALUE(MID([.I101];1;1))+IFERROR(VALUE(MID([.I101];3;1))/10;0)" office:value-type="float" office:value="5.5" calcext:value-type="float">
            <text:p>5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980889" calcext:value-type="float">
            <text:p>19980889</text:p>
          </table:table-cell>
          <table:table-cell office:value-type="float" office:value="3" calcext:value-type="float">
            <text:p>3</text:p>
          </table:table-cell>
          <table:table-cell table:formula="of:=CONCATENATE([.F102];&quot;-&quot;;[.G102])" office:value-type="string" office:string-value="19980889-3" calcext:value-type="string">
            <text:p>19980889-3</text:p>
          </table:table-cell>
          <table:table-cell office:value-type="string" calcext:value-type="string">
            <text:p>5.2</text:p>
          </table:table-cell>
          <table:table-cell table:style-name="ce26" table:formula="of:=VALUE(MID([.I102];1;1))+IFERROR(VALUE(MID([.I102];3;1))/10;0)"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888389" calcext:value-type="float">
            <text:p>19888389</text:p>
          </table:table-cell>
          <table:table-cell office:value-type="float" office:value="1" calcext:value-type="float">
            <text:p>1</text:p>
          </table:table-cell>
          <table:table-cell table:formula="of:=CONCATENATE([.F103];&quot;-&quot;;[.G103])" office:value-type="string" office:string-value="19888389-1" calcext:value-type="string">
            <text:p>19888389-1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03];1;1))+IFERROR(VALUE(MID([.I103];3;1))/10;0)" office:value-type="float" office:value="5" calcext:value-type="float">
            <text:p>5.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449971" calcext:value-type="float">
            <text:p>19449971</text:p>
          </table:table-cell>
          <table:table-cell office:value-type="string" calcext:value-type="string">
            <text:p>K</text:p>
          </table:table-cell>
          <table:table-cell table:formula="of:=CONCATENATE([.F104];&quot;-&quot;;[.G104])" office:value-type="string" office:string-value="19449971-K" calcext:value-type="string">
            <text:p>19449971-K</text:p>
          </table:table-cell>
          <table:table-cell office:value-type="string" calcext:value-type="string">
            <text:p>4.6</text:p>
          </table:table-cell>
          <table:table-cell table:style-name="ce26" table:formula="of:=VALUE(MID([.I104];1;1))+IFERROR(VALUE(MID([.I104];3;1))/10;0)" office:value-type="float" office:value="4.6" calcext:value-type="float">
            <text:p>4.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63" calcext:value-type="float">
            <text:p>20133763</text:p>
          </table:table-cell>
          <table:table-cell office:value-type="float" office:value="1" calcext:value-type="float">
            <text:p>1</text:p>
          </table:table-cell>
          <table:table-cell table:formula="of:=CONCATENATE([.F105];&quot;-&quot;;[.G105])" office:value-type="string" office:string-value="20133763-1" calcext:value-type="string">
            <text:p>20133763-1</text:p>
          </table:table-cell>
          <table:table-cell office:value-type="string" calcext:value-type="string">
            <text:p>5.6</text:p>
          </table:table-cell>
          <table:table-cell table:style-name="ce26" table:formula="of:=VALUE(MID([.I105];1;1))+IFERROR(VALUE(MID([.I105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19" calcext:value-type="float">
            <text:p>20134019</text:p>
          </table:table-cell>
          <table:table-cell office:value-type="float" office:value="5" calcext:value-type="float">
            <text:p>5</text:p>
          </table:table-cell>
          <table:table-cell table:formula="of:=CONCATENATE([.F106];&quot;-&quot;;[.G106])" office:value-type="string" office:string-value="20134019-5" calcext:value-type="string">
            <text:p>20134019-5</text:p>
          </table:table-cell>
          <table:table-cell office:value-type="string" calcext:value-type="string">
            <text:p>4.9</text:p>
          </table:table-cell>
          <table:table-cell table:style-name="ce26" table:formula="of:=VALUE(MID([.I106];1;1))+IFERROR(VALUE(MID([.I106];3;1))/10;0)" office:value-type="float" office:value="4.9" calcext:value-type="float">
            <text:p>4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30" calcext:value-type="float">
            <text:p>20134030</text:p>
          </table:table-cell>
          <table:table-cell office:value-type="float" office:value="6" calcext:value-type="float">
            <text:p>6</text:p>
          </table:table-cell>
          <table:table-cell table:formula="of:=CONCATENATE([.F107];&quot;-&quot;;[.G107])" office:value-type="string" office:string-value="20134030-6" calcext:value-type="string">
            <text:p>20134030-6</text:p>
          </table:table-cell>
          <table:table-cell office:value-type="string" calcext:value-type="string">
            <text:p>4.9</text:p>
          </table:table-cell>
          <table:table-cell table:style-name="ce26" table:formula="of:=VALUE(MID([.I107];1;1))+IFERROR(VALUE(MID([.I107];3;1))/10;0)"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888601" calcext:value-type="float">
            <text:p>19888601</text:p>
          </table:table-cell>
          <table:table-cell office:value-type="float" office:value="7" calcext:value-type="float">
            <text:p>7</text:p>
          </table:table-cell>
          <table:table-cell table:formula="of:=CONCATENATE([.F108];&quot;-&quot;;[.G108])" office:value-type="string" office:string-value="19888601-7" calcext:value-type="string">
            <text:p>19888601-7</text:p>
          </table:table-cell>
          <table:table-cell office:value-type="string" calcext:value-type="string">
            <text:p>5.9</text:p>
          </table:table-cell>
          <table:table-cell table:style-name="ce26" table:formula="of:=VALUE(MID([.I108];1;1))+IFERROR(VALUE(MID([.I108];3;1))/10;0)" office:value-type="float" office:value="5.9" calcext:value-type="float">
            <text:p>5.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887460" calcext:value-type="float">
            <text:p>19887460</text:p>
          </table:table-cell>
          <table:table-cell office:value-type="float" office:value="4" calcext:value-type="float">
            <text:p>4</text:p>
          </table:table-cell>
          <table:table-cell table:formula="of:=CONCATENATE([.F109];&quot;-&quot;;[.G109])" office:value-type="string" office:string-value="19887460-4" calcext:value-type="string">
            <text:p>19887460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09];1;1))+IFERROR(VALUE(MID([.I109];3;1))/10;0)" office:value-type="float" office:value="5" calcext:value-type="float">
            <text:p>5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13" calcext:value-type="float">
            <text:p>20408113</text:p>
          </table:table-cell>
          <table:table-cell office:value-type="float" office:value="1" calcext:value-type="float">
            <text:p>1</text:p>
          </table:table-cell>
          <table:table-cell table:formula="of:=CONCATENATE([.F110];&quot;-&quot;;[.G110])" office:value-type="string" office:string-value="20408113-1" calcext:value-type="string">
            <text:p>20408113-1</text:p>
          </table:table-cell>
          <table:table-cell office:value-type="string" calcext:value-type="string">
            <text:p>5.4</text:p>
          </table:table-cell>
          <table:table-cell table:style-name="ce26" table:formula="of:=VALUE(MID([.I110];1;1))+IFERROR(VALUE(MID([.I110];3;1))/10;0)" office:value-type="float" office:value="5.4" calcext:value-type="float">
            <text:p>5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04" calcext:value-type="float">
            <text:p>20133804</text:p>
          </table:table-cell>
          <table:table-cell office:value-type="float" office:value="2" calcext:value-type="float">
            <text:p>2</text:p>
          </table:table-cell>
          <table:table-cell table:formula="of:=CONCATENATE([.F111];&quot;-&quot;;[.G111])" office:value-type="string" office:string-value="20133804-2" calcext:value-type="string">
            <text:p>20133804-2</text:p>
          </table:table-cell>
          <table:table-cell office:value-type="string" calcext:value-type="string">
            <text:p>5.3</text:p>
          </table:table-cell>
          <table:table-cell table:style-name="ce26" table:formula="of:=VALUE(MID([.I111];1;1))+IFERROR(VALUE(MID([.I111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900505" calcext:value-type="float">
            <text:p>19900505</text:p>
          </table:table-cell>
          <table:table-cell office:value-type="float" office:value="7" calcext:value-type="float">
            <text:p>7</text:p>
          </table:table-cell>
          <table:table-cell table:formula="of:=CONCATENATE([.F112];&quot;-&quot;;[.G112])" office:value-type="string" office:string-value="19900505-7" calcext:value-type="string">
            <text:p>19900505-7</text:p>
          </table:table-cell>
          <table:table-cell office:value-type="string" calcext:value-type="string">
            <text:p>5.1</text:p>
          </table:table-cell>
          <table:table-cell table:style-name="ce26" table:formula="of:=VALUE(MID([.I112];1;1))+IFERROR(VALUE(MID([.I112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19887194" calcext:value-type="float">
            <text:p>19887194</text:p>
          </table:table-cell>
          <table:table-cell office:value-type="string" calcext:value-type="string">
            <text:p>K</text:p>
          </table:table-cell>
          <table:table-cell table:formula="of:=CONCATENATE([.F113];&quot;-&quot;;[.G113])" office:value-type="string" office:string-value="19887194-K" calcext:value-type="string">
            <text:p>19887194-K</text:p>
          </table:table-cell>
          <table:table-cell office:value-type="string" calcext:value-type="string">
            <text:p>5.5</text:p>
          </table:table-cell>
          <table:table-cell table:style-name="ce26" table:formula="of:=VALUE(MID([.I113];1;1))+IFERROR(VALUE(MID([.I113];3;1))/10;0)" office:value-type="float" office:value="5.5" calcext:value-type="float">
            <text:p>5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49" calcext:value-type="float">
            <text:p>20133449</text:p>
          </table:table-cell>
          <table:table-cell office:value-type="float" office:value="7" calcext:value-type="float">
            <text:p>7</text:p>
          </table:table-cell>
          <table:table-cell table:formula="of:=CONCATENATE([.F114];&quot;-&quot;;[.G114])" office:value-type="string" office:string-value="20133449-7" calcext:value-type="string">
            <text:p>20133449-7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14];1;1))+IFERROR(VALUE(MID([.I114];3;1))/10;0)" office:value-type="float" office:value="5" calcext:value-type="float">
            <text:p>5.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26" calcext:value-type="float">
            <text:p>20133826</text:p>
          </table:table-cell>
          <table:table-cell office:value-type="float" office:value="3" calcext:value-type="float">
            <text:p>3</text:p>
          </table:table-cell>
          <table:table-cell table:formula="of:=CONCATENATE([.F115];&quot;-&quot;;[.G115])" office:value-type="string" office:string-value="20133826-3" calcext:value-type="string">
            <text:p>20133826-3</text:p>
          </table:table-cell>
          <table:table-cell office:value-type="string" calcext:value-type="string">
            <text:p>5.5</text:p>
          </table:table-cell>
          <table:table-cell table:style-name="ce26" table:formula="of:=VALUE(MID([.I115];1;1))+IFERROR(VALUE(MID([.I115];3;1))/10;0)" office:value-type="float" office:value="5.5" calcext:value-type="float">
            <text:p>5.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2885" calcext:value-type="float">
            <text:p>20132885</text:p>
          </table:table-cell>
          <table:table-cell office:value-type="float" office:value="3" calcext:value-type="float">
            <text:p>3</text:p>
          </table:table-cell>
          <table:table-cell table:formula="of:=CONCATENATE([.F116];&quot;-&quot;;[.G116])" office:value-type="string" office:string-value="20132885-3" calcext:value-type="string">
            <text:p>20132885-3</text:p>
          </table:table-cell>
          <table:table-cell office:value-type="string" calcext:value-type="string">
            <text:p>5.6</text:p>
          </table:table-cell>
          <table:table-cell table:style-name="ce26" table:formula="of:=VALUE(MID([.I116];1;1))+IFERROR(VALUE(MID([.I116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19787878" calcext:value-type="float">
            <text:p>19787878</text:p>
          </table:table-cell>
          <table:table-cell office:value-type="float" office:value="9" calcext:value-type="float">
            <text:p>9</text:p>
          </table:table-cell>
          <table:table-cell table:formula="of:=CONCATENATE([.F117];&quot;-&quot;;[.G117])" office:value-type="string" office:string-value="19787878-9" calcext:value-type="string">
            <text:p>19787878-9</text:p>
          </table:table-cell>
          <table:table-cell office:value-type="string" calcext:value-type="string">
            <text:p>6.2</text:p>
          </table:table-cell>
          <table:table-cell table:style-name="ce26" table:formula="of:=VALUE(MID([.I117];1;1))+IFERROR(VALUE(MID([.I117];3;1))/10;0)" office:value-type="float" office:value="6.2" calcext:value-type="float">
            <text:p>6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19887968" calcext:value-type="float">
            <text:p>19887968</text:p>
          </table:table-cell>
          <table:table-cell office:value-type="float" office:value="1" calcext:value-type="float">
            <text:p>1</text:p>
          </table:table-cell>
          <table:table-cell table:formula="of:=CONCATENATE([.F118];&quot;-&quot;;[.G118])" office:value-type="string" office:string-value="19887968-1" calcext:value-type="string">
            <text:p>19887968-1</text:p>
          </table:table-cell>
          <table:table-cell office:value-type="string" calcext:value-type="string">
            <text:p>5.4</text:p>
          </table:table-cell>
          <table:table-cell table:style-name="ce26" table:formula="of:=VALUE(MID([.I118];1;1))+IFERROR(VALUE(MID([.I118];3;1))/10;0)" office:value-type="float" office:value="5.4" calcext:value-type="float">
            <text:p>5.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95" calcext:value-type="float">
            <text:p>20133795</text:p>
          </table:table-cell>
          <table:table-cell office:value-type="string" calcext:value-type="string">
            <text:p>K</text:p>
          </table:table-cell>
          <table:table-cell table:formula="of:=CONCATENATE([.F119];&quot;-&quot;;[.G119])" office:value-type="string" office:string-value="20133795-K" calcext:value-type="string">
            <text:p>20133795-K</text:p>
          </table:table-cell>
          <table:table-cell office:value-type="string" calcext:value-type="string">
            <text:p>5.3</text:p>
          </table:table-cell>
          <table:table-cell table:style-name="ce26" table:formula="of:=VALUE(MID([.I119];1;1))+IFERROR(VALUE(MID([.I119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19789290" calcext:value-type="float">
            <text:p>19789290</text:p>
          </table:table-cell>
          <table:table-cell office:value-type="float" office:value="0" calcext:value-type="float">
            <text:p>0</text:p>
          </table:table-cell>
          <table:table-cell table:formula="of:=CONCATENATE([.F120];&quot;-&quot;;[.G120])" office:value-type="string" office:string-value="19789290-0" calcext:value-type="string">
            <text:p>19789290-0</text:p>
          </table:table-cell>
          <table:table-cell office:value-type="string" calcext:value-type="string">
            <text:p>4.7</text:p>
          </table:table-cell>
          <table:table-cell table:style-name="ce26" table:formula="of:=VALUE(MID([.I120];1;1))+IFERROR(VALUE(MID([.I120];3;1))/10;0)" office:value-type="float" office:value="4.7" calcext:value-type="float">
            <text:p>4.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308732" calcext:value-type="float">
            <text:p>20308732</text:p>
          </table:table-cell>
          <table:table-cell office:value-type="float" office:value="2" calcext:value-type="float">
            <text:p>2</text:p>
          </table:table-cell>
          <table:table-cell table:formula="of:=CONCATENATE([.F121];&quot;-&quot;;[.G121])" office:value-type="string" office:string-value="20308732-2" calcext:value-type="string">
            <text:p>20308732-2</text:p>
          </table:table-cell>
          <table:table-cell office:value-type="string" calcext:value-type="string">
            <text:p>6.2</text:p>
          </table:table-cell>
          <table:table-cell table:style-name="ce26" table:formula="of:=VALUE(MID([.I121];1;1))+IFERROR(VALUE(MID([.I121];3;1))/10;0)" office:value-type="float" office:value="6.2" calcext:value-type="float">
            <text:p>6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9811" calcext:value-type="float">
            <text:p>20139811</text:p>
          </table:table-cell>
          <table:table-cell office:value-type="float" office:value="8" calcext:value-type="float">
            <text:p>8</text:p>
          </table:table-cell>
          <table:table-cell table:formula="of:=CONCATENATE([.F122];&quot;-&quot;;[.G122])" office:value-type="string" office:string-value="20139811-8" calcext:value-type="string">
            <text:p>20139811-8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22];1;1))+IFERROR(VALUE(MID([.I122];3;1))/10;0)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57" calcext:value-type="float">
            <text:p>20133957</text:p>
          </table:table-cell>
          <table:table-cell office:value-type="string" calcext:value-type="string">
            <text:p>K</text:p>
          </table:table-cell>
          <table:table-cell table:formula="of:=CONCATENATE([.F123];&quot;-&quot;;[.G123])" office:value-type="string" office:string-value="20133957-K" calcext:value-type="string">
            <text:p>20133957-K</text:p>
          </table:table-cell>
          <table:table-cell office:value-type="string" calcext:value-type="string">
            <text:p>5.3</text:p>
          </table:table-cell>
          <table:table-cell table:style-name="ce26" table:formula="of:=VALUE(MID([.I123];1;1))+IFERROR(VALUE(MID([.I123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28" calcext:value-type="float">
            <text:p>20408128</text:p>
          </table:table-cell>
          <table:table-cell office:value-type="string" calcext:value-type="string">
            <text:p>K</text:p>
          </table:table-cell>
          <table:table-cell table:formula="of:=CONCATENATE([.F124];&quot;-&quot;;[.G124])" office:value-type="string" office:string-value="20408128-K" calcext:value-type="string">
            <text:p>20408128-K</text:p>
          </table:table-cell>
          <table:table-cell office:value-type="string" calcext:value-type="string">
            <text:p>5.1</text:p>
          </table:table-cell>
          <table:table-cell table:style-name="ce26" table:formula="of:=VALUE(MID([.I124];1;1))+IFERROR(VALUE(MID([.I124];3;1))/10;0)"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19887134" calcext:value-type="float">
            <text:p>19887134</text:p>
          </table:table-cell>
          <table:table-cell office:value-type="float" office:value="6" calcext:value-type="float">
            <text:p>6</text:p>
          </table:table-cell>
          <table:table-cell table:formula="of:=CONCATENATE([.F125];&quot;-&quot;;[.G125])" office:value-type="string" office:string-value="19887134-6" calcext:value-type="string">
            <text:p>19887134-6</text:p>
          </table:table-cell>
          <table:table-cell office:value-type="string" calcext:value-type="string">
            <text:p>4.9</text:p>
          </table:table-cell>
          <table:table-cell table:style-name="ce26" table:formula="of:=VALUE(MID([.I125];1;1))+IFERROR(VALUE(MID([.I125];3;1))/10;0)"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19888573" calcext:value-type="float">
            <text:p>19888573</text:p>
          </table:table-cell>
          <table:table-cell office:value-type="float" office:value="8" calcext:value-type="float">
            <text:p>8</text:p>
          </table:table-cell>
          <table:table-cell table:formula="of:=CONCATENATE([.F126];&quot;-&quot;;[.G126])" office:value-type="string" office:string-value="19888573-8" calcext:value-type="string">
            <text:p>19888573-8</text:p>
          </table:table-cell>
          <table:table-cell office:value-type="string" calcext:value-type="string">
            <text:p>5.2</text:p>
          </table:table-cell>
          <table:table-cell table:style-name="ce26" table:formula="of:=VALUE(MID([.I126];1;1))+IFERROR(VALUE(MID([.I126];3;1))/10;0)" office:value-type="float" office:value="5.2" calcext:value-type="float">
            <text:p>5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21" calcext:value-type="float">
            <text:p>20134021</text:p>
          </table:table-cell>
          <table:table-cell office:value-type="float" office:value="7" calcext:value-type="float">
            <text:p>7</text:p>
          </table:table-cell>
          <table:table-cell table:formula="of:=CONCATENATE([.F127];&quot;-&quot;;[.G127])" office:value-type="string" office:string-value="20134021-7" calcext:value-type="string">
            <text:p>20134021-7</text:p>
          </table:table-cell>
          <table:table-cell office:value-type="string" calcext:value-type="string">
            <text:p>5.3</text:p>
          </table:table-cell>
          <table:table-cell table:style-name="ce26" table:formula="of:=VALUE(MID([.I127];1;1))+IFERROR(VALUE(MID([.I127];3;1))/10;0)" office:value-type="float" office:value="5.3" calcext:value-type="float">
            <text:p>5.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16" calcext:value-type="float">
            <text:p>20134016</text:p>
          </table:table-cell>
          <table:table-cell office:value-type="float" office:value="0" calcext:value-type="float">
            <text:p>0</text:p>
          </table:table-cell>
          <table:table-cell table:formula="of:=CONCATENATE([.F128];&quot;-&quot;;[.G128])" office:value-type="string" office:string-value="20134016-0" calcext:value-type="string">
            <text:p>20134016-0</text:p>
          </table:table-cell>
          <table:table-cell office:value-type="string" calcext:value-type="string">
            <text:p>5.4</text:p>
          </table:table-cell>
          <table:table-cell table:style-name="ce26" table:formula="of:=VALUE(MID([.I128];1;1))+IFERROR(VALUE(MID([.I128];3;1))/10;0)" office:value-type="float" office:value="5.4" calcext:value-type="float">
            <text:p>5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70" calcext:value-type="float">
            <text:p>20408170</text:p>
          </table:table-cell>
          <table:table-cell office:value-type="float" office:value="0" calcext:value-type="float">
            <text:p>0</text:p>
          </table:table-cell>
          <table:table-cell table:formula="of:=CONCATENATE([.F129];&quot;-&quot;;[.G129])" office:value-type="string" office:string-value="20408170-0" calcext:value-type="string">
            <text:p>20408170-0</text:p>
          </table:table-cell>
          <table:table-cell office:value-type="string" calcext:value-type="string">
            <text:p>5.8</text:p>
          </table:table-cell>
          <table:table-cell table:style-name="ce26" table:formula="of:=VALUE(MID([.I129];1;1))+IFERROR(VALUE(MID([.I129];3;1))/10;0)" office:value-type="float" office:value="5.8" calcext:value-type="float">
            <text:p>5.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37" calcext:value-type="float">
            <text:p>20133437</text:p>
          </table:table-cell>
          <table:table-cell office:value-type="float" office:value="3" calcext:value-type="float">
            <text:p>3</text:p>
          </table:table-cell>
          <table:table-cell table:formula="of:=CONCATENATE([.F130];&quot;-&quot;;[.G130])" office:value-type="string" office:string-value="20133437-3" calcext:value-type="string">
            <text:p>20133437-3</text:p>
          </table:table-cell>
          <table:table-cell office:value-type="string" calcext:value-type="string">
            <text:p>5.4</text:p>
          </table:table-cell>
          <table:table-cell table:style-name="ce26" table:formula="of:=VALUE(MID([.I130];1;1))+IFERROR(VALUE(MID([.I130];3;1))/10;0)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375" calcext:value-type="float">
            <text:p>20133375</text:p>
          </table:table-cell>
          <table:table-cell office:value-type="string" calcext:value-type="string">
            <text:p>K</text:p>
          </table:table-cell>
          <table:table-cell table:formula="of:=CONCATENATE([.F131];&quot;-&quot;;[.G131])" office:value-type="string" office:string-value="20133375-K" calcext:value-type="string">
            <text:p>20133375-K</text:p>
          </table:table-cell>
          <table:table-cell office:value-type="string" calcext:value-type="string">
            <text:p>5.2</text:p>
          </table:table-cell>
          <table:table-cell table:style-name="ce26" table:formula="of:=VALUE(MID([.I131];1;1))+IFERROR(VALUE(MID([.I131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330387" calcext:value-type="float">
            <text:p>20330387</text:p>
          </table:table-cell>
          <table:table-cell office:value-type="float" office:value="4" calcext:value-type="float">
            <text:p>4</text:p>
          </table:table-cell>
          <table:table-cell table:formula="of:=CONCATENATE([.F132];&quot;-&quot;;[.G132])" office:value-type="string" office:string-value="20330387-4" calcext:value-type="string">
            <text:p>20330387-4</text:p>
          </table:table-cell>
          <table:table-cell office:value-type="string" calcext:value-type="string">
            <text:p>5.3</text:p>
          </table:table-cell>
          <table:table-cell table:style-name="ce26" table:formula="of:=VALUE(MID([.I132];1;1))+IFERROR(VALUE(MID([.I132];3;1))/10;0)" office:value-type="float" office:value="5.3" calcext:value-type="float">
            <text:p>5.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47" calcext:value-type="float">
            <text:p>20408147</text:p>
          </table:table-cell>
          <table:table-cell office:value-type="float" office:value="6" calcext:value-type="float">
            <text:p>6</text:p>
          </table:table-cell>
          <table:table-cell table:formula="of:=CONCATENATE([.F133];&quot;-&quot;;[.G133])" office:value-type="string" office:string-value="20408147-6" calcext:value-type="string">
            <text:p>20408147-6</text:p>
          </table:table-cell>
          <table:table-cell office:value-type="string" calcext:value-type="string">
            <text:p>5.4</text:p>
          </table:table-cell>
          <table:table-cell table:style-name="ce26" table:formula="of:=VALUE(MID([.I133];1;1))+IFERROR(VALUE(MID([.I133];3;1))/10;0)"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60" calcext:value-type="float">
            <text:p>20133960</text:p>
          </table:table-cell>
          <table:table-cell office:value-type="string" calcext:value-type="string">
            <text:p>K</text:p>
          </table:table-cell>
          <table:table-cell table:formula="of:=CONCATENATE([.F134];&quot;-&quot;;[.G134])" office:value-type="string" office:string-value="20133960-K" calcext:value-type="string">
            <text:p>20133960-K</text:p>
          </table:table-cell>
          <table:table-cell office:value-type="string" calcext:value-type="string">
            <text:p>5.3</text:p>
          </table:table-cell>
          <table:table-cell table:style-name="ce26" table:formula="of:=VALUE(MID([.I134];1;1))+IFERROR(VALUE(MID([.I134];3;1))/10;0)" office:value-type="float" office:value="5.3" calcext:value-type="float">
            <text:p>5.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60" calcext:value-type="float">
            <text:p>20133860</text:p>
          </table:table-cell>
          <table:table-cell office:value-type="float" office:value="3" calcext:value-type="float">
            <text:p>3</text:p>
          </table:table-cell>
          <table:table-cell table:formula="of:=CONCATENATE([.F135];&quot;-&quot;;[.G135])" office:value-type="string" office:string-value="20133860-3" calcext:value-type="string">
            <text:p>20133860-3</text:p>
          </table:table-cell>
          <table:table-cell office:value-type="string" calcext:value-type="string">
            <text:p>6.2</text:p>
          </table:table-cell>
          <table:table-cell table:style-name="ce26" table:formula="of:=VALUE(MID([.I135];1;1))+IFERROR(VALUE(MID([.I135];3;1))/10;0)" office:value-type="float" office:value="6.2" calcext:value-type="float">
            <text:p>6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343" calcext:value-type="float">
            <text:p>20133343</text:p>
          </table:table-cell>
          <table:table-cell office:value-type="float" office:value="1" calcext:value-type="float">
            <text:p>1</text:p>
          </table:table-cell>
          <table:table-cell table:formula="of:=CONCATENATE([.F136];&quot;-&quot;;[.G136])" office:value-type="string" office:string-value="20133343-1" calcext:value-type="string">
            <text:p>20133343-1</text:p>
          </table:table-cell>
          <table:table-cell office:value-type="string" calcext:value-type="string">
            <text:p>5.5</text:p>
          </table:table-cell>
          <table:table-cell table:style-name="ce26" table:formula="of:=VALUE(MID([.I136];1;1))+IFERROR(VALUE(MID([.I136];3;1))/10;0)"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030640" calcext:value-type="float">
            <text:p>20030640</text:p>
          </table:table-cell>
          <table:table-cell office:value-type="float" office:value="6" calcext:value-type="float">
            <text:p>6</text:p>
          </table:table-cell>
          <table:table-cell table:formula="of:=CONCATENATE([.F137];&quot;-&quot;;[.G137])" office:value-type="string" office:string-value="20030640-6" calcext:value-type="string">
            <text:p>20030640-6</text:p>
          </table:table-cell>
          <table:table-cell office:value-type="string" calcext:value-type="string">
            <text:p>4.9</text:p>
          </table:table-cell>
          <table:table-cell table:style-name="ce26" table:formula="of:=VALUE(MID([.I137];1;1))+IFERROR(VALUE(MID([.I137];3;1))/10;0)" office:value-type="float" office:value="4.9" calcext:value-type="float">
            <text:p>4.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408260" calcext:value-type="float">
            <text:p>20408260</text:p>
          </table:table-cell>
          <table:table-cell office:value-type="string" calcext:value-type="string">
            <text:p>K</text:p>
          </table:table-cell>
          <table:table-cell table:formula="of:=CONCATENATE([.F138];&quot;-&quot;;[.G138])" office:value-type="string" office:string-value="20408260-K" calcext:value-type="string">
            <text:p>20408260-K</text:p>
          </table:table-cell>
          <table:table-cell office:value-type="string" calcext:value-type="string">
            <text:p>5.5</text:p>
          </table:table-cell>
          <table:table-cell table:style-name="ce26" table:formula="of:=VALUE(MID([.I138];1;1))+IFERROR(VALUE(MID([.I138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19582217" calcext:value-type="float">
            <text:p>19582217</text:p>
          </table:table-cell>
          <table:table-cell office:value-type="float" office:value="4" calcext:value-type="float">
            <text:p>4</text:p>
          </table:table-cell>
          <table:table-cell table:formula="of:=CONCATENATE([.F139];&quot;-&quot;;[.G139])" office:value-type="string" office:string-value="19582217-4" calcext:value-type="string">
            <text:p>19582217-4</text:p>
          </table:table-cell>
          <table:table-cell office:value-type="string" calcext:value-type="string">
            <text:p>5.4</text:p>
          </table:table-cell>
          <table:table-cell table:style-name="ce26" table:formula="of:=VALUE(MID([.I139];1;1))+IFERROR(VALUE(MID([.I139];3;1))/10;0)" office:value-type="float" office:value="5.4" calcext:value-type="float">
            <text:p>5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068107" calcext:value-type="float">
            <text:p>20068107</text:p>
          </table:table-cell>
          <table:table-cell office:value-type="string" calcext:value-type="string">
            <text:p>K</text:p>
          </table:table-cell>
          <table:table-cell table:formula="of:=CONCATENATE([.F140];&quot;-&quot;;[.G140])" office:value-type="string" office:string-value="20068107-K" calcext:value-type="string">
            <text:p>20068107-K</text:p>
          </table:table-cell>
          <table:table-cell office:value-type="string" calcext:value-type="string">
            <text:p>5.2</text:p>
          </table:table-cell>
          <table:table-cell table:style-name="ce26" table:formula="of:=VALUE(MID([.I140];1;1))+IFERROR(VALUE(MID([.I140];3;1))/10;0)" office:value-type="float" office:value="5.2" calcext:value-type="float">
            <text:p>5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407902" calcext:value-type="float">
            <text:p>20407902</text:p>
          </table:table-cell>
          <table:table-cell office:value-type="float" office:value="1" calcext:value-type="float">
            <text:p>1</text:p>
          </table:table-cell>
          <table:table-cell table:formula="of:=CONCATENATE([.F141];&quot;-&quot;;[.G141])" office:value-type="string" office:string-value="20407902-1" calcext:value-type="string">
            <text:p>20407902-1</text:p>
          </table:table-cell>
          <table:table-cell office:value-type="string" calcext:value-type="string">
            <text:p>5.3</text:p>
          </table:table-cell>
          <table:table-cell table:style-name="ce26" table:formula="of:=VALUE(MID([.I141];1;1))+IFERROR(VALUE(MID([.I141];3;1))/10;0)" office:value-type="float" office:value="5.3" calcext:value-type="float">
            <text:p>5.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05" calcext:value-type="float">
            <text:p>20133905</text:p>
          </table:table-cell>
          <table:table-cell office:value-type="float" office:value="7" calcext:value-type="float">
            <text:p>7</text:p>
          </table:table-cell>
          <table:table-cell table:formula="of:=CONCATENATE([.F142];&quot;-&quot;;[.G142])" office:value-type="string" office:string-value="20133905-7" calcext:value-type="string">
            <text:p>20133905-7</text:p>
          </table:table-cell>
          <table:table-cell office:value-type="string" calcext:value-type="string">
            <text:p>5.6</text:p>
          </table:table-cell>
          <table:table-cell table:style-name="ce26" table:formula="of:=VALUE(MID([.I142];1;1))+IFERROR(VALUE(MID([.I142];3;1))/10;0)" office:value-type="float" office:value="5.6" calcext:value-type="float">
            <text:p>5.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317798" calcext:value-type="float">
            <text:p>20317798</text:p>
          </table:table-cell>
          <table:table-cell office:value-type="float" office:value="4" calcext:value-type="float">
            <text:p>4</text:p>
          </table:table-cell>
          <table:table-cell table:formula="of:=CONCATENATE([.F143];&quot;-&quot;;[.G143])" office:value-type="string" office:string-value="20317798-4" calcext:value-type="string">
            <text:p>20317798-4</text:p>
          </table:table-cell>
          <table:table-cell office:value-type="string" calcext:value-type="string">
            <text:p>5.1</text:p>
          </table:table-cell>
          <table:table-cell table:style-name="ce26" table:formula="of:=VALUE(MID([.I143];1;1))+IFERROR(VALUE(MID([.I143];3;1))/10;0)" office:value-type="float" office:value="5.1" calcext:value-type="float">
            <text:p>5.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133130" calcext:value-type="float">
            <text:p>20133130</text:p>
          </table:table-cell>
          <table:table-cell office:value-type="float" office:value="7" calcext:value-type="float">
            <text:p>7</text:p>
          </table:table-cell>
          <table:table-cell table:formula="of:=CONCATENATE([.F144];&quot;-&quot;;[.G144])" office:value-type="string" office:string-value="20133130-7" calcext:value-type="string">
            <text:p>20133130-7</text:p>
          </table:table-cell>
          <table:table-cell office:value-type="string" calcext:value-type="string">
            <text:p>5.6</text:p>
          </table:table-cell>
          <table:table-cell table:style-name="ce26" table:formula="of:=VALUE(MID([.I144];1;1))+IFERROR(VALUE(MID([.I144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01" calcext:value-type="float">
            <text:p>20407801</text:p>
          </table:table-cell>
          <table:table-cell office:value-type="float" office:value="7" calcext:value-type="float">
            <text:p>7</text:p>
          </table:table-cell>
          <table:table-cell table:formula="of:=CONCATENATE([.F145];&quot;-&quot;;[.G145])" office:value-type="string" office:string-value="20407801-7" calcext:value-type="string">
            <text:p>20407801-7</text:p>
          </table:table-cell>
          <table:table-cell office:value-type="string" calcext:value-type="string">
            <text:p>5.6</text:p>
          </table:table-cell>
          <table:table-cell table:style-name="ce26" table:formula="of:=VALUE(MID([.I145];1;1))+IFERROR(VALUE(MID([.I145];3;1))/10;0)"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089412" calcext:value-type="float">
            <text:p>20089412</text:p>
          </table:table-cell>
          <table:table-cell office:value-type="string" calcext:value-type="string">
            <text:p>K</text:p>
          </table:table-cell>
          <table:table-cell table:formula="of:=CONCATENATE([.F146];&quot;-&quot;;[.G146])" office:value-type="string" office:string-value="20089412-K" calcext:value-type="string">
            <text:p>20089412-K</text:p>
          </table:table-cell>
          <table:table-cell office:value-type="string" calcext:value-type="string">
            <text:p>5.3</text:p>
          </table:table-cell>
          <table:table-cell table:style-name="ce26" table:formula="of:=VALUE(MID([.I146];1;1))+IFERROR(VALUE(MID([.I146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2015" calcext:value-type="float">
            <text:p>2015</text:p>
          </table:table-cell>
          <table:table-cell office:value-type="float" office:value="20464726" calcext:value-type="float">
            <text:p>20464726</text:p>
          </table:table-cell>
          <table:table-cell office:value-type="float" office:value="7" calcext:value-type="float">
            <text:p>7</text:p>
          </table:table-cell>
          <table:table-cell table:formula="of:=CONCATENATE([.F147];&quot;-&quot;;[.G147])" office:value-type="string" office:string-value="20464726-7" calcext:value-type="string">
            <text:p>20464726-7</text:p>
          </table:table-cell>
          <table:table-cell office:value-type="string" calcext:value-type="string">
            <text:p>5.3</text:p>
          </table:table-cell>
          <table:table-cell table:style-name="ce26" table:formula="of:=VALUE(MID([.I147];1;1))+IFERROR(VALUE(MID([.I147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19594343" calcext:value-type="float">
            <text:p>19594343</text:p>
          </table:table-cell>
          <table:table-cell office:value-type="float" office:value="5" calcext:value-type="float">
            <text:p>5</text:p>
          </table:table-cell>
          <table:table-cell table:formula="of:=CONCATENATE([.F148];&quot;-&quot;;[.G148])" office:value-type="string" office:string-value="19594343-5" calcext:value-type="string">
            <text:p>19594343-5</text:p>
          </table:table-cell>
          <table:table-cell office:value-type="string" calcext:value-type="string">
            <text:p>4.9</text:p>
          </table:table-cell>
          <table:table-cell table:style-name="ce26" table:formula="of:=VALUE(MID([.I148];1;1))+IFERROR(VALUE(MID([.I148];3;1))/10;0)" office:value-type="float" office:value="4.9" calcext:value-type="float">
            <text:p>4.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3226" calcext:value-type="float">
            <text:p>20133226</text:p>
          </table:table-cell>
          <table:table-cell office:value-type="float" office:value="5" calcext:value-type="float">
            <text:p>5</text:p>
          </table:table-cell>
          <table:table-cell table:formula="of:=CONCATENATE([.F149];&quot;-&quot;;[.G149])" office:value-type="string" office:string-value="20133226-5" calcext:value-type="string">
            <text:p>20133226-5</text:p>
          </table:table-cell>
          <table:table-cell office:value-type="string" calcext:value-type="string">
            <text:p>5.9</text:p>
          </table:table-cell>
          <table:table-cell table:style-name="ce26" table:formula="of:=VALUE(MID([.I149];1;1))+IFERROR(VALUE(MID([.I149];3;1))/10;0)" office:value-type="float" office:value="5.9" calcext:value-type="float">
            <text:p>5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16" calcext:value-type="float">
            <text:p>20408016</text:p>
          </table:table-cell>
          <table:table-cell office:value-type="string" calcext:value-type="string">
            <text:p>K</text:p>
          </table:table-cell>
          <table:table-cell table:formula="of:=CONCATENATE([.F150];&quot;-&quot;;[.G150])" office:value-type="string" office:string-value="20408016-K" calcext:value-type="string">
            <text:p>20408016-K</text:p>
          </table:table-cell>
          <table:table-cell office:value-type="string" calcext:value-type="string">
            <text:p>6.1</text:p>
          </table:table-cell>
          <table:table-cell table:style-name="ce26" table:formula="of:=VALUE(MID([.I150];1;1))+IFERROR(VALUE(MID([.I150];3;1))/10;0)" office:value-type="float" office:value="6.1" calcext:value-type="float">
            <text:p>6.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11" calcext:value-type="float">
            <text:p>20407811</text:p>
          </table:table-cell>
          <table:table-cell office:value-type="float" office:value="4" calcext:value-type="float">
            <text:p>4</text:p>
          </table:table-cell>
          <table:table-cell table:formula="of:=CONCATENATE([.F151];&quot;-&quot;;[.G151])" office:value-type="string" office:string-value="20407811-4" calcext:value-type="string">
            <text:p>20407811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51];1;1))+IFERROR(VALUE(MID([.I151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301211" calcext:value-type="float">
            <text:p>20301211</text:p>
          </table:table-cell>
          <table:table-cell office:value-type="string" calcext:value-type="string">
            <text:p>K</text:p>
          </table:table-cell>
          <table:table-cell table:formula="of:=CONCATENATE([.F152];&quot;-&quot;;[.G152])" office:value-type="string" office:string-value="20301211-K" calcext:value-type="string">
            <text:p>20301211-K</text:p>
          </table:table-cell>
          <table:table-cell office:value-type="string" calcext:value-type="string">
            <text:p>5.2</text:p>
          </table:table-cell>
          <table:table-cell table:style-name="ce26" table:formula="of:=VALUE(MID([.I152];1;1))+IFERROR(VALUE(MID([.I152];3;1))/10;0)"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45" calcext:value-type="float">
            <text:p>20133945</text:p>
          </table:table-cell>
          <table:table-cell office:value-type="float" office:value="6" calcext:value-type="float">
            <text:p>6</text:p>
          </table:table-cell>
          <table:table-cell table:formula="of:=CONCATENATE([.F153];&quot;-&quot;;[.G153])" office:value-type="string" office:string-value="20133945-6" calcext:value-type="string">
            <text:p>20133945-6</text:p>
          </table:table-cell>
          <table:table-cell office:value-type="string" calcext:value-type="string">
            <text:p>5.5</text:p>
          </table:table-cell>
          <table:table-cell table:style-name="ce26" table:formula="of:=VALUE(MID([.I153];1;1))+IFERROR(VALUE(MID([.I153];3;1))/10;0)" office:value-type="float" office:value="5.5" calcext:value-type="float">
            <text:p>5.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2819" calcext:value-type="float">
            <text:p>20132819</text:p>
          </table:table-cell>
          <table:table-cell office:value-type="float" office:value="5" calcext:value-type="float">
            <text:p>5</text:p>
          </table:table-cell>
          <table:table-cell table:formula="of:=CONCATENATE([.F154];&quot;-&quot;;[.G154])" office:value-type="string" office:string-value="20132819-5" calcext:value-type="string">
            <text:p>20132819-5</text:p>
          </table:table-cell>
          <table:table-cell office:value-type="string" calcext:value-type="string">
            <text:p>5.1</text:p>
          </table:table-cell>
          <table:table-cell table:style-name="ce26" table:formula="of:=VALUE(MID([.I154];1;1))+IFERROR(VALUE(MID([.I154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7927" calcext:value-type="float">
            <text:p>20407927</text:p>
          </table:table-cell>
          <table:table-cell office:value-type="float" office:value="7" calcext:value-type="float">
            <text:p>7</text:p>
          </table:table-cell>
          <table:table-cell table:formula="of:=CONCATENATE([.F155];&quot;-&quot;;[.G155])" office:value-type="string" office:string-value="20407927-7" calcext:value-type="string">
            <text:p>20407927-7</text:p>
          </table:table-cell>
          <table:table-cell office:value-type="string" calcext:value-type="string">
            <text:p>5.6</text:p>
          </table:table-cell>
          <table:table-cell table:style-name="ce26" table:formula="of:=VALUE(MID([.I155];1;1))+IFERROR(VALUE(MID([.I155];3;1))/10;0)" office:value-type="float" office:value="5.6" calcext:value-type="float">
            <text:p>5.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82810" calcext:value-type="float">
            <text:p>20482810</text:p>
          </table:table-cell>
          <table:table-cell office:value-type="float" office:value="5" calcext:value-type="float">
            <text:p>5</text:p>
          </table:table-cell>
          <table:table-cell table:formula="of:=CONCATENATE([.F156];&quot;-&quot;;[.G156])" office:value-type="string" office:string-value="20482810-5" calcext:value-type="string">
            <text:p>20482810-5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56];1;1))+IFERROR(VALUE(MID([.I156];3;1))/10;0)" office:value-type="float" office:value="5" calcext:value-type="float">
            <text:p>5.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15" calcext:value-type="float">
            <text:p>20133715</text:p>
          </table:table-cell>
          <table:table-cell office:value-type="float" office:value="1" calcext:value-type="float">
            <text:p>1</text:p>
          </table:table-cell>
          <table:table-cell table:formula="of:=CONCATENATE([.F157];&quot;-&quot;;[.G157])" office:value-type="string" office:string-value="20133715-1" calcext:value-type="string">
            <text:p>20133715-1</text:p>
          </table:table-cell>
          <table:table-cell office:value-type="string" calcext:value-type="string">
            <text:p>5.1</text:p>
          </table:table-cell>
          <table:table-cell table:style-name="ce26" table:formula="of:=VALUE(MID([.I157];1;1))+IFERROR(VALUE(MID([.I157];3;1))/10;0)" office:value-type="float" office:value="5.1" calcext:value-type="float">
            <text:p>5.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83" calcext:value-type="float">
            <text:p>20407783</text:p>
          </table:table-cell>
          <table:table-cell office:value-type="float" office:value="5" calcext:value-type="float">
            <text:p>5</text:p>
          </table:table-cell>
          <table:table-cell table:formula="of:=CONCATENATE([.F158];&quot;-&quot;;[.G158])" office:value-type="string" office:string-value="20407783-5" calcext:value-type="string">
            <text:p>20407783-5</text:p>
          </table:table-cell>
          <table:table-cell office:value-type="string" calcext:value-type="string">
            <text:p>5.4</text:p>
          </table:table-cell>
          <table:table-cell table:style-name="ce26" table:formula="of:=VALUE(MID([.I158];1;1))+IFERROR(VALUE(MID([.I158];3;1))/10;0)"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2581" calcext:value-type="float">
            <text:p>20132581</text:p>
          </table:table-cell>
          <table:table-cell office:value-type="float" office:value="1" calcext:value-type="float">
            <text:p>1</text:p>
          </table:table-cell>
          <table:table-cell table:formula="of:=CONCATENATE([.F159];&quot;-&quot;;[.G159])" office:value-type="string" office:string-value="20132581-1" calcext:value-type="string">
            <text:p>20132581-1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59];1;1))+IFERROR(VALUE(MID([.I159];3;1))/10;0)" office:value-type="float" office:value="5" calcext:value-type="float">
            <text:p>5.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19888323" calcext:value-type="float">
            <text:p>19888323</text:p>
          </table:table-cell>
          <table:table-cell office:value-type="float" office:value="9" calcext:value-type="float">
            <text:p>9</text:p>
          </table:table-cell>
          <table:table-cell table:formula="of:=CONCATENATE([.F160];&quot;-&quot;;[.G160])" office:value-type="string" office:string-value="19888323-9" calcext:value-type="string">
            <text:p>19888323-9</text:p>
          </table:table-cell>
          <table:table-cell office:value-type="string" calcext:value-type="string">
            <text:p>5.2</text:p>
          </table:table-cell>
          <table:table-cell table:style-name="ce26" table:formula="of:=VALUE(MID([.I160];1;1))+IFERROR(VALUE(MID([.I160];3;1))/10;0)" office:value-type="float" office:value="5.2" calcext:value-type="float">
            <text:p>5.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3282" calcext:value-type="float">
            <text:p>20133282</text:p>
          </table:table-cell>
          <table:table-cell office:value-type="float" office:value="6" calcext:value-type="float">
            <text:p>6</text:p>
          </table:table-cell>
          <table:table-cell table:formula="of:=CONCATENATE([.F161];&quot;-&quot;;[.G161])" office:value-type="string" office:string-value="20133282-6" calcext:value-type="string">
            <text:p>20133282-6</text:p>
          </table:table-cell>
          <table:table-cell office:value-type="string" calcext:value-type="string">
            <text:p>5.2</text:p>
          </table:table-cell>
          <table:table-cell table:style-name="ce26" table:formula="of:=VALUE(MID([.I161];1;1))+IFERROR(VALUE(MID([.I161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3084" calcext:value-type="float">
            <text:p>20133084</text:p>
          </table:table-cell>
          <table:table-cell office:value-type="string" calcext:value-type="string">
            <text:p>K</text:p>
          </table:table-cell>
          <table:table-cell table:formula="of:=CONCATENATE([.F162];&quot;-&quot;;[.G162])" office:value-type="string" office:string-value="20133084-K" calcext:value-type="string">
            <text:p>20133084-K</text:p>
          </table:table-cell>
          <table:table-cell office:value-type="string" calcext:value-type="string">
            <text:p>5.3</text:p>
          </table:table-cell>
          <table:table-cell table:style-name="ce26" table:formula="of:=VALUE(MID([.I162];1;1))+IFERROR(VALUE(MID([.I162];3;1))/10;0)"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87" calcext:value-type="float">
            <text:p>20133587</text:p>
          </table:table-cell>
          <table:table-cell office:value-type="float" office:value="6" calcext:value-type="float">
            <text:p>6</text:p>
          </table:table-cell>
          <table:table-cell table:formula="of:=CONCATENATE([.F163];&quot;-&quot;;[.G163])" office:value-type="string" office:string-value="20133587-6" calcext:value-type="string">
            <text:p>20133587-6</text:p>
          </table:table-cell>
          <table:table-cell office:value-type="string" calcext:value-type="string">
            <text:p>5.8</text:p>
          </table:table-cell>
          <table:table-cell table:style-name="ce26" table:formula="of:=VALUE(MID([.I163];1;1))+IFERROR(VALUE(MID([.I163];3;1))/10;0)" office:value-type="float" office:value="5.8" calcext:value-type="float">
            <text:p>5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30" calcext:value-type="float">
            <text:p>20407730</text:p>
          </table:table-cell>
          <table:table-cell office:value-type="float" office:value="4" calcext:value-type="float">
            <text:p>4</text:p>
          </table:table-cell>
          <table:table-cell table:formula="of:=CONCATENATE([.F164];&quot;-&quot;;[.G164])" office:value-type="string" office:string-value="20407730-4" calcext:value-type="string">
            <text:p>20407730-4</text:p>
          </table:table-cell>
          <table:table-cell office:value-type="string" calcext:value-type="string">
            <text:p>5.3</text:p>
          </table:table-cell>
          <table:table-cell table:style-name="ce26" table:formula="of:=VALUE(MID([.I164];1;1))+IFERROR(VALUE(MID([.I164];3;1))/10;0)" office:value-type="float" office:value="5.3" calcext:value-type="float">
            <text:p>5.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221270" calcext:value-type="float">
            <text:p>20221270</text:p>
          </table:table-cell>
          <table:table-cell office:value-type="float" office:value="0" calcext:value-type="float">
            <text:p>0</text:p>
          </table:table-cell>
          <table:table-cell table:formula="of:=CONCATENATE([.F165];&quot;-&quot;;[.G165])" office:value-type="string" office:string-value="20221270-0" calcext:value-type="string">
            <text:p>20221270-0</text:p>
          </table:table-cell>
          <table:table-cell office:value-type="string" calcext:value-type="string">
            <text:p>5.2</text:p>
          </table:table-cell>
          <table:table-cell table:style-name="ce26" table:formula="of:=VALUE(MID([.I165];1;1))+IFERROR(VALUE(MID([.I165];3;1))/10;0)"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3666" calcext:value-type="float">
            <text:p>20133666</text:p>
          </table:table-cell>
          <table:table-cell office:value-type="string" calcext:value-type="string">
            <text:p>K</text:p>
          </table:table-cell>
          <table:table-cell table:formula="of:=CONCATENATE([.F166];&quot;-&quot;;[.G166])" office:value-type="string" office:string-value="20133666-K" calcext:value-type="string">
            <text:p>20133666-K</text:p>
          </table:table-cell>
          <table:table-cell office:value-type="string" calcext:value-type="string">
            <text:p>6.1</text:p>
          </table:table-cell>
          <table:table-cell table:style-name="ce26" table:formula="of:=VALUE(MID([.I166];1;1))+IFERROR(VALUE(MID([.I166];3;1))/10;0)" office:value-type="float" office:value="6.1" calcext:value-type="float">
            <text:p>6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2658" calcext:value-type="float">
            <text:p>20132658</text:p>
          </table:table-cell>
          <table:table-cell office:value-type="float" office:value="3" calcext:value-type="float">
            <text:p>3</text:p>
          </table:table-cell>
          <table:table-cell table:formula="of:=CONCATENATE([.F167];&quot;-&quot;;[.G167])" office:value-type="string" office:string-value="20132658-3" calcext:value-type="string">
            <text:p>20132658-3</text:p>
          </table:table-cell>
          <table:table-cell office:value-type="string" calcext:value-type="string">
            <text:p>5.4</text:p>
          </table:table-cell>
          <table:table-cell table:style-name="ce26" table:formula="of:=VALUE(MID([.I167];1;1))+IFERROR(VALUE(MID([.I167];3;1))/10;0)" office:value-type="float" office:value="5.4" calcext:value-type="float">
            <text:p>5.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8237" calcext:value-type="float">
            <text:p>20408237</text:p>
          </table:table-cell>
          <table:table-cell office:value-type="float" office:value="5" calcext:value-type="float">
            <text:p>5</text:p>
          </table:table-cell>
          <table:table-cell table:formula="of:=CONCATENATE([.F168];&quot;-&quot;;[.G168])" office:value-type="string" office:string-value="20408237-5" calcext:value-type="string">
            <text:p>20408237-5</text:p>
          </table:table-cell>
          <table:table-cell office:value-type="string" calcext:value-type="string">
            <text:p>5.6</text:p>
          </table:table-cell>
          <table:table-cell table:style-name="ce26" table:formula="of:=VALUE(MID([.I168];1;1))+IFERROR(VALUE(MID([.I168];3;1))/10;0)" office:value-type="float" office:value="5.6" calcext:value-type="float">
            <text:p>5.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19887823" calcext:value-type="float">
            <text:p>19887823</text:p>
          </table:table-cell>
          <table:table-cell office:value-type="float" office:value="5" calcext:value-type="float">
            <text:p>5</text:p>
          </table:table-cell>
          <table:table-cell table:formula="of:=CONCATENATE([.F169];&quot;-&quot;;[.G169])" office:value-type="string" office:string-value="19887823-5" calcext:value-type="string">
            <text:p>19887823-5</text:p>
          </table:table-cell>
          <table:table-cell office:value-type="string" calcext:value-type="string">
            <text:p>5.3</text:p>
          </table:table-cell>
          <table:table-cell table:style-name="ce26" table:formula="of:=VALUE(MID([.I169];1;1))+IFERROR(VALUE(MID([.I169];3;1))/10;0)" office:value-type="float" office:value="5.3" calcext:value-type="float">
            <text:p>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31" calcext:value-type="float">
            <text:p>20133831</text:p>
          </table:table-cell>
          <table:table-cell office:value-type="string" calcext:value-type="string">
            <text:p>K</text:p>
          </table:table-cell>
          <table:table-cell table:formula="of:=CONCATENATE([.F170];&quot;-&quot;;[.G170])" office:value-type="string" office:string-value="20133831-K" calcext:value-type="string">
            <text:p>20133831-K</text:p>
          </table:table-cell>
          <table:table-cell office:value-type="string" calcext:value-type="string">
            <text:p>5.5</text:p>
          </table:table-cell>
          <table:table-cell table:style-name="ce26" table:formula="of:=VALUE(MID([.I170];1;1))+IFERROR(VALUE(MID([.I170];3;1))/10;0)" office:value-type="float" office:value="5.5" calcext:value-type="float">
            <text:p>5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8284" calcext:value-type="float">
            <text:p>20408284</text:p>
          </table:table-cell>
          <table:table-cell office:value-type="float" office:value="7" calcext:value-type="float">
            <text:p>7</text:p>
          </table:table-cell>
          <table:table-cell table:formula="of:=CONCATENATE([.F171];&quot;-&quot;;[.G171])" office:value-type="string" office:string-value="20408284-7" calcext:value-type="string">
            <text:p>20408284-7</text:p>
          </table:table-cell>
          <table:table-cell office:value-type="string" calcext:value-type="string">
            <text:p>5.9</text:p>
          </table:table-cell>
          <table:table-cell table:style-name="ce26" table:formula="of:=VALUE(MID([.I171];1;1))+IFERROR(VALUE(MID([.I171];3;1))/10;0)" office:value-type="float" office:value="5.9" calcext:value-type="float">
            <text:p>5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19716599" calcext:value-type="float">
            <text:p>19716599</text:p>
          </table:table-cell>
          <table:table-cell office:value-type="float" office:value="5" calcext:value-type="float">
            <text:p>5</text:p>
          </table:table-cell>
          <table:table-cell table:formula="of:=CONCATENATE([.F172];&quot;-&quot;;[.G172])" office:value-type="string" office:string-value="19716599-5" calcext:value-type="string">
            <text:p>19716599-5</text:p>
          </table:table-cell>
          <table:table-cell office:value-type="string" calcext:value-type="string">
            <text:p>5.1</text:p>
          </table:table-cell>
          <table:table-cell table:style-name="ce26" table:formula="of:=VALUE(MID([.I172];1;1))+IFERROR(VALUE(MID([.I172];3;1))/10;0)" office:value-type="float" office:value="5.1" calcext:value-type="float">
            <text:p>5.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77" calcext:value-type="float">
            <text:p>20133877</text:p>
          </table:table-cell>
          <table:table-cell office:value-type="float" office:value="8" calcext:value-type="float">
            <text:p>8</text:p>
          </table:table-cell>
          <table:table-cell table:formula="of:=CONCATENATE([.F173];&quot;-&quot;;[.G173])" office:value-type="string" office:string-value="20133877-8" calcext:value-type="string">
            <text:p>20133877-8</text:p>
          </table:table-cell>
          <table:table-cell office:value-type="string" calcext:value-type="string">
            <text:p>5.5</text:p>
          </table:table-cell>
          <table:table-cell table:style-name="ce26" table:formula="of:=VALUE(MID([.I173];1;1))+IFERROR(VALUE(MID([.I173];3;1))/10;0)" office:value-type="float" office:value="5.5" calcext:value-type="float">
            <text:p>5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19888713" calcext:value-type="float">
            <text:p>19888713</text:p>
          </table:table-cell>
          <table:table-cell office:value-type="float" office:value="7" calcext:value-type="float">
            <text:p>7</text:p>
          </table:table-cell>
          <table:table-cell table:formula="of:=CONCATENATE([.F174];&quot;-&quot;;[.G174])" office:value-type="string" office:string-value="19888713-7" calcext:value-type="string">
            <text:p>19888713-7</text:p>
          </table:table-cell>
          <table:table-cell office:value-type="string" calcext:value-type="string">
            <text:p>4.8</text:p>
          </table:table-cell>
          <table:table-cell table:style-name="ce26" table:formula="of:=VALUE(MID([.I174];1;1))+IFERROR(VALUE(MID([.I174];3;1))/10;0)" office:value-type="float" office:value="4.8" calcext:value-type="float">
            <text:p>4.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8429" calcext:value-type="float">
            <text:p>20408429</text:p>
          </table:table-cell>
          <table:table-cell office:value-type="float" office:value="7" calcext:value-type="float">
            <text:p>7</text:p>
          </table:table-cell>
          <table:table-cell table:formula="of:=CONCATENATE([.F175];&quot;-&quot;;[.G175])" office:value-type="string" office:string-value="20408429-7" calcext:value-type="string">
            <text:p>20408429-7</text:p>
          </table:table-cell>
          <table:table-cell office:value-type="string" calcext:value-type="string">
            <text:p>5.7</text:p>
          </table:table-cell>
          <table:table-cell table:style-name="ce26" table:formula="of:=VALUE(MID([.I175];1;1))+IFERROR(VALUE(MID([.I175];3;1))/10;0)" office:value-type="float" office:value="5.7" calcext:value-type="float">
            <text:p>5.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23" calcext:value-type="float">
            <text:p>20407723</text:p>
          </table:table-cell>
          <table:table-cell office:value-type="float" office:value="1" calcext:value-type="float">
            <text:p>1</text:p>
          </table:table-cell>
          <table:table-cell table:formula="of:=CONCATENATE([.F176];&quot;-&quot;;[.G176])" office:value-type="string" office:string-value="20407723-1" calcext:value-type="string">
            <text:p>20407723-1</text:p>
          </table:table-cell>
          <table:table-cell office:value-type="string" calcext:value-type="string">
            <text:p>5.3</text:p>
          </table:table-cell>
          <table:table-cell table:style-name="ce26" table:formula="of:=VALUE(MID([.I176];1;1))+IFERROR(VALUE(MID([.I176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137625" calcext:value-type="float">
            <text:p>20137625</text:p>
          </table:table-cell>
          <table:table-cell office:value-type="float" office:value="4" calcext:value-type="float">
            <text:p>4</text:p>
          </table:table-cell>
          <table:table-cell table:formula="of:=CONCATENATE([.F177];&quot;-&quot;;[.G177])" office:value-type="string" office:string-value="20137625-4" calcext:value-type="string">
            <text:p>20137625-4</text:p>
          </table:table-cell>
          <table:table-cell office:value-type="string" calcext:value-type="string">
            <text:p>5.6</text:p>
          </table:table-cell>
          <table:table-cell table:style-name="ce26" table:formula="of:=VALUE(MID([.I177];1;1))+IFERROR(VALUE(MID([.I177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08316" calcext:value-type="float">
            <text:p>20408316</text:p>
          </table:table-cell>
          <table:table-cell office:value-type="float" office:value="9" calcext:value-type="float">
            <text:p>9</text:p>
          </table:table-cell>
          <table:table-cell table:formula="of:=CONCATENATE([.F178];&quot;-&quot;;[.G178])" office:value-type="string" office:string-value="20408316-9" calcext:value-type="string">
            <text:p>20408316-9</text:p>
          </table:table-cell>
          <table:table-cell office:value-type="string" calcext:value-type="string">
            <text:p>5.1</text:p>
          </table:table-cell>
          <table:table-cell table:style-name="ce26" table:formula="of:=VALUE(MID([.I178];1;1))+IFERROR(VALUE(MID([.I178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19846331" calcext:value-type="float">
            <text:p>19846331</text:p>
          </table:table-cell>
          <table:table-cell office:value-type="float" office:value="0" calcext:value-type="float">
            <text:p>0</text:p>
          </table:table-cell>
          <table:table-cell table:formula="of:=CONCATENATE([.F179];&quot;-&quot;;[.G179])" office:value-type="string" office:string-value="19846331-0" calcext:value-type="string">
            <text:p>19846331-0</text:p>
          </table:table-cell>
          <table:table-cell office:value-type="string" calcext:value-type="string">
            <text:p>5.9</text:p>
          </table:table-cell>
          <table:table-cell table:style-name="ce26" table:formula="of:=VALUE(MID([.I179];1;1))+IFERROR(VALUE(MID([.I179];3;1))/10;0)" office:value-type="float" office:value="5.9" calcext:value-type="float">
            <text:p>5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office:value-type="float" office:value="20495265" calcext:value-type="float">
            <text:p>20495265</text:p>
          </table:table-cell>
          <table:table-cell office:value-type="float" office:value="5" calcext:value-type="float">
            <text:p>5</text:p>
          </table:table-cell>
          <table:table-cell table:formula="of:=CONCATENATE([.F180];&quot;-&quot;;[.G180])" office:value-type="string" office:string-value="20495265-5" calcext:value-type="string">
            <text:p>20495265-5</text:p>
          </table:table-cell>
          <table:table-cell office:value-type="string" calcext:value-type="string">
            <text:p>5.5</text:p>
          </table:table-cell>
          <table:table-cell table:style-name="ce26" table:formula="of:=VALUE(MID([.I180];1;1))+IFERROR(VALUE(MID([.I180];3;1))/10;0)"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80" calcext:value-type="float">
            <text:p>20408080</text:p>
          </table:table-cell>
          <table:table-cell office:value-type="float" office:value="1" calcext:value-type="float">
            <text:p>1</text:p>
          </table:table-cell>
          <table:table-cell table:formula="of:=CONCATENATE([.F181];&quot;-&quot;;[.G181])" office:value-type="string" office:string-value="20408080-1" calcext:value-type="string">
            <text:p>20408080-1</text:p>
          </table:table-cell>
          <table:table-cell office:value-type="string" calcext:value-type="string">
            <text:p>5.2</text:p>
          </table:table-cell>
          <table:table-cell table:style-name="ce26" table:formula="of:=VALUE(MID([.I181];1;1))+IFERROR(VALUE(MID([.I181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9581119" calcext:value-type="float">
            <text:p>19581119</text:p>
          </table:table-cell>
          <table:table-cell office:value-type="float" office:value="9" calcext:value-type="float">
            <text:p>9</text:p>
          </table:table-cell>
          <table:table-cell table:formula="of:=CONCATENATE([.F182];&quot;-&quot;;[.G182])" office:value-type="string" office:string-value="19581119-9" calcext:value-type="string">
            <text:p>19581119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82];1;1))+IFERROR(VALUE(MID([.I182];3;1))/10;0)" office:value-type="float" office:value="5" calcext:value-type="float">
            <text:p>5.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71" calcext:value-type="float">
            <text:p>20407771</text:p>
          </table:table-cell>
          <table:table-cell office:value-type="float" office:value="1" calcext:value-type="float">
            <text:p>1</text:p>
          </table:table-cell>
          <table:table-cell table:formula="of:=CONCATENATE([.F183];&quot;-&quot;;[.G183])" office:value-type="string" office:string-value="20407771-1" calcext:value-type="string">
            <text:p>20407771-1</text:p>
          </table:table-cell>
          <table:table-cell office:value-type="string" calcext:value-type="string">
            <text:p>5.2</text:p>
          </table:table-cell>
          <table:table-cell table:style-name="ce26" table:formula="of:=VALUE(MID([.I183];1;1))+IFERROR(VALUE(MID([.I183];3;1))/10;0)"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408221" calcext:value-type="float">
            <text:p>20408221</text:p>
          </table:table-cell>
          <table:table-cell office:value-type="float" office:value="9" calcext:value-type="float">
            <text:p>9</text:p>
          </table:table-cell>
          <table:table-cell table:formula="of:=CONCATENATE([.F184];&quot;-&quot;;[.G184])" office:value-type="string" office:string-value="20408221-9" calcext:value-type="string">
            <text:p>20408221-9</text:p>
          </table:table-cell>
          <table:table-cell office:value-type="string" calcext:value-type="string">
            <text:p>4.9</text:p>
          </table:table-cell>
          <table:table-cell table:style-name="ce26" table:formula="of:=VALUE(MID([.I184];1;1))+IFERROR(VALUE(MID([.I184];3;1))/10;0)" office:value-type="float" office:value="4.9" calcext:value-type="float">
            <text:p>4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34" calcext:value-type="float">
            <text:p>20133934</text:p>
          </table:table-cell>
          <table:table-cell office:value-type="float" office:value="0" calcext:value-type="float">
            <text:p>0</text:p>
          </table:table-cell>
          <table:table-cell table:formula="of:=CONCATENATE([.F185];&quot;-&quot;;[.G185])" office:value-type="string" office:string-value="20133934-0" calcext:value-type="string">
            <text:p>20133934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85];1;1))+IFERROR(VALUE(MID([.I185];3;1))/10;0)" office:value-type="float" office:value="5" calcext:value-type="float">
            <text:p>5.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9888635" calcext:value-type="float">
            <text:p>19888635</text:p>
          </table:table-cell>
          <table:table-cell office:value-type="float" office:value="1" calcext:value-type="float">
            <text:p>1</text:p>
          </table:table-cell>
          <table:table-cell table:formula="of:=CONCATENATE([.F186];&quot;-&quot;;[.G186])" office:value-type="string" office:string-value="19888635-1" calcext:value-type="string">
            <text:p>19888635-1</text:p>
          </table:table-cell>
          <table:table-cell office:value-type="string" calcext:value-type="string">
            <text:p>4.9</text:p>
          </table:table-cell>
          <table:table-cell table:style-name="ce26" table:formula="of:=VALUE(MID([.I186];1;1))+IFERROR(VALUE(MID([.I186];3;1))/10;0)" office:value-type="float" office:value="4.9" calcext:value-type="float">
            <text:p>4.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3635" calcext:value-type="float">
            <text:p>20133635</text:p>
          </table:table-cell>
          <table:table-cell office:value-type="string" calcext:value-type="string">
            <text:p>K</text:p>
          </table:table-cell>
          <table:table-cell table:formula="of:=CONCATENATE([.F187];&quot;-&quot;;[.G187])" office:value-type="string" office:string-value="20133635-K" calcext:value-type="string">
            <text:p>20133635-K</text:p>
          </table:table-cell>
          <table:table-cell office:value-type="string" calcext:value-type="string">
            <text:p>5.1</text:p>
          </table:table-cell>
          <table:table-cell table:style-name="ce26" table:formula="of:=VALUE(MID([.I187];1;1))+IFERROR(VALUE(MID([.I187];3;1))/10;0)"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79" calcext:value-type="float">
            <text:p>20133979</text:p>
          </table:table-cell>
          <table:table-cell office:value-type="float" office:value="0" calcext:value-type="float">
            <text:p>0</text:p>
          </table:table-cell>
          <table:table-cell table:formula="of:=CONCATENATE([.F188];&quot;-&quot;;[.G188])" office:value-type="string" office:string-value="20133979-0" calcext:value-type="string">
            <text:p>20133979-0</text:p>
          </table:table-cell>
          <table:table-cell office:value-type="string" calcext:value-type="string">
            <text:p>5.1</text:p>
          </table:table-cell>
          <table:table-cell table:style-name="ce26" table:formula="of:=VALUE(MID([.I188];1;1))+IFERROR(VALUE(MID([.I188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403235" calcext:value-type="float">
            <text:p>20403235</text:p>
          </table:table-cell>
          <table:table-cell office:value-type="float" office:value="1" calcext:value-type="float">
            <text:p>1</text:p>
          </table:table-cell>
          <table:table-cell table:formula="of:=CONCATENATE([.F189];&quot;-&quot;;[.G189])" office:value-type="string" office:string-value="20403235-1" calcext:value-type="string">
            <text:p>20403235-1</text:p>
          </table:table-cell>
          <table:table-cell office:value-type="string" calcext:value-type="string">
            <text:p>5.5</text:p>
          </table:table-cell>
          <table:table-cell table:style-name="ce26" table:formula="of:=VALUE(MID([.I189];1;1))+IFERROR(VALUE(MID([.I189];3;1))/10;0)"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41" calcext:value-type="float">
            <text:p>20408041</text:p>
          </table:table-cell>
          <table:table-cell office:value-type="float" office:value="0" calcext:value-type="float">
            <text:p>0</text:p>
          </table:table-cell>
          <table:table-cell table:formula="of:=CONCATENATE([.F190];&quot;-&quot;;[.G190])" office:value-type="string" office:string-value="20408041-0" calcext:value-type="string">
            <text:p>20408041-0</text:p>
          </table:table-cell>
          <table:table-cell office:value-type="string" calcext:value-type="string">
            <text:p>5.1</text:p>
          </table:table-cell>
          <table:table-cell table:style-name="ce26" table:formula="of:=VALUE(MID([.I190];1;1))+IFERROR(VALUE(MID([.I190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80" calcext:value-type="float">
            <text:p>20133980</text:p>
          </table:table-cell>
          <table:table-cell office:value-type="float" office:value="4" calcext:value-type="float">
            <text:p>4</text:p>
          </table:table-cell>
          <table:table-cell table:formula="of:=CONCATENATE([.F191];&quot;-&quot;;[.G191])" office:value-type="string" office:string-value="20133980-4" calcext:value-type="string">
            <text:p>20133980-4</text:p>
          </table:table-cell>
          <table:table-cell office:value-type="string" calcext:value-type="string">
            <text:p>5.1</text:p>
          </table:table-cell>
          <table:table-cell table:style-name="ce26" table:formula="of:=VALUE(MID([.I191];1;1))+IFERROR(VALUE(MID([.I191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82338" calcext:value-type="float">
            <text:p>20182338</text:p>
          </table:table-cell>
          <table:table-cell office:value-type="float" office:value="2" calcext:value-type="float">
            <text:p>2</text:p>
          </table:table-cell>
          <table:table-cell table:formula="of:=CONCATENATE([.F192];&quot;-&quot;;[.G192])" office:value-type="string" office:string-value="20182338-2" calcext:value-type="string">
            <text:p>20182338-2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92];1;1))+IFERROR(VALUE(MID([.I192];3;1))/10;0)" office:value-type="float" office:value="5" calcext:value-type="float">
            <text:p>5.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9887768" calcext:value-type="float">
            <text:p>19887768</text:p>
          </table:table-cell>
          <table:table-cell office:value-type="float" office:value="9" calcext:value-type="float">
            <text:p>9</text:p>
          </table:table-cell>
          <table:table-cell table:formula="of:=CONCATENATE([.F193];&quot;-&quot;;[.G193])" office:value-type="string" office:string-value="19887768-9" calcext:value-type="string">
            <text:p>19887768-9</text:p>
          </table:table-cell>
          <table:table-cell office:value-type="string" calcext:value-type="string">
            <text:p>4.9</text:p>
          </table:table-cell>
          <table:table-cell table:style-name="ce26" table:formula="of:=VALUE(MID([.I193];1;1))+IFERROR(VALUE(MID([.I193];3;1))/10;0)"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41208" calcext:value-type="float">
            <text:p>20141208</text:p>
          </table:table-cell>
          <table:table-cell office:value-type="float" office:value="0" calcext:value-type="float">
            <text:p>0</text:p>
          </table:table-cell>
          <table:table-cell table:formula="of:=CONCATENATE([.F194];&quot;-&quot;;[.G194])" office:value-type="string" office:string-value="20141208-0" calcext:value-type="string">
            <text:p>20141208-0</text:p>
          </table:table-cell>
          <table:table-cell office:value-type="string" calcext:value-type="string">
            <text:p>5.5</text:p>
          </table:table-cell>
          <table:table-cell table:style-name="ce26" table:formula="of:=VALUE(MID([.I194];1;1))+IFERROR(VALUE(MID([.I194];3;1))/10;0)" office:value-type="float" office:value="5.5" calcext:value-type="float">
            <text:p>5.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2846" calcext:value-type="float">
            <text:p>20132846</text:p>
          </table:table-cell>
          <table:table-cell office:value-type="float" office:value="2" calcext:value-type="float">
            <text:p>2</text:p>
          </table:table-cell>
          <table:table-cell table:formula="of:=CONCATENATE([.F195];&quot;-&quot;;[.G195])" office:value-type="string" office:string-value="20132846-2" calcext:value-type="string">
            <text:p>20132846-2</text:p>
          </table:table-cell>
          <table:table-cell office:value-type="string" calcext:value-type="string">
            <text:p>5.5</text:p>
          </table:table-cell>
          <table:table-cell table:style-name="ce26" table:formula="of:=VALUE(MID([.I195];1;1))+IFERROR(VALUE(MID([.I195];3;1))/10;0)"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3154" calcext:value-type="float">
            <text:p>20133154</text:p>
          </table:table-cell>
          <table:table-cell office:value-type="float" office:value="4" calcext:value-type="float">
            <text:p>4</text:p>
          </table:table-cell>
          <table:table-cell table:formula="of:=CONCATENATE([.F196];&quot;-&quot;;[.G196])" office:value-type="string" office:string-value="20133154-4" calcext:value-type="string">
            <text:p>20133154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96];1;1))+IFERROR(VALUE(MID([.I196];3;1))/10;0)" office:value-type="float" office:value="5" calcext:value-type="float">
            <text:p>5.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65" calcext:value-type="float">
            <text:p>20133965</text:p>
          </table:table-cell>
          <table:table-cell office:value-type="float" office:value="0" calcext:value-type="float">
            <text:p>0</text:p>
          </table:table-cell>
          <table:table-cell table:formula="of:=CONCATENATE([.F197];&quot;-&quot;;[.G197])" office:value-type="string" office:string-value="20133965-0" calcext:value-type="string">
            <text:p>20133965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97];1;1))+IFERROR(VALUE(MID([.I197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73" calcext:value-type="float">
            <text:p>20133473</text:p>
          </table:table-cell>
          <table:table-cell office:value-type="string" calcext:value-type="string">
            <text:p>K</text:p>
          </table:table-cell>
          <table:table-cell table:formula="of:=CONCATENATE([.F198];&quot;-&quot;;[.G198])" office:value-type="string" office:string-value="20133473-K" calcext:value-type="string">
            <text:p>20133473-K</text:p>
          </table:table-cell>
          <table:table-cell office:value-type="string" calcext:value-type="string">
            <text:p>5.8</text:p>
          </table:table-cell>
          <table:table-cell table:style-name="ce26" table:formula="of:=VALUE(MID([.I198];1;1))+IFERROR(VALUE(MID([.I198];3;1))/10;0)" office:value-type="float" office:value="5.8" calcext:value-type="float">
            <text:p>5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89" calcext:value-type="float">
            <text:p>20407789</text:p>
          </table:table-cell>
          <table:table-cell office:value-type="float" office:value="4" calcext:value-type="float">
            <text:p>4</text:p>
          </table:table-cell>
          <table:table-cell table:formula="of:=CONCATENATE([.F199];&quot;-&quot;;[.G199])" office:value-type="string" office:string-value="20407789-4" calcext:value-type="string">
            <text:p>20407789-4</text:p>
          </table:table-cell>
          <table:table-cell office:value-type="string" calcext:value-type="string">
            <text:p>5.4</text:p>
          </table:table-cell>
          <table:table-cell table:style-name="ce26" table:formula="of:=VALUE(MID([.I199];1;1))+IFERROR(VALUE(MID([.I199];3;1))/10;0)" office:value-type="float" office:value="5.4" calcext:value-type="float">
            <text:p>5.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3336" calcext:value-type="float">
            <text:p>20133336</text:p>
          </table:table-cell>
          <table:table-cell office:value-type="float" office:value="9" calcext:value-type="float">
            <text:p>9</text:p>
          </table:table-cell>
          <table:table-cell table:formula="of:=CONCATENATE([.F200];&quot;-&quot;;[.G200])" office:value-type="string" office:string-value="20133336-9" calcext:value-type="string">
            <text:p>20133336-9</text:p>
          </table:table-cell>
          <table:table-cell office:value-type="string" calcext:value-type="string">
            <text:p>5.4</text:p>
          </table:table-cell>
          <table:table-cell table:style-name="ce26" table:formula="of:=VALUE(MID([.I200];1;1))+IFERROR(VALUE(MID([.I200];3;1))/10;0)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089192" calcext:value-type="float">
            <text:p>20089192</text:p>
          </table:table-cell>
          <table:table-cell office:value-type="float" office:value="9" calcext:value-type="float">
            <text:p>9</text:p>
          </table:table-cell>
          <table:table-cell table:formula="of:=CONCATENATE([.F201];&quot;-&quot;;[.G201])" office:value-type="string" office:string-value="20089192-9" calcext:value-type="string">
            <text:p>20089192-9</text:p>
          </table:table-cell>
          <table:table-cell office:value-type="string" calcext:value-type="string">
            <text:p>4.8</text:p>
          </table:table-cell>
          <table:table-cell table:style-name="ce26" table:formula="of:=VALUE(MID([.I201];1;1))+IFERROR(VALUE(MID([.I201];3;1))/10;0)" office:value-type="float" office:value="4.8" calcext:value-type="float">
            <text:p>4.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9887141" calcext:value-type="float">
            <text:p>19887141</text:p>
          </table:table-cell>
          <table:table-cell office:value-type="float" office:value="9" calcext:value-type="float">
            <text:p>9</text:p>
          </table:table-cell>
          <table:table-cell table:formula="of:=CONCATENATE([.F202];&quot;-&quot;;[.G202])" office:value-type="string" office:string-value="19887141-9" calcext:value-type="string">
            <text:p>19887141-9</text:p>
          </table:table-cell>
          <table:table-cell office:value-type="string" calcext:value-type="string">
            <text:p>5.1</text:p>
          </table:table-cell>
          <table:table-cell table:style-name="ce26" table:formula="of:=VALUE(MID([.I202];1;1))+IFERROR(VALUE(MID([.I202];3;1))/10;0)"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19900439" calcext:value-type="float">
            <text:p>19900439</text:p>
          </table:table-cell>
          <table:table-cell office:value-type="float" office:value="5" calcext:value-type="float">
            <text:p>5</text:p>
          </table:table-cell>
          <table:table-cell table:formula="of:=CONCATENATE([.F203];&quot;-&quot;;[.G203])" office:value-type="string" office:string-value="19900439-5" calcext:value-type="string">
            <text:p>19900439-5</text:p>
          </table:table-cell>
          <table:table-cell office:value-type="string" calcext:value-type="string">
            <text:p>4.7</text:p>
          </table:table-cell>
          <table:table-cell table:style-name="ce26" table:formula="of:=VALUE(MID([.I203];1;1))+IFERROR(VALUE(MID([.I203];3;1))/10;0)" office:value-type="float" office:value="4.7" calcext:value-type="float">
            <text:p>4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94" calcext:value-type="float">
            <text:p>20407794</text:p>
          </table:table-cell>
          <table:table-cell office:value-type="float" office:value="0" calcext:value-type="float">
            <text:p>0</text:p>
          </table:table-cell>
          <table:table-cell table:formula="of:=CONCATENATE([.F204];&quot;-&quot;;[.G204])" office:value-type="string" office:string-value="20407794-0" calcext:value-type="string">
            <text:p>20407794-0</text:p>
          </table:table-cell>
          <table:table-cell office:value-type="string" calcext:value-type="string">
            <text:p>5.1</text:p>
          </table:table-cell>
          <table:table-cell table:style-name="ce26" table:formula="of:=VALUE(MID([.I204];1;1))+IFERROR(VALUE(MID([.I204];3;1))/10;0)" office:value-type="float" office:value="5.1" calcext:value-type="float">
            <text:p>5.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32" calcext:value-type="float">
            <text:p>20133732</text:p>
          </table:table-cell>
          <table:table-cell office:value-type="float" office:value="1" calcext:value-type="float">
            <text:p>1</text:p>
          </table:table-cell>
          <table:table-cell table:formula="of:=CONCATENATE([.F205];&quot;-&quot;;[.G205])" office:value-type="string" office:string-value="20133732-1" calcext:value-type="string">
            <text:p>20133732-1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05];1;1))+IFERROR(VALUE(MID([.I205];3;1))/10;0)" office:value-type="float" office:value="5" calcext:value-type="float">
            <text:p>5.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240517" calcext:value-type="float">
            <text:p>20240517</text:p>
          </table:table-cell>
          <table:table-cell office:value-type="float" office:value="7" calcext:value-type="float">
            <text:p>7</text:p>
          </table:table-cell>
          <table:table-cell table:formula="of:=CONCATENATE([.F206];&quot;-&quot;;[.G206])" office:value-type="string" office:string-value="20240517-7" calcext:value-type="string">
            <text:p>20240517-7</text:p>
          </table:table-cell>
          <table:table-cell office:value-type="string" calcext:value-type="string">
            <text:p>5.1</text:p>
          </table:table-cell>
          <table:table-cell table:style-name="ce26" table:formula="of:=VALUE(MID([.I206];1;1))+IFERROR(VALUE(MID([.I206];3;1))/10;0)" office:value-type="float" office:value="5.1" calcext:value-type="float">
            <text:p>5.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2947" calcext:value-type="float">
            <text:p>20132947</text:p>
          </table:table-cell>
          <table:table-cell office:value-type="float" office:value="7" calcext:value-type="float">
            <text:p>7</text:p>
          </table:table-cell>
          <table:table-cell table:formula="of:=CONCATENATE([.F207];&quot;-&quot;;[.G207])" office:value-type="string" office:string-value="20132947-7" calcext:value-type="string">
            <text:p>20132947-7</text:p>
          </table:table-cell>
          <table:table-cell office:value-type="string" calcext:value-type="string">
            <text:p>5.3</text:p>
          </table:table-cell>
          <table:table-cell table:style-name="ce26" table:formula="of:=VALUE(MID([.I207];1;1))+IFERROR(VALUE(MID([.I207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2971" calcext:value-type="float">
            <text:p>20132971</text:p>
          </table:table-cell>
          <table:table-cell office:value-type="string" calcext:value-type="string">
            <text:p>K</text:p>
          </table:table-cell>
          <table:table-cell table:formula="of:=CONCATENATE([.F208];&quot;-&quot;;[.G208])" office:value-type="string" office:string-value="20132971-K" calcext:value-type="string">
            <text:p>20132971-K</text:p>
          </table:table-cell>
          <table:table-cell office:value-type="string" calcext:value-type="string">
            <text:p>5.6</text:p>
          </table:table-cell>
          <table:table-cell table:style-name="ce26" table:formula="of:=VALUE(MID([.I208];1;1))+IFERROR(VALUE(MID([.I208];3;1))/10;0)" office:value-type="float" office:value="5.6" calcext:value-type="float">
            <text:p>5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44" calcext:value-type="float">
            <text:p>20133744</text:p>
          </table:table-cell>
          <table:table-cell office:value-type="float" office:value="5" calcext:value-type="float">
            <text:p>5</text:p>
          </table:table-cell>
          <table:table-cell table:formula="of:=CONCATENATE([.F209];&quot;-&quot;;[.G209])" office:value-type="string" office:string-value="20133744-5" calcext:value-type="string">
            <text:p>20133744-5</text:p>
          </table:table-cell>
          <table:table-cell office:value-type="string" calcext:value-type="string">
            <text:p>6.2</text:p>
          </table:table-cell>
          <table:table-cell table:style-name="ce26" table:formula="of:=VALUE(MID([.I209];1;1))+IFERROR(VALUE(MID([.I209];3;1))/10;0)" office:value-type="float" office:value="6.2" calcext:value-type="float">
            <text:p>6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15" calcext:value-type="float">
            <text:p>20407815</text:p>
          </table:table-cell>
          <table:table-cell office:value-type="float" office:value="7" calcext:value-type="float">
            <text:p>7</text:p>
          </table:table-cell>
          <table:table-cell table:formula="of:=CONCATENATE([.F210];&quot;-&quot;;[.G210])" office:value-type="string" office:string-value="20407815-7" calcext:value-type="string">
            <text:p>20407815-7</text:p>
          </table:table-cell>
          <table:table-cell office:value-type="string" calcext:value-type="string">
            <text:p>5.6</text:p>
          </table:table-cell>
          <table:table-cell table:style-name="ce26" table:formula="of:=VALUE(MID([.I210];1;1))+IFERROR(VALUE(MID([.I210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887239" calcext:value-type="float">
            <text:p>19887239</text:p>
          </table:table-cell>
          <table:table-cell office:value-type="float" office:value="3" calcext:value-type="float">
            <text:p>3</text:p>
          </table:table-cell>
          <table:table-cell table:formula="of:=CONCATENATE([.F211];&quot;-&quot;;[.G211])" office:value-type="string" office:string-value="19887239-3" calcext:value-type="string">
            <text:p>19887239-3</text:p>
          </table:table-cell>
          <table:table-cell office:value-type="string" calcext:value-type="string">
            <text:p>4.6</text:p>
          </table:table-cell>
          <table:table-cell table:style-name="ce26" table:formula="of:=VALUE(MID([.I211];1;1))+IFERROR(VALUE(MID([.I211];3;1))/10;0)" office:value-type="float" office:value="4.6" calcext:value-type="float">
            <text:p>4.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888653" calcext:value-type="float">
            <text:p>19888653</text:p>
          </table:table-cell>
          <table:table-cell office:value-type="string" calcext:value-type="string">
            <text:p>K</text:p>
          </table:table-cell>
          <table:table-cell table:formula="of:=CONCATENATE([.F212];&quot;-&quot;;[.G212])" office:value-type="string" office:string-value="19888653-K" calcext:value-type="string">
            <text:p>19888653-K</text:p>
          </table:table-cell>
          <table:table-cell office:value-type="string" calcext:value-type="string">
            <text:p>4.8</text:p>
          </table:table-cell>
          <table:table-cell table:style-name="ce26" table:formula="of:=VALUE(MID([.I212];1;1))+IFERROR(VALUE(MID([.I212];3;1))/10;0)" office:value-type="float" office:value="4.8" calcext:value-type="float">
            <text:p>4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887137" calcext:value-type="float">
            <text:p>19887137</text:p>
          </table:table-cell>
          <table:table-cell office:value-type="float" office:value="0" calcext:value-type="float">
            <text:p>0</text:p>
          </table:table-cell>
          <table:table-cell table:formula="of:=CONCATENATE([.F213];&quot;-&quot;;[.G213])" office:value-type="string" office:string-value="19887137-0" calcext:value-type="string">
            <text:p>19887137-0</text:p>
          </table:table-cell>
          <table:table-cell office:value-type="string" calcext:value-type="string">
            <text:p>4.9</text:p>
          </table:table-cell>
          <table:table-cell table:style-name="ce26" table:formula="of:=VALUE(MID([.I213];1;1))+IFERROR(VALUE(MID([.I213];3;1))/10;0)" office:value-type="float" office:value="4.9" calcext:value-type="float">
            <text:p>4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887845" calcext:value-type="float">
            <text:p>19887845</text:p>
          </table:table-cell>
          <table:table-cell office:value-type="float" office:value="6" calcext:value-type="float">
            <text:p>6</text:p>
          </table:table-cell>
          <table:table-cell table:formula="of:=CONCATENATE([.F214];&quot;-&quot;;[.G214])" office:value-type="string" office:string-value="19887845-6" calcext:value-type="string">
            <text:p>19887845-6</text:p>
          </table:table-cell>
          <table:table-cell office:value-type="string" calcext:value-type="string">
            <text:p>4.8</text:p>
          </table:table-cell>
          <table:table-cell table:style-name="ce26" table:formula="of:=VALUE(MID([.I214];1;1))+IFERROR(VALUE(MID([.I214];3;1))/10;0)" office:value-type="float" office:value="4.8" calcext:value-type="float">
            <text:p>4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79" calcext:value-type="float">
            <text:p>20407879</text:p>
          </table:table-cell>
          <table:table-cell office:value-type="float" office:value="3" calcext:value-type="float">
            <text:p>3</text:p>
          </table:table-cell>
          <table:table-cell table:formula="of:=CONCATENATE([.F215];&quot;-&quot;;[.G215])" office:value-type="string" office:string-value="20407879-3" calcext:value-type="string">
            <text:p>20407879-3</text:p>
          </table:table-cell>
          <table:table-cell office:value-type="string" calcext:value-type="string">
            <text:p>4.9</text:p>
          </table:table-cell>
          <table:table-cell table:style-name="ce26" table:formula="of:=VALUE(MID([.I215];1;1))+IFERROR(VALUE(MID([.I215];3;1))/10;0)"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320552" calcext:value-type="float">
            <text:p>20320552</text:p>
          </table:table-cell>
          <table:table-cell office:value-type="string" calcext:value-type="string">
            <text:p>K</text:p>
          </table:table-cell>
          <table:table-cell table:formula="of:=CONCATENATE([.F216];&quot;-&quot;;[.G216])" office:value-type="string" office:string-value="20320552-K" calcext:value-type="string">
            <text:p>20320552-K</text:p>
          </table:table-cell>
          <table:table-cell office:value-type="string" calcext:value-type="string">
            <text:p>5.8</text:p>
          </table:table-cell>
          <table:table-cell table:style-name="ce26" table:formula="of:=VALUE(MID([.I216];1;1))+IFERROR(VALUE(MID([.I216];3;1))/10;0)" office:value-type="float" office:value="5.8" calcext:value-type="float">
            <text:p>5.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407951" calcext:value-type="float">
            <text:p>20407951</text:p>
          </table:table-cell>
          <table:table-cell office:value-type="string" calcext:value-type="string">
            <text:p>K</text:p>
          </table:table-cell>
          <table:table-cell table:formula="of:=CONCATENATE([.F217];&quot;-&quot;;[.G217])" office:value-type="string" office:string-value="20407951-K" calcext:value-type="string">
            <text:p>20407951-K</text:p>
          </table:table-cell>
          <table:table-cell office:value-type="string" calcext:value-type="string">
            <text:p>4.7</text:p>
          </table:table-cell>
          <table:table-cell table:style-name="ce26" table:formula="of:=VALUE(MID([.I217];1;1))+IFERROR(VALUE(MID([.I217];3;1))/10;0)" office:value-type="float" office:value="4.7" calcext:value-type="float">
            <text:p>4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887812" calcext:value-type="float">
            <text:p>19887812</text:p>
          </table:table-cell>
          <table:table-cell office:value-type="string" calcext:value-type="string">
            <text:p>K</text:p>
          </table:table-cell>
          <table:table-cell table:formula="of:=CONCATENATE([.F218];&quot;-&quot;;[.G218])" office:value-type="string" office:string-value="19887812-K" calcext:value-type="string">
            <text:p>19887812-K</text:p>
          </table:table-cell>
          <table:table-cell office:value-type="string" calcext:value-type="string">
            <text:p>5.7</text:p>
          </table:table-cell>
          <table:table-cell table:style-name="ce26" table:formula="of:=VALUE(MID([.I218];1;1))+IFERROR(VALUE(MID([.I218];3;1))/10;0)" office:value-type="float" office:value="5.7" calcext:value-type="float">
            <text:p>5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380489" calcext:value-type="float">
            <text:p>20380489</text:p>
          </table:table-cell>
          <table:table-cell office:value-type="string" calcext:value-type="string">
            <text:p>K</text:p>
          </table:table-cell>
          <table:table-cell table:formula="of:=CONCATENATE([.F219];&quot;-&quot;;[.G219])" office:value-type="string" office:string-value="20380489-K" calcext:value-type="string">
            <text:p>20380489-K</text:p>
          </table:table-cell>
          <table:table-cell office:value-type="string" calcext:value-type="string">
            <text:p>5.2</text:p>
          </table:table-cell>
          <table:table-cell table:style-name="ce26" table:formula="of:=VALUE(MID([.I219];1;1))+IFERROR(VALUE(MID([.I219];3;1))/10;0)" office:value-type="float" office:value="5.2" calcext:value-type="float">
            <text:p>5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887870" calcext:value-type="float">
            <text:p>19887870</text:p>
          </table:table-cell>
          <table:table-cell office:value-type="float" office:value="7" calcext:value-type="float">
            <text:p>7</text:p>
          </table:table-cell>
          <table:table-cell table:formula="of:=CONCATENATE([.F220];&quot;-&quot;;[.G220])" office:value-type="string" office:string-value="19887870-7" calcext:value-type="string">
            <text:p>19887870-7</text:p>
          </table:table-cell>
          <table:table-cell office:value-type="string" calcext:value-type="string">
            <text:p>4.5</text:p>
          </table:table-cell>
          <table:table-cell table:style-name="ce26" table:formula="of:=VALUE(MID([.I220];1;1))+IFERROR(VALUE(MID([.I220];3;1))/10;0)" office:value-type="float" office:value="4.5" calcext:value-type="float">
            <text:p>4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408439" calcext:value-type="float">
            <text:p>20408439</text:p>
          </table:table-cell>
          <table:table-cell office:value-type="float" office:value="4" calcext:value-type="float">
            <text:p>4</text:p>
          </table:table-cell>
          <table:table-cell table:formula="of:=CONCATENATE([.F221];&quot;-&quot;;[.G221])" office:value-type="string" office:string-value="20408439-4" calcext:value-type="string">
            <text:p>20408439-4</text:p>
          </table:table-cell>
          <table:table-cell office:value-type="string" calcext:value-type="string">
            <text:p>5.3</text:p>
          </table:table-cell>
          <table:table-cell table:style-name="ce26" table:formula="of:=VALUE(MID([.I221];1;1))+IFERROR(VALUE(MID([.I221];3;1))/10;0)" office:value-type="float" office:value="5.3" calcext:value-type="float">
            <text:p>5.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888197" calcext:value-type="float">
            <text:p>19888197</text:p>
          </table:table-cell>
          <table:table-cell office:value-type="string" calcext:value-type="string">
            <text:p>K</text:p>
          </table:table-cell>
          <table:table-cell table:formula="of:=CONCATENATE([.F222];&quot;-&quot;;[.G222])" office:value-type="string" office:string-value="19888197-K" calcext:value-type="string">
            <text:p>19888197-K</text:p>
          </table:table-cell>
          <table:table-cell office:value-type="string" calcext:value-type="string">
            <text:p>4.8</text:p>
          </table:table-cell>
          <table:table-cell table:style-name="ce26" table:formula="of:=VALUE(MID([.I222];1;1))+IFERROR(VALUE(MID([.I222];3;1))/10;0)" office:value-type="float" office:value="4.8" calcext:value-type="float">
            <text:p>4.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28492" calcext:value-type="float">
            <text:p>20128492</text:p>
          </table:table-cell>
          <table:table-cell office:value-type="float" office:value="9" calcext:value-type="float">
            <text:p>9</text:p>
          </table:table-cell>
          <table:table-cell table:formula="of:=CONCATENATE([.F223];&quot;-&quot;;[.G223])" office:value-type="string" office:string-value="20128492-9" calcext:value-type="string">
            <text:p>20128492-9</text:p>
          </table:table-cell>
          <table:table-cell office:value-type="string" calcext:value-type="string">
            <text:p>5.3</text:p>
          </table:table-cell>
          <table:table-cell table:style-name="ce26" table:formula="of:=VALUE(MID([.I223];1;1))+IFERROR(VALUE(MID([.I223];3;1))/10;0)"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301671" calcext:value-type="float">
            <text:p>20301671</text:p>
          </table:table-cell>
          <table:table-cell office:value-type="float" office:value="9" calcext:value-type="float">
            <text:p>9</text:p>
          </table:table-cell>
          <table:table-cell table:formula="of:=CONCATENATE([.F224];&quot;-&quot;;[.G224])" office:value-type="string" office:string-value="20301671-9" calcext:value-type="string">
            <text:p>20301671-9</text:p>
          </table:table-cell>
          <table:table-cell office:value-type="string" calcext:value-type="string">
            <text:p>5.2</text:p>
          </table:table-cell>
          <table:table-cell table:style-name="ce26" table:formula="of:=VALUE(MID([.I224];1;1))+IFERROR(VALUE(MID([.I224];3;1))/10;0)" office:value-type="float" office:value="5.2" calcext:value-type="float">
            <text:p>5.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327504" calcext:value-type="float">
            <text:p>20327504</text:p>
          </table:table-cell>
          <table:table-cell office:value-type="float" office:value="8" calcext:value-type="float">
            <text:p>8</text:p>
          </table:table-cell>
          <table:table-cell table:formula="of:=CONCATENATE([.F225];&quot;-&quot;;[.G225])" office:value-type="string" office:string-value="20327504-8" calcext:value-type="string">
            <text:p>20327504-8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25];1;1))+IFERROR(VALUE(MID([.I225];3;1))/10;0)" office:value-type="float" office:value="5" calcext:value-type="float">
            <text:p>5.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887690" calcext:value-type="float">
            <text:p>19887690</text:p>
          </table:table-cell>
          <table:table-cell office:value-type="float" office:value="9" calcext:value-type="float">
            <text:p>9</text:p>
          </table:table-cell>
          <table:table-cell table:formula="of:=CONCATENATE([.F226];&quot;-&quot;;[.G226])" office:value-type="string" office:string-value="19887690-9" calcext:value-type="string">
            <text:p>19887690-9</text:p>
          </table:table-cell>
          <table:table-cell office:value-type="string" calcext:value-type="string">
            <text:p>5.5</text:p>
          </table:table-cell>
          <table:table-cell table:style-name="ce26" table:formula="of:=VALUE(MID([.I226];1;1))+IFERROR(VALUE(MID([.I226];3;1))/10;0)" office:value-type="float" office:value="5.5" calcext:value-type="float">
            <text:p>5.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3173" calcext:value-type="float">
            <text:p>20133173</text:p>
          </table:table-cell>
          <table:table-cell office:value-type="float" office:value="0" calcext:value-type="float">
            <text:p>0</text:p>
          </table:table-cell>
          <table:table-cell table:formula="of:=CONCATENATE([.F227];&quot;-&quot;;[.G227])" office:value-type="string" office:string-value="20133173-0" calcext:value-type="string">
            <text:p>20133173-0</text:p>
          </table:table-cell>
          <table:table-cell office:value-type="string" calcext:value-type="string">
            <text:p>5.6</text:p>
          </table:table-cell>
          <table:table-cell table:style-name="ce26" table:formula="of:=VALUE(MID([.I227];1;1))+IFERROR(VALUE(MID([.I227];3;1))/10;0)" office:value-type="float" office:value="5.6" calcext:value-type="float">
            <text:p>5.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67222" calcext:value-type="float">
            <text:p>20167222</text:p>
          </table:table-cell>
          <table:table-cell office:value-type="float" office:value="8" calcext:value-type="float">
            <text:p>8</text:p>
          </table:table-cell>
          <table:table-cell table:formula="of:=CONCATENATE([.F228];&quot;-&quot;;[.G228])" office:value-type="string" office:string-value="20167222-8" calcext:value-type="string">
            <text:p>20167222-8</text:p>
          </table:table-cell>
          <table:table-cell office:value-type="string" calcext:value-type="string">
            <text:p>5.1</text:p>
          </table:table-cell>
          <table:table-cell table:style-name="ce26" table:formula="of:=VALUE(MID([.I228];1;1))+IFERROR(VALUE(MID([.I228];3;1))/10;0)" office:value-type="float" office:value="5.1" calcext:value-type="float">
            <text:p>5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3057" calcext:value-type="float">
            <text:p>20133057</text:p>
          </table:table-cell>
          <table:table-cell office:value-type="float" office:value="2" calcext:value-type="float">
            <text:p>2</text:p>
          </table:table-cell>
          <table:table-cell table:formula="of:=CONCATENATE([.F229];&quot;-&quot;;[.G229])" office:value-type="string" office:string-value="20133057-2" calcext:value-type="string">
            <text:p>20133057-2</text:p>
          </table:table-cell>
          <table:table-cell office:value-type="string" calcext:value-type="string">
            <text:p>5.4</text:p>
          </table:table-cell>
          <table:table-cell table:style-name="ce26" table:formula="of:=VALUE(MID([.I229];1;1))+IFERROR(VALUE(MID([.I229];3;1))/10;0)" office:value-type="float" office:value="5.4" calcext:value-type="float">
            <text:p>5.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88" calcext:value-type="float">
            <text:p>20133488</text:p>
          </table:table-cell>
          <table:table-cell office:value-type="float" office:value="8" calcext:value-type="float">
            <text:p>8</text:p>
          </table:table-cell>
          <table:table-cell table:formula="of:=CONCATENATE([.F230];&quot;-&quot;;[.G230])" office:value-type="string" office:string-value="20133488-8" calcext:value-type="string">
            <text:p>20133488-8</text:p>
          </table:table-cell>
          <table:table-cell office:value-type="string" calcext:value-type="string">
            <text:p>5.6</text:p>
          </table:table-cell>
          <table:table-cell table:style-name="ce26" table:formula="of:=VALUE(MID([.I230];1;1))+IFERROR(VALUE(MID([.I230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330635" calcext:value-type="float">
            <text:p>20330635</text:p>
          </table:table-cell>
          <table:table-cell office:value-type="float" office:value="0" calcext:value-type="float">
            <text:p>0</text:p>
          </table:table-cell>
          <table:table-cell table:formula="of:=CONCATENATE([.F231];&quot;-&quot;;[.G231])" office:value-type="string" office:string-value="20330635-0" calcext:value-type="string">
            <text:p>20330635-0</text:p>
          </table:table-cell>
          <table:table-cell office:value-type="string" calcext:value-type="string">
            <text:p>5.7</text:p>
          </table:table-cell>
          <table:table-cell table:style-name="ce26" table:formula="of:=VALUE(MID([.I231];1;1))+IFERROR(VALUE(MID([.I231];3;1))/10;0)" office:value-type="float" office:value="5.7" calcext:value-type="float">
            <text:p>5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74" calcext:value-type="float">
            <text:p>20133474</text:p>
          </table:table-cell>
          <table:table-cell office:value-type="float" office:value="8" calcext:value-type="float">
            <text:p>8</text:p>
          </table:table-cell>
          <table:table-cell table:formula="of:=CONCATENATE([.F232];&quot;-&quot;;[.G232])" office:value-type="string" office:string-value="20133474-8" calcext:value-type="string">
            <text:p>20133474-8</text:p>
          </table:table-cell>
          <table:table-cell office:value-type="string" calcext:value-type="string">
            <text:p>5.6</text:p>
          </table:table-cell>
          <table:table-cell table:style-name="ce26" table:formula="of:=VALUE(MID([.I232];1;1))+IFERROR(VALUE(MID([.I232];3;1))/10;0)" office:value-type="float" office:value="5.6" calcext:value-type="float">
            <text:p>5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3321" calcext:value-type="float">
            <text:p>20133321</text:p>
          </table:table-cell>
          <table:table-cell office:value-type="float" office:value="0" calcext:value-type="float">
            <text:p>0</text:p>
          </table:table-cell>
          <table:table-cell table:formula="of:=CONCATENATE([.F233];&quot;-&quot;;[.G233])" office:value-type="string" office:string-value="20133321-0" calcext:value-type="string">
            <text:p>20133321-0</text:p>
          </table:table-cell>
          <table:table-cell office:value-type="string" calcext:value-type="string">
            <text:p>5.7</text:p>
          </table:table-cell>
          <table:table-cell table:style-name="ce26" table:formula="of:=VALUE(MID([.I233];1;1))+IFERROR(VALUE(MID([.I233];3;1))/10;0)" office:value-type="float" office:value="5.7" calcext:value-type="float">
            <text:p>5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582196" calcext:value-type="float">
            <text:p>19582196</text:p>
          </table:table-cell>
          <table:table-cell office:value-type="float" office:value="8" calcext:value-type="float">
            <text:p>8</text:p>
          </table:table-cell>
          <table:table-cell table:formula="of:=CONCATENATE([.F234];&quot;-&quot;;[.G234])" office:value-type="string" office:string-value="19582196-8" calcext:value-type="string">
            <text:p>19582196-8</text:p>
          </table:table-cell>
          <table:table-cell office:value-type="string" calcext:value-type="string">
            <text:p>4.6</text:p>
          </table:table-cell>
          <table:table-cell table:style-name="ce26" table:formula="of:=VALUE(MID([.I234];1;1))+IFERROR(VALUE(MID([.I234];3;1))/10;0)" office:value-type="float" office:value="4.6" calcext:value-type="float">
            <text:p>4.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37" calcext:value-type="float">
            <text:p>20408137</text:p>
          </table:table-cell>
          <table:table-cell office:value-type="float" office:value="9" calcext:value-type="float">
            <text:p>9</text:p>
          </table:table-cell>
          <table:table-cell table:formula="of:=CONCATENATE([.F235];&quot;-&quot;;[.G235])" office:value-type="string" office:string-value="20408137-9" calcext:value-type="string">
            <text:p>20408137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35];1;1))+IFERROR(VALUE(MID([.I235];3;1))/10;0)" office:value-type="float" office:value="5" calcext:value-type="float">
            <text:p>5.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43" calcext:value-type="float">
            <text:p>20133543</text:p>
          </table:table-cell>
          <table:table-cell office:value-type="float" office:value="4" calcext:value-type="float">
            <text:p>4</text:p>
          </table:table-cell>
          <table:table-cell table:formula="of:=CONCATENATE([.F236];&quot;-&quot;;[.G236])" office:value-type="string" office:string-value="20133543-4" calcext:value-type="string">
            <text:p>20133543-4</text:p>
          </table:table-cell>
          <table:table-cell office:value-type="string" calcext:value-type="string">
            <text:p>4.8</text:p>
          </table:table-cell>
          <table:table-cell table:style-name="ce26" table:formula="of:=VALUE(MID([.I236];1;1))+IFERROR(VALUE(MID([.I236];3;1))/10;0)" office:value-type="float" office:value="4.8" calcext:value-type="float">
            <text:p>4.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01" calcext:value-type="float">
            <text:p>20134001</text:p>
          </table:table-cell>
          <table:table-cell office:value-type="float" office:value="2" calcext:value-type="float">
            <text:p>2</text:p>
          </table:table-cell>
          <table:table-cell table:formula="of:=CONCATENATE([.F237];&quot;-&quot;;[.G237])" office:value-type="string" office:string-value="20134001-2" calcext:value-type="string">
            <text:p>20134001-2</text:p>
          </table:table-cell>
          <table:table-cell office:value-type="string" calcext:value-type="string">
            <text:p>4.7</text:p>
          </table:table-cell>
          <table:table-cell table:style-name="ce26" table:formula="of:=VALUE(MID([.I237];1;1))+IFERROR(VALUE(MID([.I237];3;1))/10;0)" office:value-type="float" office:value="4.7" calcext:value-type="float">
            <text:p>4.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146832" calcext:value-type="float">
            <text:p>20146832</text:p>
          </table:table-cell>
          <table:table-cell office:value-type="float" office:value="9" calcext:value-type="float">
            <text:p>9</text:p>
          </table:table-cell>
          <table:table-cell table:formula="of:=CONCATENATE([.F238];&quot;-&quot;;[.G238])" office:value-type="string" office:string-value="20146832-9" calcext:value-type="string">
            <text:p>20146832-9</text:p>
          </table:table-cell>
          <table:table-cell office:value-type="string" calcext:value-type="string">
            <text:p>4.5</text:p>
          </table:table-cell>
          <table:table-cell table:style-name="ce26" table:formula="of:=VALUE(MID([.I238];1;1))+IFERROR(VALUE(MID([.I238];3;1))/10;0)" office:value-type="float" office:value="4.5" calcext:value-type="float">
            <text:p>4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20302263" calcext:value-type="float">
            <text:p>20302263</text:p>
          </table:table-cell>
          <table:table-cell office:value-type="float" office:value="8" calcext:value-type="float">
            <text:p>8</text:p>
          </table:table-cell>
          <table:table-cell table:formula="of:=CONCATENATE([.F239];&quot;-&quot;;[.G239])" office:value-type="string" office:string-value="20302263-8" calcext:value-type="string">
            <text:p>20302263-8</text:p>
          </table:table-cell>
          <table:table-cell office:value-type="string" calcext:value-type="string">
            <text:p>5.1</text:p>
          </table:table-cell>
          <table:table-cell table:style-name="ce26" table:formula="of:=VALUE(MID([.I239];1;1))+IFERROR(VALUE(MID([.I239];3;1))/10;0)" office:value-type="float" office:value="5.1" calcext:value-type="float">
            <text:p>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2015" calcext:value-type="float">
            <text:p>2015</text:p>
          </table:table-cell>
          <table:table-cell office:value-type="float" office:value="19993516" calcext:value-type="float">
            <text:p>19993516</text:p>
          </table:table-cell>
          <table:table-cell office:value-type="string" calcext:value-type="string">
            <text:p>K</text:p>
          </table:table-cell>
          <table:table-cell table:formula="of:=CONCATENATE([.F240];&quot;-&quot;;[.G240])" office:value-type="string" office:string-value="19993516-K" calcext:value-type="string">
            <text:p>19993516-K</text:p>
          </table:table-cell>
          <table:table-cell office:value-type="string" calcext:value-type="string">
            <text:p>5.1</text:p>
          </table:table-cell>
          <table:table-cell table:style-name="ce26" table:formula="of:=VALUE(MID([.I240];1;1))+IFERROR(VALUE(MID([.I240];3;1))/10;0)" office:value-type="float" office:value="5.1" calcext:value-type="float">
            <text:p>5.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2895" calcext:value-type="float">
            <text:p>20132895</text:p>
          </table:table-cell>
          <table:table-cell office:value-type="float" office:value="0" calcext:value-type="float">
            <text:p>0</text:p>
          </table:table-cell>
          <table:table-cell table:formula="of:=CONCATENATE([.F241];&quot;-&quot;;[.G241])" office:value-type="string" office:string-value="20132895-0" calcext:value-type="string">
            <text:p>20132895-0</text:p>
          </table:table-cell>
          <table:table-cell office:value-type="string" calcext:value-type="string">
            <text:p>5.3</text:p>
          </table:table-cell>
          <table:table-cell table:style-name="ce26" table:formula="of:=VALUE(MID([.I241];1;1))+IFERROR(VALUE(MID([.I241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2923" calcext:value-type="float">
            <text:p>20132923</text:p>
          </table:table-cell>
          <table:table-cell office:value-type="string" calcext:value-type="string">
            <text:p>K</text:p>
          </table:table-cell>
          <table:table-cell table:formula="of:=CONCATENATE([.F242];&quot;-&quot;;[.G242])" office:value-type="string" office:string-value="20132923-K" calcext:value-type="string">
            <text:p>20132923-K</text:p>
          </table:table-cell>
          <table:table-cell office:value-type="string" calcext:value-type="string">
            <text:p>4.6</text:p>
          </table:table-cell>
          <table:table-cell table:style-name="ce26" table:formula="of:=VALUE(MID([.I242];1;1))+IFERROR(VALUE(MID([.I242];3;1))/10;0)" office:value-type="float" office:value="4.6" calcext:value-type="float">
            <text:p>4.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1885032" calcext:value-type="float">
            <text:p>21885032</text:p>
          </table:table-cell>
          <table:table-cell office:value-type="float" office:value="4" calcext:value-type="float">
            <text:p>4</text:p>
          </table:table-cell>
          <table:table-cell table:formula="of:=CONCATENATE([.F243];&quot;-&quot;;[.G243])" office:value-type="string" office:string-value="21885032-4" calcext:value-type="string">
            <text:p>21885032-4</text:p>
          </table:table-cell>
          <table:table-cell office:value-type="string" calcext:value-type="string">
            <text:p>5.2</text:p>
          </table:table-cell>
          <table:table-cell table:style-name="ce26" table:formula="of:=VALUE(MID([.I243];1;1))+IFERROR(VALUE(MID([.I243];3;1))/10;0)"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91" calcext:value-type="float">
            <text:p>20408191</text:p>
          </table:table-cell>
          <table:table-cell office:value-type="float" office:value="3" calcext:value-type="float">
            <text:p>3</text:p>
          </table:table-cell>
          <table:table-cell table:formula="of:=CONCATENATE([.F244];&quot;-&quot;;[.G244])" office:value-type="string" office:string-value="20408191-3" calcext:value-type="string">
            <text:p>20408191-3</text:p>
          </table:table-cell>
          <table:table-cell office:value-type="string" calcext:value-type="string">
            <text:p>5.8</text:p>
          </table:table-cell>
          <table:table-cell table:style-name="ce26" table:formula="of:=VALUE(MID([.I244];1;1))+IFERROR(VALUE(MID([.I244];3;1))/10;0)" office:value-type="float" office:value="5.8" calcext:value-type="float">
            <text:p>5.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048463" calcext:value-type="float">
            <text:p>20048463</text:p>
          </table:table-cell>
          <table:table-cell office:value-type="float" office:value="0" calcext:value-type="float">
            <text:p>0</text:p>
          </table:table-cell>
          <table:table-cell table:formula="of:=CONCATENATE([.F245];&quot;-&quot;;[.G245])" office:value-type="string" office:string-value="20048463-0" calcext:value-type="string">
            <text:p>20048463-0</text:p>
          </table:table-cell>
          <table:table-cell office:value-type="string" calcext:value-type="string">
            <text:p>5.2</text:p>
          </table:table-cell>
          <table:table-cell table:style-name="ce26" table:formula="of:=VALUE(MID([.I245];1;1))+IFERROR(VALUE(MID([.I245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288920" calcext:value-type="float">
            <text:p>20288920</text:p>
          </table:table-cell>
          <table:table-cell office:value-type="float" office:value="4" calcext:value-type="float">
            <text:p>4</text:p>
          </table:table-cell>
          <table:table-cell table:formula="of:=CONCATENATE([.F246];&quot;-&quot;;[.G246])" office:value-type="string" office:string-value="20288920-4" calcext:value-type="string">
            <text:p>20288920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46];1;1))+IFERROR(VALUE(MID([.I246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71" calcext:value-type="float">
            <text:p>20133571</text:p>
          </table:table-cell>
          <table:table-cell office:value-type="string" calcext:value-type="string">
            <text:p>K</text:p>
          </table:table-cell>
          <table:table-cell table:formula="of:=CONCATENATE([.F247];&quot;-&quot;;[.G247])" office:value-type="string" office:string-value="20133571-K" calcext:value-type="string">
            <text:p>20133571-K</text:p>
          </table:table-cell>
          <table:table-cell office:value-type="string" calcext:value-type="string">
            <text:p>5.3</text:p>
          </table:table-cell>
          <table:table-cell table:style-name="ce26" table:formula="of:=VALUE(MID([.I247];1;1))+IFERROR(VALUE(MID([.I247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2583" calcext:value-type="float">
            <text:p>20132583</text:p>
          </table:table-cell>
          <table:table-cell office:value-type="float" office:value="8" calcext:value-type="float">
            <text:p>8</text:p>
          </table:table-cell>
          <table:table-cell table:formula="of:=CONCATENATE([.F248];&quot;-&quot;;[.G248])" office:value-type="string" office:string-value="20132583-8" calcext:value-type="string">
            <text:p>20132583-8</text:p>
          </table:table-cell>
          <table:table-cell office:value-type="string" calcext:value-type="string">
            <text:p>5.2</text:p>
          </table:table-cell>
          <table:table-cell table:style-name="ce26" table:formula="of:=VALUE(MID([.I248];1;1))+IFERROR(VALUE(MID([.I248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19888055" calcext:value-type="float">
            <text:p>19888055</text:p>
          </table:table-cell>
          <table:table-cell office:value-type="float" office:value="8" calcext:value-type="float">
            <text:p>8</text:p>
          </table:table-cell>
          <table:table-cell table:formula="of:=CONCATENATE([.F249];&quot;-&quot;;[.G249])" office:value-type="string" office:string-value="19888055-8" calcext:value-type="string">
            <text:p>19888055-8</text:p>
          </table:table-cell>
          <table:table-cell office:value-type="string" calcext:value-type="string">
            <text:p>5.3</text:p>
          </table:table-cell>
          <table:table-cell table:style-name="ce26" table:formula="of:=VALUE(MID([.I249];1;1))+IFERROR(VALUE(MID([.I249];3;1))/10;0)" office:value-type="float" office:value="5.3" calcext:value-type="float">
            <text:p>5.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19888378" calcext:value-type="float">
            <text:p>19888378</text:p>
          </table:table-cell>
          <table:table-cell office:value-type="float" office:value="6" calcext:value-type="float">
            <text:p>6</text:p>
          </table:table-cell>
          <table:table-cell table:formula="of:=CONCATENATE([.F250];&quot;-&quot;;[.G250])" office:value-type="string" office:string-value="19888378-6" calcext:value-type="string">
            <text:p>19888378-6</text:p>
          </table:table-cell>
          <table:table-cell office:value-type="string" calcext:value-type="string">
            <text:p>4.8</text:p>
          </table:table-cell>
          <table:table-cell table:style-name="ce26" table:formula="of:=VALUE(MID([.I250];1;1))+IFERROR(VALUE(MID([.I250];3;1))/10;0)" office:value-type="float" office:value="4.8" calcext:value-type="float">
            <text:p>4.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202209" calcext:value-type="float">
            <text:p>20202209</text:p>
          </table:table-cell>
          <table:table-cell office:value-type="string" calcext:value-type="string">
            <text:p>K</text:p>
          </table:table-cell>
          <table:table-cell table:formula="of:=CONCATENATE([.F251];&quot;-&quot;;[.G251])" office:value-type="string" office:string-value="20202209-K" calcext:value-type="string">
            <text:p>20202209-K</text:p>
          </table:table-cell>
          <table:table-cell office:value-type="string" calcext:value-type="string">
            <text:p>5.8</text:p>
          </table:table-cell>
          <table:table-cell table:style-name="ce26" table:formula="of:=VALUE(MID([.I251];1;1))+IFERROR(VALUE(MID([.I251];3;1))/10;0)" office:value-type="float" office:value="5.8" calcext:value-type="float">
            <text:p>5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89" calcext:value-type="float">
            <text:p>20408089</text:p>
          </table:table-cell>
          <table:table-cell office:value-type="float" office:value="5" calcext:value-type="float">
            <text:p>5</text:p>
          </table:table-cell>
          <table:table-cell table:formula="of:=CONCATENATE([.F252];&quot;-&quot;;[.G252])" office:value-type="string" office:string-value="20408089-5" calcext:value-type="string">
            <text:p>20408089-5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52];1;1))+IFERROR(VALUE(MID([.I252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71" calcext:value-type="float">
            <text:p>20408071</text:p>
          </table:table-cell>
          <table:table-cell office:value-type="float" office:value="2" calcext:value-type="float">
            <text:p>2</text:p>
          </table:table-cell>
          <table:table-cell table:formula="of:=CONCATENATE([.F253];&quot;-&quot;;[.G253])" office:value-type="string" office:string-value="20408071-2" calcext:value-type="string">
            <text:p>20408071-2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53];1;1))+IFERROR(VALUE(MID([.I253];3;1))/10;0)" office:value-type="float" office:value="5" calcext:value-type="float">
            <text:p>5.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25" calcext:value-type="float">
            <text:p>20133425</text:p>
          </table:table-cell>
          <table:table-cell office:value-type="string" calcext:value-type="string">
            <text:p>K</text:p>
          </table:table-cell>
          <table:table-cell table:formula="of:=CONCATENATE([.F254];&quot;-&quot;;[.G254])" office:value-type="string" office:string-value="20133425-K" calcext:value-type="string">
            <text:p>20133425-K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54];1;1))+IFERROR(VALUE(MID([.I254];3;1))/10;0)" office:value-type="float" office:value="5" calcext:value-type="float">
            <text:p>5.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27" calcext:value-type="float">
            <text:p>20133727</text:p>
          </table:table-cell>
          <table:table-cell office:value-type="float" office:value="5" calcext:value-type="float">
            <text:p>5</text:p>
          </table:table-cell>
          <table:table-cell table:formula="of:=CONCATENATE([.F255];&quot;-&quot;;[.G255])" office:value-type="string" office:string-value="20133727-5" calcext:value-type="string">
            <text:p>20133727-5</text:p>
          </table:table-cell>
          <table:table-cell office:value-type="string" calcext:value-type="string">
            <text:p>5.1</text:p>
          </table:table-cell>
          <table:table-cell table:style-name="ce26" table:formula="of:=VALUE(MID([.I255];1;1))+IFERROR(VALUE(MID([.I255];3;1))/10;0)"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288537" calcext:value-type="float">
            <text:p>20288537</text:p>
          </table:table-cell>
          <table:table-cell office:value-type="float" office:value="3" calcext:value-type="float">
            <text:p>3</text:p>
          </table:table-cell>
          <table:table-cell table:formula="of:=CONCATENATE([.F256];&quot;-&quot;;[.G256])" office:value-type="string" office:string-value="20288537-3" calcext:value-type="string">
            <text:p>20288537-3</text:p>
          </table:table-cell>
          <table:table-cell office:value-type="string" calcext:value-type="string">
            <text:p>6.6</text:p>
          </table:table-cell>
          <table:table-cell table:style-name="ce26" table:formula="of:=VALUE(MID([.I256];1;1))+IFERROR(VALUE(MID([.I256];3;1))/10;0)" office:value-type="float" office:value="6.6" calcext:value-type="float">
            <text:p>6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306670" calcext:value-type="float">
            <text:p>20306670</text:p>
          </table:table-cell>
          <table:table-cell office:value-type="float" office:value="8" calcext:value-type="float">
            <text:p>8</text:p>
          </table:table-cell>
          <table:table-cell table:formula="of:=CONCATENATE([.F257];&quot;-&quot;;[.G257])" office:value-type="string" office:string-value="20306670-8" calcext:value-type="string">
            <text:p>20306670-8</text:p>
          </table:table-cell>
          <table:table-cell office:value-type="string" calcext:value-type="string">
            <text:p>4.7</text:p>
          </table:table-cell>
          <table:table-cell table:style-name="ce26" table:formula="of:=VALUE(MID([.I257];1;1))+IFERROR(VALUE(MID([.I257];3;1))/10;0)" office:value-type="float" office:value="4.7" calcext:value-type="float">
            <text:p>4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25954" calcext:value-type="float">
            <text:p>20125954</text:p>
          </table:table-cell>
          <table:table-cell office:value-type="float" office:value="1" calcext:value-type="float">
            <text:p>1</text:p>
          </table:table-cell>
          <table:table-cell table:formula="of:=CONCATENATE([.F258];&quot;-&quot;;[.G258])" office:value-type="string" office:string-value="20125954-1" calcext:value-type="string">
            <text:p>20125954-1</text:p>
          </table:table-cell>
          <table:table-cell office:value-type="string" calcext:value-type="string">
            <text:p>5.1</text:p>
          </table:table-cell>
          <table:table-cell table:style-name="ce26" table:formula="of:=VALUE(MID([.I258];1;1))+IFERROR(VALUE(MID([.I258];3;1))/10;0)"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51" calcext:value-type="float">
            <text:p>20407851</text:p>
          </table:table-cell>
          <table:table-cell office:value-type="float" office:value="3" calcext:value-type="float">
            <text:p>3</text:p>
          </table:table-cell>
          <table:table-cell table:formula="of:=CONCATENATE([.F259];&quot;-&quot;;[.G259])" office:value-type="string" office:string-value="20407851-3" calcext:value-type="string">
            <text:p>20407851-3</text:p>
          </table:table-cell>
          <table:table-cell office:value-type="string" calcext:value-type="string">
            <text:p>4.9</text:p>
          </table:table-cell>
          <table:table-cell table:style-name="ce26" table:formula="of:=VALUE(MID([.I259];1;1))+IFERROR(VALUE(MID([.I259];3;1))/10;0)" office:value-type="float" office:value="4.9" calcext:value-type="float">
            <text:p>4.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34" calcext:value-type="float">
            <text:p>20133434</text:p>
          </table:table-cell>
          <table:table-cell office:value-type="float" office:value="9" calcext:value-type="float">
            <text:p>9</text:p>
          </table:table-cell>
          <table:table-cell table:formula="of:=CONCATENATE([.F260];&quot;-&quot;;[.G260])" office:value-type="string" office:string-value="20133434-9" calcext:value-type="string">
            <text:p>20133434-9</text:p>
          </table:table-cell>
          <table:table-cell office:value-type="string" calcext:value-type="string">
            <text:p>5.3</text:p>
          </table:table-cell>
          <table:table-cell table:style-name="ce26" table:formula="of:=VALUE(MID([.I260];1;1))+IFERROR(VALUE(MID([.I260];3;1))/10;0)" office:value-type="float" office:value="5.3" calcext:value-type="float">
            <text:p>5.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3655" calcext:value-type="float">
            <text:p>20133655</text:p>
          </table:table-cell>
          <table:table-cell office:value-type="float" office:value="4" calcext:value-type="float">
            <text:p>4</text:p>
          </table:table-cell>
          <table:table-cell table:formula="of:=CONCATENATE([.F261];&quot;-&quot;;[.G261])" office:value-type="string" office:string-value="20133655-4" calcext:value-type="string">
            <text:p>20133655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61];1;1))+IFERROR(VALUE(MID([.I261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3955" calcext:value-type="float">
            <text:p>20133955</text:p>
          </table:table-cell>
          <table:table-cell office:value-type="float" office:value="3" calcext:value-type="float">
            <text:p>3</text:p>
          </table:table-cell>
          <table:table-cell table:formula="of:=CONCATENATE([.F262];&quot;-&quot;;[.G262])" office:value-type="string" office:string-value="20133955-3" calcext:value-type="string">
            <text:p>20133955-3</text:p>
          </table:table-cell>
          <table:table-cell office:value-type="string" calcext:value-type="string">
            <text:p>5.2</text:p>
          </table:table-cell>
          <table:table-cell table:style-name="ce26" table:formula="of:=VALUE(MID([.I262];1;1))+IFERROR(VALUE(MID([.I262];3;1))/10;0)" office:value-type="float" office:value="5.2" calcext:value-type="float">
            <text:p>5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19888203" calcext:value-type="float">
            <text:p>19888203</text:p>
          </table:table-cell>
          <table:table-cell office:value-type="float" office:value="8" calcext:value-type="float">
            <text:p>8</text:p>
          </table:table-cell>
          <table:table-cell table:formula="of:=CONCATENATE([.F263];&quot;-&quot;;[.G263])" office:value-type="string" office:string-value="19888203-8" calcext:value-type="string">
            <text:p>19888203-8</text:p>
          </table:table-cell>
          <table:table-cell office:value-type="string" calcext:value-type="string">
            <text:p>5.6</text:p>
          </table:table-cell>
          <table:table-cell table:style-name="ce26" table:formula="of:=VALUE(MID([.I263];1;1))+IFERROR(VALUE(MID([.I263];3;1))/10;0)" office:value-type="float" office:value="5.6" calcext:value-type="float">
            <text:p>5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251093" calcext:value-type="float">
            <text:p>20251093</text:p>
          </table:table-cell>
          <table:table-cell office:value-type="float" office:value="0" calcext:value-type="float">
            <text:p>0</text:p>
          </table:table-cell>
          <table:table-cell table:formula="of:=CONCATENATE([.F264];&quot;-&quot;;[.G264])" office:value-type="string" office:string-value="20251093-0" calcext:value-type="string">
            <text:p>20251093-0</text:p>
          </table:table-cell>
          <table:table-cell office:value-type="string" calcext:value-type="string">
            <text:p>5.6</text:p>
          </table:table-cell>
          <table:table-cell table:style-name="ce26" table:formula="of:=VALUE(MID([.I264];1;1))+IFERROR(VALUE(MID([.I264];3;1))/10;0)" office:value-type="float" office:value="5.6" calcext:value-type="float">
            <text:p>5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2778" calcext:value-type="float">
            <text:p>20132778</text:p>
          </table:table-cell>
          <table:table-cell office:value-type="float" office:value="4" calcext:value-type="float">
            <text:p>4</text:p>
          </table:table-cell>
          <table:table-cell table:formula="of:=CONCATENATE([.F265];&quot;-&quot;;[.G265])" office:value-type="string" office:string-value="20132778-4" calcext:value-type="string">
            <text:p>20132778-4</text:p>
          </table:table-cell>
          <table:table-cell office:value-type="string" calcext:value-type="string">
            <text:p>5.5</text:p>
          </table:table-cell>
          <table:table-cell table:style-name="ce26" table:formula="of:=VALUE(MID([.I265];1;1))+IFERROR(VALUE(MID([.I265];3;1))/10;0)" office:value-type="float" office:value="5.5" calcext:value-type="float">
            <text:p>5.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265186" calcext:value-type="float">
            <text:p>20265186</text:p>
          </table:table-cell>
          <table:table-cell office:value-type="float" office:value="0" calcext:value-type="float">
            <text:p>0</text:p>
          </table:table-cell>
          <table:table-cell table:formula="of:=CONCATENATE([.F266];&quot;-&quot;;[.G266])" office:value-type="string" office:string-value="20265186-0" calcext:value-type="string">
            <text:p>20265186-0</text:p>
          </table:table-cell>
          <table:table-cell office:value-type="string" calcext:value-type="string">
            <text:p>6.2</text:p>
          </table:table-cell>
          <table:table-cell table:style-name="ce26" table:formula="of:=VALUE(MID([.I266];1;1))+IFERROR(VALUE(MID([.I266];3;1))/10;0)"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77" calcext:value-type="float">
            <text:p>20408077</text:p>
          </table:table-cell>
          <table:table-cell office:value-type="float" office:value="1" calcext:value-type="float">
            <text:p>1</text:p>
          </table:table-cell>
          <table:table-cell table:formula="of:=CONCATENATE([.F267];&quot;-&quot;;[.G267])" office:value-type="string" office:string-value="20408077-1" calcext:value-type="string">
            <text:p>20408077-1</text:p>
          </table:table-cell>
          <table:table-cell office:value-type="string" calcext:value-type="string">
            <text:p>5.1</text:p>
          </table:table-cell>
          <table:table-cell table:style-name="ce26" table:formula="of:=VALUE(MID([.I267];1;1))+IFERROR(VALUE(MID([.I267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133142" calcext:value-type="float">
            <text:p>20133142</text:p>
          </table:table-cell>
          <table:table-cell office:value-type="float" office:value="0" calcext:value-type="float">
            <text:p>0</text:p>
          </table:table-cell>
          <table:table-cell table:formula="of:=CONCATENATE([.F268];&quot;-&quot;;[.G268])" office:value-type="string" office:string-value="20133142-0" calcext:value-type="string">
            <text:p>20133142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68];1;1))+IFERROR(VALUE(MID([.I268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19582664" calcext:value-type="float">
            <text:p>19582664</text:p>
          </table:table-cell>
          <table:table-cell office:value-type="float" office:value="1" calcext:value-type="float">
            <text:p>1</text:p>
          </table:table-cell>
          <table:table-cell table:formula="of:=CONCATENATE([.F269];&quot;-&quot;;[.G269])" office:value-type="string" office:string-value="19582664-1" calcext:value-type="string">
            <text:p>19582664-1</text:p>
          </table:table-cell>
          <table:table-cell office:value-type="string" calcext:value-type="string">
            <text:p>5.1</text:p>
          </table:table-cell>
          <table:table-cell table:style-name="ce26" table:formula="of:=VALUE(MID([.I269];1;1))+IFERROR(VALUE(MID([.I269];3;1))/10;0)" office:value-type="float" office:value="5.1" calcext:value-type="float">
            <text:p>5.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office:value-type="float" office:value="20408235" calcext:value-type="float">
            <text:p>20408235</text:p>
          </table:table-cell>
          <table:table-cell office:value-type="float" office:value="9" calcext:value-type="float">
            <text:p>9</text:p>
          </table:table-cell>
          <table:table-cell table:formula="of:=CONCATENATE([.F270];&quot;-&quot;;[.G270])" office:value-type="string" office:string-value="20408235-9" calcext:value-type="string">
            <text:p>20408235-9</text:p>
          </table:table-cell>
          <table:table-cell office:value-type="string" calcext:value-type="string">
            <text:p>5.5</text:p>
          </table:table-cell>
          <table:table-cell table:style-name="ce26" table:formula="of:=VALUE(MID([.I270];1;1))+IFERROR(VALUE(MID([.I270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67878" calcext:value-type="float">
            <text:p>20167878</text:p>
          </table:table-cell>
          <table:table-cell office:value-type="float" office:value="1" calcext:value-type="float">
            <text:p>1</text:p>
          </table:table-cell>
          <table:table-cell table:formula="of:=CONCATENATE([.F271];&quot;-&quot;;[.G271])" office:value-type="string" office:string-value="20167878-1" calcext:value-type="string">
            <text:p>20167878-1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71];1;1))+IFERROR(VALUE(MID([.I271];3;1))/10;0)" office:value-type="float" office:value="6" calcext:value-type="float">
            <text:p>6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3242" calcext:value-type="float">
            <text:p>20133242</text:p>
          </table:table-cell>
          <table:table-cell office:value-type="float" office:value="7" calcext:value-type="float">
            <text:p>7</text:p>
          </table:table-cell>
          <table:table-cell table:formula="of:=CONCATENATE([.F272];&quot;-&quot;;[.G272])" office:value-type="string" office:string-value="20133242-7" calcext:value-type="string">
            <text:p>20133242-7</text:p>
          </table:table-cell>
          <table:table-cell office:value-type="string" calcext:value-type="string">
            <text:p>5.6</text:p>
          </table:table-cell>
          <table:table-cell table:style-name="ce26" table:formula="of:=VALUE(MID([.I272];1;1))+IFERROR(VALUE(MID([.I272];3;1))/10;0)" office:value-type="float" office:value="5.6" calcext:value-type="float">
            <text:p>5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329013" calcext:value-type="float">
            <text:p>20329013</text:p>
          </table:table-cell>
          <table:table-cell office:value-type="float" office:value="6" calcext:value-type="float">
            <text:p>6</text:p>
          </table:table-cell>
          <table:table-cell table:formula="of:=CONCATENATE([.F273];&quot;-&quot;;[.G273])" office:value-type="string" office:string-value="20329013-6" calcext:value-type="string">
            <text:p>20329013-6</text:p>
          </table:table-cell>
          <table:table-cell office:value-type="string" calcext:value-type="string">
            <text:p>5.4</text:p>
          </table:table-cell>
          <table:table-cell table:style-name="ce26" table:formula="of:=VALUE(MID([.I273];1;1))+IFERROR(VALUE(MID([.I273];3;1))/10;0)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301754" calcext:value-type="float">
            <text:p>20301754</text:p>
          </table:table-cell>
          <table:table-cell office:value-type="float" office:value="5" calcext:value-type="float">
            <text:p>5</text:p>
          </table:table-cell>
          <table:table-cell table:formula="of:=CONCATENATE([.F274];&quot;-&quot;;[.G274])" office:value-type="string" office:string-value="20301754-5" calcext:value-type="string">
            <text:p>20301754-5</text:p>
          </table:table-cell>
          <table:table-cell office:value-type="string" calcext:value-type="string">
            <text:p>5.5</text:p>
          </table:table-cell>
          <table:table-cell table:style-name="ce26" table:formula="of:=VALUE(MID([.I274];1;1))+IFERROR(VALUE(MID([.I274];3;1))/10;0)" office:value-type="float" office:value="5.5" calcext:value-type="float">
            <text:p>5.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300596" calcext:value-type="float">
            <text:p>20300596</text:p>
          </table:table-cell>
          <table:table-cell office:value-type="float" office:value="2" calcext:value-type="float">
            <text:p>2</text:p>
          </table:table-cell>
          <table:table-cell table:formula="of:=CONCATENATE([.F275];&quot;-&quot;;[.G275])" office:value-type="string" office:string-value="20300596-2" calcext:value-type="string">
            <text:p>20300596-2</text:p>
          </table:table-cell>
          <table:table-cell office:value-type="string" calcext:value-type="string">
            <text:p>6.3</text:p>
          </table:table-cell>
          <table:table-cell table:style-name="ce26" table:formula="of:=VALUE(MID([.I275];1;1))+IFERROR(VALUE(MID([.I275];3;1))/10;0)" office:value-type="float" office:value="6.3" calcext:value-type="float">
            <text:p>6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089880" calcext:value-type="float">
            <text:p>20089880</text:p>
          </table:table-cell>
          <table:table-cell office:value-type="string" calcext:value-type="string">
            <text:p>K</text:p>
          </table:table-cell>
          <table:table-cell table:formula="of:=CONCATENATE([.F276];&quot;-&quot;;[.G276])" office:value-type="string" office:string-value="20089880-K" calcext:value-type="string">
            <text:p>20089880-K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76];1;1))+IFERROR(VALUE(MID([.I276];3;1))/10;0)" office:value-type="float" office:value="6" calcext:value-type="float">
            <text:p>6.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13" calcext:value-type="float">
            <text:p>20408013</text:p>
          </table:table-cell>
          <table:table-cell office:value-type="float" office:value="5" calcext:value-type="float">
            <text:p>5</text:p>
          </table:table-cell>
          <table:table-cell table:formula="of:=CONCATENATE([.F277];&quot;-&quot;;[.G277])" office:value-type="string" office:string-value="20408013-5" calcext:value-type="string">
            <text:p>20408013-5</text:p>
          </table:table-cell>
          <table:table-cell office:value-type="string" calcext:value-type="string">
            <text:p>5.8</text:p>
          </table:table-cell>
          <table:table-cell table:style-name="ce26" table:formula="of:=VALUE(MID([.I277];1;1))+IFERROR(VALUE(MID([.I277];3;1))/10;0)" office:value-type="float" office:value="5.8" calcext:value-type="float">
            <text:p>5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7742" calcext:value-type="float">
            <text:p>20407742</text:p>
          </table:table-cell>
          <table:table-cell office:value-type="float" office:value="8" calcext:value-type="float">
            <text:p>8</text:p>
          </table:table-cell>
          <table:table-cell table:formula="of:=CONCATENATE([.F278];&quot;-&quot;;[.G278])" office:value-type="string" office:string-value="20407742-8" calcext:value-type="string">
            <text:p>20407742-8</text:p>
          </table:table-cell>
          <table:table-cell office:value-type="string" calcext:value-type="string">
            <text:p>6.4</text:p>
          </table:table-cell>
          <table:table-cell table:style-name="ce26" table:formula="of:=VALUE(MID([.I278];1;1))+IFERROR(VALUE(MID([.I278];3;1))/10;0)" office:value-type="float" office:value="6.4" calcext:value-type="float">
            <text:p>6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50" calcext:value-type="float">
            <text:p>20134050</text:p>
          </table:table-cell>
          <table:table-cell office:value-type="float" office:value="0" calcext:value-type="float">
            <text:p>0</text:p>
          </table:table-cell>
          <table:table-cell table:formula="of:=CONCATENATE([.F279];&quot;-&quot;;[.G279])" office:value-type="string" office:string-value="20134050-0" calcext:value-type="string">
            <text:p>20134050-0</text:p>
          </table:table-cell>
          <table:table-cell office:value-type="string" calcext:value-type="string">
            <text:p>5.5</text:p>
          </table:table-cell>
          <table:table-cell table:style-name="ce26" table:formula="of:=VALUE(MID([.I279];1;1))+IFERROR(VALUE(MID([.I279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8287" calcext:value-type="float">
            <text:p>20408287</text:p>
          </table:table-cell>
          <table:table-cell office:value-type="float" office:value="1" calcext:value-type="float">
            <text:p>1</text:p>
          </table:table-cell>
          <table:table-cell table:formula="of:=CONCATENATE([.F280];&quot;-&quot;;[.G280])" office:value-type="string" office:string-value="20408287-1" calcext:value-type="string">
            <text:p>20408287-1</text:p>
          </table:table-cell>
          <table:table-cell office:value-type="string" calcext:value-type="string">
            <text:p>5.7</text:p>
          </table:table-cell>
          <table:table-cell table:style-name="ce26" table:formula="of:=VALUE(MID([.I280];1;1))+IFERROR(VALUE(MID([.I280];3;1))/10;0)" office:value-type="float" office:value="5.7" calcext:value-type="float">
            <text:p>5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3888" calcext:value-type="float">
            <text:p>20133888</text:p>
          </table:table-cell>
          <table:table-cell office:value-type="float" office:value="3" calcext:value-type="float">
            <text:p>3</text:p>
          </table:table-cell>
          <table:table-cell table:formula="of:=CONCATENATE([.F281];&quot;-&quot;;[.G281])" office:value-type="string" office:string-value="20133888-3" calcext:value-type="string">
            <text:p>20133888-3</text:p>
          </table:table-cell>
          <table:table-cell office:value-type="string" calcext:value-type="string">
            <text:p>6.3</text:p>
          </table:table-cell>
          <table:table-cell table:style-name="ce26" table:formula="of:=VALUE(MID([.I281];1;1))+IFERROR(VALUE(MID([.I281];3;1))/10;0)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60" calcext:value-type="float">
            <text:p>20408160</text:p>
          </table:table-cell>
          <table:table-cell office:value-type="float" office:value="3" calcext:value-type="float">
            <text:p>3</text:p>
          </table:table-cell>
          <table:table-cell table:formula="of:=CONCATENATE([.F282];&quot;-&quot;;[.G282])" office:value-type="string" office:string-value="20408160-3" calcext:value-type="string">
            <text:p>20408160-3</text:p>
          </table:table-cell>
          <table:table-cell office:value-type="string" calcext:value-type="string">
            <text:p>5.7</text:p>
          </table:table-cell>
          <table:table-cell table:style-name="ce26" table:formula="of:=VALUE(MID([.I282];1;1))+IFERROR(VALUE(MID([.I282];3;1))/10;0)" office:value-type="float" office:value="5.7" calcext:value-type="float">
            <text:p>5.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7894" calcext:value-type="float">
            <text:p>20407894</text:p>
          </table:table-cell>
          <table:table-cell office:value-type="float" office:value="7" calcext:value-type="float">
            <text:p>7</text:p>
          </table:table-cell>
          <table:table-cell table:formula="of:=CONCATENATE([.F283];&quot;-&quot;;[.G283])" office:value-type="string" office:string-value="20407894-7" calcext:value-type="string">
            <text:p>20407894-7</text:p>
          </table:table-cell>
          <table:table-cell office:value-type="string" calcext:value-type="string">
            <text:p>5.8</text:p>
          </table:table-cell>
          <table:table-cell table:style-name="ce26" table:formula="of:=VALUE(MID([.I283];1;1))+IFERROR(VALUE(MID([.I283];3;1))/10;0)" office:value-type="float" office:value="5.8" calcext:value-type="float">
            <text:p>5.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23" calcext:value-type="float">
            <text:p>20133423</text:p>
          </table:table-cell>
          <table:table-cell office:value-type="float" office:value="3" calcext:value-type="float">
            <text:p>3</text:p>
          </table:table-cell>
          <table:table-cell table:formula="of:=CONCATENATE([.F284];&quot;-&quot;;[.G284])" office:value-type="string" office:string-value="20133423-3" calcext:value-type="string">
            <text:p>20133423-3</text:p>
          </table:table-cell>
          <table:table-cell office:value-type="string" calcext:value-type="string">
            <text:p>6.1</text:p>
          </table:table-cell>
          <table:table-cell table:style-name="ce26" table:formula="of:=VALUE(MID([.I284];1;1))+IFERROR(VALUE(MID([.I284];3;1))/10;0)" office:value-type="float" office:value="6.1" calcext:value-type="float">
            <text:p>6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49032" calcext:value-type="float">
            <text:p>20149032</text:p>
          </table:table-cell>
          <table:table-cell office:value-type="float" office:value="4" calcext:value-type="float">
            <text:p>4</text:p>
          </table:table-cell>
          <table:table-cell table:formula="of:=CONCATENATE([.F285];&quot;-&quot;;[.G285])" office:value-type="string" office:string-value="20149032-4" calcext:value-type="string">
            <text:p>20149032-4</text:p>
          </table:table-cell>
          <table:table-cell office:value-type="string" calcext:value-type="string">
            <text:p>6.1</text:p>
          </table:table-cell>
          <table:table-cell table:style-name="ce26" table:formula="of:=VALUE(MID([.I285];1;1))+IFERROR(VALUE(MID([.I285];3;1))/10;0)" office:value-type="float" office:value="6.1" calcext:value-type="float">
            <text:p>6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4064" calcext:value-type="float">
            <text:p>20134064</text:p>
          </table:table-cell>
          <table:table-cell office:value-type="float" office:value="0" calcext:value-type="float">
            <text:p>0</text:p>
          </table:table-cell>
          <table:table-cell table:formula="of:=CONCATENATE([.F286];&quot;-&quot;;[.G286])" office:value-type="string" office:string-value="20134064-0" calcext:value-type="string">
            <text:p>20134064-0</text:p>
          </table:table-cell>
          <table:table-cell office:value-type="string" calcext:value-type="string">
            <text:p>5.6</text:p>
          </table:table-cell>
          <table:table-cell table:style-name="ce26" table:formula="of:=VALUE(MID([.I286];1;1))+IFERROR(VALUE(MID([.I286];3;1))/10;0)" office:value-type="float" office:value="5.6" calcext:value-type="float">
            <text:p>5.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3467" calcext:value-type="float">
            <text:p>20133467</text:p>
          </table:table-cell>
          <table:table-cell office:value-type="float" office:value="5" calcext:value-type="float">
            <text:p>5</text:p>
          </table:table-cell>
          <table:table-cell table:formula="of:=CONCATENATE([.F287];&quot;-&quot;;[.G287])" office:value-type="string" office:string-value="20133467-5" calcext:value-type="string">
            <text:p>20133467-5</text:p>
          </table:table-cell>
          <table:table-cell office:value-type="string" calcext:value-type="string">
            <text:p>5.9</text:p>
          </table:table-cell>
          <table:table-cell table:style-name="ce26" table:formula="of:=VALUE(MID([.I287];1;1))+IFERROR(VALUE(MID([.I287];3;1))/10;0)" office:value-type="float" office:value="5.9" calcext:value-type="float">
            <text:p>5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301037" calcext:value-type="float">
            <text:p>20301037</text:p>
          </table:table-cell>
          <table:table-cell office:value-type="float" office:value="0" calcext:value-type="float">
            <text:p>0</text:p>
          </table:table-cell>
          <table:table-cell table:formula="of:=CONCATENATE([.F288];&quot;-&quot;;[.G288])" office:value-type="string" office:string-value="20301037-0" calcext:value-type="string">
            <text:p>20301037-0</text:p>
          </table:table-cell>
          <table:table-cell office:value-type="string" calcext:value-type="string">
            <text:p>6.2</text:p>
          </table:table-cell>
          <table:table-cell table:style-name="ce26" table:formula="of:=VALUE(MID([.I288];1;1))+IFERROR(VALUE(MID([.I288];3;1))/10;0)" office:value-type="float" office:value="6.2" calcext:value-type="float">
            <text:p>6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3552" calcext:value-type="float">
            <text:p>20133552</text:p>
          </table:table-cell>
          <table:table-cell office:value-type="float" office:value="3" calcext:value-type="float">
            <text:p>3</text:p>
          </table:table-cell>
          <table:table-cell table:formula="of:=CONCATENATE([.F289];&quot;-&quot;;[.G289])" office:value-type="string" office:string-value="20133552-3" calcext:value-type="string">
            <text:p>20133552-3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89];1;1))+IFERROR(VALUE(MID([.I289];3;1))/10;0)" office:value-type="float" office:value="6" calcext:value-type="float">
            <text:p>6.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259141" calcext:value-type="float">
            <text:p>20259141</text:p>
          </table:table-cell>
          <table:table-cell office:value-type="float" office:value="8" calcext:value-type="float">
            <text:p>8</text:p>
          </table:table-cell>
          <table:table-cell table:formula="of:=CONCATENATE([.F290];&quot;-&quot;;[.G290])" office:value-type="string" office:string-value="20259141-8" calcext:value-type="string">
            <text:p>20259141-8</text:p>
          </table:table-cell>
          <table:table-cell office:value-type="string" calcext:value-type="string">
            <text:p>5.8</text:p>
          </table:table-cell>
          <table:table-cell table:style-name="ce26" table:formula="of:=VALUE(MID([.I290];1;1))+IFERROR(VALUE(MID([.I290];3;1))/10;0)" office:value-type="float" office:value="5.8" calcext:value-type="float">
            <text:p>5.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8319" calcext:value-type="float">
            <text:p>20408319</text:p>
          </table:table-cell>
          <table:table-cell office:value-type="float" office:value="3" calcext:value-type="float">
            <text:p>3</text:p>
          </table:table-cell>
          <table:table-cell table:formula="of:=CONCATENATE([.F291];&quot;-&quot;;[.G291])" office:value-type="string" office:string-value="20408319-3" calcext:value-type="string">
            <text:p>20408319-3</text:p>
          </table:table-cell>
          <table:table-cell office:value-type="string" calcext:value-type="string">
            <text:p>5.5</text:p>
          </table:table-cell>
          <table:table-cell table:style-name="ce26" table:formula="of:=VALUE(MID([.I291];1;1))+IFERROR(VALUE(MID([.I291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22" calcext:value-type="float">
            <text:p>20408022</text:p>
          </table:table-cell>
          <table:table-cell office:value-type="float" office:value="4" calcext:value-type="float">
            <text:p>4</text:p>
          </table:table-cell>
          <table:table-cell table:formula="of:=CONCATENATE([.F292];&quot;-&quot;;[.G292])" office:value-type="string" office:string-value="20408022-4" calcext:value-type="string">
            <text:p>20408022-4</text:p>
          </table:table-cell>
          <table:table-cell office:value-type="string" calcext:value-type="string">
            <text:p>5.7</text:p>
          </table:table-cell>
          <table:table-cell table:style-name="ce26" table:formula="of:=VALUE(MID([.I292];1;1))+IFERROR(VALUE(MID([.I292];3;1))/10;0)" office:value-type="float" office:value="5.7" calcext:value-type="float">
            <text:p>5.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8183" calcext:value-type="float">
            <text:p>20408183</text:p>
          </table:table-cell>
          <table:table-cell office:value-type="float" office:value="2" calcext:value-type="float">
            <text:p>2</text:p>
          </table:table-cell>
          <table:table-cell table:formula="of:=CONCATENATE([.F293];&quot;-&quot;;[.G293])" office:value-type="string" office:string-value="20408183-2" calcext:value-type="string">
            <text:p>20408183-2</text:p>
          </table:table-cell>
          <table:table-cell office:value-type="string" calcext:value-type="string">
            <text:p>5.3</text:p>
          </table:table-cell>
          <table:table-cell table:style-name="ce26" table:formula="of:=VALUE(MID([.I293];1;1))+IFERROR(VALUE(MID([.I293];3;1))/10;0)" office:value-type="float" office:value="5.3" calcext:value-type="float">
            <text:p>5.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70" calcext:value-type="float">
            <text:p>20133770</text:p>
          </table:table-cell>
          <table:table-cell office:value-type="float" office:value="4" calcext:value-type="float">
            <text:p>4</text:p>
          </table:table-cell>
          <table:table-cell table:formula="of:=CONCATENATE([.F294];&quot;-&quot;;[.G294])" office:value-type="string" office:string-value="20133770-4" calcext:value-type="string">
            <text:p>20133770-4</text:p>
          </table:table-cell>
          <table:table-cell office:value-type="string" calcext:value-type="string">
            <text:p>5.9</text:p>
          </table:table-cell>
          <table:table-cell table:style-name="ce26" table:formula="of:=VALUE(MID([.I294];1;1))+IFERROR(VALUE(MID([.I294];3;1))/10;0)" office:value-type="float" office:value="5.9" calcext:value-type="float">
            <text:p>5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8034" calcext:value-type="float">
            <text:p>20408034</text:p>
          </table:table-cell>
          <table:table-cell office:value-type="float" office:value="8" calcext:value-type="float">
            <text:p>8</text:p>
          </table:table-cell>
          <table:table-cell table:formula="of:=CONCATENATE([.F295];&quot;-&quot;;[.G295])" office:value-type="string" office:string-value="20408034-8" calcext:value-type="string">
            <text:p>20408034-8</text:p>
          </table:table-cell>
          <table:table-cell office:value-type="string" calcext:value-type="string">
            <text:p>5.9</text:p>
          </table:table-cell>
          <table:table-cell table:style-name="ce26" table:formula="of:=VALUE(MID([.I295];1;1))+IFERROR(VALUE(MID([.I295];3;1))/10;0)" office:value-type="float" office:value="5.9" calcext:value-type="float">
            <text:p>5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3399" calcext:value-type="float">
            <text:p>20133399</text:p>
          </table:table-cell>
          <table:table-cell office:value-type="float" office:value="7" calcext:value-type="float">
            <text:p>7</text:p>
          </table:table-cell>
          <table:table-cell table:formula="of:=CONCATENATE([.F296];&quot;-&quot;;[.G296])" office:value-type="string" office:string-value="20133399-7" calcext:value-type="string">
            <text:p>20133399-7</text:p>
          </table:table-cell>
          <table:table-cell office:value-type="string" calcext:value-type="string">
            <text:p>6.1</text:p>
          </table:table-cell>
          <table:table-cell table:style-name="ce26" table:formula="of:=VALUE(MID([.I296];1;1))+IFERROR(VALUE(MID([.I296];3;1))/10;0)" office:value-type="float" office:value="6.1" calcext:value-type="float">
            <text:p>6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95840" calcext:value-type="float">
            <text:p>20495840</text:p>
          </table:table-cell>
          <table:table-cell office:value-type="float" office:value="8" calcext:value-type="float">
            <text:p>8</text:p>
          </table:table-cell>
          <table:table-cell table:formula="of:=CONCATENATE([.F297];&quot;-&quot;;[.G297])" office:value-type="string" office:string-value="20495840-8" calcext:value-type="string">
            <text:p>20495840-8</text:p>
          </table:table-cell>
          <table:table-cell office:value-type="string" calcext:value-type="string">
            <text:p>6.2</text:p>
          </table:table-cell>
          <table:table-cell table:style-name="ce26" table:formula="of:=VALUE(MID([.I297];1;1))+IFERROR(VALUE(MID([.I297];3;1))/10;0)" office:value-type="float" office:value="6.2" calcext:value-type="float">
            <text:p>6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95086" calcext:value-type="float">
            <text:p>20495086</text:p>
          </table:table-cell>
          <table:table-cell office:value-type="float" office:value="5" calcext:value-type="float">
            <text:p>5</text:p>
          </table:table-cell>
          <table:table-cell table:formula="of:=CONCATENATE([.F298];&quot;-&quot;;[.G298])" office:value-type="string" office:string-value="20495086-5" calcext:value-type="string">
            <text:p>20495086-5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98];1;1))+IFERROR(VALUE(MID([.I298];3;1))/10;0)" office:value-type="float" office:value="6" calcext:value-type="float">
            <text:p>6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227332" calcext:value-type="float">
            <text:p>20227332</text:p>
          </table:table-cell>
          <table:table-cell office:value-type="float" office:value="7" calcext:value-type="float">
            <text:p>7</text:p>
          </table:table-cell>
          <table:table-cell table:formula="of:=CONCATENATE([.F299];&quot;-&quot;;[.G299])" office:value-type="string" office:string-value="20227332-7" calcext:value-type="string">
            <text:p>20227332-7</text:p>
          </table:table-cell>
          <table:table-cell office:value-type="string" calcext:value-type="string">
            <text:p>5.5</text:p>
          </table:table-cell>
          <table:table-cell table:style-name="ce26" table:formula="of:=VALUE(MID([.I299];1;1))+IFERROR(VALUE(MID([.I299];3;1))/10;0)" office:value-type="float" office:value="5.5" calcext:value-type="float">
            <text:p>5.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19900374" calcext:value-type="float">
            <text:p>19900374</text:p>
          </table:table-cell>
          <table:table-cell office:value-type="float" office:value="7" calcext:value-type="float">
            <text:p>7</text:p>
          </table:table-cell>
          <table:table-cell table:formula="of:=CONCATENATE([.F300];&quot;-&quot;;[.G300])" office:value-type="string" office:string-value="19900374-7" calcext:value-type="string">
            <text:p>19900374-7</text:p>
          </table:table-cell>
          <table:table-cell office:value-type="string" calcext:value-type="string">
            <text:p>6.2</text:p>
          </table:table-cell>
          <table:table-cell table:style-name="ce26" table:formula="of:=VALUE(MID([.I300];1;1))+IFERROR(VALUE(MID([.I300];3;1))/10;0)" office:value-type="float" office:value="6.2" calcext:value-type="float">
            <text:p>6.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301556" calcext:value-type="float">
            <text:p>20301556</text:p>
          </table:table-cell>
          <table:table-cell office:value-type="float" office:value="9" calcext:value-type="float">
            <text:p>9</text:p>
          </table:table-cell>
          <table:table-cell table:formula="of:=CONCATENATE([.F301];&quot;-&quot;;[.G301])" office:value-type="string" office:string-value="20301556-9" calcext:value-type="string">
            <text:p>20301556-9</text:p>
          </table:table-cell>
          <table:table-cell office:value-type="string" calcext:value-type="string">
            <text:p>6.2</text:p>
          </table:table-cell>
          <table:table-cell table:style-name="ce26" table:formula="of:=VALUE(MID([.I301];1;1))+IFERROR(VALUE(MID([.I301];3;1))/10;0)" office:value-type="float" office:value="6.2" calcext:value-type="float">
            <text:p>6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85516" calcext:value-type="float">
            <text:p>20185516</text:p>
          </table:table-cell>
          <table:table-cell office:value-type="float" office:value="0" calcext:value-type="float">
            <text:p>0</text:p>
          </table:table-cell>
          <table:table-cell table:formula="of:=CONCATENATE([.F302];&quot;-&quot;;[.G302])" office:value-type="string" office:string-value="20185516-0" calcext:value-type="string">
            <text:p>20185516-0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302];1;1))+IFERROR(VALUE(MID([.I302];3;1))/10;0)" office:value-type="float" office:value="6" calcext:value-type="float">
            <text:p>6.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362552" calcext:value-type="float">
            <text:p>20362552</text:p>
          </table:table-cell>
          <table:table-cell office:value-type="float" office:value="9" calcext:value-type="float">
            <text:p>9</text:p>
          </table:table-cell>
          <table:table-cell table:formula="of:=CONCATENATE([.F303];&quot;-&quot;;[.G303])" office:value-type="string" office:string-value="20362552-9" calcext:value-type="string">
            <text:p>20362552-9</text:p>
          </table:table-cell>
          <table:table-cell office:value-type="string" calcext:value-type="string">
            <text:p>5.2</text:p>
          </table:table-cell>
          <table:table-cell table:style-name="ce26" table:formula="of:=VALUE(MID([.I303];1;1))+IFERROR(VALUE(MID([.I303];3;1))/10;0)" office:value-type="float" office:value="5.2" calcext:value-type="float">
            <text:p>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133750" calcext:value-type="float">
            <text:p>20133750</text:p>
          </table:table-cell>
          <table:table-cell office:value-type="string" calcext:value-type="string">
            <text:p>K</text:p>
          </table:table-cell>
          <table:table-cell table:formula="of:=CONCATENATE([.F304];&quot;-&quot;;[.G304])" office:value-type="string" office:string-value="20133750-K" calcext:value-type="string">
            <text:p>20133750-K</text:p>
          </table:table-cell>
          <table:table-cell office:value-type="string" calcext:value-type="string">
            <text:p>5.8</text:p>
          </table:table-cell>
          <table:table-cell table:style-name="ce26" table:formula="of:=VALUE(MID([.I304];1;1))+IFERROR(VALUE(MID([.I304];3;1))/10;0)" office:value-type="float" office:value="5.8" calcext:value-type="float">
            <text:p>5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7937" calcext:value-type="float">
            <text:p>20407937</text:p>
          </table:table-cell>
          <table:table-cell office:value-type="float" office:value="4" calcext:value-type="float">
            <text:p>4</text:p>
          </table:table-cell>
          <table:table-cell table:formula="of:=CONCATENATE([.F305];&quot;-&quot;;[.G305])" office:value-type="string" office:string-value="20407937-4" calcext:value-type="string">
            <text:p>20407937-4</text:p>
          </table:table-cell>
          <table:table-cell office:value-type="string" calcext:value-type="string">
            <text:p>5.3</text:p>
          </table:table-cell>
          <table:table-cell table:style-name="ce26" table:formula="of:=VALUE(MID([.I305];1;1))+IFERROR(VALUE(MID([.I305];3;1))/10;0)" office:value-type="float" office:value="5.3" calcext:value-type="float">
            <text:p>5.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66160" calcext:value-type="float">
            <text:p>20466160</text:p>
          </table:table-cell>
          <table:table-cell office:value-type="string" calcext:value-type="string">
            <text:p>K</text:p>
          </table:table-cell>
          <table:table-cell table:formula="of:=CONCATENATE([.F306];&quot;-&quot;;[.G306])" office:value-type="string" office:string-value="20466160-K" calcext:value-type="string">
            <text:p>20466160-K</text:p>
          </table:table-cell>
          <table:table-cell office:value-type="string" calcext:value-type="string">
            <text:p>5.6</text:p>
          </table:table-cell>
          <table:table-cell table:style-name="ce26" table:formula="of:=VALUE(MID([.I306];1;1))+IFERROR(VALUE(MID([.I306];3;1))/10;0)" office:value-type="float" office:value="5.6" calcext:value-type="float">
            <text:p>5.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office:value-type="float" office:value="2015" calcext:value-type="float">
            <text:p>2015</text:p>
          </table:table-cell>
          <table:table-cell office:value-type="float" office:value="20407911" calcext:value-type="float">
            <text:p>20407911</text:p>
          </table:table-cell>
          <table:table-cell office:value-type="float" office:value="0" calcext:value-type="float">
            <text:p>0</text:p>
          </table:table-cell>
          <table:table-cell table:formula="of:=CONCATENATE([.F307];&quot;-&quot;;[.G307])" office:value-type="string" office:string-value="20407911-0" calcext:value-type="string">
            <text:p>20407911-0</text:p>
          </table:table-cell>
          <table:table-cell office:value-type="string" calcext:value-type="string">
            <text:p>6.3</text:p>
          </table:table-cell>
          <table:table-cell table:style-name="ce26" table:formula="of:=VALUE(MID([.I307];1;1))+IFERROR(VALUE(MID([.I307];3;1))/10;0)" office:value-type="float" office:value="6.3" calcext:value-type="float">
            <text:p>6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4A-2017'.$A$1" table:cell-range-address="$'2015'.$C$1:.$N$307"/>
        </table:named-expressions>
      </table:table>
      <table:table table:name="2014" table:style-name="ta6"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7"/>
          <table:table-cell table:style-name="ce7" office:value-type="string" calcext:value-type="string">
            <text:p>RUT</text:p>
          </table:table-cell>
          <table:table-cell/>
          <table:table-cell table:style-name="ce7" office:value-type="string" calcext:value-type="string">
            <text:p>NOT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32895" calcext:value-type="float">
            <text:p>20132895</text:p>
          </table:table-cell>
          <table:table-cell office:value-type="float" office:value="0" calcext:value-type="float">
            <text:p>0</text:p>
          </table:table-cell>
          <table:table-cell table:formula="of:=CONCATENATE([.F2];&quot;-&quot;;[.G2])" office:value-type="string" office:string-value="20132895-0" calcext:value-type="string">
            <text:p>20132895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];1;1))+IFERROR(VALUE(MID([.I2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300888" calcext:value-type="float">
            <text:p>20300888</text:p>
          </table:table-cell>
          <table:table-cell office:value-type="float" office:value="0" calcext:value-type="float">
            <text:p>0</text:p>
          </table:table-cell>
          <table:table-cell table:formula="of:=CONCATENATE([.F3];&quot;-&quot;;[.G3])" office:value-type="string" office:string-value="20300888-0" calcext:value-type="string">
            <text:p>20300888-0</text:p>
          </table:table-cell>
          <table:table-cell office:value-type="string" calcext:value-type="string">
            <text:p>5.3</text:p>
          </table:table-cell>
          <table:table-cell table:style-name="ce26" table:formula="of:=VALUE(MID([.I3];1;1))+IFERROR(VALUE(MID([.I3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33699" calcext:value-type="float">
            <text:p>20133699</text:p>
          </table:table-cell>
          <table:table-cell office:value-type="float" office:value="6" calcext:value-type="float">
            <text:p>6</text:p>
          </table:table-cell>
          <table:table-cell table:formula="of:=CONCATENATE([.F4];&quot;-&quot;;[.G4])" office:value-type="string" office:string-value="20133699-6" calcext:value-type="string">
            <text:p>20133699-6</text:p>
          </table:table-cell>
          <table:table-cell office:value-type="string" calcext:value-type="string">
            <text:p>4.8</text:p>
          </table:table-cell>
          <table:table-cell table:style-name="ce26" table:formula="of:=VALUE(MID([.I4];1;1))+IFERROR(VALUE(MID([.I4];3;1))/10;0)" office:value-type="float" office:value="4.8" calcext:value-type="float">
            <text:p>4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83622" calcext:value-type="float">
            <text:p>20183622</text:p>
          </table:table-cell>
          <table:table-cell office:value-type="float" office:value="0" calcext:value-type="float">
            <text:p>0</text:p>
          </table:table-cell>
          <table:table-cell table:formula="of:=CONCATENATE([.F5];&quot;-&quot;;[.G5])" office:value-type="string" office:string-value="20183622-0" calcext:value-type="string">
            <text:p>20183622-0</text:p>
          </table:table-cell>
          <table:table-cell office:value-type="string" calcext:value-type="string">
            <text:p>5.2</text:p>
          </table:table-cell>
          <table:table-cell table:style-name="ce26" table:formula="of:=VALUE(MID([.I5];1;1))+IFERROR(VALUE(MID([.I5];3;1))/10;0)" office:value-type="float" office:value="5.2" calcext:value-type="float">
            <text:p>5.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33270" calcext:value-type="float">
            <text:p>20133270</text:p>
          </table:table-cell>
          <table:table-cell office:value-type="float" office:value="2" calcext:value-type="float">
            <text:p>2</text:p>
          </table:table-cell>
          <table:table-cell table:formula="of:=CONCATENATE([.F6];&quot;-&quot;;[.G6])" office:value-type="string" office:string-value="20133270-2" calcext:value-type="string">
            <text:p>20133270-2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6];1;1))+IFERROR(VALUE(MID([.I6];3;1))/10;0)" office:value-type="float" office:value="6" calcext:value-type="float">
            <text:p>6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86" calcext:value-type="float">
            <text:p>20133886</text:p>
          </table:table-cell>
          <table:table-cell office:value-type="float" office:value="7" calcext:value-type="float">
            <text:p>7</text:p>
          </table:table-cell>
          <table:table-cell table:formula="of:=CONCATENATE([.F7];&quot;-&quot;;[.G7])" office:value-type="string" office:string-value="20133886-7" calcext:value-type="string">
            <text:p>20133886-7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7];1;1))+IFERROR(VALUE(MID([.I7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71" calcext:value-type="float">
            <text:p>20407771</text:p>
          </table:table-cell>
          <table:table-cell office:value-type="float" office:value="1" calcext:value-type="float">
            <text:p>1</text:p>
          </table:table-cell>
          <table:table-cell table:formula="of:=CONCATENATE([.F8];&quot;-&quot;;[.G8])" office:value-type="string" office:string-value="20407771-1" calcext:value-type="string">
            <text:p>20407771-1</text:p>
          </table:table-cell>
          <table:table-cell office:value-type="string" calcext:value-type="string">
            <text:p>5.4</text:p>
          </table:table-cell>
          <table:table-cell table:style-name="ce26" table:formula="of:=VALUE(MID([.I8];1;1))+IFERROR(VALUE(MID([.I8];3;1))/10;0)" office:value-type="float" office:value="5.4" calcext:value-type="float">
            <text:p>5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19888055" calcext:value-type="float">
            <text:p>19888055</text:p>
          </table:table-cell>
          <table:table-cell office:value-type="float" office:value="8" calcext:value-type="float">
            <text:p>8</text:p>
          </table:table-cell>
          <table:table-cell table:formula="of:=CONCATENATE([.F9];&quot;-&quot;;[.G9])" office:value-type="string" office:string-value="19888055-8" calcext:value-type="string">
            <text:p>19888055-8</text:p>
          </table:table-cell>
          <table:table-cell office:value-type="string" calcext:value-type="string">
            <text:p>5.4</text:p>
          </table:table-cell>
          <table:table-cell table:style-name="ce26" table:formula="of:=VALUE(MID([.I9];1;1))+IFERROR(VALUE(MID([.I9];3;1))/10;0)" office:value-type="float" office:value="5.4" calcext:value-type="float">
            <text:p>5.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19886928" calcext:value-type="float">
            <text:p>19886928</text:p>
          </table:table-cell>
          <table:table-cell office:value-type="float" office:value="7" calcext:value-type="float">
            <text:p>7</text:p>
          </table:table-cell>
          <table:table-cell table:formula="of:=CONCATENATE([.F10];&quot;-&quot;;[.G10])" office:value-type="string" office:string-value="19886928-7" calcext:value-type="string">
            <text:p>19886928-7</text:p>
          </table:table-cell>
          <table:table-cell office:value-type="string" calcext:value-type="string">
            <text:p>4.7</text:p>
          </table:table-cell>
          <table:table-cell table:style-name="ce26" table:formula="of:=VALUE(MID([.I10];1;1))+IFERROR(VALUE(MID([.I10];3;1))/10;0)" office:value-type="float" office:value="4.7" calcext:value-type="float">
            <text:p>4.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19887239" calcext:value-type="float">
            <text:p>19887239</text:p>
          </table:table-cell>
          <table:table-cell office:value-type="float" office:value="3" calcext:value-type="float">
            <text:p>3</text:p>
          </table:table-cell>
          <table:table-cell table:formula="of:=CONCATENATE([.F11];&quot;-&quot;;[.G11])" office:value-type="string" office:string-value="19887239-3" calcext:value-type="string">
            <text:p>19887239-3</text:p>
          </table:table-cell>
          <table:table-cell office:value-type="string" calcext:value-type="string">
            <text:p>4.7</text:p>
          </table:table-cell>
          <table:table-cell table:style-name="ce26" table:formula="of:=VALUE(MID([.I11];1;1))+IFERROR(VALUE(MID([.I11];3;1))/10;0)" office:value-type="float" office:value="4.7" calcext:value-type="float">
            <text:p>4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82809" calcext:value-type="float">
            <text:p>20182809</text:p>
          </table:table-cell>
          <table:table-cell office:value-type="float" office:value="0" calcext:value-type="float">
            <text:p>0</text:p>
          </table:table-cell>
          <table:table-cell table:formula="of:=CONCATENATE([.F12];&quot;-&quot;;[.G12])" office:value-type="string" office:string-value="20182809-0" calcext:value-type="string">
            <text:p>20182809-0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12];1;1))+IFERROR(VALUE(MID([.I12];3;1))/10;0)" office:value-type="float" office:value="6" calcext:value-type="float">
            <text:p>6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408128" calcext:value-type="float">
            <text:p>20408128</text:p>
          </table:table-cell>
          <table:table-cell office:value-type="string" calcext:value-type="string">
            <text:p>K</text:p>
          </table:table-cell>
          <table:table-cell table:formula="of:=CONCATENATE([.F13];&quot;-&quot;;[.G13])" office:value-type="string" office:string-value="20408128-K" calcext:value-type="string">
            <text:p>20408128-K</text:p>
          </table:table-cell>
          <table:table-cell office:value-type="string" calcext:value-type="string">
            <text:p>5.5</text:p>
          </table:table-cell>
          <table:table-cell table:style-name="ce26" table:formula="of:=VALUE(MID([.I13];1;1))+IFERROR(VALUE(MID([.I13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34" calcext:value-type="float">
            <text:p>20133934</text:p>
          </table:table-cell>
          <table:table-cell office:value-type="float" office:value="0" calcext:value-type="float">
            <text:p>0</text:p>
          </table:table-cell>
          <table:table-cell table:formula="of:=CONCATENATE([.F14];&quot;-&quot;;[.G14])" office:value-type="string" office:string-value="20133934-0" calcext:value-type="string">
            <text:p>20133934-0</text:p>
          </table:table-cell>
          <table:table-cell office:value-type="string" calcext:value-type="string">
            <text:p>5.3</text:p>
          </table:table-cell>
          <table:table-cell table:style-name="ce26" table:formula="of:=VALUE(MID([.I14];1;1))+IFERROR(VALUE(MID([.I14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482810" calcext:value-type="float">
            <text:p>20482810</text:p>
          </table:table-cell>
          <table:table-cell office:value-type="float" office:value="5" calcext:value-type="float">
            <text:p>5</text:p>
          </table:table-cell>
          <table:table-cell table:formula="of:=CONCATENATE([.F15];&quot;-&quot;;[.G15])" office:value-type="string" office:string-value="20482810-5" calcext:value-type="string">
            <text:p>20482810-5</text:p>
          </table:table-cell>
          <table:table-cell office:value-type="string" calcext:value-type="string">
            <text:p>4.9</text:p>
          </table:table-cell>
          <table:table-cell table:style-name="ce26" table:formula="of:=VALUE(MID([.I15];1;1))+IFERROR(VALUE(MID([.I15];3;1))/10;0)" office:value-type="float" office:value="4.9" calcext:value-type="float">
            <text:p>4.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408167" calcext:value-type="float">
            <text:p>20408167</text:p>
          </table:table-cell>
          <table:table-cell office:value-type="float" office:value="0" calcext:value-type="float">
            <text:p>0</text:p>
          </table:table-cell>
          <table:table-cell table:formula="of:=CONCATENATE([.F16];&quot;-&quot;;[.G16])" office:value-type="string" office:string-value="20408167-0" calcext:value-type="string">
            <text:p>20408167-0</text:p>
          </table:table-cell>
          <table:table-cell office:value-type="string" calcext:value-type="string">
            <text:p>4.8</text:p>
          </table:table-cell>
          <table:table-cell table:style-name="ce26" table:formula="of:=VALUE(MID([.I16];1;1))+IFERROR(VALUE(MID([.I16];3;1))/10;0)" office:value-type="float" office:value="4.8" calcext:value-type="float">
            <text:p>4.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33685" calcext:value-type="float">
            <text:p>20133685</text:p>
          </table:table-cell>
          <table:table-cell office:value-type="float" office:value="6" calcext:value-type="float">
            <text:p>6</text:p>
          </table:table-cell>
          <table:table-cell table:formula="of:=CONCATENATE([.F17];&quot;-&quot;;[.G17])" office:value-type="string" office:string-value="20133685-6" calcext:value-type="string">
            <text:p>20133685-6</text:p>
          </table:table-cell>
          <table:table-cell office:value-type="string" calcext:value-type="string">
            <text:p>4.8</text:p>
          </table:table-cell>
          <table:table-cell table:style-name="ce26" table:formula="of:=VALUE(MID([.I17];1;1))+IFERROR(VALUE(MID([.I17];3;1))/10;0)" office:value-type="float" office:value="4.8" calcext:value-type="float">
            <text:p>4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300838" calcext:value-type="float">
            <text:p>20300838</text:p>
          </table:table-cell>
          <table:table-cell office:value-type="float" office:value="4" calcext:value-type="float">
            <text:p>4</text:p>
          </table:table-cell>
          <table:table-cell table:formula="of:=CONCATENATE([.F18];&quot;-&quot;;[.G18])" office:value-type="string" office:string-value="20300838-4" calcext:value-type="string">
            <text:p>20300838-4</text:p>
          </table:table-cell>
          <table:table-cell office:value-type="string" calcext:value-type="string">
            <text:p>5.5</text:p>
          </table:table-cell>
          <table:table-cell table:style-name="ce26" table:formula="of:=VALUE(MID([.I18];1;1))+IFERROR(VALUE(MID([.I18];3;1))/10;0)"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380489" calcext:value-type="float">
            <text:p>20380489</text:p>
          </table:table-cell>
          <table:table-cell office:value-type="string" calcext:value-type="string">
            <text:p>K</text:p>
          </table:table-cell>
          <table:table-cell table:formula="of:=CONCATENATE([.F19];&quot;-&quot;;[.G19])" office:value-type="string" office:string-value="20380489-K" calcext:value-type="string">
            <text:p>20380489-K</text:p>
          </table:table-cell>
          <table:table-cell office:value-type="string" calcext:value-type="string">
            <text:p>5.3</text:p>
          </table:table-cell>
          <table:table-cell table:style-name="ce26" table:formula="of:=VALUE(MID([.I19];1;1))+IFERROR(VALUE(MID([.I19];3;1))/10;0)" office:value-type="float" office:value="5.3" calcext:value-type="float">
            <text:p>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52" calcext:value-type="float">
            <text:p>20133552</text:p>
          </table:table-cell>
          <table:table-cell office:value-type="float" office:value="3" calcext:value-type="float">
            <text:p>3</text:p>
          </table:table-cell>
          <table:table-cell table:formula="of:=CONCATENATE([.F20];&quot;-&quot;;[.G20])" office:value-type="string" office:string-value="20133552-3" calcext:value-type="string">
            <text:p>20133552-3</text:p>
          </table:table-cell>
          <table:table-cell office:value-type="string" calcext:value-type="string">
            <text:p>6.6</text:p>
          </table:table-cell>
          <table:table-cell table:style-name="ce26" table:formula="of:=VALUE(MID([.I20];1;1))+IFERROR(VALUE(MID([.I20];3;1))/10;0)" office:value-type="float" office:value="6.6" calcext:value-type="float">
            <text:p>6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19550039" calcext:value-type="float">
            <text:p>19550039</text:p>
          </table:table-cell>
          <table:table-cell office:value-type="float" office:value="8" calcext:value-type="float">
            <text:p>8</text:p>
          </table:table-cell>
          <table:table-cell table:formula="of:=CONCATENATE([.F21];&quot;-&quot;;[.G21])" office:value-type="string" office:string-value="19550039-8" calcext:value-type="string">
            <text:p>19550039-8</text:p>
          </table:table-cell>
          <table:table-cell office:value-type="string" calcext:value-type="string">
            <text:p>4.6</text:p>
          </table:table-cell>
          <table:table-cell table:style-name="ce26" table:formula="of:=VALUE(MID([.I21];1;1))+IFERROR(VALUE(MID([.I21];3;1))/10;0)" office:value-type="float" office:value="4.6" calcext:value-type="float">
            <text:p>4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344240" calcext:value-type="float">
            <text:p>20344240</text:p>
          </table:table-cell>
          <table:table-cell office:value-type="float" office:value="8" calcext:value-type="float">
            <text:p>8</text:p>
          </table:table-cell>
          <table:table-cell table:formula="of:=CONCATENATE([.F22];&quot;-&quot;;[.G22])" office:value-type="string" office:string-value="20344240-8" calcext:value-type="string">
            <text:p>20344240-8</text:p>
          </table:table-cell>
          <table:table-cell office:value-type="string" calcext:value-type="string">
            <text:p>4.8</text:p>
          </table:table-cell>
          <table:table-cell table:style-name="ce26" table:formula="of:=VALUE(MID([.I22];1;1))+IFERROR(VALUE(MID([.I22];3;1))/10;0)" office:value-type="float" office:value="4.8" calcext:value-type="float">
            <text:p>4.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19582402" calcext:value-type="float">
            <text:p>19582402</text:p>
          </table:table-cell>
          <table:table-cell office:value-type="float" office:value="9" calcext:value-type="float">
            <text:p>9</text:p>
          </table:table-cell>
          <table:table-cell table:formula="of:=CONCATENATE([.F23];&quot;-&quot;;[.G23])" office:value-type="string" office:string-value="19582402-9" calcext:value-type="string">
            <text:p>19582402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3];1;1))+IFERROR(VALUE(MID([.I23];3;1))/10;0)" office:value-type="float" office:value="5" calcext:value-type="float">
            <text:p>5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73" calcext:value-type="float">
            <text:p>20133473</text:p>
          </table:table-cell>
          <table:table-cell office:value-type="string" calcext:value-type="string">
            <text:p>K</text:p>
          </table:table-cell>
          <table:table-cell table:formula="of:=CONCATENATE([.F24];&quot;-&quot;;[.G24])" office:value-type="string" office:string-value="20133473-K" calcext:value-type="string">
            <text:p>20133473-K</text:p>
          </table:table-cell>
          <table:table-cell office:value-type="string" calcext:value-type="string">
            <text:p>5.8</text:p>
          </table:table-cell>
          <table:table-cell table:style-name="ce26" table:formula="of:=VALUE(MID([.I24];1;1))+IFERROR(VALUE(MID([.I24];3;1))/10;0)" office:value-type="float" office:value="5.8" calcext:value-type="float">
            <text:p>5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43" calcext:value-type="float">
            <text:p>20133543</text:p>
          </table:table-cell>
          <table:table-cell office:value-type="float" office:value="4" calcext:value-type="float">
            <text:p>4</text:p>
          </table:table-cell>
          <table:table-cell table:formula="of:=CONCATENATE([.F25];&quot;-&quot;;[.G25])" office:value-type="string" office:string-value="20133543-4" calcext:value-type="string">
            <text:p>20133543-4</text:p>
          </table:table-cell>
          <table:table-cell office:value-type="string" calcext:value-type="string">
            <text:p>4.8</text:p>
          </table:table-cell>
          <table:table-cell table:style-name="ce26" table:formula="of:=VALUE(MID([.I25];1;1))+IFERROR(VALUE(MID([.I25];3;1))/10;0)" office:value-type="float" office:value="4.8" calcext:value-type="float">
            <text:p>4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317798" calcext:value-type="float">
            <text:p>20317798</text:p>
          </table:table-cell>
          <table:table-cell office:value-type="float" office:value="4" calcext:value-type="float">
            <text:p>4</text:p>
          </table:table-cell>
          <table:table-cell table:formula="of:=CONCATENATE([.F26];&quot;-&quot;;[.G26])" office:value-type="string" office:string-value="20317798-4" calcext:value-type="string">
            <text:p>20317798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6];1;1))+IFERROR(VALUE(MID([.I26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51" calcext:value-type="float">
            <text:p>20407951</text:p>
          </table:table-cell>
          <table:table-cell office:value-type="string" calcext:value-type="string">
            <text:p>K</text:p>
          </table:table-cell>
          <table:table-cell table:formula="of:=CONCATENATE([.F27];&quot;-&quot;;[.G27])" office:value-type="string" office:string-value="20407951-K" calcext:value-type="string">
            <text:p>20407951-K</text:p>
          </table:table-cell>
          <table:table-cell office:value-type="string" calcext:value-type="string">
            <text:p>4.5</text:p>
          </table:table-cell>
          <table:table-cell table:style-name="ce26" table:formula="of:=VALUE(MID([.I27];1;1))+IFERROR(VALUE(MID([.I27];3;1))/10;0)"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32923" calcext:value-type="float">
            <text:p>20132923</text:p>
          </table:table-cell>
          <table:table-cell office:value-type="string" calcext:value-type="string">
            <text:p>K</text:p>
          </table:table-cell>
          <table:table-cell table:formula="of:=CONCATENATE([.F28];&quot;-&quot;;[.G28])" office:value-type="string" office:string-value="20132923-K" calcext:value-type="string">
            <text:p>20132923-K</text:p>
          </table:table-cell>
          <table:table-cell office:value-type="string" calcext:value-type="string">
            <text:p>4.9</text:p>
          </table:table-cell>
          <table:table-cell table:style-name="ce26" table:formula="of:=VALUE(MID([.I28];1;1))+IFERROR(VALUE(MID([.I28];3;1))/10;0)"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80" calcext:value-type="float">
            <text:p>20408080</text:p>
          </table:table-cell>
          <table:table-cell office:value-type="float" office:value="1" calcext:value-type="float">
            <text:p>1</text:p>
          </table:table-cell>
          <table:table-cell table:formula="of:=CONCATENATE([.F29];&quot;-&quot;;[.G29])" office:value-type="string" office:string-value="20408080-1" calcext:value-type="string">
            <text:p>20408080-1</text:p>
          </table:table-cell>
          <table:table-cell office:value-type="string" calcext:value-type="string">
            <text:p>5.2</text:p>
          </table:table-cell>
          <table:table-cell table:style-name="ce26" table:formula="of:=VALUE(MID([.I29];1;1))+IFERROR(VALUE(MID([.I29];3;1))/10;0)" office:value-type="float" office:value="5.2" calcext:value-type="float">
            <text:p>5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302136" calcext:value-type="float">
            <text:p>20302136</text:p>
          </table:table-cell>
          <table:table-cell office:value-type="float" office:value="4" calcext:value-type="float">
            <text:p>4</text:p>
          </table:table-cell>
          <table:table-cell table:formula="of:=CONCATENATE([.F30];&quot;-&quot;;[.G30])" office:value-type="string" office:string-value="20302136-4" calcext:value-type="string">
            <text:p>20302136-4</text:p>
          </table:table-cell>
          <table:table-cell office:value-type="string" calcext:value-type="string">
            <text:p>4.8</text:p>
          </table:table-cell>
          <table:table-cell table:style-name="ce26" table:formula="of:=VALUE(MID([.I30];1;1))+IFERROR(VALUE(MID([.I30];3;1))/10;0)" office:value-type="float" office:value="4.8" calcext:value-type="float">
            <text:p>4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288920" calcext:value-type="float">
            <text:p>20288920</text:p>
          </table:table-cell>
          <table:table-cell office:value-type="float" office:value="4" calcext:value-type="float">
            <text:p>4</text:p>
          </table:table-cell>
          <table:table-cell table:formula="of:=CONCATENATE([.F31];&quot;-&quot;;[.G31])" office:value-type="string" office:string-value="20288920-4" calcext:value-type="string">
            <text:p>20288920-4</text:p>
          </table:table-cell>
          <table:table-cell office:value-type="string" calcext:value-type="string">
            <text:p>5.2</text:p>
          </table:table-cell>
          <table:table-cell table:style-name="ce26" table:formula="of:=VALUE(MID([.I31];1;1))+IFERROR(VALUE(MID([.I31];3;1))/10;0)"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19787959" calcext:value-type="float">
            <text:p>19787959</text:p>
          </table:table-cell>
          <table:table-cell office:value-type="float" office:value="9" calcext:value-type="float">
            <text:p>9</text:p>
          </table:table-cell>
          <table:table-cell table:formula="of:=CONCATENATE([.F32];&quot;-&quot;;[.G32])" office:value-type="string" office:string-value="19787959-9" calcext:value-type="string">
            <text:p>19787959-9</text:p>
          </table:table-cell>
          <table:table-cell office:value-type="string" calcext:value-type="string">
            <text:p>4.8</text:p>
          </table:table-cell>
          <table:table-cell table:style-name="ce26" table:formula="of:=VALUE(MID([.I32];1;1))+IFERROR(VALUE(MID([.I32];3;1))/10;0)" office:value-type="float" office:value="4.8" calcext:value-type="float">
            <text:p>4.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19888653" calcext:value-type="float">
            <text:p>19888653</text:p>
          </table:table-cell>
          <table:table-cell office:value-type="string" calcext:value-type="string">
            <text:p>K</text:p>
          </table:table-cell>
          <table:table-cell table:formula="of:=CONCATENATE([.F33];&quot;-&quot;;[.G33])" office:value-type="string" office:string-value="19888653-K" calcext:value-type="string">
            <text:p>19888653-K</text:p>
          </table:table-cell>
          <table:table-cell office:value-type="string" calcext:value-type="string">
            <text:p>4.9</text:p>
          </table:table-cell>
          <table:table-cell table:style-name="ce26" table:formula="of:=VALUE(MID([.I33];1;1))+IFERROR(VALUE(MID([.I33];3;1))/10;0)" office:value-type="float" office:value="4.9" calcext:value-type="float">
            <text:p>4.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408400" calcext:value-type="float">
            <text:p>20408400</text:p>
          </table:table-cell>
          <table:table-cell office:value-type="float" office:value="9" calcext:value-type="float">
            <text:p>9</text:p>
          </table:table-cell>
          <table:table-cell table:formula="of:=CONCATENATE([.F34];&quot;-&quot;;[.G34])" office:value-type="string" office:string-value="20408400-9" calcext:value-type="string">
            <text:p>20408400-9</text:p>
          </table:table-cell>
          <table:table-cell office:value-type="string" calcext:value-type="string">
            <text:p>5.5</text:p>
          </table:table-cell>
          <table:table-cell table:style-name="ce26" table:formula="of:=VALUE(MID([.I34];1;1))+IFERROR(VALUE(MID([.I34];3;1))/10;0)" office:value-type="float" office:value="5.5" calcext:value-type="float">
            <text:p>5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19993516" calcext:value-type="float">
            <text:p>19993516</text:p>
          </table:table-cell>
          <table:table-cell office:value-type="string" calcext:value-type="string">
            <text:p>K</text:p>
          </table:table-cell>
          <table:table-cell table:formula="of:=CONCATENATE([.F35];&quot;-&quot;;[.G35])" office:value-type="string" office:string-value="19993516-K" calcext:value-type="string">
            <text:p>19993516-K</text:p>
          </table:table-cell>
          <table:table-cell office:value-type="string" calcext:value-type="string">
            <text:p>4.8</text:p>
          </table:table-cell>
          <table:table-cell table:style-name="ce26" table:formula="of:=VALUE(MID([.I35];1;1))+IFERROR(VALUE(MID([.I35];3;1))/10;0)" office:value-type="float" office:value="4.8" calcext:value-type="float">
            <text:p>4.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302534" calcext:value-type="float">
            <text:p>20302534</text:p>
          </table:table-cell>
          <table:table-cell office:value-type="float" office:value="3" calcext:value-type="float">
            <text:p>3</text:p>
          </table:table-cell>
          <table:table-cell table:formula="of:=CONCATENATE([.F36];&quot;-&quot;;[.G36])" office:value-type="string" office:string-value="20302534-3" calcext:value-type="string">
            <text:p>20302534-3</text:p>
          </table:table-cell>
          <table:table-cell office:value-type="string" calcext:value-type="string">
            <text:p>4.9</text:p>
          </table:table-cell>
          <table:table-cell table:style-name="ce26" table:formula="of:=VALUE(MID([.I36];1;1))+IFERROR(VALUE(MID([.I36];3;1))/10;0)" office:value-type="float" office:value="4.9" calcext:value-type="float">
            <text:p>4.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79" calcext:value-type="float">
            <text:p>20407879</text:p>
          </table:table-cell>
          <table:table-cell office:value-type="float" office:value="3" calcext:value-type="float">
            <text:p>3</text:p>
          </table:table-cell>
          <table:table-cell table:formula="of:=CONCATENATE([.F37];&quot;-&quot;;[.G37])" office:value-type="string" office:string-value="20407879-3" calcext:value-type="string">
            <text:p>20407879-3</text:p>
          </table:table-cell>
          <table:table-cell office:value-type="string" calcext:value-type="string">
            <text:p>5.2</text:p>
          </table:table-cell>
          <table:table-cell table:style-name="ce26" table:formula="of:=VALUE(MID([.I37];1;1))+IFERROR(VALUE(MID([.I37];3;1))/10;0)"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15" calcext:value-type="float">
            <text:p>20133715</text:p>
          </table:table-cell>
          <table:table-cell office:value-type="float" office:value="1" calcext:value-type="float">
            <text:p>1</text:p>
          </table:table-cell>
          <table:table-cell table:formula="of:=CONCATENATE([.F38];&quot;-&quot;;[.G38])" office:value-type="string" office:string-value="20133715-1" calcext:value-type="string">
            <text:p>20133715-1</text:p>
          </table:table-cell>
          <table:table-cell office:value-type="string" calcext:value-type="string">
            <text:p>5.2</text:p>
          </table:table-cell>
          <table:table-cell table:style-name="ce26" table:formula="of:=VALUE(MID([.I38];1;1))+IFERROR(VALUE(MID([.I38];3;1))/10;0)" office:value-type="float" office:value="5.2" calcext:value-type="float">
            <text:p>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32581" calcext:value-type="float">
            <text:p>20132581</text:p>
          </table:table-cell>
          <table:table-cell office:value-type="float" office:value="1" calcext:value-type="float">
            <text:p>1</text:p>
          </table:table-cell>
          <table:table-cell table:formula="of:=CONCATENATE([.F39];&quot;-&quot;;[.G39])" office:value-type="string" office:string-value="20132581-1" calcext:value-type="string">
            <text:p>20132581-1</text:p>
          </table:table-cell>
          <table:table-cell office:value-type="string" calcext:value-type="string">
            <text:p>5.1</text:p>
          </table:table-cell>
          <table:table-cell table:style-name="ce26" table:formula="of:=VALUE(MID([.I39];1;1))+IFERROR(VALUE(MID([.I39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19888323" calcext:value-type="float">
            <text:p>19888323</text:p>
          </table:table-cell>
          <table:table-cell office:value-type="float" office:value="9" calcext:value-type="float">
            <text:p>9</text:p>
          </table:table-cell>
          <table:table-cell table:formula="of:=CONCATENATE([.F40];&quot;-&quot;;[.G40])" office:value-type="string" office:string-value="19888323-9" calcext:value-type="string">
            <text:p>19888323-9</text:p>
          </table:table-cell>
          <table:table-cell office:value-type="string" calcext:value-type="string">
            <text:p>5.4</text:p>
          </table:table-cell>
          <table:table-cell table:style-name="ce26" table:formula="of:=VALUE(MID([.I40];1;1))+IFERROR(VALUE(MID([.I40];3;1))/10;0)" office:value-type="float" office:value="5.4" calcext:value-type="float">
            <text:p>5.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46832" calcext:value-type="float">
            <text:p>20146832</text:p>
          </table:table-cell>
          <table:table-cell office:value-type="float" office:value="9" calcext:value-type="float">
            <text:p>9</text:p>
          </table:table-cell>
          <table:table-cell table:formula="of:=CONCATENATE([.F41];&quot;-&quot;;[.G41])" office:value-type="string" office:string-value="20146832-9" calcext:value-type="string">
            <text:p>20146832-9</text:p>
          </table:table-cell>
          <table:table-cell office:value-type="string" calcext:value-type="string">
            <text:p>4.5</text:p>
          </table:table-cell>
          <table:table-cell table:style-name="ce26" table:formula="of:=VALUE(MID([.I41];1;1))+IFERROR(VALUE(MID([.I41];3;1))/10;0)" office:value-type="float" office:value="4.5" calcext:value-type="float">
            <text:p>4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319458" calcext:value-type="float">
            <text:p>20319458</text:p>
          </table:table-cell>
          <table:table-cell office:value-type="float" office:value="7" calcext:value-type="float">
            <text:p>7</text:p>
          </table:table-cell>
          <table:table-cell table:formula="of:=CONCATENATE([.F42];&quot;-&quot;;[.G42])" office:value-type="string" office:string-value="20319458-7" calcext:value-type="string">
            <text:p>20319458-7</text:p>
          </table:table-cell>
          <table:table-cell office:value-type="string" calcext:value-type="string">
            <text:p>6.1</text:p>
          </table:table-cell>
          <table:table-cell table:style-name="ce26" table:formula="of:=VALUE(MID([.I42];1;1))+IFERROR(VALUE(MID([.I42];3;1))/10;0)" office:value-type="float" office:value="6.1" calcext:value-type="float">
            <text:p>6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33375" calcext:value-type="float">
            <text:p>20133375</text:p>
          </table:table-cell>
          <table:table-cell office:value-type="string" calcext:value-type="string">
            <text:p>K</text:p>
          </table:table-cell>
          <table:table-cell table:formula="of:=CONCATENATE([.F43];&quot;-&quot;;[.G43])" office:value-type="string" office:string-value="20133375-K" calcext:value-type="string">
            <text:p>20133375-K</text:p>
          </table:table-cell>
          <table:table-cell office:value-type="string" calcext:value-type="string">
            <text:p>5.2</text:p>
          </table:table-cell>
          <table:table-cell table:style-name="ce26" table:formula="of:=VALUE(MID([.I43];1;1))+IFERROR(VALUE(MID([.I43];3;1))/10;0)"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37" calcext:value-type="float">
            <text:p>20408237</text:p>
          </table:table-cell>
          <table:table-cell office:value-type="float" office:value="5" calcext:value-type="float">
            <text:p>5</text:p>
          </table:table-cell>
          <table:table-cell table:formula="of:=CONCATENATE([.F44];&quot;-&quot;;[.G44])" office:value-type="string" office:string-value="20408237-5" calcext:value-type="string">
            <text:p>20408237-5</text:p>
          </table:table-cell>
          <table:table-cell office:value-type="string" calcext:value-type="string">
            <text:p>5.6</text:p>
          </table:table-cell>
          <table:table-cell table:style-name="ce26" table:formula="of:=VALUE(MID([.I44];1;1))+IFERROR(VALUE(MID([.I44];3;1))/10;0)" office:value-type="float" office:value="5.6" calcext:value-type="float">
            <text:p>5.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41208" calcext:value-type="float">
            <text:p>20141208</text:p>
          </table:table-cell>
          <table:table-cell office:value-type="float" office:value="0" calcext:value-type="float">
            <text:p>0</text:p>
          </table:table-cell>
          <table:table-cell table:formula="of:=CONCATENATE([.F45];&quot;-&quot;;[.G45])" office:value-type="string" office:string-value="20141208-0" calcext:value-type="string">
            <text:p>20141208-0</text:p>
          </table:table-cell>
          <table:table-cell office:value-type="string" calcext:value-type="string">
            <text:p>5.3</text:p>
          </table:table-cell>
          <table:table-cell table:style-name="ce26" table:formula="of:=VALUE(MID([.I45];1;1))+IFERROR(VALUE(MID([.I45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33057" calcext:value-type="float">
            <text:p>20133057</text:p>
          </table:table-cell>
          <table:table-cell office:value-type="float" office:value="2" calcext:value-type="float">
            <text:p>2</text:p>
          </table:table-cell>
          <table:table-cell table:formula="of:=CONCATENATE([.F46];&quot;-&quot;;[.G46])" office:value-type="string" office:string-value="20133057-2" calcext:value-type="string">
            <text:p>20133057-2</text:p>
          </table:table-cell>
          <table:table-cell office:value-type="string" calcext:value-type="string">
            <text:p>5.3</text:p>
          </table:table-cell>
          <table:table-cell table:style-name="ce26" table:formula="of:=VALUE(MID([.I46];1;1))+IFERROR(VALUE(MID([.I46];3;1))/10;0)" office:value-type="float" office:value="5.3" calcext:value-type="float">
            <text:p>5.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69" calcext:value-type="float">
            <text:p>20408069</text:p>
          </table:table-cell>
          <table:table-cell office:value-type="float" office:value="0" calcext:value-type="float">
            <text:p>0</text:p>
          </table:table-cell>
          <table:table-cell table:formula="of:=CONCATENATE([.F47];&quot;-&quot;;[.G47])" office:value-type="string" office:string-value="20408069-0" calcext:value-type="string">
            <text:p>20408069-0</text:p>
          </table:table-cell>
          <table:table-cell office:value-type="string" calcext:value-type="string">
            <text:p>5.3</text:p>
          </table:table-cell>
          <table:table-cell table:style-name="ce26" table:formula="of:=VALUE(MID([.I47];1;1))+IFERROR(VALUE(MID([.I47];3;1))/10;0)" office:value-type="float" office:value="5.3" calcext:value-type="float">
            <text:p>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23" calcext:value-type="float">
            <text:p>20407723</text:p>
          </table:table-cell>
          <table:table-cell office:value-type="float" office:value="1" calcext:value-type="float">
            <text:p>1</text:p>
          </table:table-cell>
          <table:table-cell table:formula="of:=CONCATENATE([.F48];&quot;-&quot;;[.G48])" office:value-type="string" office:string-value="20407723-1" calcext:value-type="string">
            <text:p>20407723-1</text:p>
          </table:table-cell>
          <table:table-cell office:value-type="string" calcext:value-type="string">
            <text:p>5.5</text:p>
          </table:table-cell>
          <table:table-cell table:style-name="ce26" table:formula="of:=VALUE(MID([.I48];1;1))+IFERROR(VALUE(MID([.I48];3;1))/10;0)" office:value-type="float" office:value="5.5" calcext:value-type="float">
            <text:p>5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33246" calcext:value-type="float">
            <text:p>20133246</text:p>
          </table:table-cell>
          <table:table-cell office:value-type="string" calcext:value-type="string">
            <text:p>K</text:p>
          </table:table-cell>
          <table:table-cell table:formula="of:=CONCATENATE([.F49];&quot;-&quot;;[.G49])" office:value-type="string" office:string-value="20133246-K" calcext:value-type="string">
            <text:p>20133246-K</text:p>
          </table:table-cell>
          <table:table-cell office:value-type="string" calcext:value-type="string">
            <text:p>4.9</text:p>
          </table:table-cell>
          <table:table-cell table:style-name="ce26" table:formula="of:=VALUE(MID([.I49];1;1))+IFERROR(VALUE(MID([.I49];3;1))/10;0)" office:value-type="float" office:value="4.9" calcext:value-type="float">
            <text:p>4.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20" calcext:value-type="float">
            <text:p>20133920</text:p>
          </table:table-cell>
          <table:table-cell office:value-type="float" office:value="0" calcext:value-type="float">
            <text:p>0</text:p>
          </table:table-cell>
          <table:table-cell table:formula="of:=CONCATENATE([.F50];&quot;-&quot;;[.G50])" office:value-type="string" office:string-value="20133920-0" calcext:value-type="string">
            <text:p>20133920-0</text:p>
          </table:table-cell>
          <table:table-cell office:value-type="string" calcext:value-type="string">
            <text:p>4.7</text:p>
          </table:table-cell>
          <table:table-cell table:style-name="ce26" table:formula="of:=VALUE(MID([.I50];1;1))+IFERROR(VALUE(MID([.I50];3;1))/10;0)" office:value-type="float" office:value="4.7" calcext:value-type="float">
            <text:p>4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62" calcext:value-type="float">
            <text:p>20133862</text:p>
          </table:table-cell>
          <table:table-cell office:value-type="string" calcext:value-type="string">
            <text:p>K</text:p>
          </table:table-cell>
          <table:table-cell table:formula="of:=CONCATENATE([.F51];&quot;-&quot;;[.G51])" office:value-type="string" office:string-value="20133862-K" calcext:value-type="string">
            <text:p>20133862-K</text:p>
          </table:table-cell>
          <table:table-cell office:value-type="string" calcext:value-type="string">
            <text:p>4.9</text:p>
          </table:table-cell>
          <table:table-cell table:style-name="ce26" table:formula="of:=VALUE(MID([.I51];1;1))+IFERROR(VALUE(MID([.I51];3;1))/10;0)"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408136" calcext:value-type="float">
            <text:p>20408136</text:p>
          </table:table-cell>
          <table:table-cell office:value-type="float" office:value="0" calcext:value-type="float">
            <text:p>0</text:p>
          </table:table-cell>
          <table:table-cell table:formula="of:=CONCATENATE([.F52];&quot;-&quot;;[.G52])" office:value-type="string" office:string-value="20408136-0" calcext:value-type="string">
            <text:p>20408136-0</text:p>
          </table:table-cell>
          <table:table-cell office:value-type="string" calcext:value-type="string">
            <text:p>4.8</text:p>
          </table:table-cell>
          <table:table-cell table:style-name="ce26" table:formula="of:=VALUE(MID([.I52];1;1))+IFERROR(VALUE(MID([.I52];3;1))/10;0)" office:value-type="float" office:value="4.8" calcext:value-type="float">
            <text:p>4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62" calcext:value-type="float">
            <text:p>20407862</text:p>
          </table:table-cell>
          <table:table-cell office:value-type="float" office:value="9" calcext:value-type="float">
            <text:p>9</text:p>
          </table:table-cell>
          <table:table-cell table:formula="of:=CONCATENATE([.F53];&quot;-&quot;;[.G53])" office:value-type="string" office:string-value="20407862-9" calcext:value-type="string">
            <text:p>20407862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53];1;1))+IFERROR(VALUE(MID([.I53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15" calcext:value-type="float">
            <text:p>20407815</text:p>
          </table:table-cell>
          <table:table-cell office:value-type="float" office:value="7" calcext:value-type="float">
            <text:p>7</text:p>
          </table:table-cell>
          <table:table-cell table:formula="of:=CONCATENATE([.F54];&quot;-&quot;;[.G54])" office:value-type="string" office:string-value="20407815-7" calcext:value-type="string">
            <text:p>20407815-7</text:p>
          </table:table-cell>
          <table:table-cell office:value-type="string" calcext:value-type="string">
            <text:p>5.3</text:p>
          </table:table-cell>
          <table:table-cell table:style-name="ce26" table:formula="of:=VALUE(MID([.I54];1;1))+IFERROR(VALUE(MID([.I54];3;1))/10;0)" office:value-type="float" office:value="5.3" calcext:value-type="float">
            <text:p>5.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014" calcext:value-type="float">
            <text:p>2014</text:p>
          </table:table-cell>
          <table:table-cell office:value-type="float" office:value="19888205" calcext:value-type="float">
            <text:p>19888205</text:p>
          </table:table-cell>
          <table:table-cell office:value-type="float" office:value="4" calcext:value-type="float">
            <text:p>4</text:p>
          </table:table-cell>
          <table:table-cell table:formula="of:=CONCATENATE([.F55];&quot;-&quot;;[.G55])" office:value-type="string" office:string-value="19888205-4" calcext:value-type="string">
            <text:p>19888205-4</text:p>
          </table:table-cell>
          <table:table-cell office:value-type="string" calcext:value-type="string">
            <text:p>4.8</text:p>
          </table:table-cell>
          <table:table-cell table:style-name="ce26" table:formula="of:=VALUE(MID([.I55];1;1))+IFERROR(VALUE(MID([.I55];3;1))/10;0)" office:value-type="float" office:value="4.8" calcext:value-type="float">
            <text:p>4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089412" calcext:value-type="float">
            <text:p>20089412</text:p>
          </table:table-cell>
          <table:table-cell office:value-type="string" calcext:value-type="string">
            <text:p>K</text:p>
          </table:table-cell>
          <table:table-cell table:formula="of:=CONCATENATE([.F56];&quot;-&quot;;[.G56])" office:value-type="string" office:string-value="20089412-K" calcext:value-type="string">
            <text:p>20089412-K</text:p>
          </table:table-cell>
          <table:table-cell office:value-type="string" calcext:value-type="string">
            <text:p>5.6</text:p>
          </table:table-cell>
          <table:table-cell table:style-name="ce26" table:formula="of:=VALUE(MID([.I56];1;1))+IFERROR(VALUE(MID([.I56];3;1))/10;0)" office:value-type="float" office:value="5.6" calcext:value-type="float">
            <text:p>5.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72501" calcext:value-type="float">
            <text:p>20172501</text:p>
          </table:table-cell>
          <table:table-cell office:value-type="float" office:value="1" calcext:value-type="float">
            <text:p>1</text:p>
          </table:table-cell>
          <table:table-cell table:formula="of:=CONCATENATE([.F57];&quot;-&quot;;[.G57])" office:value-type="string" office:string-value="20172501-1" calcext:value-type="string">
            <text:p>20172501-1</text:p>
          </table:table-cell>
          <table:table-cell office:value-type="string" calcext:value-type="string">
            <text:p>4.9</text:p>
          </table:table-cell>
          <table:table-cell table:style-name="ce26" table:formula="of:=VALUE(MID([.I57];1;1))+IFERROR(VALUE(MID([.I57];3;1))/10;0)" office:value-type="float" office:value="4.9" calcext:value-type="float">
            <text:p>4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1885032" calcext:value-type="float">
            <text:p>21885032</text:p>
          </table:table-cell>
          <table:table-cell office:value-type="float" office:value="4" calcext:value-type="float">
            <text:p>4</text:p>
          </table:table-cell>
          <table:table-cell table:formula="of:=CONCATENATE([.F58];&quot;-&quot;;[.G58])" office:value-type="string" office:string-value="21885032-4" calcext:value-type="string">
            <text:p>21885032-4</text:p>
          </table:table-cell>
          <table:table-cell office:value-type="string" calcext:value-type="string">
            <text:p>5.3</text:p>
          </table:table-cell>
          <table:table-cell table:style-name="ce26" table:formula="of:=VALUE(MID([.I58];1;1))+IFERROR(VALUE(MID([.I58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240517" calcext:value-type="float">
            <text:p>20240517</text:p>
          </table:table-cell>
          <table:table-cell office:value-type="float" office:value="7" calcext:value-type="float">
            <text:p>7</text:p>
          </table:table-cell>
          <table:table-cell table:formula="of:=CONCATENATE([.F59];&quot;-&quot;;[.G59])" office:value-type="string" office:string-value="20240517-7" calcext:value-type="string">
            <text:p>20240517-7</text:p>
          </table:table-cell>
          <table:table-cell office:value-type="string" calcext:value-type="string">
            <text:p>4.9</text:p>
          </table:table-cell>
          <table:table-cell table:style-name="ce26" table:formula="of:=VALUE(MID([.I59];1;1))+IFERROR(VALUE(MID([.I59];3;1))/10;0)"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19888344" calcext:value-type="float">
            <text:p>19888344</text:p>
          </table:table-cell>
          <table:table-cell office:value-type="float" office:value="1" calcext:value-type="float">
            <text:p>1</text:p>
          </table:table-cell>
          <table:table-cell table:formula="of:=CONCATENATE([.F60];&quot;-&quot;;[.G60])" office:value-type="string" office:string-value="19888344-1" calcext:value-type="string">
            <text:p>19888344-1</text:p>
          </table:table-cell>
          <table:table-cell office:value-type="string" calcext:value-type="string">
            <text:p>4.8</text:p>
          </table:table-cell>
          <table:table-cell table:style-name="ce26" table:formula="of:=VALUE(MID([.I60];1;1))+IFERROR(VALUE(MID([.I60];3;1))/10;0)" office:value-type="float" office:value="4.8" calcext:value-type="float">
            <text:p>4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32947" calcext:value-type="float">
            <text:p>20132947</text:p>
          </table:table-cell>
          <table:table-cell office:value-type="float" office:value="7" calcext:value-type="float">
            <text:p>7</text:p>
          </table:table-cell>
          <table:table-cell table:formula="of:=CONCATENATE([.F61];&quot;-&quot;;[.G61])" office:value-type="string" office:string-value="20132947-7" calcext:value-type="string">
            <text:p>20132947-7</text:p>
          </table:table-cell>
          <table:table-cell office:value-type="string" calcext:value-type="string">
            <text:p>5.4</text:p>
          </table:table-cell>
          <table:table-cell table:style-name="ce26" table:formula="of:=VALUE(MID([.I61];1;1))+IFERROR(VALUE(MID([.I61];3;1))/10;0)" office:value-type="float" office:value="5.4" calcext:value-type="float">
            <text:p>5.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19888424" calcext:value-type="float">
            <text:p>19888424</text:p>
          </table:table-cell>
          <table:table-cell office:value-type="float" office:value="3" calcext:value-type="float">
            <text:p>3</text:p>
          </table:table-cell>
          <table:table-cell table:formula="of:=CONCATENATE([.F62];&quot;-&quot;;[.G62])" office:value-type="string" office:string-value="19888424-3" calcext:value-type="string">
            <text:p>19888424-3</text:p>
          </table:table-cell>
          <table:table-cell office:value-type="string" calcext:value-type="string">
            <text:p>5.4</text:p>
          </table:table-cell>
          <table:table-cell table:style-name="ce26" table:formula="of:=VALUE(MID([.I62];1;1))+IFERROR(VALUE(MID([.I62];3;1))/10;0)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09" calcext:value-type="float">
            <text:p>20133809</text:p>
          </table:table-cell>
          <table:table-cell office:value-type="float" office:value="3" calcext:value-type="float">
            <text:p>3</text:p>
          </table:table-cell>
          <table:table-cell table:formula="of:=CONCATENATE([.F63];&quot;-&quot;;[.G63])" office:value-type="string" office:string-value="20133809-3" calcext:value-type="string">
            <text:p>20133809-3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63];1;1))+IFERROR(VALUE(MID([.I63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300950" calcext:value-type="float">
            <text:p>20300950</text:p>
          </table:table-cell>
          <table:table-cell office:value-type="string" calcext:value-type="string">
            <text:p>K</text:p>
          </table:table-cell>
          <table:table-cell table:formula="of:=CONCATENATE([.F64];&quot;-&quot;;[.G64])" office:value-type="string" office:string-value="20300950-K" calcext:value-type="string">
            <text:p>20300950-K</text:p>
          </table:table-cell>
          <table:table-cell office:value-type="string" calcext:value-type="string">
            <text:p>5.4</text:p>
          </table:table-cell>
          <table:table-cell table:style-name="ce26" table:formula="of:=VALUE(MID([.I64];1;1))+IFERROR(VALUE(MID([.I64];3;1))/10;0)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19888251" calcext:value-type="float">
            <text:p>19888251</text:p>
          </table:table-cell>
          <table:table-cell office:value-type="float" office:value="8" calcext:value-type="float">
            <text:p>8</text:p>
          </table:table-cell>
          <table:table-cell table:formula="of:=CONCATENATE([.F65];&quot;-&quot;;[.G65])" office:value-type="string" office:string-value="19888251-8" calcext:value-type="string">
            <text:p>19888251-8</text:p>
          </table:table-cell>
          <table:table-cell office:value-type="string" calcext:value-type="string">
            <text:p>5.2</text:p>
          </table:table-cell>
          <table:table-cell table:style-name="ce26" table:formula="of:=VALUE(MID([.I65];1;1))+IFERROR(VALUE(MID([.I65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202209" calcext:value-type="float">
            <text:p>20202209</text:p>
          </table:table-cell>
          <table:table-cell office:value-type="string" calcext:value-type="string">
            <text:p>K</text:p>
          </table:table-cell>
          <table:table-cell table:formula="of:=CONCATENATE([.F66];&quot;-&quot;;[.G66])" office:value-type="string" office:string-value="20202209-K" calcext:value-type="string">
            <text:p>20202209-K</text:p>
          </table:table-cell>
          <table:table-cell office:value-type="string" calcext:value-type="string">
            <text:p>5.2</text:p>
          </table:table-cell>
          <table:table-cell table:style-name="ce26" table:formula="of:=VALUE(MID([.I66];1;1))+IFERROR(VALUE(MID([.I66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27" calcext:value-type="float">
            <text:p>20133727</text:p>
          </table:table-cell>
          <table:table-cell office:value-type="float" office:value="5" calcext:value-type="float">
            <text:p>5</text:p>
          </table:table-cell>
          <table:table-cell table:formula="of:=CONCATENATE([.F67];&quot;-&quot;;[.G67])" office:value-type="string" office:string-value="20133727-5" calcext:value-type="string">
            <text:p>20133727-5</text:p>
          </table:table-cell>
          <table:table-cell office:value-type="string" calcext:value-type="string">
            <text:p>5.3</text:p>
          </table:table-cell>
          <table:table-cell table:style-name="ce26" table:formula="of:=VALUE(MID([.I67];1;1))+IFERROR(VALUE(MID([.I67];3;1))/10;0)" office:value-type="float" office:value="5.3" calcext:value-type="float">
            <text:p>5.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249811" calcext:value-type="float">
            <text:p>20249811</text:p>
          </table:table-cell>
          <table:table-cell office:value-type="float" office:value="6" calcext:value-type="float">
            <text:p>6</text:p>
          </table:table-cell>
          <table:table-cell table:formula="of:=CONCATENATE([.F68];&quot;-&quot;;[.G68])" office:value-type="string" office:string-value="20249811-6" calcext:value-type="string">
            <text:p>20249811-6</text:p>
          </table:table-cell>
          <table:table-cell office:value-type="string" calcext:value-type="string">
            <text:p>5.7</text:p>
          </table:table-cell>
          <table:table-cell table:style-name="ce26" table:formula="of:=VALUE(MID([.I68];1;1))+IFERROR(VALUE(MID([.I68];3;1))/10;0)" office:value-type="float" office:value="5.7" calcext:value-type="float">
            <text:p>5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21" calcext:value-type="float">
            <text:p>20134021</text:p>
          </table:table-cell>
          <table:table-cell office:value-type="float" office:value="7" calcext:value-type="float">
            <text:p>7</text:p>
          </table:table-cell>
          <table:table-cell table:formula="of:=CONCATENATE([.F69];&quot;-&quot;;[.G69])" office:value-type="string" office:string-value="20134021-7" calcext:value-type="string">
            <text:p>20134021-7</text:p>
          </table:table-cell>
          <table:table-cell office:value-type="string" calcext:value-type="string">
            <text:p>5.2</text:p>
          </table:table-cell>
          <table:table-cell table:style-name="ce26" table:formula="of:=VALUE(MID([.I69];1;1))+IFERROR(VALUE(MID([.I69];3;1))/10;0)" office:value-type="float" office:value="5.2" calcext:value-type="float">
            <text:p>5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465760" calcext:value-type="float">
            <text:p>20465760</text:p>
          </table:table-cell>
          <table:table-cell office:value-type="float" office:value="2" calcext:value-type="float">
            <text:p>2</text:p>
          </table:table-cell>
          <table:table-cell table:formula="of:=CONCATENATE([.F70];&quot;-&quot;;[.G70])" office:value-type="string" office:string-value="20465760-2" calcext:value-type="string">
            <text:p>20465760-2</text:p>
          </table:table-cell>
          <table:table-cell office:value-type="string" calcext:value-type="string">
            <text:p>4.6</text:p>
          </table:table-cell>
          <table:table-cell table:style-name="ce26" table:formula="of:=VALUE(MID([.I70];1;1))+IFERROR(VALUE(MID([.I70];3;1))/10;0)" office:value-type="float" office:value="4.6" calcext:value-type="float">
            <text:p>4.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19887995" calcext:value-type="float">
            <text:p>19887995</text:p>
          </table:table-cell>
          <table:table-cell office:value-type="float" office:value="9" calcext:value-type="float">
            <text:p>9</text:p>
          </table:table-cell>
          <table:table-cell table:formula="of:=CONCATENATE([.F71];&quot;-&quot;;[.G71])" office:value-type="string" office:string-value="19887995-9" calcext:value-type="string">
            <text:p>19887995-9</text:p>
          </table:table-cell>
          <table:table-cell office:value-type="string" calcext:value-type="string">
            <text:p>4.7</text:p>
          </table:table-cell>
          <table:table-cell table:style-name="ce26" table:formula="of:=VALUE(MID([.I71];1;1))+IFERROR(VALUE(MID([.I71];3;1))/10;0)" office:value-type="float" office:value="4.7" calcext:value-type="float">
            <text:p>4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300839" calcext:value-type="float">
            <text:p>20300839</text:p>
          </table:table-cell>
          <table:table-cell office:value-type="float" office:value="2" calcext:value-type="float">
            <text:p>2</text:p>
          </table:table-cell>
          <table:table-cell table:formula="of:=CONCATENATE([.F72];&quot;-&quot;;[.G72])" office:value-type="string" office:string-value="20300839-2" calcext:value-type="string">
            <text:p>20300839-2</text:p>
          </table:table-cell>
          <table:table-cell office:value-type="string" calcext:value-type="string">
            <text:p>5.6</text:p>
          </table:table-cell>
          <table:table-cell table:style-name="ce26" table:formula="of:=VALUE(MID([.I72];1;1))+IFERROR(VALUE(MID([.I72];3;1))/10;0)" office:value-type="float" office:value="5.6" calcext:value-type="float">
            <text:p>5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19449899" calcext:value-type="float">
            <text:p>19449899</text:p>
          </table:table-cell>
          <table:table-cell office:value-type="float" office:value="3" calcext:value-type="float">
            <text:p>3</text:p>
          </table:table-cell>
          <table:table-cell table:formula="of:=CONCATENATE([.F73];&quot;-&quot;;[.G73])" office:value-type="string" office:string-value="19449899-3" calcext:value-type="string">
            <text:p>19449899-3</text:p>
          </table:table-cell>
          <table:table-cell office:value-type="string" calcext:value-type="string">
            <text:p>4.7</text:p>
          </table:table-cell>
          <table:table-cell table:style-name="ce26" table:formula="of:=VALUE(MID([.I73];1;1))+IFERROR(VALUE(MID([.I73];3;1))/10;0)" office:value-type="float" office:value="4.7" calcext:value-type="float">
            <text:p>4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043843" calcext:value-type="float">
            <text:p>20043843</text:p>
          </table:table-cell>
          <table:table-cell office:value-type="float" office:value="4" calcext:value-type="float">
            <text:p>4</text:p>
          </table:table-cell>
          <table:table-cell table:formula="of:=CONCATENATE([.F74];&quot;-&quot;;[.G74])" office:value-type="string" office:string-value="20043843-4" calcext:value-type="string">
            <text:p>20043843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74];1;1))+IFERROR(VALUE(MID([.I74];3;1))/10;0)" office:value-type="float" office:value="5" calcext:value-type="float">
            <text:p>5.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28492" calcext:value-type="float">
            <text:p>20128492</text:p>
          </table:table-cell>
          <table:table-cell office:value-type="float" office:value="9" calcext:value-type="float">
            <text:p>9</text:p>
          </table:table-cell>
          <table:table-cell table:formula="of:=CONCATENATE([.F75];&quot;-&quot;;[.G75])" office:value-type="string" office:string-value="20128492-9" calcext:value-type="string">
            <text:p>20128492-9</text:p>
          </table:table-cell>
          <table:table-cell office:value-type="string" calcext:value-type="string">
            <text:p>5.2</text:p>
          </table:table-cell>
          <table:table-cell table:style-name="ce26" table:formula="of:=VALUE(MID([.I75];1;1))+IFERROR(VALUE(MID([.I75];3;1))/10;0)" office:value-type="float" office:value="5.2" calcext:value-type="float">
            <text:p>5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19" calcext:value-type="float">
            <text:p>20134019</text:p>
          </table:table-cell>
          <table:table-cell office:value-type="float" office:value="5" calcext:value-type="float">
            <text:p>5</text:p>
          </table:table-cell>
          <table:table-cell table:formula="of:=CONCATENATE([.F76];&quot;-&quot;;[.G76])" office:value-type="string" office:string-value="20134019-5" calcext:value-type="string">
            <text:p>20134019-5</text:p>
          </table:table-cell>
          <table:table-cell office:value-type="string" calcext:value-type="string">
            <text:p>5.4</text:p>
          </table:table-cell>
          <table:table-cell table:style-name="ce26" table:formula="of:=VALUE(MID([.I76];1;1))+IFERROR(VALUE(MID([.I76];3;1))/10;0)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302208" calcext:value-type="float">
            <text:p>20302208</text:p>
          </table:table-cell>
          <table:table-cell office:value-type="float" office:value="5" calcext:value-type="float">
            <text:p>5</text:p>
          </table:table-cell>
          <table:table-cell table:formula="of:=CONCATENATE([.F77];&quot;-&quot;;[.G77])" office:value-type="string" office:string-value="20302208-5" calcext:value-type="string">
            <text:p>20302208-5</text:p>
          </table:table-cell>
          <table:table-cell office:value-type="string" calcext:value-type="string">
            <text:p>5.5</text:p>
          </table:table-cell>
          <table:table-cell table:style-name="ce26" table:formula="of:=VALUE(MID([.I77];1;1))+IFERROR(VALUE(MID([.I77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19888427" calcext:value-type="float">
            <text:p>19888427</text:p>
          </table:table-cell>
          <table:table-cell office:value-type="float" office:value="8" calcext:value-type="float">
            <text:p>8</text:p>
          </table:table-cell>
          <table:table-cell table:formula="of:=CONCATENATE([.F78];&quot;-&quot;;[.G78])" office:value-type="string" office:string-value="19888427-8" calcext:value-type="string">
            <text:p>19888427-8</text:p>
          </table:table-cell>
          <table:table-cell office:value-type="string" calcext:value-type="string">
            <text:p>4.8</text:p>
          </table:table-cell>
          <table:table-cell table:style-name="ce26" table:formula="of:=VALUE(MID([.I78];1;1))+IFERROR(VALUE(MID([.I78];3;1))/10;0)" office:value-type="float" office:value="4.8" calcext:value-type="float">
            <text:p>4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30" calcext:value-type="float">
            <text:p>20134030</text:p>
          </table:table-cell>
          <table:table-cell office:value-type="float" office:value="6" calcext:value-type="float">
            <text:p>6</text:p>
          </table:table-cell>
          <table:table-cell table:formula="of:=CONCATENATE([.F79];&quot;-&quot;;[.G79])" office:value-type="string" office:string-value="20134030-6" calcext:value-type="string">
            <text:p>20134030-6</text:p>
          </table:table-cell>
          <table:table-cell office:value-type="string" calcext:value-type="string">
            <text:p>5.4</text:p>
          </table:table-cell>
          <table:table-cell table:style-name="ce26" table:formula="of:=VALUE(MID([.I79];1;1))+IFERROR(VALUE(MID([.I79];3;1))/10;0)" office:value-type="float" office:value="5.4" calcext:value-type="float">
            <text:p>5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408429" calcext:value-type="float">
            <text:p>20408429</text:p>
          </table:table-cell>
          <table:table-cell office:value-type="float" office:value="7" calcext:value-type="float">
            <text:p>7</text:p>
          </table:table-cell>
          <table:table-cell table:formula="of:=CONCATENATE([.F80];&quot;-&quot;;[.G80])" office:value-type="string" office:string-value="20408429-7" calcext:value-type="string">
            <text:p>20408429-7</text:p>
          </table:table-cell>
          <table:table-cell office:value-type="string" calcext:value-type="string">
            <text:p>5.5</text:p>
          </table:table-cell>
          <table:table-cell table:style-name="ce26" table:formula="of:=VALUE(MID([.I80];1;1))+IFERROR(VALUE(MID([.I80];3;1))/10;0)" office:value-type="float" office:value="5.5" calcext:value-type="float">
            <text:p>5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453180" calcext:value-type="float">
            <text:p>20453180</text:p>
          </table:table-cell>
          <table:table-cell office:value-type="float" office:value="3" calcext:value-type="float">
            <text:p>3</text:p>
          </table:table-cell>
          <table:table-cell table:formula="of:=CONCATENATE([.F81];&quot;-&quot;;[.G81])" office:value-type="string" office:string-value="20453180-3" calcext:value-type="string">
            <text:p>20453180-3</text:p>
          </table:table-cell>
          <table:table-cell office:value-type="string" calcext:value-type="string">
            <text:p>5.2</text:p>
          </table:table-cell>
          <table:table-cell table:style-name="ce26" table:formula="of:=VALUE(MID([.I81];1;1))+IFERROR(VALUE(MID([.I81];3;1))/10;0)" office:value-type="float" office:value="5.2" calcext:value-type="float">
            <text:p>5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76" calcext:value-type="float">
            <text:p>20133576</text:p>
          </table:table-cell>
          <table:table-cell office:value-type="float" office:value="0" calcext:value-type="float">
            <text:p>0</text:p>
          </table:table-cell>
          <table:table-cell table:formula="of:=CONCATENATE([.F82];&quot;-&quot;;[.G82])" office:value-type="string" office:string-value="20133576-0" calcext:value-type="string">
            <text:p>20133576-0</text:p>
          </table:table-cell>
          <table:table-cell office:value-type="string" calcext:value-type="string">
            <text:p>4.9</text:p>
          </table:table-cell>
          <table:table-cell table:style-name="ce26" table:formula="of:=VALUE(MID([.I82];1;1))+IFERROR(VALUE(MID([.I82];3;1))/10;0)" office:value-type="float" office:value="4.9" calcext:value-type="float">
            <text:p>4.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408316" calcext:value-type="float">
            <text:p>20408316</text:p>
          </table:table-cell>
          <table:table-cell office:value-type="float" office:value="9" calcext:value-type="float">
            <text:p>9</text:p>
          </table:table-cell>
          <table:table-cell table:formula="of:=CONCATENATE([.F83];&quot;-&quot;;[.G83])" office:value-type="string" office:string-value="20408316-9" calcext:value-type="string">
            <text:p>20408316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83];1;1))+IFERROR(VALUE(MID([.I83];3;1))/10;0)" office:value-type="float" office:value="5" calcext:value-type="float">
            <text:p>5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19830521" calcext:value-type="float">
            <text:p>19830521</text:p>
          </table:table-cell>
          <table:table-cell office:value-type="float" office:value="9" calcext:value-type="float">
            <text:p>9</text:p>
          </table:table-cell>
          <table:table-cell table:formula="of:=CONCATENATE([.F84];&quot;-&quot;;[.G84])" office:value-type="string" office:string-value="19830521-9" calcext:value-type="string">
            <text:p>19830521-9</text:p>
          </table:table-cell>
          <table:table-cell office:value-type="string" calcext:value-type="string">
            <text:p>5.2</text:p>
          </table:table-cell>
          <table:table-cell table:style-name="ce26" table:formula="of:=VALUE(MID([.I84];1;1))+IFERROR(VALUE(MID([.I84];3;1))/10;0)" office:value-type="float" office:value="5.2" calcext:value-type="float">
            <text:p>5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133336" calcext:value-type="float">
            <text:p>20133336</text:p>
          </table:table-cell>
          <table:table-cell office:value-type="float" office:value="9" calcext:value-type="float">
            <text:p>9</text:p>
          </table:table-cell>
          <table:table-cell table:formula="of:=CONCATENATE([.F85];&quot;-&quot;;[.G85])" office:value-type="string" office:string-value="20133336-9" calcext:value-type="string">
            <text:p>20133336-9</text:p>
          </table:table-cell>
          <table:table-cell office:value-type="string" calcext:value-type="string">
            <text:p>5.6</text:p>
          </table:table-cell>
          <table:table-cell table:style-name="ce26" table:formula="of:=VALUE(MID([.I85];1;1))+IFERROR(VALUE(MID([.I85];3;1))/10;0)" office:value-type="float" office:value="5.6" calcext:value-type="float">
            <text:p>5.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14" calcext:value-type="float">
            <text:p>2014</text:p>
          </table:table-cell>
          <table:table-cell office:value-type="float" office:value="20206532" calcext:value-type="float">
            <text:p>20206532</text:p>
          </table:table-cell>
          <table:table-cell office:value-type="float" office:value="5" calcext:value-type="float">
            <text:p>5</text:p>
          </table:table-cell>
          <table:table-cell table:formula="of:=CONCATENATE([.F86];&quot;-&quot;;[.G86])" office:value-type="string" office:string-value="20206532-5" calcext:value-type="string">
            <text:p>20206532-5</text:p>
          </table:table-cell>
          <table:table-cell office:value-type="string" calcext:value-type="string">
            <text:p>4.5</text:p>
          </table:table-cell>
          <table:table-cell table:style-name="ce26" table:formula="of:=VALUE(MID([.I86];1;1))+IFERROR(VALUE(MID([.I86];3;1))/10;0)" office:value-type="float" office:value="4.5" calcext:value-type="float">
            <text:p>4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615030" calcext:value-type="float">
            <text:p>19615030</text:p>
          </table:table-cell>
          <table:table-cell office:value-type="float" office:value="7" calcext:value-type="float">
            <text:p>7</text:p>
          </table:table-cell>
          <table:table-cell table:formula="of:=CONCATENATE([.F87];&quot;-&quot;;[.G87])" office:value-type="string" office:string-value="19615030-7" calcext:value-type="string">
            <text:p>19615030-7</text:p>
          </table:table-cell>
          <table:table-cell office:value-type="string" calcext:value-type="string">
            <text:p>4.7</text:p>
          </table:table-cell>
          <table:table-cell table:style-name="ce26" table:formula="of:=VALUE(MID([.I87];1;1))+IFERROR(VALUE(MID([.I87];3;1))/10;0)" office:value-type="float" office:value="4.7" calcext:value-type="float">
            <text:p>4.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132691" calcext:value-type="float">
            <text:p>20132691</text:p>
          </table:table-cell>
          <table:table-cell office:value-type="float" office:value="5" calcext:value-type="float">
            <text:p>5</text:p>
          </table:table-cell>
          <table:table-cell table:formula="of:=CONCATENATE([.F88];&quot;-&quot;;[.G88])" office:value-type="string" office:string-value="20132691-5" calcext:value-type="string">
            <text:p>20132691-5</text:p>
          </table:table-cell>
          <table:table-cell office:value-type="string" calcext:value-type="string">
            <text:p>4.7</text:p>
          </table:table-cell>
          <table:table-cell table:style-name="ce26" table:formula="of:=VALUE(MID([.I88];1;1))+IFERROR(VALUE(MID([.I88];3;1))/10;0)" office:value-type="float" office:value="4.7" calcext:value-type="float">
            <text:p>4.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787575" calcext:value-type="float">
            <text:p>19787575</text:p>
          </table:table-cell>
          <table:table-cell office:value-type="float" office:value="5" calcext:value-type="float">
            <text:p>5</text:p>
          </table:table-cell>
          <table:table-cell table:formula="of:=CONCATENATE([.F89];&quot;-&quot;;[.G89])" office:value-type="string" office:string-value="19787575-5" calcext:value-type="string">
            <text:p>19787575-5</text:p>
          </table:table-cell>
          <table:table-cell office:value-type="string" calcext:value-type="string">
            <text:p>4.6</text:p>
          </table:table-cell>
          <table:table-cell table:style-name="ce26" table:formula="of:=VALUE(MID([.I89];1;1))+IFERROR(VALUE(MID([.I89];3;1))/10;0)" office:value-type="float" office:value="4.6" calcext:value-type="float">
            <text:p>4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089914" calcext:value-type="float">
            <text:p>20089914</text:p>
          </table:table-cell>
          <table:table-cell office:value-type="float" office:value="8" calcext:value-type="float">
            <text:p>8</text:p>
          </table:table-cell>
          <table:table-cell table:formula="of:=CONCATENATE([.F90];&quot;-&quot;;[.G90])" office:value-type="string" office:string-value="20089914-8" calcext:value-type="string">
            <text:p>20089914-8</text:p>
          </table:table-cell>
          <table:table-cell office:value-type="string" calcext:value-type="string">
            <text:p>4.9</text:p>
          </table:table-cell>
          <table:table-cell table:style-name="ce26" table:formula="of:=VALUE(MID([.I90];1;1))+IFERROR(VALUE(MID([.I90];3;1))/10;0)"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49" calcext:value-type="float">
            <text:p>20133449</text:p>
          </table:table-cell>
          <table:table-cell office:value-type="float" office:value="7" calcext:value-type="float">
            <text:p>7</text:p>
          </table:table-cell>
          <table:table-cell table:formula="of:=CONCATENATE([.F91];&quot;-&quot;;[.G91])" office:value-type="string" office:string-value="20133449-7" calcext:value-type="string">
            <text:p>20133449-7</text:p>
          </table:table-cell>
          <table:table-cell office:value-type="string" calcext:value-type="string">
            <text:p>5.3</text:p>
          </table:table-cell>
          <table:table-cell table:style-name="ce26" table:formula="of:=VALUE(MID([.I91];1;1))+IFERROR(VALUE(MID([.I91];3;1))/10;0)" office:value-type="float" office:value="5.3" calcext:value-type="float">
            <text:p>5.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94" calcext:value-type="float">
            <text:p>20407894</text:p>
          </table:table-cell>
          <table:table-cell office:value-type="float" office:value="7" calcext:value-type="float">
            <text:p>7</text:p>
          </table:table-cell>
          <table:table-cell table:formula="of:=CONCATENATE([.F92];&quot;-&quot;;[.G92])" office:value-type="string" office:string-value="20407894-7" calcext:value-type="string">
            <text:p>20407894-7</text:p>
          </table:table-cell>
          <table:table-cell office:value-type="string" calcext:value-type="string">
            <text:p>6.2</text:p>
          </table:table-cell>
          <table:table-cell table:style-name="ce26" table:formula="of:=VALUE(MID([.I92];1;1))+IFERROR(VALUE(MID([.I92];3;1))/10;0)"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582458" calcext:value-type="float">
            <text:p>19582458</text:p>
          </table:table-cell>
          <table:table-cell office:value-type="float" office:value="4" calcext:value-type="float">
            <text:p>4</text:p>
          </table:table-cell>
          <table:table-cell table:formula="of:=CONCATENATE([.F93];&quot;-&quot;;[.G93])" office:value-type="string" office:string-value="19582458-4" calcext:value-type="string">
            <text:p>19582458-4</text:p>
          </table:table-cell>
          <table:table-cell office:value-type="string" calcext:value-type="string">
            <text:p>5.1</text:p>
          </table:table-cell>
          <table:table-cell table:style-name="ce26" table:formula="of:=VALUE(MID([.I93];1;1))+IFERROR(VALUE(MID([.I93];3;1))/10;0)" office:value-type="float" office:value="5.1" calcext:value-type="float">
            <text:p>5.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28" calcext:value-type="float">
            <text:p>20133928</text:p>
          </table:table-cell>
          <table:table-cell office:value-type="float" office:value="6" calcext:value-type="float">
            <text:p>6</text:p>
          </table:table-cell>
          <table:table-cell table:formula="of:=CONCATENATE([.F94];&quot;-&quot;;[.G94])" office:value-type="string" office:string-value="20133928-6" calcext:value-type="string">
            <text:p>20133928-6</text:p>
          </table:table-cell>
          <table:table-cell office:value-type="string" calcext:value-type="string">
            <text:p>5.1</text:p>
          </table:table-cell>
          <table:table-cell table:style-name="ce26" table:formula="of:=VALUE(MID([.I94];1;1))+IFERROR(VALUE(MID([.I94];3;1))/10;0)"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149032" calcext:value-type="float">
            <text:p>20149032</text:p>
          </table:table-cell>
          <table:table-cell office:value-type="float" office:value="4" calcext:value-type="float">
            <text:p>4</text:p>
          </table:table-cell>
          <table:table-cell table:formula="of:=CONCATENATE([.F95];&quot;-&quot;;[.G95])" office:value-type="string" office:string-value="20149032-4" calcext:value-type="string">
            <text:p>20149032-4</text:p>
          </table:table-cell>
          <table:table-cell office:value-type="string" calcext:value-type="string">
            <text:p>6.5</text:p>
          </table:table-cell>
          <table:table-cell table:style-name="ce26" table:formula="of:=VALUE(MID([.I95];1;1))+IFERROR(VALUE(MID([.I95];3;1))/10;0)"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408374" calcext:value-type="float">
            <text:p>20408374</text:p>
          </table:table-cell>
          <table:table-cell office:value-type="float" office:value="6" calcext:value-type="float">
            <text:p>6</text:p>
          </table:table-cell>
          <table:table-cell table:formula="of:=CONCATENATE([.F96];&quot;-&quot;;[.G96])" office:value-type="string" office:string-value="20408374-6" calcext:value-type="string">
            <text:p>20408374-6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96];1;1))+IFERROR(VALUE(MID([.I96];3;1))/10;0)" office:value-type="float" office:value="5" calcext:value-type="float">
            <text:p>5.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887134" calcext:value-type="float">
            <text:p>19887134</text:p>
          </table:table-cell>
          <table:table-cell office:value-type="float" office:value="6" calcext:value-type="float">
            <text:p>6</text:p>
          </table:table-cell>
          <table:table-cell table:formula="of:=CONCATENATE([.F97];&quot;-&quot;;[.G97])" office:value-type="string" office:string-value="19887134-6" calcext:value-type="string">
            <text:p>19887134-6</text:p>
          </table:table-cell>
          <table:table-cell office:value-type="string" calcext:value-type="string">
            <text:p>4.9</text:p>
          </table:table-cell>
          <table:table-cell table:style-name="ce26" table:formula="of:=VALUE(MID([.I97];1;1))+IFERROR(VALUE(MID([.I97];3;1))/10;0)" office:value-type="float" office:value="4.9" calcext:value-type="float">
            <text:p>4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408349" calcext:value-type="float">
            <text:p>20408349</text:p>
          </table:table-cell>
          <table:table-cell office:value-type="float" office:value="5" calcext:value-type="float">
            <text:p>5</text:p>
          </table:table-cell>
          <table:table-cell table:formula="of:=CONCATENATE([.F98];&quot;-&quot;;[.G98])" office:value-type="string" office:string-value="20408349-5" calcext:value-type="string">
            <text:p>20408349-5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98];1;1))+IFERROR(VALUE(MID([.I98];3;1))/10;0)" office:value-type="float" office:value="5" calcext:value-type="float">
            <text:p>5.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408140" calcext:value-type="float">
            <text:p>20408140</text:p>
          </table:table-cell>
          <table:table-cell office:value-type="float" office:value="9" calcext:value-type="float">
            <text:p>9</text:p>
          </table:table-cell>
          <table:table-cell table:formula="of:=CONCATENATE([.F99];&quot;-&quot;;[.G99])" office:value-type="string" office:string-value="20408140-9" calcext:value-type="string">
            <text:p>20408140-9</text:p>
          </table:table-cell>
          <table:table-cell office:value-type="string" calcext:value-type="string">
            <text:p>5.6</text:p>
          </table:table-cell>
          <table:table-cell table:style-name="ce26" table:formula="of:=VALUE(MID([.I99];1;1))+IFERROR(VALUE(MID([.I99];3;1))/10;0)" office:value-type="float" office:value="5.6" calcext:value-type="float">
            <text:p>5.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887870" calcext:value-type="float">
            <text:p>19887870</text:p>
          </table:table-cell>
          <table:table-cell office:value-type="float" office:value="7" calcext:value-type="float">
            <text:p>7</text:p>
          </table:table-cell>
          <table:table-cell table:formula="of:=CONCATENATE([.F100];&quot;-&quot;;[.G100])" office:value-type="string" office:string-value="19887870-7" calcext:value-type="string">
            <text:p>19887870-7</text:p>
          </table:table-cell>
          <table:table-cell office:value-type="string" calcext:value-type="string">
            <text:p>4.9</text:p>
          </table:table-cell>
          <table:table-cell table:style-name="ce26" table:formula="of:=VALUE(MID([.I100];1;1))+IFERROR(VALUE(MID([.I100];3;1))/10;0)" office:value-type="float" office:value="4.9" calcext:value-type="float">
            <text:p>4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55" calcext:value-type="float">
            <text:p>20407855</text:p>
          </table:table-cell>
          <table:table-cell office:value-type="float" office:value="6" calcext:value-type="float">
            <text:p>6</text:p>
          </table:table-cell>
          <table:table-cell table:formula="of:=CONCATENATE([.F101];&quot;-&quot;;[.G101])" office:value-type="string" office:string-value="20407855-6" calcext:value-type="string">
            <text:p>20407855-6</text:p>
          </table:table-cell>
          <table:table-cell office:value-type="string" calcext:value-type="string">
            <text:p>5.6</text:p>
          </table:table-cell>
          <table:table-cell table:style-name="ce26" table:formula="of:=VALUE(MID([.I101];1;1))+IFERROR(VALUE(MID([.I101];3;1))/10;0)"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888197" calcext:value-type="float">
            <text:p>19888197</text:p>
          </table:table-cell>
          <table:table-cell office:value-type="string" calcext:value-type="string">
            <text:p>K</text:p>
          </table:table-cell>
          <table:table-cell table:formula="of:=CONCATENATE([.F102];&quot;-&quot;;[.G102])" office:value-type="string" office:string-value="19888197-K" calcext:value-type="string">
            <text:p>19888197-K</text:p>
          </table:table-cell>
          <table:table-cell office:value-type="string" calcext:value-type="string">
            <text:p>4.6</text:p>
          </table:table-cell>
          <table:table-cell table:style-name="ce26" table:formula="of:=VALUE(MID([.I102];1;1))+IFERROR(VALUE(MID([.I102];3;1))/10;0)" office:value-type="float" office:value="4.6" calcext:value-type="float">
            <text:p>4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888044" calcext:value-type="float">
            <text:p>19888044</text:p>
          </table:table-cell>
          <table:table-cell office:value-type="float" office:value="2" calcext:value-type="float">
            <text:p>2</text:p>
          </table:table-cell>
          <table:table-cell table:formula="of:=CONCATENATE([.F103];&quot;-&quot;;[.G103])" office:value-type="string" office:string-value="19888044-2" calcext:value-type="string">
            <text:p>19888044-2</text:p>
          </table:table-cell>
          <table:table-cell office:value-type="string" calcext:value-type="string">
            <text:p>5.3</text:p>
          </table:table-cell>
          <table:table-cell table:style-name="ce26" table:formula="of:=VALUE(MID([.I103];1;1))+IFERROR(VALUE(MID([.I103];3;1))/10;0)"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582397" calcext:value-type="float">
            <text:p>19582397</text:p>
          </table:table-cell>
          <table:table-cell office:value-type="float" office:value="9" calcext:value-type="float">
            <text:p>9</text:p>
          </table:table-cell>
          <table:table-cell table:formula="of:=CONCATENATE([.F104];&quot;-&quot;;[.G104])" office:value-type="string" office:string-value="19582397-9" calcext:value-type="string">
            <text:p>19582397-9</text:p>
          </table:table-cell>
          <table:table-cell office:value-type="string" calcext:value-type="string">
            <text:p>5.1</text:p>
          </table:table-cell>
          <table:table-cell table:style-name="ce26" table:formula="of:=VALUE(MID([.I104];1;1))+IFERROR(VALUE(MID([.I104];3;1))/10;0)" office:value-type="float" office:value="5.1" calcext:value-type="float">
            <text:p>5.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4196974" calcext:value-type="float">
            <text:p>24196974</text:p>
          </table:table-cell>
          <table:table-cell office:value-type="float" office:value="6" calcext:value-type="float">
            <text:p>6</text:p>
          </table:table-cell>
          <table:table-cell table:formula="of:=CONCATENATE([.F105];&quot;-&quot;;[.G105])" office:value-type="string" office:string-value="24196974-6" calcext:value-type="string">
            <text:p>24196974-6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05];1;1))+IFERROR(VALUE(MID([.I105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35" calcext:value-type="float">
            <text:p>20133735</text:p>
          </table:table-cell>
          <table:table-cell office:value-type="float" office:value="6" calcext:value-type="float">
            <text:p>6</text:p>
          </table:table-cell>
          <table:table-cell table:formula="of:=CONCATENATE([.F106];&quot;-&quot;;[.G106])" office:value-type="string" office:string-value="20133735-6" calcext:value-type="string">
            <text:p>20133735-6</text:p>
          </table:table-cell>
          <table:table-cell office:value-type="string" calcext:value-type="string">
            <text:p>4.6</text:p>
          </table:table-cell>
          <table:table-cell table:style-name="ce26" table:formula="of:=VALUE(MID([.I106];1;1))+IFERROR(VALUE(MID([.I106];3;1))/10;0)" office:value-type="float" office:value="4.6" calcext:value-type="float">
            <text:p>4.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52" calcext:value-type="float">
            <text:p>20407752</text:p>
          </table:table-cell>
          <table:table-cell office:value-type="float" office:value="5" calcext:value-type="float">
            <text:p>5</text:p>
          </table:table-cell>
          <table:table-cell table:formula="of:=CONCATENATE([.F107];&quot;-&quot;;[.G107])" office:value-type="string" office:string-value="20407752-5" calcext:value-type="string">
            <text:p>20407752-5</text:p>
          </table:table-cell>
          <table:table-cell office:value-type="string" calcext:value-type="string">
            <text:p>4.5</text:p>
          </table:table-cell>
          <table:table-cell table:style-name="ce26" table:formula="of:=VALUE(MID([.I107];1;1))+IFERROR(VALUE(MID([.I107];3;1))/10;0)"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301671" calcext:value-type="float">
            <text:p>20301671</text:p>
          </table:table-cell>
          <table:table-cell office:value-type="float" office:value="9" calcext:value-type="float">
            <text:p>9</text:p>
          </table:table-cell>
          <table:table-cell table:formula="of:=CONCATENATE([.F108];&quot;-&quot;;[.G108])" office:value-type="string" office:string-value="20301671-9" calcext:value-type="string">
            <text:p>20301671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08];1;1))+IFERROR(VALUE(MID([.I108];3;1))/10;0)" office:value-type="float" office:value="5" calcext:value-type="float">
            <text:p>5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60" calcext:value-type="float">
            <text:p>20408260</text:p>
          </table:table-cell>
          <table:table-cell office:value-type="string" calcext:value-type="string">
            <text:p>K</text:p>
          </table:table-cell>
          <table:table-cell table:formula="of:=CONCATENATE([.F109];&quot;-&quot;;[.G109])" office:value-type="string" office:string-value="20408260-K" calcext:value-type="string">
            <text:p>20408260-K</text:p>
          </table:table-cell>
          <table:table-cell office:value-type="string" calcext:value-type="string">
            <text:p>4.8</text:p>
          </table:table-cell>
          <table:table-cell table:style-name="ce26" table:formula="of:=VALUE(MID([.I109];1;1))+IFERROR(VALUE(MID([.I109];3;1))/10;0)" office:value-type="float" office:value="4.8" calcext:value-type="float">
            <text:p>4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888027" calcext:value-type="float">
            <text:p>19888027</text:p>
          </table:table-cell>
          <table:table-cell office:value-type="float" office:value="2" calcext:value-type="float">
            <text:p>2</text:p>
          </table:table-cell>
          <table:table-cell table:formula="of:=CONCATENATE([.F110];&quot;-&quot;;[.G110])" office:value-type="string" office:string-value="19888027-2" calcext:value-type="string">
            <text:p>19888027-2</text:p>
          </table:table-cell>
          <table:table-cell office:value-type="string" calcext:value-type="string">
            <text:p>4.9</text:p>
          </table:table-cell>
          <table:table-cell table:style-name="ce26" table:formula="of:=VALUE(MID([.I110];1;1))+IFERROR(VALUE(MID([.I110];3;1))/10;0)" office:value-type="float" office:value="4.9" calcext:value-type="float">
            <text:p>4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203263" calcext:value-type="float">
            <text:p>20203263</text:p>
          </table:table-cell>
          <table:table-cell office:value-type="string" calcext:value-type="string">
            <text:p>K</text:p>
          </table:table-cell>
          <table:table-cell table:formula="of:=CONCATENATE([.F111];&quot;-&quot;;[.G111])" office:value-type="string" office:string-value="20203263-K" calcext:value-type="string">
            <text:p>20203263-K</text:p>
          </table:table-cell>
          <table:table-cell office:value-type="string" calcext:value-type="string">
            <text:p>5.3</text:p>
          </table:table-cell>
          <table:table-cell table:style-name="ce26" table:formula="of:=VALUE(MID([.I111];1;1))+IFERROR(VALUE(MID([.I111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89" calcext:value-type="float">
            <text:p>20407789</text:p>
          </table:table-cell>
          <table:table-cell office:value-type="float" office:value="4" calcext:value-type="float">
            <text:p>4</text:p>
          </table:table-cell>
          <table:table-cell table:formula="of:=CONCATENATE([.F112];&quot;-&quot;;[.G112])" office:value-type="string" office:string-value="20407789-4" calcext:value-type="string">
            <text:p>20407789-4</text:p>
          </table:table-cell>
          <table:table-cell office:value-type="string" calcext:value-type="string">
            <text:p>5.5</text:p>
          </table:table-cell>
          <table:table-cell table:style-name="ce26" table:formula="of:=VALUE(MID([.I112];1;1))+IFERROR(VALUE(MID([.I112];3;1))/10;0)"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900505" calcext:value-type="float">
            <text:p>19900505</text:p>
          </table:table-cell>
          <table:table-cell office:value-type="float" office:value="7" calcext:value-type="float">
            <text:p>7</text:p>
          </table:table-cell>
          <table:table-cell table:formula="of:=CONCATENATE([.F113];&quot;-&quot;;[.G113])" office:value-type="string" office:string-value="19900505-7" calcext:value-type="string">
            <text:p>19900505-7</text:p>
          </table:table-cell>
          <table:table-cell office:value-type="string" calcext:value-type="string">
            <text:p>5.1</text:p>
          </table:table-cell>
          <table:table-cell table:style-name="ce26" table:formula="of:=VALUE(MID([.I113];1;1))+IFERROR(VALUE(MID([.I113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01" calcext:value-type="float">
            <text:p>20134001</text:p>
          </table:table-cell>
          <table:table-cell office:value-type="float" office:value="2" calcext:value-type="float">
            <text:p>2</text:p>
          </table:table-cell>
          <table:table-cell table:formula="of:=CONCATENATE([.F114];&quot;-&quot;;[.G114])" office:value-type="string" office:string-value="20134001-2" calcext:value-type="string">
            <text:p>20134001-2</text:p>
          </table:table-cell>
          <table:table-cell office:value-type="string" calcext:value-type="string">
            <text:p>4.9</text:p>
          </table:table-cell>
          <table:table-cell table:style-name="ce26" table:formula="of:=VALUE(MID([.I114];1;1))+IFERROR(VALUE(MID([.I114];3;1))/10;0)" office:value-type="float" office:value="4.9" calcext:value-type="float">
            <text:p>4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19447977" calcext:value-type="float">
            <text:p>19447977</text:p>
          </table:table-cell>
          <table:table-cell office:value-type="float" office:value="8" calcext:value-type="float">
            <text:p>8</text:p>
          </table:table-cell>
          <table:table-cell table:formula="of:=CONCATENATE([.F115];&quot;-&quot;;[.G115])" office:value-type="string" office:string-value="19447977-8" calcext:value-type="string">
            <text:p>19447977-8</text:p>
          </table:table-cell>
          <table:table-cell office:value-type="string" calcext:value-type="string">
            <text:p>4.7</text:p>
          </table:table-cell>
          <table:table-cell table:style-name="ce26" table:formula="of:=VALUE(MID([.I115];1;1))+IFERROR(VALUE(MID([.I115];3;1))/10;0)" office:value-type="float" office:value="4.7" calcext:value-type="float">
            <text:p>4.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10" calcext:value-type="float">
            <text:p>20407910</text:p>
          </table:table-cell>
          <table:table-cell office:value-type="float" office:value="2" calcext:value-type="float">
            <text:p>2</text:p>
          </table:table-cell>
          <table:table-cell table:formula="of:=CONCATENATE([.F116];&quot;-&quot;;[.G116])" office:value-type="string" office:string-value="20407910-2" calcext:value-type="string">
            <text:p>20407910-2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16];1;1))+IFERROR(VALUE(MID([.I116];3;1))/10;0)" office:value-type="float" office:value="5" calcext:value-type="float">
            <text:p>5.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089365" calcext:value-type="float">
            <text:p>20089365</text:p>
          </table:table-cell>
          <table:table-cell office:value-type="float" office:value="4" calcext:value-type="float">
            <text:p>4</text:p>
          </table:table-cell>
          <table:table-cell table:formula="of:=CONCATENATE([.F117];&quot;-&quot;;[.G117])" office:value-type="string" office:string-value="20089365-4" calcext:value-type="string">
            <text:p>20089365-4</text:p>
          </table:table-cell>
          <table:table-cell office:value-type="string" calcext:value-type="string">
            <text:p>5.1</text:p>
          </table:table-cell>
          <table:table-cell table:style-name="ce26" table:formula="of:=VALUE(MID([.I117];1;1))+IFERROR(VALUE(MID([.I117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3185" calcext:value-type="float">
            <text:p>20133185</text:p>
          </table:table-cell>
          <table:table-cell office:value-type="float" office:value="4" calcext:value-type="float">
            <text:p>4</text:p>
          </table:table-cell>
          <table:table-cell table:formula="of:=CONCATENATE([.F118];&quot;-&quot;;[.G118])" office:value-type="string" office:string-value="20133185-4" calcext:value-type="string">
            <text:p>20133185-4</text:p>
          </table:table-cell>
          <table:table-cell office:value-type="string" calcext:value-type="string">
            <text:p>5.7</text:p>
          </table:table-cell>
          <table:table-cell table:style-name="ce26" table:formula="of:=VALUE(MID([.I118];1;1))+IFERROR(VALUE(MID([.I118];3;1))/10;0)" office:value-type="float" office:value="5.7" calcext:value-type="float">
            <text:p>5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464726" calcext:value-type="float">
            <text:p>20464726</text:p>
          </table:table-cell>
          <table:table-cell office:value-type="float" office:value="7" calcext:value-type="float">
            <text:p>7</text:p>
          </table:table-cell>
          <table:table-cell table:formula="of:=CONCATENATE([.F119];&quot;-&quot;;[.G119])" office:value-type="string" office:string-value="20464726-7" calcext:value-type="string">
            <text:p>20464726-7</text:p>
          </table:table-cell>
          <table:table-cell office:value-type="string" calcext:value-type="string">
            <text:p>5.1</text:p>
          </table:table-cell>
          <table:table-cell table:style-name="ce26" table:formula="of:=VALUE(MID([.I119];1;1))+IFERROR(VALUE(MID([.I119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11" calcext:value-type="float">
            <text:p>20407811</text:p>
          </table:table-cell>
          <table:table-cell office:value-type="float" office:value="4" calcext:value-type="float">
            <text:p>4</text:p>
          </table:table-cell>
          <table:table-cell table:formula="of:=CONCATENATE([.F120];&quot;-&quot;;[.G120])" office:value-type="string" office:string-value="20407811-4" calcext:value-type="string">
            <text:p>20407811-4</text:p>
          </table:table-cell>
          <table:table-cell office:value-type="string" calcext:value-type="string">
            <text:p>4.9</text:p>
          </table:table-cell>
          <table:table-cell table:style-name="ce26" table:formula="of:=VALUE(MID([.I120];1;1))+IFERROR(VALUE(MID([.I120];3;1))/10;0)"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19789411" calcext:value-type="float">
            <text:p>19789411</text:p>
          </table:table-cell>
          <table:table-cell office:value-type="float" office:value="3" calcext:value-type="float">
            <text:p>3</text:p>
          </table:table-cell>
          <table:table-cell table:formula="of:=CONCATENATE([.F121];&quot;-&quot;;[.G121])" office:value-type="string" office:string-value="19789411-3" calcext:value-type="string">
            <text:p>19789411-3</text:p>
          </table:table-cell>
          <table:table-cell office:value-type="string" calcext:value-type="string">
            <text:p>4.7</text:p>
          </table:table-cell>
          <table:table-cell table:style-name="ce26" table:formula="of:=VALUE(MID([.I121];1;1))+IFERROR(VALUE(MID([.I121];3;1))/10;0)" office:value-type="float" office:value="4.7" calcext:value-type="float">
            <text:p>4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2583" calcext:value-type="float">
            <text:p>20132583</text:p>
          </table:table-cell>
          <table:table-cell office:value-type="float" office:value="8" calcext:value-type="float">
            <text:p>8</text:p>
          </table:table-cell>
          <table:table-cell table:formula="of:=CONCATENATE([.F122];&quot;-&quot;;[.G122])" office:value-type="string" office:string-value="20132583-8" calcext:value-type="string">
            <text:p>20132583-8</text:p>
          </table:table-cell>
          <table:table-cell office:value-type="string" calcext:value-type="string">
            <text:p>5.1</text:p>
          </table:table-cell>
          <table:table-cell table:style-name="ce26" table:formula="of:=VALUE(MID([.I122];1;1))+IFERROR(VALUE(MID([.I122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19888573" calcext:value-type="float">
            <text:p>19888573</text:p>
          </table:table-cell>
          <table:table-cell office:value-type="float" office:value="8" calcext:value-type="float">
            <text:p>8</text:p>
          </table:table-cell>
          <table:table-cell table:formula="of:=CONCATENATE([.F123];&quot;-&quot;;[.G123])" office:value-type="string" office:string-value="19888573-8" calcext:value-type="string">
            <text:p>19888573-8</text:p>
          </table:table-cell>
          <table:table-cell office:value-type="string" calcext:value-type="string">
            <text:p>4.8</text:p>
          </table:table-cell>
          <table:table-cell table:style-name="ce26" table:formula="of:=VALUE(MID([.I123];1;1))+IFERROR(VALUE(MID([.I123];3;1))/10;0)" office:value-type="float" office:value="4.8" calcext:value-type="float">
            <text:p>4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72" calcext:value-type="float">
            <text:p>20408072</text:p>
          </table:table-cell>
          <table:table-cell office:value-type="float" office:value="0" calcext:value-type="float">
            <text:p>0</text:p>
          </table:table-cell>
          <table:table-cell table:formula="of:=CONCATENATE([.F124];&quot;-&quot;;[.G124])" office:value-type="string" office:string-value="20408072-0" calcext:value-type="string">
            <text:p>20408072-0</text:p>
          </table:table-cell>
          <table:table-cell office:value-type="string" calcext:value-type="string">
            <text:p>4.9</text:p>
          </table:table-cell>
          <table:table-cell table:style-name="ce26" table:formula="of:=VALUE(MID([.I124];1;1))+IFERROR(VALUE(MID([.I124];3;1))/10;0)" office:value-type="float" office:value="4.9" calcext:value-type="float">
            <text:p>4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301140" calcext:value-type="float">
            <text:p>20301140</text:p>
          </table:table-cell>
          <table:table-cell office:value-type="float" office:value="7" calcext:value-type="float">
            <text:p>7</text:p>
          </table:table-cell>
          <table:table-cell table:formula="of:=CONCATENATE([.F125];&quot;-&quot;;[.G125])" office:value-type="string" office:string-value="20301140-7" calcext:value-type="string">
            <text:p>20301140-7</text:p>
          </table:table-cell>
          <table:table-cell office:value-type="string" calcext:value-type="string">
            <text:p>4.9</text:p>
          </table:table-cell>
          <table:table-cell table:style-name="ce26" table:formula="of:=VALUE(MID([.I125];1;1))+IFERROR(VALUE(MID([.I125];3;1))/10;0)"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408402" calcext:value-type="float">
            <text:p>20408402</text:p>
          </table:table-cell>
          <table:table-cell office:value-type="float" office:value="5" calcext:value-type="float">
            <text:p>5</text:p>
          </table:table-cell>
          <table:table-cell table:formula="of:=CONCATENATE([.F126];&quot;-&quot;;[.G126])" office:value-type="string" office:string-value="20408402-5" calcext:value-type="string">
            <text:p>20408402-5</text:p>
          </table:table-cell>
          <table:table-cell office:value-type="string" calcext:value-type="string">
            <text:p>4.9</text:p>
          </table:table-cell>
          <table:table-cell table:style-name="ce26" table:formula="of:=VALUE(MID([.I126];1;1))+IFERROR(VALUE(MID([.I126];3;1))/10;0)" office:value-type="float" office:value="4.9" calcext:value-type="float">
            <text:p>4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14216" calcext:value-type="float">
            <text:p>20114216</text:p>
          </table:table-cell>
          <table:table-cell office:value-type="float" office:value="4" calcext:value-type="float">
            <text:p>4</text:p>
          </table:table-cell>
          <table:table-cell table:formula="of:=CONCATENATE([.F127];&quot;-&quot;;[.G127])" office:value-type="string" office:string-value="20114216-4" calcext:value-type="string">
            <text:p>20114216-4</text:p>
          </table:table-cell>
          <table:table-cell office:value-type="string" calcext:value-type="string">
            <text:p>4.8</text:p>
          </table:table-cell>
          <table:table-cell table:style-name="ce26" table:formula="of:=VALUE(MID([.I127];1;1))+IFERROR(VALUE(MID([.I127];3;1))/10;0)" office:value-type="float" office:value="4.8" calcext:value-type="float">
            <text:p>4.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20" calcext:value-type="float">
            <text:p>20134020</text:p>
          </table:table-cell>
          <table:table-cell office:value-type="float" office:value="9" calcext:value-type="float">
            <text:p>9</text:p>
          </table:table-cell>
          <table:table-cell table:formula="of:=CONCATENATE([.F128];&quot;-&quot;;[.G128])" office:value-type="string" office:string-value="20134020-9" calcext:value-type="string">
            <text:p>20134020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28];1;1))+IFERROR(VALUE(MID([.I128];3;1))/10;0)" office:value-type="float" office:value="5" calcext:value-type="float">
            <text:p>5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301885" calcext:value-type="float">
            <text:p>20301885</text:p>
          </table:table-cell>
          <table:table-cell office:value-type="float" office:value="1" calcext:value-type="float">
            <text:p>1</text:p>
          </table:table-cell>
          <table:table-cell table:formula="of:=CONCATENATE([.F129];&quot;-&quot;;[.G129])" office:value-type="string" office:string-value="20301885-1" calcext:value-type="string">
            <text:p>20301885-1</text:p>
          </table:table-cell>
          <table:table-cell office:value-type="string" calcext:value-type="string">
            <text:p>4.6</text:p>
          </table:table-cell>
          <table:table-cell table:style-name="ce26" table:formula="of:=VALUE(MID([.I129];1;1))+IFERROR(VALUE(MID([.I129];3;1))/10;0)" office:value-type="float" office:value="4.6" calcext:value-type="float">
            <text:p>4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19888103" calcext:value-type="float">
            <text:p>19888103</text:p>
          </table:table-cell>
          <table:table-cell office:value-type="float" office:value="1" calcext:value-type="float">
            <text:p>1</text:p>
          </table:table-cell>
          <table:table-cell table:formula="of:=CONCATENATE([.F130];&quot;-&quot;;[.G130])" office:value-type="string" office:string-value="19888103-1" calcext:value-type="string">
            <text:p>19888103-1</text:p>
          </table:table-cell>
          <table:table-cell office:value-type="string" calcext:value-type="string">
            <text:p>4.6</text:p>
          </table:table-cell>
          <table:table-cell table:style-name="ce26" table:formula="of:=VALUE(MID([.I130];1;1))+IFERROR(VALUE(MID([.I130];3;1))/10;0)" office:value-type="float" office:value="4.6" calcext:value-type="float">
            <text:p>4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25954" calcext:value-type="float">
            <text:p>20125954</text:p>
          </table:table-cell>
          <table:table-cell office:value-type="float" office:value="1" calcext:value-type="float">
            <text:p>1</text:p>
          </table:table-cell>
          <table:table-cell table:formula="of:=CONCATENATE([.F131];&quot;-&quot;;[.G131])" office:value-type="string" office:string-value="20125954-1" calcext:value-type="string">
            <text:p>20125954-1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31];1;1))+IFERROR(VALUE(MID([.I131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211114" calcext:value-type="float">
            <text:p>20211114</text:p>
          </table:table-cell>
          <table:table-cell office:value-type="float" office:value="9" calcext:value-type="float">
            <text:p>9</text:p>
          </table:table-cell>
          <table:table-cell table:formula="of:=CONCATENATE([.F132];&quot;-&quot;;[.G132])" office:value-type="string" office:string-value="20211114-9" calcext:value-type="string">
            <text:p>20211114-9</text:p>
          </table:table-cell>
          <table:table-cell office:value-type="string" calcext:value-type="string">
            <text:p>5.4</text:p>
          </table:table-cell>
          <table:table-cell table:style-name="ce26" table:formula="of:=VALUE(MID([.I132];1;1))+IFERROR(VALUE(MID([.I132];3;1))/10;0)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3666" calcext:value-type="float">
            <text:p>20133666</text:p>
          </table:table-cell>
          <table:table-cell office:value-type="string" calcext:value-type="string">
            <text:p>K</text:p>
          </table:table-cell>
          <table:table-cell table:formula="of:=CONCATENATE([.F133];&quot;-&quot;;[.G133])" office:value-type="string" office:string-value="20133666-K" calcext:value-type="string">
            <text:p>20133666-K</text:p>
          </table:table-cell>
          <table:table-cell office:value-type="string" calcext:value-type="string">
            <text:p>5.5</text:p>
          </table:table-cell>
          <table:table-cell table:style-name="ce26" table:formula="of:=VALUE(MID([.I133];1;1))+IFERROR(VALUE(MID([.I133];3;1))/10;0)" office:value-type="float" office:value="5.5" calcext:value-type="float">
            <text:p>5.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19888339" calcext:value-type="float">
            <text:p>19888339</text:p>
          </table:table-cell>
          <table:table-cell office:value-type="float" office:value="5" calcext:value-type="float">
            <text:p>5</text:p>
          </table:table-cell>
          <table:table-cell table:formula="of:=CONCATENATE([.F134];&quot;-&quot;;[.G134])" office:value-type="string" office:string-value="19888339-5" calcext:value-type="string">
            <text:p>19888339-5</text:p>
          </table:table-cell>
          <table:table-cell office:value-type="string" calcext:value-type="string">
            <text:p>5.6</text:p>
          </table:table-cell>
          <table:table-cell table:style-name="ce26" table:formula="of:=VALUE(MID([.I134];1;1))+IFERROR(VALUE(MID([.I134];3;1))/10;0)" office:value-type="float" office:value="5.6" calcext:value-type="float">
            <text:p>5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51" calcext:value-type="float">
            <text:p>20407851</text:p>
          </table:table-cell>
          <table:table-cell office:value-type="float" office:value="3" calcext:value-type="float">
            <text:p>3</text:p>
          </table:table-cell>
          <table:table-cell table:formula="of:=CONCATENATE([.F135];&quot;-&quot;;[.G135])" office:value-type="string" office:string-value="20407851-3" calcext:value-type="string">
            <text:p>20407851-3</text:p>
          </table:table-cell>
          <table:table-cell office:value-type="string" calcext:value-type="string">
            <text:p>5.2</text:p>
          </table:table-cell>
          <table:table-cell table:style-name="ce26" table:formula="of:=VALUE(MID([.I135];1;1))+IFERROR(VALUE(MID([.I135];3;1))/10;0)" office:value-type="float" office:value="5.2" calcext:value-type="float">
            <text:p>5.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19887768" calcext:value-type="float">
            <text:p>19887768</text:p>
          </table:table-cell>
          <table:table-cell office:value-type="float" office:value="9" calcext:value-type="float">
            <text:p>9</text:p>
          </table:table-cell>
          <table:table-cell table:formula="of:=CONCATENATE([.F136];&quot;-&quot;;[.G136])" office:value-type="string" office:string-value="19887768-9" calcext:value-type="string">
            <text:p>19887768-9</text:p>
          </table:table-cell>
          <table:table-cell office:value-type="string" calcext:value-type="string">
            <text:p>4.8</text:p>
          </table:table-cell>
          <table:table-cell table:style-name="ce26" table:formula="of:=VALUE(MID([.I136];1;1))+IFERROR(VALUE(MID([.I136];3;1))/10;0)" office:value-type="float" office:value="4.8" calcext:value-type="float">
            <text:p>4.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3343" calcext:value-type="float">
            <text:p>20133343</text:p>
          </table:table-cell>
          <table:table-cell office:value-type="float" office:value="1" calcext:value-type="float">
            <text:p>1</text:p>
          </table:table-cell>
          <table:table-cell table:formula="of:=CONCATENATE([.F137];&quot;-&quot;;[.G137])" office:value-type="string" office:string-value="20133343-1" calcext:value-type="string">
            <text:p>20133343-1</text:p>
          </table:table-cell>
          <table:table-cell office:value-type="string" calcext:value-type="string">
            <text:p>5.1</text:p>
          </table:table-cell>
          <table:table-cell table:style-name="ce26" table:formula="of:=VALUE(MID([.I137];1;1))+IFERROR(VALUE(MID([.I137];3;1))/10;0)" office:value-type="float" office:value="5.1" calcext:value-type="float">
            <text:p>5.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19887823" calcext:value-type="float">
            <text:p>19887823</text:p>
          </table:table-cell>
          <table:table-cell office:value-type="float" office:value="5" calcext:value-type="float">
            <text:p>5</text:p>
          </table:table-cell>
          <table:table-cell table:formula="of:=CONCATENATE([.F138];&quot;-&quot;;[.G138])" office:value-type="string" office:string-value="19887823-5" calcext:value-type="string">
            <text:p>19887823-5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38];1;1))+IFERROR(VALUE(MID([.I138];3;1))/10;0)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2846" calcext:value-type="float">
            <text:p>20132846</text:p>
          </table:table-cell>
          <table:table-cell office:value-type="float" office:value="2" calcext:value-type="float">
            <text:p>2</text:p>
          </table:table-cell>
          <table:table-cell table:formula="of:=CONCATENATE([.F139];&quot;-&quot;;[.G139])" office:value-type="string" office:string-value="20132846-2" calcext:value-type="string">
            <text:p>20132846-2</text:p>
          </table:table-cell>
          <table:table-cell office:value-type="string" calcext:value-type="string">
            <text:p>5.2</text:p>
          </table:table-cell>
          <table:table-cell table:style-name="ce26" table:formula="of:=VALUE(MID([.I139];1;1))+IFERROR(VALUE(MID([.I139];3;1))/10;0)" office:value-type="float" office:value="5.2" calcext:value-type="float">
            <text:p>5.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3154" calcext:value-type="float">
            <text:p>20133154</text:p>
          </table:table-cell>
          <table:table-cell office:value-type="float" office:value="4" calcext:value-type="float">
            <text:p>4</text:p>
          </table:table-cell>
          <table:table-cell table:formula="of:=CONCATENATE([.F140];&quot;-&quot;;[.G140])" office:value-type="string" office:string-value="20133154-4" calcext:value-type="string">
            <text:p>20133154-4</text:p>
          </table:table-cell>
          <table:table-cell office:value-type="string" calcext:value-type="string">
            <text:p>5.1</text:p>
          </table:table-cell>
          <table:table-cell table:style-name="ce26" table:formula="of:=VALUE(MID([.I140];1;1))+IFERROR(VALUE(MID([.I140];3;1))/10;0)" office:value-type="float" office:value="5.1" calcext:value-type="float">
            <text:p>5.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330635" calcext:value-type="float">
            <text:p>20330635</text:p>
          </table:table-cell>
          <table:table-cell office:value-type="float" office:value="0" calcext:value-type="float">
            <text:p>0</text:p>
          </table:table-cell>
          <table:table-cell table:formula="of:=CONCATENATE([.F141];&quot;-&quot;;[.G141])" office:value-type="string" office:string-value="20330635-0" calcext:value-type="string">
            <text:p>20330635-0</text:p>
          </table:table-cell>
          <table:table-cell office:value-type="string" calcext:value-type="string">
            <text:p>5.2</text:p>
          </table:table-cell>
          <table:table-cell table:style-name="ce26" table:formula="of:=VALUE(MID([.I141];1;1))+IFERROR(VALUE(MID([.I141];3;1))/10;0)" office:value-type="float" office:value="5.2" calcext:value-type="float">
            <text:p>5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78" calcext:value-type="float">
            <text:p>20133578</text:p>
          </table:table-cell>
          <table:table-cell office:value-type="float" office:value="7" calcext:value-type="float">
            <text:p>7</text:p>
          </table:table-cell>
          <table:table-cell table:formula="of:=CONCATENATE([.F142];&quot;-&quot;;[.G142])" office:value-type="string" office:string-value="20133578-7" calcext:value-type="string">
            <text:p>20133578-7</text:p>
          </table:table-cell>
          <table:table-cell office:value-type="string" calcext:value-type="string">
            <text:p>4.7</text:p>
          </table:table-cell>
          <table:table-cell table:style-name="ce26" table:formula="of:=VALUE(MID([.I142];1;1))+IFERROR(VALUE(MID([.I142];3;1))/10;0)" office:value-type="float" office:value="4.7" calcext:value-type="float">
            <text:p>4.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089758" calcext:value-type="float">
            <text:p>20089758</text:p>
          </table:table-cell>
          <table:table-cell office:value-type="float" office:value="7" calcext:value-type="float">
            <text:p>7</text:p>
          </table:table-cell>
          <table:table-cell table:formula="of:=CONCATENATE([.F143];&quot;-&quot;;[.G143])" office:value-type="string" office:string-value="20089758-7" calcext:value-type="string">
            <text:p>20089758-7</text:p>
          </table:table-cell>
          <table:table-cell office:value-type="string" calcext:value-type="string">
            <text:p>4.6</text:p>
          </table:table-cell>
          <table:table-cell table:style-name="ce26" table:formula="of:=VALUE(MID([.I143];1;1))+IFERROR(VALUE(MID([.I143];3;1))/10;0)" office:value-type="float" office:value="4.6" calcext:value-type="float">
            <text:p>4.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19888690" calcext:value-type="float">
            <text:p>19888690</text:p>
          </table:table-cell>
          <table:table-cell office:value-type="float" office:value="4" calcext:value-type="float">
            <text:p>4</text:p>
          </table:table-cell>
          <table:table-cell table:formula="of:=CONCATENATE([.F144];&quot;-&quot;;[.G144])" office:value-type="string" office:string-value="19888690-4" calcext:value-type="string">
            <text:p>19888690-4</text:p>
          </table:table-cell>
          <table:table-cell office:value-type="string" calcext:value-type="string">
            <text:p>5.3</text:p>
          </table:table-cell>
          <table:table-cell table:style-name="ce26" table:formula="of:=VALUE(MID([.I144];1;1))+IFERROR(VALUE(MID([.I144];3;1))/10;0)"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33" calcext:value-type="float">
            <text:p>20133833</text:p>
          </table:table-cell>
          <table:table-cell office:value-type="float" office:value="6" calcext:value-type="float">
            <text:p>6</text:p>
          </table:table-cell>
          <table:table-cell table:formula="of:=CONCATENATE([.F145];&quot;-&quot;;[.G145])" office:value-type="string" office:string-value="20133833-6" calcext:value-type="string">
            <text:p>20133833-6</text:p>
          </table:table-cell>
          <table:table-cell office:value-type="string" calcext:value-type="string">
            <text:p>5.3</text:p>
          </table:table-cell>
          <table:table-cell table:style-name="ce26" table:formula="of:=VALUE(MID([.I145];1;1))+IFERROR(VALUE(MID([.I145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87" calcext:value-type="float">
            <text:p>20133587</text:p>
          </table:table-cell>
          <table:table-cell office:value-type="float" office:value="6" calcext:value-type="float">
            <text:p>6</text:p>
          </table:table-cell>
          <table:table-cell table:formula="of:=CONCATENATE([.F146];&quot;-&quot;;[.G146])" office:value-type="string" office:string-value="20133587-6" calcext:value-type="string">
            <text:p>20133587-6</text:p>
          </table:table-cell>
          <table:table-cell office:value-type="string" calcext:value-type="string">
            <text:p>5.3</text:p>
          </table:table-cell>
          <table:table-cell table:style-name="ce26" table:formula="of:=VALUE(MID([.I146];1;1))+IFERROR(VALUE(MID([.I146];3;1))/10;0)"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19787074" calcext:value-type="float">
            <text:p>19787074</text:p>
          </table:table-cell>
          <table:table-cell office:value-type="float" office:value="5" calcext:value-type="float">
            <text:p>5</text:p>
          </table:table-cell>
          <table:table-cell table:formula="of:=CONCATENATE([.F147];&quot;-&quot;;[.G147])" office:value-type="string" office:string-value="19787074-5" calcext:value-type="string">
            <text:p>19787074-5</text:p>
          </table:table-cell>
          <table:table-cell office:value-type="string" calcext:value-type="string">
            <text:p>5.5</text:p>
          </table:table-cell>
          <table:table-cell table:style-name="ce26" table:formula="of:=VALUE(MID([.I147];1;1))+IFERROR(VALUE(MID([.I147];3;1))/10;0)" office:value-type="float" office:value="5.5" calcext:value-type="float">
            <text:p>5.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2014" calcext:value-type="float">
            <text:p>2014</text:p>
          </table:table-cell>
          <table:table-cell office:value-type="float" office:value="19887701" calcext:value-type="float">
            <text:p>19887701</text:p>
          </table:table-cell>
          <table:table-cell office:value-type="float" office:value="8" calcext:value-type="float">
            <text:p>8</text:p>
          </table:table-cell>
          <table:table-cell table:formula="of:=CONCATENATE([.F148];&quot;-&quot;;[.G148])" office:value-type="string" office:string-value="19887701-8" calcext:value-type="string">
            <text:p>19887701-8</text:p>
          </table:table-cell>
          <table:table-cell office:value-type="string" calcext:value-type="string">
            <text:p>4.6</text:p>
          </table:table-cell>
          <table:table-cell table:style-name="ce26" table:formula="of:=VALUE(MID([.I148];1;1))+IFERROR(VALUE(MID([.I148];3;1))/10;0)" office:value-type="float" office:value="4.6" calcext:value-type="float">
            <text:p>4.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19581119" calcext:value-type="float">
            <text:p>19581119</text:p>
          </table:table-cell>
          <table:table-cell office:value-type="float" office:value="9" calcext:value-type="float">
            <text:p>9</text:p>
          </table:table-cell>
          <table:table-cell table:formula="of:=CONCATENATE([.F149];&quot;-&quot;;[.G149])" office:value-type="string" office:string-value="19581119-9" calcext:value-type="string">
            <text:p>19581119-9</text:p>
          </table:table-cell>
          <table:table-cell office:value-type="string" calcext:value-type="string">
            <text:p>4.7</text:p>
          </table:table-cell>
          <table:table-cell table:style-name="ce26" table:formula="of:=VALUE(MID([.I149];1;1))+IFERROR(VALUE(MID([.I149];3;1))/10;0)" office:value-type="float" office:value="4.7" calcext:value-type="float">
            <text:p>4.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19787878" calcext:value-type="float">
            <text:p>19787878</text:p>
          </table:table-cell>
          <table:table-cell office:value-type="float" office:value="9" calcext:value-type="float">
            <text:p>9</text:p>
          </table:table-cell>
          <table:table-cell table:formula="of:=CONCATENATE([.F150];&quot;-&quot;;[.G150])" office:value-type="string" office:string-value="19787878-9" calcext:value-type="string">
            <text:p>19787878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50];1;1))+IFERROR(VALUE(MID([.I150];3;1))/10;0)" office:value-type="float" office:value="5" calcext:value-type="float">
            <text:p>5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365" calcext:value-type="float">
            <text:p>20133365</text:p>
          </table:table-cell>
          <table:table-cell office:value-type="float" office:value="2" calcext:value-type="float">
            <text:p>2</text:p>
          </table:table-cell>
          <table:table-cell table:formula="of:=CONCATENATE([.F151];&quot;-&quot;;[.G151])" office:value-type="string" office:string-value="20133365-2" calcext:value-type="string">
            <text:p>20133365-2</text:p>
          </table:table-cell>
          <table:table-cell office:value-type="string" calcext:value-type="string">
            <text:p>5.1</text:p>
          </table:table-cell>
          <table:table-cell table:style-name="ce26" table:formula="of:=VALUE(MID([.I151];1;1))+IFERROR(VALUE(MID([.I151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021" calcext:value-type="float">
            <text:p>20133021</text:p>
          </table:table-cell>
          <table:table-cell office:value-type="float" office:value="1" calcext:value-type="float">
            <text:p>1</text:p>
          </table:table-cell>
          <table:table-cell table:formula="of:=CONCATENATE([.F152];&quot;-&quot;;[.G152])" office:value-type="string" office:string-value="20133021-1" calcext:value-type="string">
            <text:p>20133021-1</text:p>
          </table:table-cell>
          <table:table-cell office:value-type="string" calcext:value-type="string">
            <text:p>4.8</text:p>
          </table:table-cell>
          <table:table-cell table:style-name="ce26" table:formula="of:=VALUE(MID([.I152];1;1))+IFERROR(VALUE(MID([.I152];3;1))/10;0)" office:value-type="float" office:value="4.8" calcext:value-type="float">
            <text:p>4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19789290" calcext:value-type="float">
            <text:p>19789290</text:p>
          </table:table-cell>
          <table:table-cell office:value-type="float" office:value="0" calcext:value-type="float">
            <text:p>0</text:p>
          </table:table-cell>
          <table:table-cell table:formula="of:=CONCATENATE([.F153];&quot;-&quot;;[.G153])" office:value-type="string" office:string-value="19789290-0" calcext:value-type="string">
            <text:p>19789290-0</text:p>
          </table:table-cell>
          <table:table-cell office:value-type="string" calcext:value-type="string">
            <text:p>4.9</text:p>
          </table:table-cell>
          <table:table-cell table:style-name="ce26" table:formula="of:=VALUE(MID([.I153];1;1))+IFERROR(VALUE(MID([.I153];3;1))/10;0)" office:value-type="float" office:value="4.9" calcext:value-type="float">
            <text:p>4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319" calcext:value-type="float">
            <text:p>20133319</text:p>
          </table:table-cell>
          <table:table-cell office:value-type="float" office:value="9" calcext:value-type="float">
            <text:p>9</text:p>
          </table:table-cell>
          <table:table-cell table:formula="of:=CONCATENATE([.F154];&quot;-&quot;;[.G154])" office:value-type="string" office:string-value="20133319-9" calcext:value-type="string">
            <text:p>20133319-9</text:p>
          </table:table-cell>
          <table:table-cell office:value-type="string" calcext:value-type="string">
            <text:p>4.8</text:p>
          </table:table-cell>
          <table:table-cell table:style-name="ce26" table:formula="of:=VALUE(MID([.I154];1;1))+IFERROR(VALUE(MID([.I154];3;1))/10;0)" office:value-type="float" office:value="4.8" calcext:value-type="float">
            <text:p>4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27" calcext:value-type="float">
            <text:p>20407927</text:p>
          </table:table-cell>
          <table:table-cell office:value-type="float" office:value="7" calcext:value-type="float">
            <text:p>7</text:p>
          </table:table-cell>
          <table:table-cell table:formula="of:=CONCATENATE([.F155];&quot;-&quot;;[.G155])" office:value-type="string" office:string-value="20407927-7" calcext:value-type="string">
            <text:p>20407927-7</text:p>
          </table:table-cell>
          <table:table-cell office:value-type="string" calcext:value-type="string">
            <text:p>5.2</text:p>
          </table:table-cell>
          <table:table-cell table:style-name="ce26" table:formula="of:=VALUE(MID([.I155];1;1))+IFERROR(VALUE(MID([.I155];3;1))/10;0)" office:value-type="float" office:value="5.2" calcext:value-type="float">
            <text:p>5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297167" calcext:value-type="float">
            <text:p>20297167</text:p>
          </table:table-cell>
          <table:table-cell office:value-type="float" office:value="9" calcext:value-type="float">
            <text:p>9</text:p>
          </table:table-cell>
          <table:table-cell table:formula="of:=CONCATENATE([.F156];&quot;-&quot;;[.G156])" office:value-type="string" office:string-value="20297167-9" calcext:value-type="string">
            <text:p>20297167-9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56];1;1))+IFERROR(VALUE(MID([.I156];3;1))/10;0)" office:value-type="float" office:value="5" calcext:value-type="float">
            <text:p>5.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394238" calcext:value-type="float">
            <text:p>20394238</text:p>
          </table:table-cell>
          <table:table-cell office:value-type="float" office:value="9" calcext:value-type="float">
            <text:p>9</text:p>
          </table:table-cell>
          <table:table-cell table:formula="of:=CONCATENATE([.F157];&quot;-&quot;;[.G157])" office:value-type="string" office:string-value="20394238-9" calcext:value-type="string">
            <text:p>20394238-9</text:p>
          </table:table-cell>
          <table:table-cell office:value-type="string" calcext:value-type="string">
            <text:p>5.1</text:p>
          </table:table-cell>
          <table:table-cell table:style-name="ce26" table:formula="of:=VALUE(MID([.I157];1;1))+IFERROR(VALUE(MID([.I157];3;1))/10;0)" office:value-type="float" office:value="5.1" calcext:value-type="float">
            <text:p>5.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282" calcext:value-type="float">
            <text:p>20133282</text:p>
          </table:table-cell>
          <table:table-cell office:value-type="float" office:value="6" calcext:value-type="float">
            <text:p>6</text:p>
          </table:table-cell>
          <table:table-cell table:formula="of:=CONCATENATE([.F158];&quot;-&quot;;[.G158])" office:value-type="string" office:string-value="20133282-6" calcext:value-type="string">
            <text:p>20133282-6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58];1;1))+IFERROR(VALUE(MID([.I158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16" calcext:value-type="float">
            <text:p>20134016</text:p>
          </table:table-cell>
          <table:table-cell office:value-type="float" office:value="0" calcext:value-type="float">
            <text:p>0</text:p>
          </table:table-cell>
          <table:table-cell table:formula="of:=CONCATENATE([.F159];&quot;-&quot;;[.G159])" office:value-type="string" office:string-value="20134016-0" calcext:value-type="string">
            <text:p>20134016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159];1;1))+IFERROR(VALUE(MID([.I159];3;1))/10;0)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084" calcext:value-type="float">
            <text:p>20133084</text:p>
          </table:table-cell>
          <table:table-cell office:value-type="string" calcext:value-type="string">
            <text:p>K</text:p>
          </table:table-cell>
          <table:table-cell table:formula="of:=CONCATENATE([.F160];&quot;-&quot;;[.G160])" office:value-type="string" office:string-value="20133084-K" calcext:value-type="string">
            <text:p>20133084-K</text:p>
          </table:table-cell>
          <table:table-cell office:value-type="string" calcext:value-type="string">
            <text:p>4.8</text:p>
          </table:table-cell>
          <table:table-cell table:style-name="ce26" table:formula="of:=VALUE(MID([.I160];1;1))+IFERROR(VALUE(MID([.I160];3;1))/10;0)" office:value-type="float" office:value="4.8" calcext:value-type="float">
            <text:p>4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75" calcext:value-type="float">
            <text:p>20133775</text:p>
          </table:table-cell>
          <table:table-cell office:value-type="float" office:value="5" calcext:value-type="float">
            <text:p>5</text:p>
          </table:table-cell>
          <table:table-cell table:formula="of:=CONCATENATE([.F161];&quot;-&quot;;[.G161])" office:value-type="string" office:string-value="20133775-5" calcext:value-type="string">
            <text:p>20133775-5</text:p>
          </table:table-cell>
          <table:table-cell office:value-type="string" calcext:value-type="string">
            <text:p>5.4</text:p>
          </table:table-cell>
          <table:table-cell table:style-name="ce26" table:formula="of:=VALUE(MID([.I161];1;1))+IFERROR(VALUE(MID([.I161];3;1))/10;0)" office:value-type="float" office:value="5.4" calcext:value-type="float">
            <text:p>5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302319" calcext:value-type="float">
            <text:p>20302319</text:p>
          </table:table-cell>
          <table:table-cell office:value-type="float" office:value="7" calcext:value-type="float">
            <text:p>7</text:p>
          </table:table-cell>
          <table:table-cell table:formula="of:=CONCATENATE([.F162];&quot;-&quot;;[.G162])" office:value-type="string" office:string-value="20302319-7" calcext:value-type="string">
            <text:p>20302319-7</text:p>
          </table:table-cell>
          <table:table-cell office:value-type="string" calcext:value-type="string">
            <text:p>5.6</text:p>
          </table:table-cell>
          <table:table-cell table:style-name="ce26" table:formula="of:=VALUE(MID([.I162];1;1))+IFERROR(VALUE(MID([.I162];3;1))/10;0)" office:value-type="float" office:value="5.6" calcext:value-type="float">
            <text:p>5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80" calcext:value-type="float">
            <text:p>20133980</text:p>
          </table:table-cell>
          <table:table-cell office:value-type="float" office:value="4" calcext:value-type="float">
            <text:p>4</text:p>
          </table:table-cell>
          <table:table-cell table:formula="of:=CONCATENATE([.F163];&quot;-&quot;;[.G163])" office:value-type="string" office:string-value="20133980-4" calcext:value-type="string">
            <text:p>20133980-4</text:p>
          </table:table-cell>
          <table:table-cell office:value-type="string" calcext:value-type="string">
            <text:p>5.2</text:p>
          </table:table-cell>
          <table:table-cell table:style-name="ce26" table:formula="of:=VALUE(MID([.I163];1;1))+IFERROR(VALUE(MID([.I163];3;1))/10;0)"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30" calcext:value-type="float">
            <text:p>20407730</text:p>
          </table:table-cell>
          <table:table-cell office:value-type="float" office:value="4" calcext:value-type="float">
            <text:p>4</text:p>
          </table:table-cell>
          <table:table-cell table:formula="of:=CONCATENATE([.F164];&quot;-&quot;;[.G164])" office:value-type="string" office:string-value="20407730-4" calcext:value-type="string">
            <text:p>20407730-4</text:p>
          </table:table-cell>
          <table:table-cell office:value-type="string" calcext:value-type="string">
            <text:p>4.7</text:p>
          </table:table-cell>
          <table:table-cell table:style-name="ce26" table:formula="of:=VALUE(MID([.I164];1;1))+IFERROR(VALUE(MID([.I164];3;1))/10;0)" office:value-type="float" office:value="4.7" calcext:value-type="float">
            <text:p>4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2658" calcext:value-type="float">
            <text:p>20132658</text:p>
          </table:table-cell>
          <table:table-cell office:value-type="float" office:value="3" calcext:value-type="float">
            <text:p>3</text:p>
          </table:table-cell>
          <table:table-cell table:formula="of:=CONCATENATE([.F165];&quot;-&quot;;[.G165])" office:value-type="string" office:string-value="20132658-3" calcext:value-type="string">
            <text:p>20132658-3</text:p>
          </table:table-cell>
          <table:table-cell office:value-type="string" calcext:value-type="string">
            <text:p>4.9</text:p>
          </table:table-cell>
          <table:table-cell table:style-name="ce26" table:formula="of:=VALUE(MID([.I165];1;1))+IFERROR(VALUE(MID([.I165];3;1))/10;0)" office:value-type="float" office:value="4.9" calcext:value-type="float">
            <text:p>4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09" calcext:value-type="float">
            <text:p>20133409</text:p>
          </table:table-cell>
          <table:table-cell office:value-type="float" office:value="8" calcext:value-type="float">
            <text:p>8</text:p>
          </table:table-cell>
          <table:table-cell table:formula="of:=CONCATENATE([.F166];&quot;-&quot;;[.G166])" office:value-type="string" office:string-value="20133409-8" calcext:value-type="string">
            <text:p>20133409-8</text:p>
          </table:table-cell>
          <table:table-cell office:value-type="string" calcext:value-type="string">
            <text:p>4.7</text:p>
          </table:table-cell>
          <table:table-cell table:style-name="ce26" table:formula="of:=VALUE(MID([.I166];1;1))+IFERROR(VALUE(MID([.I166];3;1))/10;0)" office:value-type="float" office:value="4.7" calcext:value-type="float">
            <text:p>4.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030640" calcext:value-type="float">
            <text:p>20030640</text:p>
          </table:table-cell>
          <table:table-cell office:value-type="float" office:value="6" calcext:value-type="float">
            <text:p>6</text:p>
          </table:table-cell>
          <table:table-cell table:formula="of:=CONCATENATE([.F167];&quot;-&quot;;[.G167])" office:value-type="string" office:string-value="20030640-6" calcext:value-type="string">
            <text:p>20030640-6</text:p>
          </table:table-cell>
          <table:table-cell office:value-type="string" calcext:value-type="string">
            <text:p>5.4</text:p>
          </table:table-cell>
          <table:table-cell table:style-name="ce26" table:formula="of:=VALUE(MID([.I167];1;1))+IFERROR(VALUE(MID([.I167];3;1))/10;0)"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03001" calcext:value-type="float">
            <text:p>20103001</text:p>
          </table:table-cell>
          <table:table-cell office:value-type="float" office:value="3" calcext:value-type="float">
            <text:p>3</text:p>
          </table:table-cell>
          <table:table-cell table:formula="of:=CONCATENATE([.F168];&quot;-&quot;;[.G168])" office:value-type="string" office:string-value="20103001-3" calcext:value-type="string">
            <text:p>20103001-3</text:p>
          </table:table-cell>
          <table:table-cell office:value-type="string" calcext:value-type="string">
            <text:p>4.9</text:p>
          </table:table-cell>
          <table:table-cell table:style-name="ce26" table:formula="of:=VALUE(MID([.I168];1;1))+IFERROR(VALUE(MID([.I168];3;1))/10;0)" office:value-type="float" office:value="4.9" calcext:value-type="float">
            <text:p>4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67222" calcext:value-type="float">
            <text:p>20167222</text:p>
          </table:table-cell>
          <table:table-cell office:value-type="float" office:value="8" calcext:value-type="float">
            <text:p>8</text:p>
          </table:table-cell>
          <table:table-cell table:formula="of:=CONCATENATE([.F169];&quot;-&quot;;[.G169])" office:value-type="string" office:string-value="20167222-8" calcext:value-type="string">
            <text:p>20167222-8</text:p>
          </table:table-cell>
          <table:table-cell office:value-type="string" calcext:value-type="string">
            <text:p>4.8</text:p>
          </table:table-cell>
          <table:table-cell table:style-name="ce26" table:formula="of:=VALUE(MID([.I169];1;1))+IFERROR(VALUE(MID([.I169];3;1))/10;0)" office:value-type="float" office:value="4.8" calcext:value-type="float">
            <text:p>4.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31" calcext:value-type="float">
            <text:p>20133831</text:p>
          </table:table-cell>
          <table:table-cell office:value-type="string" calcext:value-type="string">
            <text:p>K</text:p>
          </table:table-cell>
          <table:table-cell table:formula="of:=CONCATENATE([.F170];&quot;-&quot;;[.G170])" office:value-type="string" office:string-value="20133831-K" calcext:value-type="string">
            <text:p>20133831-K</text:p>
          </table:table-cell>
          <table:table-cell office:value-type="string" calcext:value-type="string">
            <text:p>5.3</text:p>
          </table:table-cell>
          <table:table-cell table:style-name="ce26" table:formula="of:=VALUE(MID([.I170];1;1))+IFERROR(VALUE(MID([.I170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08" calcext:value-type="float">
            <text:p>20134008</text:p>
          </table:table-cell>
          <table:table-cell office:value-type="string" calcext:value-type="string">
            <text:p>K</text:p>
          </table:table-cell>
          <table:table-cell table:formula="of:=CONCATENATE([.F171];&quot;-&quot;;[.G171])" office:value-type="string" office:string-value="20134008-K" calcext:value-type="string">
            <text:p>20134008-K</text:p>
          </table:table-cell>
          <table:table-cell office:value-type="string" calcext:value-type="string">
            <text:p>5.4</text:p>
          </table:table-cell>
          <table:table-cell table:style-name="ce26" table:formula="of:=VALUE(MID([.I171];1;1))+IFERROR(VALUE(MID([.I171];3;1))/10;0)" office:value-type="float" office:value="5.4" calcext:value-type="float">
            <text:p>5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16891533" calcext:value-type="float">
            <text:p>16891533</text:p>
          </table:table-cell>
          <table:table-cell office:value-type="float" office:value="0" calcext:value-type="float">
            <text:p>0</text:p>
          </table:table-cell>
          <table:table-cell table:formula="of:=CONCATENATE([.F172];&quot;-&quot;;[.G172])" office:value-type="string" office:string-value="16891533-0" calcext:value-type="string">
            <text:p>16891533-0</text:p>
          </table:table-cell>
          <table:table-cell office:value-type="string" calcext:value-type="string">
            <text:p>5.1</text:p>
          </table:table-cell>
          <table:table-cell table:style-name="ce26" table:formula="of:=VALUE(MID([.I172];1;1))+IFERROR(VALUE(MID([.I172];3;1))/10;0)"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408306" calcext:value-type="float">
            <text:p>20408306</text:p>
          </table:table-cell>
          <table:table-cell office:value-type="float" office:value="1" calcext:value-type="float">
            <text:p>1</text:p>
          </table:table-cell>
          <table:table-cell table:formula="of:=CONCATENATE([.F173];&quot;-&quot;;[.G173])" office:value-type="string" office:string-value="20408306-1" calcext:value-type="string">
            <text:p>20408306-1</text:p>
          </table:table-cell>
          <table:table-cell office:value-type="string" calcext:value-type="string">
            <text:p>4.9</text:p>
          </table:table-cell>
          <table:table-cell table:style-name="ce26" table:formula="of:=VALUE(MID([.I173];1;1))+IFERROR(VALUE(MID([.I173];3;1))/10;0)" office:value-type="float" office:value="4.9" calcext:value-type="float">
            <text:p>4.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495265" calcext:value-type="float">
            <text:p>20495265</text:p>
          </table:table-cell>
          <table:table-cell office:value-type="float" office:value="5" calcext:value-type="float">
            <text:p>5</text:p>
          </table:table-cell>
          <table:table-cell table:formula="of:=CONCATENATE([.F174];&quot;-&quot;;[.G174])" office:value-type="string" office:string-value="20495265-5" calcext:value-type="string">
            <text:p>20495265-5</text:p>
          </table:table-cell>
          <table:table-cell office:value-type="string" calcext:value-type="string">
            <text:p>5.1</text:p>
          </table:table-cell>
          <table:table-cell table:style-name="ce26" table:formula="of:=VALUE(MID([.I174];1;1))+IFERROR(VALUE(MID([.I174];3;1))/10;0)"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19887109" calcext:value-type="float">
            <text:p>19887109</text:p>
          </table:table-cell>
          <table:table-cell office:value-type="float" office:value="5" calcext:value-type="float">
            <text:p>5</text:p>
          </table:table-cell>
          <table:table-cell table:formula="of:=CONCATENATE([.F175];&quot;-&quot;;[.G175])" office:value-type="string" office:string-value="19887109-5" calcext:value-type="string">
            <text:p>19887109-5</text:p>
          </table:table-cell>
          <table:table-cell office:value-type="string" calcext:value-type="string">
            <text:p>5.1</text:p>
          </table:table-cell>
          <table:table-cell table:style-name="ce26" table:formula="of:=VALUE(MID([.I175];1;1))+IFERROR(VALUE(MID([.I175];3;1))/10;0)" office:value-type="float" office:value="5.1" calcext:value-type="float">
            <text:p>5.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19716599" calcext:value-type="float">
            <text:p>19716599</text:p>
          </table:table-cell>
          <table:table-cell office:value-type="float" office:value="5" calcext:value-type="float">
            <text:p>5</text:p>
          </table:table-cell>
          <table:table-cell table:formula="of:=CONCATENATE([.F176];&quot;-&quot;;[.G176])" office:value-type="string" office:string-value="19716599-5" calcext:value-type="string">
            <text:p>19716599-5</text:p>
          </table:table-cell>
          <table:table-cell office:value-type="string" calcext:value-type="string">
            <text:p>4.8</text:p>
          </table:table-cell>
          <table:table-cell table:style-name="ce26" table:formula="of:=VALUE(MID([.I176];1;1))+IFERROR(VALUE(MID([.I176];3;1))/10;0)" office:value-type="float" office:value="4.8" calcext:value-type="float">
            <text:p>4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62" calcext:value-type="float">
            <text:p>20133562</text:p>
          </table:table-cell>
          <table:table-cell office:value-type="float" office:value="0" calcext:value-type="float">
            <text:p>0</text:p>
          </table:table-cell>
          <table:table-cell table:formula="of:=CONCATENATE([.F177];&quot;-&quot;;[.G177])" office:value-type="string" office:string-value="20133562-0" calcext:value-type="string">
            <text:p>20133562-0</text:p>
          </table:table-cell>
          <table:table-cell office:value-type="string" calcext:value-type="string">
            <text:p>5.6</text:p>
          </table:table-cell>
          <table:table-cell table:style-name="ce26" table:formula="of:=VALUE(MID([.I177];1;1))+IFERROR(VALUE(MID([.I177];3;1))/10;0)"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63" calcext:value-type="float">
            <text:p>20133763</text:p>
          </table:table-cell>
          <table:table-cell office:value-type="float" office:value="1" calcext:value-type="float">
            <text:p>1</text:p>
          </table:table-cell>
          <table:table-cell table:formula="of:=CONCATENATE([.F178];&quot;-&quot;;[.G178])" office:value-type="string" office:string-value="20133763-1" calcext:value-type="string">
            <text:p>20133763-1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178];1;1))+IFERROR(VALUE(MID([.I178];3;1))/10;0)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302085" calcext:value-type="float">
            <text:p>20302085</text:p>
          </table:table-cell>
          <table:table-cell office:value-type="float" office:value="6" calcext:value-type="float">
            <text:p>6</text:p>
          </table:table-cell>
          <table:table-cell table:formula="of:=CONCATENATE([.F179];&quot;-&quot;;[.G179])" office:value-type="string" office:string-value="20302085-6" calcext:value-type="string">
            <text:p>20302085-6</text:p>
          </table:table-cell>
          <table:table-cell office:value-type="string" calcext:value-type="string">
            <text:p>6.2</text:p>
          </table:table-cell>
          <table:table-cell table:style-name="ce26" table:formula="of:=VALUE(MID([.I179];1;1))+IFERROR(VALUE(MID([.I179];3;1))/10;0)"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251292" calcext:value-type="float">
            <text:p>20251292</text:p>
          </table:table-cell>
          <table:table-cell office:value-type="float" office:value="5" calcext:value-type="float">
            <text:p>5</text:p>
          </table:table-cell>
          <table:table-cell table:formula="of:=CONCATENATE([.F180];&quot;-&quot;;[.G180])" office:value-type="string" office:string-value="20251292-5" calcext:value-type="string">
            <text:p>20251292-5</text:p>
          </table:table-cell>
          <table:table-cell office:value-type="string" calcext:value-type="string">
            <text:p>5.6</text:p>
          </table:table-cell>
          <table:table-cell table:style-name="ce26" table:formula="of:=VALUE(MID([.I180];1;1))+IFERROR(VALUE(MID([.I180];3;1))/10;0)" office:value-type="float" office:value="5.6" calcext:value-type="float">
            <text:p>5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50" calcext:value-type="float">
            <text:p>20134050</text:p>
          </table:table-cell>
          <table:table-cell office:value-type="float" office:value="0" calcext:value-type="float">
            <text:p>0</text:p>
          </table:table-cell>
          <table:table-cell table:formula="of:=CONCATENATE([.F181];&quot;-&quot;;[.G181])" office:value-type="string" office:string-value="20134050-0" calcext:value-type="string">
            <text:p>20134050-0</text:p>
          </table:table-cell>
          <table:table-cell office:value-type="string" calcext:value-type="string">
            <text:p>5.8</text:p>
          </table:table-cell>
          <table:table-cell table:style-name="ce26" table:formula="of:=VALUE(MID([.I181];1;1))+IFERROR(VALUE(MID([.I181];3;1))/10;0)" office:value-type="float" office:value="5.8" calcext:value-type="float">
            <text:p>5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8160" calcext:value-type="float">
            <text:p>20408160</text:p>
          </table:table-cell>
          <table:table-cell office:value-type="float" office:value="3" calcext:value-type="float">
            <text:p>3</text:p>
          </table:table-cell>
          <table:table-cell table:formula="of:=CONCATENATE([.F182];&quot;-&quot;;[.G182])" office:value-type="string" office:string-value="20408160-3" calcext:value-type="string">
            <text:p>20408160-3</text:p>
          </table:table-cell>
          <table:table-cell office:value-type="string" calcext:value-type="string">
            <text:p>6.5</text:p>
          </table:table-cell>
          <table:table-cell table:style-name="ce26" table:formula="of:=VALUE(MID([.I182];1;1))+IFERROR(VALUE(MID([.I182];3;1))/10;0)"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41" calcext:value-type="float">
            <text:p>20133541</text:p>
          </table:table-cell>
          <table:table-cell office:value-type="float" office:value="8" calcext:value-type="float">
            <text:p>8</text:p>
          </table:table-cell>
          <table:table-cell table:formula="of:=CONCATENATE([.F183];&quot;-&quot;;[.G183])" office:value-type="string" office:string-value="20133541-8" calcext:value-type="string">
            <text:p>20133541-8</text:p>
          </table:table-cell>
          <table:table-cell office:value-type="string" calcext:value-type="string">
            <text:p>5.7</text:p>
          </table:table-cell>
          <table:table-cell table:style-name="ce26" table:formula="of:=VALUE(MID([.I183];1;1))+IFERROR(VALUE(MID([.I183];3;1))/10;0)" office:value-type="float" office:value="5.7" calcext:value-type="float">
            <text:p>5.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359138" calcext:value-type="float">
            <text:p>20359138</text:p>
          </table:table-cell>
          <table:table-cell office:value-type="float" office:value="1" calcext:value-type="float">
            <text:p>1</text:p>
          </table:table-cell>
          <table:table-cell table:formula="of:=CONCATENATE([.F184];&quot;-&quot;;[.G184])" office:value-type="string" office:string-value="20359138-1" calcext:value-type="string">
            <text:p>20359138-1</text:p>
          </table:table-cell>
          <table:table-cell office:value-type="string" calcext:value-type="string">
            <text:p>6.6</text:p>
          </table:table-cell>
          <table:table-cell table:style-name="ce26" table:formula="of:=VALUE(MID([.I184];1;1))+IFERROR(VALUE(MID([.I184];3;1))/10;0)" office:value-type="float" office:value="6.6" calcext:value-type="float">
            <text:p>6.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45" calcext:value-type="float">
            <text:p>20133945</text:p>
          </table:table-cell>
          <table:table-cell office:value-type="float" office:value="6" calcext:value-type="float">
            <text:p>6</text:p>
          </table:table-cell>
          <table:table-cell table:formula="of:=CONCATENATE([.F185];&quot;-&quot;;[.G185])" office:value-type="string" office:string-value="20133945-6" calcext:value-type="string">
            <text:p>20133945-6</text:p>
          </table:table-cell>
          <table:table-cell office:value-type="string" calcext:value-type="string">
            <text:p>5.7</text:p>
          </table:table-cell>
          <table:table-cell table:style-name="ce26" table:formula="of:=VALUE(MID([.I185];1;1))+IFERROR(VALUE(MID([.I185];3;1))/10;0)" office:value-type="float" office:value="5.7" calcext:value-type="float">
            <text:p>5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358029" calcext:value-type="float">
            <text:p>20358029</text:p>
          </table:table-cell>
          <table:table-cell office:value-type="float" office:value="0" calcext:value-type="float">
            <text:p>0</text:p>
          </table:table-cell>
          <table:table-cell table:formula="of:=CONCATENATE([.F186];&quot;-&quot;;[.G186])" office:value-type="string" office:string-value="20358029-0" calcext:value-type="string">
            <text:p>20358029-0</text:p>
          </table:table-cell>
          <table:table-cell office:value-type="string" calcext:value-type="string">
            <text:p>5.8</text:p>
          </table:table-cell>
          <table:table-cell table:style-name="ce26" table:formula="of:=VALUE(MID([.I186];1;1))+IFERROR(VALUE(MID([.I186];3;1))/10;0)" office:value-type="float" office:value="5.8" calcext:value-type="float">
            <text:p>5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64" calcext:value-type="float">
            <text:p>20134064</text:p>
          </table:table-cell>
          <table:table-cell office:value-type="float" office:value="0" calcext:value-type="float">
            <text:p>0</text:p>
          </table:table-cell>
          <table:table-cell table:formula="of:=CONCATENATE([.F187];&quot;-&quot;;[.G187])" office:value-type="string" office:string-value="20134064-0" calcext:value-type="string">
            <text:p>20134064-0</text:p>
          </table:table-cell>
          <table:table-cell office:value-type="string" calcext:value-type="string">
            <text:p>5.6</text:p>
          </table:table-cell>
          <table:table-cell table:style-name="ce26" table:formula="of:=VALUE(MID([.I187];1;1))+IFERROR(VALUE(MID([.I187];3;1))/10;0)" office:value-type="float" office:value="5.6" calcext:value-type="float">
            <text:p>5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42" calcext:value-type="float">
            <text:p>20133842</text:p>
          </table:table-cell>
          <table:table-cell office:value-type="float" office:value="5" calcext:value-type="float">
            <text:p>5</text:p>
          </table:table-cell>
          <table:table-cell table:formula="of:=CONCATENATE([.F188];&quot;-&quot;;[.G188])" office:value-type="string" office:string-value="20133842-5" calcext:value-type="string">
            <text:p>20133842-5</text:p>
          </table:table-cell>
          <table:table-cell office:value-type="string" calcext:value-type="string">
            <text:p>5.2</text:p>
          </table:table-cell>
          <table:table-cell table:style-name="ce26" table:formula="of:=VALUE(MID([.I188];1;1))+IFERROR(VALUE(MID([.I188];3;1))/10;0)" office:value-type="float" office:value="5.2" calcext:value-type="float">
            <text:p>5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301037" calcext:value-type="float">
            <text:p>20301037</text:p>
          </table:table-cell>
          <table:table-cell office:value-type="float" office:value="0" calcext:value-type="float">
            <text:p>0</text:p>
          </table:table-cell>
          <table:table-cell table:formula="of:=CONCATENATE([.F189];&quot;-&quot;;[.G189])" office:value-type="string" office:string-value="20301037-0" calcext:value-type="string">
            <text:p>20301037-0</text:p>
          </table:table-cell>
          <table:table-cell office:value-type="string" calcext:value-type="string">
            <text:p>6.4</text:p>
          </table:table-cell>
          <table:table-cell table:style-name="ce26" table:formula="of:=VALUE(MID([.I189];1;1))+IFERROR(VALUE(MID([.I189];3;1))/10;0)" office:value-type="float" office:value="6.4" calcext:value-type="float">
            <text:p>6.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320882" calcext:value-type="float">
            <text:p>20320882</text:p>
          </table:table-cell>
          <table:table-cell office:value-type="float" office:value="0" calcext:value-type="float">
            <text:p>0</text:p>
          </table:table-cell>
          <table:table-cell table:formula="of:=CONCATENATE([.F190];&quot;-&quot;;[.G190])" office:value-type="string" office:string-value="20320882-0" calcext:value-type="string">
            <text:p>20320882-0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190];1;1))+IFERROR(VALUE(MID([.I190];3;1))/10;0)" office:value-type="float" office:value="6" calcext:value-type="float">
            <text:p>6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37" calcext:value-type="float">
            <text:p>20407937</text:p>
          </table:table-cell>
          <table:table-cell office:value-type="float" office:value="4" calcext:value-type="float">
            <text:p>4</text:p>
          </table:table-cell>
          <table:table-cell table:formula="of:=CONCATENATE([.F191];&quot;-&quot;;[.G191])" office:value-type="string" office:string-value="20407937-4" calcext:value-type="string">
            <text:p>20407937-4</text:p>
          </table:table-cell>
          <table:table-cell office:value-type="string" calcext:value-type="string">
            <text:p>5.3</text:p>
          </table:table-cell>
          <table:table-cell table:style-name="ce26" table:formula="of:=VALUE(MID([.I191];1;1))+IFERROR(VALUE(MID([.I191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83" calcext:value-type="float">
            <text:p>20133583</text:p>
          </table:table-cell>
          <table:table-cell office:value-type="float" office:value="3" calcext:value-type="float">
            <text:p>3</text:p>
          </table:table-cell>
          <table:table-cell table:formula="of:=CONCATENATE([.F192];&quot;-&quot;;[.G192])" office:value-type="string" office:string-value="20133583-3" calcext:value-type="string">
            <text:p>20133583-3</text:p>
          </table:table-cell>
          <table:table-cell office:value-type="string" calcext:value-type="string">
            <text:p>5.9</text:p>
          </table:table-cell>
          <table:table-cell table:style-name="ce26" table:formula="of:=VALUE(MID([.I192];1;1))+IFERROR(VALUE(MID([.I192];3;1))/10;0)" office:value-type="float" office:value="5.9" calcext:value-type="float">
            <text:p>5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64653" calcext:value-type="float">
            <text:p>20464653</text:p>
          </table:table-cell>
          <table:table-cell office:value-type="float" office:value="8" calcext:value-type="float">
            <text:p>8</text:p>
          </table:table-cell>
          <table:table-cell table:formula="of:=CONCATENATE([.F193];&quot;-&quot;;[.G193])" office:value-type="string" office:string-value="20464653-8" calcext:value-type="string">
            <text:p>20464653-8</text:p>
          </table:table-cell>
          <table:table-cell office:value-type="string" calcext:value-type="string">
            <text:p>6.3</text:p>
          </table:table-cell>
          <table:table-cell table:style-name="ce26" table:formula="of:=VALUE(MID([.I193];1;1))+IFERROR(VALUE(MID([.I193];3;1))/10;0)" office:value-type="float" office:value="6.3" calcext:value-type="float">
            <text:p>6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259141" calcext:value-type="float">
            <text:p>20259141</text:p>
          </table:table-cell>
          <table:table-cell office:value-type="float" office:value="8" calcext:value-type="float">
            <text:p>8</text:p>
          </table:table-cell>
          <table:table-cell table:formula="of:=CONCATENATE([.F194];&quot;-&quot;;[.G194])" office:value-type="string" office:string-value="20259141-8" calcext:value-type="string">
            <text:p>20259141-8</text:p>
          </table:table-cell>
          <table:table-cell office:value-type="string" calcext:value-type="string">
            <text:p>5.7</text:p>
          </table:table-cell>
          <table:table-cell table:style-name="ce26" table:formula="of:=VALUE(MID([.I194];1;1))+IFERROR(VALUE(MID([.I194];3;1))/10;0)" office:value-type="float" office:value="5.7" calcext:value-type="float">
            <text:p>5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8319" calcext:value-type="float">
            <text:p>20408319</text:p>
          </table:table-cell>
          <table:table-cell office:value-type="float" office:value="3" calcext:value-type="float">
            <text:p>3</text:p>
          </table:table-cell>
          <table:table-cell table:formula="of:=CONCATENATE([.F195];&quot;-&quot;;[.G195])" office:value-type="string" office:string-value="20408319-3" calcext:value-type="string">
            <text:p>20408319-3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195];1;1))+IFERROR(VALUE(MID([.I195];3;1))/10;0)" office:value-type="float" office:value="6" calcext:value-type="float">
            <text:p>6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8170" calcext:value-type="float">
            <text:p>20408170</text:p>
          </table:table-cell>
          <table:table-cell office:value-type="float" office:value="0" calcext:value-type="float">
            <text:p>0</text:p>
          </table:table-cell>
          <table:table-cell table:formula="of:=CONCATENATE([.F196];&quot;-&quot;;[.G196])" office:value-type="string" office:string-value="20408170-0" calcext:value-type="string">
            <text:p>20408170-0</text:p>
          </table:table-cell>
          <table:table-cell office:value-type="string" calcext:value-type="string">
            <text:p>6.3</text:p>
          </table:table-cell>
          <table:table-cell table:style-name="ce26" table:formula="of:=VALUE(MID([.I196];1;1))+IFERROR(VALUE(MID([.I196];3;1))/10;0)" office:value-type="float" office:value="6.3" calcext:value-type="float">
            <text:p>6.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22" calcext:value-type="float">
            <text:p>20408022</text:p>
          </table:table-cell>
          <table:table-cell office:value-type="float" office:value="4" calcext:value-type="float">
            <text:p>4</text:p>
          </table:table-cell>
          <table:table-cell table:formula="of:=CONCATENATE([.F197];&quot;-&quot;;[.G197])" office:value-type="string" office:string-value="20408022-4" calcext:value-type="string">
            <text:p>20408022-4</text:p>
          </table:table-cell>
          <table:table-cell office:value-type="string" calcext:value-type="string">
            <text:p>5.9</text:p>
          </table:table-cell>
          <table:table-cell table:style-name="ce26" table:formula="of:=VALUE(MID([.I197];1;1))+IFERROR(VALUE(MID([.I197];3;1))/10;0)" office:value-type="float" office:value="5.9" calcext:value-type="float">
            <text:p>5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301085" calcext:value-type="float">
            <text:p>20301085</text:p>
          </table:table-cell>
          <table:table-cell office:value-type="float" office:value="0" calcext:value-type="float">
            <text:p>0</text:p>
          </table:table-cell>
          <table:table-cell table:formula="of:=CONCATENATE([.F198];&quot;-&quot;;[.G198])" office:value-type="string" office:string-value="20301085-0" calcext:value-type="string">
            <text:p>20301085-0</text:p>
          </table:table-cell>
          <table:table-cell office:value-type="string" calcext:value-type="string">
            <text:p>5.5</text:p>
          </table:table-cell>
          <table:table-cell table:style-name="ce26" table:formula="of:=VALUE(MID([.I198];1;1))+IFERROR(VALUE(MID([.I198];3;1))/10;0)" office:value-type="float" office:value="5.5" calcext:value-type="float">
            <text:p>5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37" calcext:value-type="float">
            <text:p>20133437</text:p>
          </table:table-cell>
          <table:table-cell office:value-type="float" office:value="3" calcext:value-type="float">
            <text:p>3</text:p>
          </table:table-cell>
          <table:table-cell table:formula="of:=CONCATENATE([.F199];&quot;-&quot;;[.G199])" office:value-type="string" office:string-value="20133437-3" calcext:value-type="string">
            <text:p>20133437-3</text:p>
          </table:table-cell>
          <table:table-cell office:value-type="string" calcext:value-type="string">
            <text:p>5.4</text:p>
          </table:table-cell>
          <table:table-cell table:style-name="ce26" table:formula="of:=VALUE(MID([.I199];1;1))+IFERROR(VALUE(MID([.I199];3;1))/10;0)" office:value-type="float" office:value="5.4" calcext:value-type="float">
            <text:p>5.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8183" calcext:value-type="float">
            <text:p>20408183</text:p>
          </table:table-cell>
          <table:table-cell office:value-type="float" office:value="2" calcext:value-type="float">
            <text:p>2</text:p>
          </table:table-cell>
          <table:table-cell table:formula="of:=CONCATENATE([.F200];&quot;-&quot;;[.G200])" office:value-type="string" office:string-value="20408183-2" calcext:value-type="string">
            <text:p>20408183-2</text:p>
          </table:table-cell>
          <table:table-cell office:value-type="string" calcext:value-type="string">
            <text:p>5.5</text:p>
          </table:table-cell>
          <table:table-cell table:style-name="ce26" table:formula="of:=VALUE(MID([.I200];1;1))+IFERROR(VALUE(MID([.I200];3;1))/10;0)" office:value-type="float" office:value="5.5" calcext:value-type="float">
            <text:p>5.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60" calcext:value-type="float">
            <text:p>20133860</text:p>
          </table:table-cell>
          <table:table-cell office:value-type="float" office:value="3" calcext:value-type="float">
            <text:p>3</text:p>
          </table:table-cell>
          <table:table-cell table:formula="of:=CONCATENATE([.F201];&quot;-&quot;;[.G201])" office:value-type="string" office:string-value="20133860-3" calcext:value-type="string">
            <text:p>20133860-3</text:p>
          </table:table-cell>
          <table:table-cell office:value-type="string" calcext:value-type="string">
            <text:p>6.1</text:p>
          </table:table-cell>
          <table:table-cell table:style-name="ce26" table:formula="of:=VALUE(MID([.I201];1;1))+IFERROR(VALUE(MID([.I201];3;1))/10;0)" office:value-type="float" office:value="6.1" calcext:value-type="float">
            <text:p>6.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34" calcext:value-type="float">
            <text:p>20408034</text:p>
          </table:table-cell>
          <table:table-cell office:value-type="float" office:value="8" calcext:value-type="float">
            <text:p>8</text:p>
          </table:table-cell>
          <table:table-cell table:formula="of:=CONCATENATE([.F202];&quot;-&quot;;[.G202])" office:value-type="string" office:string-value="20408034-8" calcext:value-type="string">
            <text:p>20408034-8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02];1;1))+IFERROR(VALUE(MID([.I202];3;1))/10;0)" office:value-type="float" office:value="6" calcext:value-type="float">
            <text:p>6.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3399" calcext:value-type="float">
            <text:p>20133399</text:p>
          </table:table-cell>
          <table:table-cell office:value-type="float" office:value="7" calcext:value-type="float">
            <text:p>7</text:p>
          </table:table-cell>
          <table:table-cell table:formula="of:=CONCATENATE([.F203];&quot;-&quot;;[.G203])" office:value-type="string" office:string-value="20133399-7" calcext:value-type="string">
            <text:p>20133399-7</text:p>
          </table:table-cell>
          <table:table-cell office:value-type="string" calcext:value-type="string">
            <text:p>6.4</text:p>
          </table:table-cell>
          <table:table-cell table:style-name="ce26" table:formula="of:=VALUE(MID([.I203];1;1))+IFERROR(VALUE(MID([.I203];3;1))/10;0)" office:value-type="float" office:value="6.4" calcext:value-type="float">
            <text:p>6.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95086" calcext:value-type="float">
            <text:p>20495086</text:p>
          </table:table-cell>
          <table:table-cell office:value-type="float" office:value="5" calcext:value-type="float">
            <text:p>5</text:p>
          </table:table-cell>
          <table:table-cell table:formula="of:=CONCATENATE([.F204];&quot;-&quot;;[.G204])" office:value-type="string" office:string-value="20495086-5" calcext:value-type="string">
            <text:p>20495086-5</text:p>
          </table:table-cell>
          <table:table-cell office:value-type="string" calcext:value-type="string">
            <text:p>5.8</text:p>
          </table:table-cell>
          <table:table-cell table:style-name="ce26" table:formula="of:=VALUE(MID([.I204];1;1))+IFERROR(VALUE(MID([.I204];3;1))/10;0)" office:value-type="float" office:value="5.8" calcext:value-type="float">
            <text:p>5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227332" calcext:value-type="float">
            <text:p>20227332</text:p>
          </table:table-cell>
          <table:table-cell office:value-type="float" office:value="7" calcext:value-type="float">
            <text:p>7</text:p>
          </table:table-cell>
          <table:table-cell table:formula="of:=CONCATENATE([.F205];&quot;-&quot;;[.G205])" office:value-type="string" office:string-value="20227332-7" calcext:value-type="string">
            <text:p>20227332-7</text:p>
          </table:table-cell>
          <table:table-cell office:value-type="string" calcext:value-type="string">
            <text:p>5.8</text:p>
          </table:table-cell>
          <table:table-cell table:style-name="ce26" table:formula="of:=VALUE(MID([.I205];1;1))+IFERROR(VALUE(MID([.I205];3;1))/10;0)" office:value-type="float" office:value="5.8" calcext:value-type="float">
            <text:p>5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41" calcext:value-type="float">
            <text:p>20407741</text:p>
          </table:table-cell>
          <table:table-cell office:value-type="string" calcext:value-type="string">
            <text:p>K</text:p>
          </table:table-cell>
          <table:table-cell table:formula="of:=CONCATENATE([.F206];&quot;-&quot;;[.G206])" office:value-type="string" office:string-value="20407741-K" calcext:value-type="string">
            <text:p>20407741-K</text:p>
          </table:table-cell>
          <table:table-cell office:value-type="string" calcext:value-type="string">
            <text:p>5.2</text:p>
          </table:table-cell>
          <table:table-cell table:style-name="ce26" table:formula="of:=VALUE(MID([.I206];1;1))+IFERROR(VALUE(MID([.I206];3;1))/10;0)" office:value-type="float" office:value="5.2" calcext:value-type="float">
            <text:p>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3652" calcext:value-type="float">
            <text:p>20133652</text:p>
          </table:table-cell>
          <table:table-cell office:value-type="string" calcext:value-type="string">
            <text:p>K</text:p>
          </table:table-cell>
          <table:table-cell table:formula="of:=CONCATENATE([.F207];&quot;-&quot;;[.G207])" office:value-type="string" office:string-value="20133652-K" calcext:value-type="string">
            <text:p>20133652-K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07];1;1))+IFERROR(VALUE(MID([.I207];3;1))/10;0)" office:value-type="float" office:value="6" calcext:value-type="float">
            <text:p>6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02" calcext:value-type="float">
            <text:p>20407902</text:p>
          </table:table-cell>
          <table:table-cell office:value-type="float" office:value="1" calcext:value-type="float">
            <text:p>1</text:p>
          </table:table-cell>
          <table:table-cell table:formula="of:=CONCATENATE([.F208];&quot;-&quot;;[.G208])" office:value-type="string" office:string-value="20407902-1" calcext:value-type="string">
            <text:p>20407902-1</text:p>
          </table:table-cell>
          <table:table-cell office:value-type="string" calcext:value-type="string">
            <text:p>6.1</text:p>
          </table:table-cell>
          <table:table-cell table:style-name="ce26" table:formula="of:=VALUE(MID([.I208];1;1))+IFERROR(VALUE(MID([.I208];3;1))/10;0)" office:value-type="float" office:value="6.1" calcext:value-type="float">
            <text:p>6.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77" calcext:value-type="float">
            <text:p>20408077</text:p>
          </table:table-cell>
          <table:table-cell office:value-type="float" office:value="1" calcext:value-type="float">
            <text:p>1</text:p>
          </table:table-cell>
          <table:table-cell table:formula="of:=CONCATENATE([.F209];&quot;-&quot;;[.G209])" office:value-type="string" office:string-value="20408077-1" calcext:value-type="string">
            <text:p>20408077-1</text:p>
          </table:table-cell>
          <table:table-cell office:value-type="string" calcext:value-type="string">
            <text:p>5.5</text:p>
          </table:table-cell>
          <table:table-cell table:style-name="ce26" table:formula="of:=VALUE(MID([.I209];1;1))+IFERROR(VALUE(MID([.I209];3;1))/10;0)" office:value-type="float" office:value="5.5" calcext:value-type="float">
            <text:p>5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17" calcext:value-type="float">
            <text:p>20407817</text:p>
          </table:table-cell>
          <table:table-cell office:value-type="float" office:value="3" calcext:value-type="float">
            <text:p>3</text:p>
          </table:table-cell>
          <table:table-cell table:formula="of:=CONCATENATE([.F210];&quot;-&quot;;[.G210])" office:value-type="string" office:string-value="20407817-3" calcext:value-type="string">
            <text:p>20407817-3</text:p>
          </table:table-cell>
          <table:table-cell office:value-type="string" calcext:value-type="string">
            <text:p>5.3</text:p>
          </table:table-cell>
          <table:table-cell table:style-name="ce26" table:formula="of:=VALUE(MID([.I210];1;1))+IFERROR(VALUE(MID([.I210];3;1))/10;0)" office:value-type="float" office:value="5.3" calcext:value-type="float">
            <text:p>5.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301556" calcext:value-type="float">
            <text:p>20301556</text:p>
          </table:table-cell>
          <table:table-cell office:value-type="float" office:value="9" calcext:value-type="float">
            <text:p>9</text:p>
          </table:table-cell>
          <table:table-cell table:formula="of:=CONCATENATE([.F211];&quot;-&quot;;[.G211])" office:value-type="string" office:string-value="20301556-9" calcext:value-type="string">
            <text:p>20301556-9</text:p>
          </table:table-cell>
          <table:table-cell office:value-type="string" calcext:value-type="string">
            <text:p>6.3</text:p>
          </table:table-cell>
          <table:table-cell table:style-name="ce26" table:formula="of:=VALUE(MID([.I211];1;1))+IFERROR(VALUE(MID([.I211];3;1))/10;0)" office:value-type="float" office:value="6.3" calcext:value-type="float">
            <text:p>6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85516" calcext:value-type="float">
            <text:p>20185516</text:p>
          </table:table-cell>
          <table:table-cell office:value-type="float" office:value="0" calcext:value-type="float">
            <text:p>0</text:p>
          </table:table-cell>
          <table:table-cell table:formula="of:=CONCATENATE([.F212];&quot;-&quot;;[.G212])" office:value-type="string" office:string-value="20185516-0" calcext:value-type="string">
            <text:p>20185516-0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12];1;1))+IFERROR(VALUE(MID([.I212];3;1))/10;0)" office:value-type="float" office:value="6" calcext:value-type="float">
            <text:p>6.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44" calcext:value-type="float">
            <text:p>20408044</text:p>
          </table:table-cell>
          <table:table-cell office:value-type="float" office:value="5" calcext:value-type="float">
            <text:p>5</text:p>
          </table:table-cell>
          <table:table-cell table:formula="of:=CONCATENATE([.F213];&quot;-&quot;;[.G213])" office:value-type="string" office:string-value="20408044-5" calcext:value-type="string">
            <text:p>20408044-5</text:p>
          </table:table-cell>
          <table:table-cell office:value-type="string" calcext:value-type="string">
            <text:p>5.7</text:p>
          </table:table-cell>
          <table:table-cell table:style-name="ce26" table:formula="of:=VALUE(MID([.I213];1;1))+IFERROR(VALUE(MID([.I213];3;1))/10;0)" office:value-type="float" office:value="5.7" calcext:value-type="float">
            <text:p>5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362552" calcext:value-type="float">
            <text:p>20362552</text:p>
          </table:table-cell>
          <table:table-cell office:value-type="float" office:value="9" calcext:value-type="float">
            <text:p>9</text:p>
          </table:table-cell>
          <table:table-cell table:formula="of:=CONCATENATE([.F214];&quot;-&quot;;[.G214])" office:value-type="string" office:string-value="20362552-9" calcext:value-type="string">
            <text:p>20362552-9</text:p>
          </table:table-cell>
          <table:table-cell office:value-type="string" calcext:value-type="string">
            <text:p>5.9</text:p>
          </table:table-cell>
          <table:table-cell table:style-name="ce26" table:formula="of:=VALUE(MID([.I214];1;1))+IFERROR(VALUE(MID([.I214];3;1))/10;0)" office:value-type="float" office:value="5.9" calcext:value-type="float">
            <text:p>5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05" calcext:value-type="float">
            <text:p>20133905</text:p>
          </table:table-cell>
          <table:table-cell office:value-type="float" office:value="7" calcext:value-type="float">
            <text:p>7</text:p>
          </table:table-cell>
          <table:table-cell table:formula="of:=CONCATENATE([.F215];&quot;-&quot;;[.G215])" office:value-type="string" office:string-value="20133905-7" calcext:value-type="string">
            <text:p>20133905-7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15];1;1))+IFERROR(VALUE(MID([.I215];3;1))/10;0)" office:value-type="float" office:value="6" calcext:value-type="float">
            <text:p>6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01" calcext:value-type="float">
            <text:p>20407801</text:p>
          </table:table-cell>
          <table:table-cell office:value-type="float" office:value="7" calcext:value-type="float">
            <text:p>7</text:p>
          </table:table-cell>
          <table:table-cell table:formula="of:=CONCATENATE([.F216];&quot;-&quot;;[.G216])" office:value-type="string" office:string-value="20407801-7" calcext:value-type="string">
            <text:p>20407801-7</text:p>
          </table:table-cell>
          <table:table-cell office:value-type="string" calcext:value-type="string">
            <text:p>6.1</text:p>
          </table:table-cell>
          <table:table-cell table:style-name="ce26" table:formula="of:=VALUE(MID([.I216];1;1))+IFERROR(VALUE(MID([.I216];3;1))/10;0)" office:value-type="float" office:value="6.1" calcext:value-type="float">
            <text:p>6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19846331" calcext:value-type="float">
            <text:p>19846331</text:p>
          </table:table-cell>
          <table:table-cell office:value-type="float" office:value="0" calcext:value-type="float">
            <text:p>0</text:p>
          </table:table-cell>
          <table:table-cell table:formula="of:=CONCATENATE([.F217];&quot;-&quot;;[.G217])" office:value-type="string" office:string-value="19846331-0" calcext:value-type="string">
            <text:p>19846331-0</text:p>
          </table:table-cell>
          <table:table-cell office:value-type="string" calcext:value-type="string">
            <text:p>5.7</text:p>
          </table:table-cell>
          <table:table-cell table:style-name="ce26" table:formula="of:=VALUE(MID([.I217];1;1))+IFERROR(VALUE(MID([.I217];3;1))/10;0)" office:value-type="float" office:value="5.7" calcext:value-type="float">
            <text:p>5.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308732" calcext:value-type="float">
            <text:p>20308732</text:p>
          </table:table-cell>
          <table:table-cell office:value-type="float" office:value="2" calcext:value-type="float">
            <text:p>2</text:p>
          </table:table-cell>
          <table:table-cell table:formula="of:=CONCATENATE([.F218];&quot;-&quot;;[.G218])" office:value-type="string" office:string-value="20308732-2" calcext:value-type="string">
            <text:p>20308732-2</text:p>
          </table:table-cell>
          <table:table-cell office:value-type="string" calcext:value-type="string">
            <text:p>6.3</text:p>
          </table:table-cell>
          <table:table-cell table:style-name="ce26" table:formula="of:=VALUE(MID([.I218];1;1))+IFERROR(VALUE(MID([.I218];3;1))/10;0)" office:value-type="float" office:value="6.3" calcext:value-type="float">
            <text:p>6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13" calcext:value-type="float">
            <text:p>20408013</text:p>
          </table:table-cell>
          <table:table-cell office:value-type="float" office:value="5" calcext:value-type="float">
            <text:p>5</text:p>
          </table:table-cell>
          <table:table-cell table:formula="of:=CONCATENATE([.F219];&quot;-&quot;;[.G219])" office:value-type="string" office:string-value="20408013-5" calcext:value-type="string">
            <text:p>20408013-5</text:p>
          </table:table-cell>
          <table:table-cell office:value-type="string" calcext:value-type="string">
            <text:p>6.1</text:p>
          </table:table-cell>
          <table:table-cell table:style-name="ce26" table:formula="of:=VALUE(MID([.I219];1;1))+IFERROR(VALUE(MID([.I219];3;1))/10;0)" office:value-type="float" office:value="6.1" calcext:value-type="float">
            <text:p>6.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26" calcext:value-type="float">
            <text:p>20133826</text:p>
          </table:table-cell>
          <table:table-cell office:value-type="float" office:value="3" calcext:value-type="float">
            <text:p>3</text:p>
          </table:table-cell>
          <table:table-cell table:formula="of:=CONCATENATE([.F220];&quot;-&quot;;[.G220])" office:value-type="string" office:string-value="20133826-3" calcext:value-type="string">
            <text:p>20133826-3</text:p>
          </table:table-cell>
          <table:table-cell office:value-type="string" calcext:value-type="string">
            <text:p>5.4</text:p>
          </table:table-cell>
          <table:table-cell table:style-name="ce26" table:formula="of:=VALUE(MID([.I220];1;1))+IFERROR(VALUE(MID([.I220];3;1))/10;0)"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408338" calcext:value-type="float">
            <text:p>20408338</text:p>
          </table:table-cell>
          <table:table-cell office:value-type="string" calcext:value-type="string">
            <text:p>K</text:p>
          </table:table-cell>
          <table:table-cell table:formula="of:=CONCATENATE([.F221];&quot;-&quot;;[.G221])" office:value-type="string" office:string-value="20408338-K" calcext:value-type="string">
            <text:p>20408338-K</text:p>
          </table:table-cell>
          <table:table-cell office:value-type="string" calcext:value-type="string">
            <text:p>5.3</text:p>
          </table:table-cell>
          <table:table-cell table:style-name="ce26" table:formula="of:=VALUE(MID([.I221];1;1))+IFERROR(VALUE(MID([.I221];3;1))/10;0)" office:value-type="float" office:value="5.3" calcext:value-type="float">
            <text:p>5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034363" calcext:value-type="float">
            <text:p>20034363</text:p>
          </table:table-cell>
          <table:table-cell office:value-type="float" office:value="8" calcext:value-type="float">
            <text:p>8</text:p>
          </table:table-cell>
          <table:table-cell table:formula="of:=CONCATENATE([.F222];&quot;-&quot;;[.G222])" office:value-type="string" office:string-value="20034363-8" calcext:value-type="string">
            <text:p>20034363-8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22];1;1))+IFERROR(VALUE(MID([.I222];3;1))/10;0)" office:value-type="float" office:value="5" calcext:value-type="float">
            <text:p>5.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32971" calcext:value-type="float">
            <text:p>20132971</text:p>
          </table:table-cell>
          <table:table-cell office:value-type="string" calcext:value-type="string">
            <text:p>K</text:p>
          </table:table-cell>
          <table:table-cell table:formula="of:=CONCATENATE([.F223];&quot;-&quot;;[.G223])" office:value-type="string" office:string-value="20132971-K" calcext:value-type="string">
            <text:p>20132971-K</text:p>
          </table:table-cell>
          <table:table-cell office:value-type="string" calcext:value-type="string">
            <text:p>5.5</text:p>
          </table:table-cell>
          <table:table-cell table:style-name="ce26" table:formula="of:=VALUE(MID([.I223];1;1))+IFERROR(VALUE(MID([.I223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32634" calcext:value-type="float">
            <text:p>20132634</text:p>
          </table:table-cell>
          <table:table-cell office:value-type="float" office:value="6" calcext:value-type="float">
            <text:p>6</text:p>
          </table:table-cell>
          <table:table-cell table:formula="of:=CONCATENATE([.F224];&quot;-&quot;;[.G224])" office:value-type="string" office:string-value="20132634-6" calcext:value-type="string">
            <text:p>20132634-6</text:p>
          </table:table-cell>
          <table:table-cell office:value-type="string" calcext:value-type="string">
            <text:p>4.8</text:p>
          </table:table-cell>
          <table:table-cell table:style-name="ce26" table:formula="of:=VALUE(MID([.I224];1;1))+IFERROR(VALUE(MID([.I224];3;1))/10;0)" office:value-type="float" office:value="4.8" calcext:value-type="float">
            <text:p>4.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19887944" calcext:value-type="float">
            <text:p>19887944</text:p>
          </table:table-cell>
          <table:table-cell office:value-type="float" office:value="4" calcext:value-type="float">
            <text:p>4</text:p>
          </table:table-cell>
          <table:table-cell table:formula="of:=CONCATENATE([.F225];&quot;-&quot;;[.G225])" office:value-type="string" office:string-value="19887944-4" calcext:value-type="string">
            <text:p>19887944-4</text:p>
          </table:table-cell>
          <table:table-cell office:value-type="string" calcext:value-type="string">
            <text:p>4.9</text:p>
          </table:table-cell>
          <table:table-cell table:style-name="ce26" table:formula="of:=VALUE(MID([.I225];1;1))+IFERROR(VALUE(MID([.I225];3;1))/10;0)" office:value-type="float" office:value="4.9" calcext:value-type="float">
            <text:p>4.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396253" calcext:value-type="float">
            <text:p>20396253</text:p>
          </table:table-cell>
          <table:table-cell office:value-type="float" office:value="3" calcext:value-type="float">
            <text:p>3</text:p>
          </table:table-cell>
          <table:table-cell table:formula="of:=CONCATENATE([.F226];&quot;-&quot;;[.G226])" office:value-type="string" office:string-value="20396253-3" calcext:value-type="string">
            <text:p>20396253-3</text:p>
          </table:table-cell>
          <table:table-cell office:value-type="string" calcext:value-type="string">
            <text:p>4.9</text:p>
          </table:table-cell>
          <table:table-cell table:style-name="ce26" table:formula="of:=VALUE(MID([.I226];1;1))+IFERROR(VALUE(MID([.I226];3;1))/10;0)" office:value-type="float" office:value="4.9" calcext:value-type="float">
            <text:p>4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85198" calcext:value-type="float">
            <text:p>20185198</text:p>
          </table:table-cell>
          <table:table-cell office:value-type="string" calcext:value-type="string">
            <text:p>K</text:p>
          </table:table-cell>
          <table:table-cell table:formula="of:=CONCATENATE([.F227];&quot;-&quot;;[.G227])" office:value-type="string" office:string-value="20185198-K" calcext:value-type="string">
            <text:p>20185198-K</text:p>
          </table:table-cell>
          <table:table-cell office:value-type="string" calcext:value-type="string">
            <text:p>4.7</text:p>
          </table:table-cell>
          <table:table-cell table:style-name="ce26" table:formula="of:=VALUE(MID([.I227];1;1))+IFERROR(VALUE(MID([.I227];3;1))/10;0)" office:value-type="float" office:value="4.7" calcext:value-type="float">
            <text:p>4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80161" calcext:value-type="float">
            <text:p>20180161</text:p>
          </table:table-cell>
          <table:table-cell office:value-type="float" office:value="3" calcext:value-type="float">
            <text:p>3</text:p>
          </table:table-cell>
          <table:table-cell table:formula="of:=CONCATENATE([.F228];&quot;-&quot;;[.G228])" office:value-type="string" office:string-value="20180161-3" calcext:value-type="string">
            <text:p>20180161-3</text:p>
          </table:table-cell>
          <table:table-cell office:value-type="string" calcext:value-type="string">
            <text:p>5.3</text:p>
          </table:table-cell>
          <table:table-cell table:style-name="ce26" table:formula="of:=VALUE(MID([.I228];1;1))+IFERROR(VALUE(MID([.I228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19887141" calcext:value-type="float">
            <text:p>19887141</text:p>
          </table:table-cell>
          <table:table-cell office:value-type="float" office:value="9" calcext:value-type="float">
            <text:p>9</text:p>
          </table:table-cell>
          <table:table-cell table:formula="of:=CONCATENATE([.F229];&quot;-&quot;;[.G229])" office:value-type="string" office:string-value="19887141-9" calcext:value-type="string">
            <text:p>19887141-9</text:p>
          </table:table-cell>
          <table:table-cell office:value-type="string" calcext:value-type="string">
            <text:p>5.6</text:p>
          </table:table-cell>
          <table:table-cell table:style-name="ce26" table:formula="of:=VALUE(MID([.I229];1;1))+IFERROR(VALUE(MID([.I229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48" calcext:value-type="float">
            <text:p>20408048</text:p>
          </table:table-cell>
          <table:table-cell office:value-type="float" office:value="8" calcext:value-type="float">
            <text:p>8</text:p>
          </table:table-cell>
          <table:table-cell table:formula="of:=CONCATENATE([.F230];&quot;-&quot;;[.G230])" office:value-type="string" office:string-value="20408048-8" calcext:value-type="string">
            <text:p>20408048-8</text:p>
          </table:table-cell>
          <table:table-cell office:value-type="string" calcext:value-type="string">
            <text:p>5.1</text:p>
          </table:table-cell>
          <table:table-cell table:style-name="ce26" table:formula="of:=VALUE(MID([.I230];1;1))+IFERROR(VALUE(MID([.I230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79" calcext:value-type="float">
            <text:p>20133979</text:p>
          </table:table-cell>
          <table:table-cell office:value-type="float" office:value="0" calcext:value-type="float">
            <text:p>0</text:p>
          </table:table-cell>
          <table:table-cell table:formula="of:=CONCATENATE([.F231];&quot;-&quot;;[.G231])" office:value-type="string" office:string-value="20133979-0" calcext:value-type="string">
            <text:p>20133979-0</text:p>
          </table:table-cell>
          <table:table-cell office:value-type="string" calcext:value-type="string">
            <text:p>4.9</text:p>
          </table:table-cell>
          <table:table-cell table:style-name="ce26" table:formula="of:=VALUE(MID([.I231];1;1))+IFERROR(VALUE(MID([.I231];3;1))/10;0)"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408439" calcext:value-type="float">
            <text:p>20408439</text:p>
          </table:table-cell>
          <table:table-cell office:value-type="float" office:value="4" calcext:value-type="float">
            <text:p>4</text:p>
          </table:table-cell>
          <table:table-cell table:formula="of:=CONCATENATE([.F232];&quot;-&quot;;[.G232])" office:value-type="string" office:string-value="20408439-4" calcext:value-type="string">
            <text:p>20408439-4</text:p>
          </table:table-cell>
          <table:table-cell office:value-type="string" calcext:value-type="string">
            <text:p>5.6</text:p>
          </table:table-cell>
          <table:table-cell table:style-name="ce26" table:formula="of:=VALUE(MID([.I232];1;1))+IFERROR(VALUE(MID([.I232];3;1))/10;0)" office:value-type="float" office:value="5.6" calcext:value-type="float">
            <text:p>5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221270" calcext:value-type="float">
            <text:p>20221270</text:p>
          </table:table-cell>
          <table:table-cell office:value-type="float" office:value="0" calcext:value-type="float">
            <text:p>0</text:p>
          </table:table-cell>
          <table:table-cell table:formula="of:=CONCATENATE([.F233];&quot;-&quot;;[.G233])" office:value-type="string" office:string-value="20221270-0" calcext:value-type="string">
            <text:p>20221270-0</text:p>
          </table:table-cell>
          <table:table-cell office:value-type="string" calcext:value-type="string">
            <text:p>5.2</text:p>
          </table:table-cell>
          <table:table-cell table:style-name="ce26" table:formula="of:=VALUE(MID([.I233];1;1))+IFERROR(VALUE(MID([.I233];3;1))/10;0)" office:value-type="float" office:value="5.2" calcext:value-type="float">
            <text:p>5.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33313" calcext:value-type="float">
            <text:p>20133313</text:p>
          </table:table-cell>
          <table:table-cell office:value-type="string" calcext:value-type="string">
            <text:p>K</text:p>
          </table:table-cell>
          <table:table-cell table:formula="of:=CONCATENATE([.F234];&quot;-&quot;;[.G234])" office:value-type="string" office:string-value="20133313-K" calcext:value-type="string">
            <text:p>20133313-K</text:p>
          </table:table-cell>
          <table:table-cell office:value-type="string" calcext:value-type="string">
            <text:p>4.6</text:p>
          </table:table-cell>
          <table:table-cell table:style-name="ce26" table:formula="of:=VALUE(MID([.I234];1;1))+IFERROR(VALUE(MID([.I234];3;1))/10;0)" office:value-type="float" office:value="4.6" calcext:value-type="float">
            <text:p>4.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82338" calcext:value-type="float">
            <text:p>20182338</text:p>
          </table:table-cell>
          <table:table-cell office:value-type="float" office:value="2" calcext:value-type="float">
            <text:p>2</text:p>
          </table:table-cell>
          <table:table-cell table:formula="of:=CONCATENATE([.F235];&quot;-&quot;;[.G235])" office:value-type="string" office:string-value="20182338-2" calcext:value-type="string">
            <text:p>20182338-2</text:p>
          </table:table-cell>
          <table:table-cell office:value-type="string" calcext:value-type="string">
            <text:p>4.6</text:p>
          </table:table-cell>
          <table:table-cell table:style-name="ce26" table:formula="of:=VALUE(MID([.I235];1;1))+IFERROR(VALUE(MID([.I235];3;1))/10;0)" office:value-type="float" office:value="4.6" calcext:value-type="float">
            <text:p>4.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34" calcext:value-type="float">
            <text:p>20133434</text:p>
          </table:table-cell>
          <table:table-cell office:value-type="float" office:value="9" calcext:value-type="float">
            <text:p>9</text:p>
          </table:table-cell>
          <table:table-cell table:formula="of:=CONCATENATE([.F236];&quot;-&quot;;[.G236])" office:value-type="string" office:string-value="20133434-9" calcext:value-type="string">
            <text:p>20133434-9</text:p>
          </table:table-cell>
          <table:table-cell office:value-type="string" calcext:value-type="string">
            <text:p>5.5</text:p>
          </table:table-cell>
          <table:table-cell table:style-name="ce26" table:formula="of:=VALUE(MID([.I236];1;1))+IFERROR(VALUE(MID([.I236];3;1))/10;0)" office:value-type="float" office:value="5.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19887690" calcext:value-type="float">
            <text:p>19887690</text:p>
          </table:table-cell>
          <table:table-cell office:value-type="float" office:value="9" calcext:value-type="float">
            <text:p>9</text:p>
          </table:table-cell>
          <table:table-cell table:formula="of:=CONCATENATE([.F237];&quot;-&quot;;[.G237])" office:value-type="string" office:string-value="19887690-9" calcext:value-type="string">
            <text:p>19887690-9</text:p>
          </table:table-cell>
          <table:table-cell office:value-type="string" calcext:value-type="string">
            <text:p>5.9</text:p>
          </table:table-cell>
          <table:table-cell table:style-name="ce26" table:formula="of:=VALUE(MID([.I237];1;1))+IFERROR(VALUE(MID([.I237];3;1))/10;0)" office:value-type="float" office:value="5.9" calcext:value-type="float">
            <text:p>5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302111" calcext:value-type="float">
            <text:p>20302111</text:p>
          </table:table-cell>
          <table:table-cell office:value-type="float" office:value="9" calcext:value-type="float">
            <text:p>9</text:p>
          </table:table-cell>
          <table:table-cell table:formula="of:=CONCATENATE([.F238];&quot;-&quot;;[.G238])" office:value-type="string" office:string-value="20302111-9" calcext:value-type="string">
            <text:p>20302111-9</text:p>
          </table:table-cell>
          <table:table-cell office:value-type="string" calcext:value-type="string">
            <text:p>5.2</text:p>
          </table:table-cell>
          <table:table-cell table:style-name="ce26" table:formula="of:=VALUE(MID([.I238];1;1))+IFERROR(VALUE(MID([.I238];3;1))/10;0)" office:value-type="float" office:value="5.2" calcext:value-type="float">
            <text:p>5.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94" calcext:value-type="float">
            <text:p>20407794</text:p>
          </table:table-cell>
          <table:table-cell office:value-type="float" office:value="0" calcext:value-type="float">
            <text:p>0</text:p>
          </table:table-cell>
          <table:table-cell table:formula="of:=CONCATENATE([.F239];&quot;-&quot;;[.G239])" office:value-type="string" office:string-value="20407794-0" calcext:value-type="string">
            <text:p>20407794-0</text:p>
          </table:table-cell>
          <table:table-cell office:value-type="string" calcext:value-type="string">
            <text:p>5.1</text:p>
          </table:table-cell>
          <table:table-cell table:style-name="ce26" table:formula="of:=VALUE(MID([.I239];1;1))+IFERROR(VALUE(MID([.I239];3;1))/10;0)" office:value-type="float" office:value="5.1" calcext:value-type="float">
            <text:p>5.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32778" calcext:value-type="float">
            <text:p>20132778</text:p>
          </table:table-cell>
          <table:table-cell office:value-type="float" office:value="4" calcext:value-type="float">
            <text:p>4</text:p>
          </table:table-cell>
          <table:table-cell table:formula="of:=CONCATENATE([.F240];&quot;-&quot;;[.G240])" office:value-type="string" office:string-value="20132778-4" calcext:value-type="string">
            <text:p>20132778-4</text:p>
          </table:table-cell>
          <table:table-cell office:value-type="string" calcext:value-type="string">
            <text:p>5.8</text:p>
          </table:table-cell>
          <table:table-cell table:style-name="ce26" table:formula="of:=VALUE(MID([.I240];1;1))+IFERROR(VALUE(MID([.I240];3;1))/10;0)" office:value-type="float" office:value="5.8" calcext:value-type="float">
            <text:p>5.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65" calcext:value-type="float">
            <text:p>20133965</text:p>
          </table:table-cell>
          <table:table-cell office:value-type="float" office:value="0" calcext:value-type="float">
            <text:p>0</text:p>
          </table:table-cell>
          <table:table-cell table:formula="of:=CONCATENATE([.F241];&quot;-&quot;;[.G241])" office:value-type="string" office:string-value="20133965-0" calcext:value-type="string">
            <text:p>20133965-0</text:p>
          </table:table-cell>
          <table:table-cell office:value-type="string" calcext:value-type="string">
            <text:p>4.7</text:p>
          </table:table-cell>
          <table:table-cell table:style-name="ce26" table:formula="of:=VALUE(MID([.I241];1;1))+IFERROR(VALUE(MID([.I241];3;1))/10;0)" office:value-type="float" office:value="4.7" calcext:value-type="float">
            <text:p>4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74" calcext:value-type="float">
            <text:p>20133474</text:p>
          </table:table-cell>
          <table:table-cell office:value-type="float" office:value="8" calcext:value-type="float">
            <text:p>8</text:p>
          </table:table-cell>
          <table:table-cell table:formula="of:=CONCATENATE([.F242];&quot;-&quot;;[.G242])" office:value-type="string" office:string-value="20133474-8" calcext:value-type="string">
            <text:p>20133474-8</text:p>
          </table:table-cell>
          <table:table-cell office:value-type="string" calcext:value-type="string">
            <text:p>5.8</text:p>
          </table:table-cell>
          <table:table-cell table:style-name="ce26" table:formula="of:=VALUE(MID([.I242];1;1))+IFERROR(VALUE(MID([.I242];3;1))/10;0)" office:value-type="float" office:value="5.8" calcext:value-type="float">
            <text:p>5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19888601" calcext:value-type="float">
            <text:p>19888601</text:p>
          </table:table-cell>
          <table:table-cell office:value-type="float" office:value="7" calcext:value-type="float">
            <text:p>7</text:p>
          </table:table-cell>
          <table:table-cell table:formula="of:=CONCATENATE([.F243];&quot;-&quot;;[.G243])" office:value-type="string" office:string-value="19888601-7" calcext:value-type="string">
            <text:p>19888601-7</text:p>
          </table:table-cell>
          <table:table-cell office:value-type="string" calcext:value-type="string">
            <text:p>6.4</text:p>
          </table:table-cell>
          <table:table-cell table:style-name="ce26" table:formula="of:=VALUE(MID([.I243];1;1))+IFERROR(VALUE(MID([.I243];3;1))/10;0)" office:value-type="float" office:value="6.4" calcext:value-type="float">
            <text:p>6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19888713" calcext:value-type="float">
            <text:p>19888713</text:p>
          </table:table-cell>
          <table:table-cell office:value-type="float" office:value="7" calcext:value-type="float">
            <text:p>7</text:p>
          </table:table-cell>
          <table:table-cell table:formula="of:=CONCATENATE([.F244];&quot;-&quot;;[.G244])" office:value-type="string" office:string-value="19888713-7" calcext:value-type="string">
            <text:p>19888713-7</text:p>
          </table:table-cell>
          <table:table-cell office:value-type="string" calcext:value-type="string">
            <text:p>5.1</text:p>
          </table:table-cell>
          <table:table-cell table:style-name="ce26" table:formula="of:=VALUE(MID([.I244];1;1))+IFERROR(VALUE(MID([.I244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089192" calcext:value-type="float">
            <text:p>20089192</text:p>
          </table:table-cell>
          <table:table-cell office:value-type="float" office:value="9" calcext:value-type="float">
            <text:p>9</text:p>
          </table:table-cell>
          <table:table-cell table:formula="of:=CONCATENATE([.F245];&quot;-&quot;;[.G245])" office:value-type="string" office:string-value="20089192-9" calcext:value-type="string">
            <text:p>20089192-9</text:p>
          </table:table-cell>
          <table:table-cell office:value-type="string" calcext:value-type="string">
            <text:p>4.9</text:p>
          </table:table-cell>
          <table:table-cell table:style-name="ce26" table:formula="of:=VALUE(MID([.I245];1;1))+IFERROR(VALUE(MID([.I245];3;1))/10;0)"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2014" calcext:value-type="float">
            <text:p>2014</text:p>
          </table:table-cell>
          <table:table-cell office:value-type="float" office:value="20477320" calcext:value-type="float">
            <text:p>20477320</text:p>
          </table:table-cell>
          <table:table-cell office:value-type="float" office:value="3" calcext:value-type="float">
            <text:p>3</text:p>
          </table:table-cell>
          <table:table-cell table:formula="of:=CONCATENATE([.F246];&quot;-&quot;;[.G246])" office:value-type="string" office:string-value="20477320-3" calcext:value-type="string">
            <text:p>20477320-3</text:p>
          </table:table-cell>
          <table:table-cell office:value-type="string" calcext:value-type="string">
            <text:p>4.9</text:p>
          </table:table-cell>
          <table:table-cell table:style-name="ce26" table:formula="of:=VALUE(MID([.I246];1;1))+IFERROR(VALUE(MID([.I246];3;1))/10;0)" office:value-type="float" office:value="4.9" calcext:value-type="float">
            <text:p>4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54" calcext:value-type="float">
            <text:p>20133754</text:p>
          </table:table-cell>
          <table:table-cell office:value-type="float" office:value="2" calcext:value-type="float">
            <text:p>2</text:p>
          </table:table-cell>
          <table:table-cell table:formula="of:=CONCATENATE([.F247];&quot;-&quot;;[.G247])" office:value-type="string" office:string-value="20133754-2" calcext:value-type="string">
            <text:p>20133754-2</text:p>
          </table:table-cell>
          <table:table-cell office:value-type="string" calcext:value-type="string">
            <text:p>4.8</text:p>
          </table:table-cell>
          <table:table-cell table:style-name="ce26" table:formula="of:=VALUE(MID([.I247];1;1))+IFERROR(VALUE(MID([.I247];3;1))/10;0)" office:value-type="float" office:value="4.8" calcext:value-type="float">
            <text:p>4.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19887968" calcext:value-type="float">
            <text:p>19887968</text:p>
          </table:table-cell>
          <table:table-cell office:value-type="float" office:value="1" calcext:value-type="float">
            <text:p>1</text:p>
          </table:table-cell>
          <table:table-cell table:formula="of:=CONCATENATE([.F248];&quot;-&quot;;[.G248])" office:value-type="string" office:string-value="19887968-1" calcext:value-type="string">
            <text:p>19887968-1</text:p>
          </table:table-cell>
          <table:table-cell office:value-type="string" calcext:value-type="string">
            <text:p>5.4</text:p>
          </table:table-cell>
          <table:table-cell table:style-name="ce26" table:formula="of:=VALUE(MID([.I248];1;1))+IFERROR(VALUE(MID([.I248];3;1))/10;0)" office:value-type="float" office:value="5.4" calcext:value-type="float">
            <text:p>5.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18" calcext:value-type="float">
            <text:p>20133418</text:p>
          </table:table-cell>
          <table:table-cell office:value-type="float" office:value="7" calcext:value-type="float">
            <text:p>7</text:p>
          </table:table-cell>
          <table:table-cell table:formula="of:=CONCATENATE([.F249];&quot;-&quot;;[.G249])" office:value-type="string" office:string-value="20133418-7" calcext:value-type="string">
            <text:p>20133418-7</text:p>
          </table:table-cell>
          <table:table-cell office:value-type="string" calcext:value-type="string">
            <text:p>5.1</text:p>
          </table:table-cell>
          <table:table-cell table:style-name="ce26" table:formula="of:=VALUE(MID([.I249];1;1))+IFERROR(VALUE(MID([.I249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301211" calcext:value-type="float">
            <text:p>20301211</text:p>
          </table:table-cell>
          <table:table-cell office:value-type="string" calcext:value-type="string">
            <text:p>K</text:p>
          </table:table-cell>
          <table:table-cell table:formula="of:=CONCATENATE([.F250];&quot;-&quot;;[.G250])" office:value-type="string" office:string-value="20301211-K" calcext:value-type="string">
            <text:p>20301211-K</text:p>
          </table:table-cell>
          <table:table-cell office:value-type="string" calcext:value-type="string">
            <text:p>5.5</text:p>
          </table:table-cell>
          <table:table-cell table:style-name="ce26" table:formula="of:=VALUE(MID([.I250];1;1))+IFERROR(VALUE(MID([.I250];3;1))/10;0)" office:value-type="float" office:value="5.5" calcext:value-type="float">
            <text:p>5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39" calcext:value-type="float">
            <text:p>20133539</text:p>
          </table:table-cell>
          <table:table-cell office:value-type="float" office:value="6" calcext:value-type="float">
            <text:p>6</text:p>
          </table:table-cell>
          <table:table-cell table:formula="of:=CONCATENATE([.F251];&quot;-&quot;;[.G251])" office:value-type="string" office:string-value="20133539-6" calcext:value-type="string">
            <text:p>20133539-6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51];1;1))+IFERROR(VALUE(MID([.I251];3;1))/10;0)" office:value-type="float" office:value="5" calcext:value-type="float">
            <text:p>5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57" calcext:value-type="float">
            <text:p>20133957</text:p>
          </table:table-cell>
          <table:table-cell office:value-type="string" calcext:value-type="string">
            <text:p>K</text:p>
          </table:table-cell>
          <table:table-cell table:formula="of:=CONCATENATE([.F252];&quot;-&quot;;[.G252])" office:value-type="string" office:string-value="20133957-K" calcext:value-type="string">
            <text:p>20133957-K</text:p>
          </table:table-cell>
          <table:table-cell office:value-type="string" calcext:value-type="string">
            <text:p>5.6</text:p>
          </table:table-cell>
          <table:table-cell table:style-name="ce26" table:formula="of:=VALUE(MID([.I252];1;1))+IFERROR(VALUE(MID([.I252];3;1))/10;0)" office:value-type="float" office:value="5.6" calcext:value-type="float">
            <text:p>5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639" calcext:value-type="float">
            <text:p>20133639</text:p>
          </table:table-cell>
          <table:table-cell office:value-type="float" office:value="2" calcext:value-type="float">
            <text:p>2</text:p>
          </table:table-cell>
          <table:table-cell table:formula="of:=CONCATENATE([.F253];&quot;-&quot;;[.G253])" office:value-type="string" office:string-value="20133639-2" calcext:value-type="string">
            <text:p>20133639-2</text:p>
          </table:table-cell>
          <table:table-cell office:value-type="string" calcext:value-type="string">
            <text:p>5.1</text:p>
          </table:table-cell>
          <table:table-cell table:style-name="ce26" table:formula="of:=VALUE(MID([.I253];1;1))+IFERROR(VALUE(MID([.I253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320552" calcext:value-type="float">
            <text:p>20320552</text:p>
          </table:table-cell>
          <table:table-cell office:value-type="string" calcext:value-type="string">
            <text:p>K</text:p>
          </table:table-cell>
          <table:table-cell table:formula="of:=CONCATENATE([.F254];&quot;-&quot;;[.G254])" office:value-type="string" office:string-value="20320552-K" calcext:value-type="string">
            <text:p>20320552-K</text:p>
          </table:table-cell>
          <table:table-cell office:value-type="string" calcext:value-type="string">
            <text:p>5.5</text:p>
          </table:table-cell>
          <table:table-cell table:style-name="ce26" table:formula="of:=VALUE(MID([.I254];1;1))+IFERROR(VALUE(MID([.I254];3;1))/10;0)"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12" calcext:value-type="float">
            <text:p>20407912</text:p>
          </table:table-cell>
          <table:table-cell office:value-type="float" office:value="9" calcext:value-type="float">
            <text:p>9</text:p>
          </table:table-cell>
          <table:table-cell table:formula="of:=CONCATENATE([.F255];&quot;-&quot;;[.G255])" office:value-type="string" office:string-value="20407912-9" calcext:value-type="string">
            <text:p>20407912-9</text:p>
          </table:table-cell>
          <table:table-cell office:value-type="string" calcext:value-type="string">
            <text:p>5.4</text:p>
          </table:table-cell>
          <table:table-cell table:style-name="ce26" table:formula="of:=VALUE(MID([.I255];1;1))+IFERROR(VALUE(MID([.I255];3;1))/10;0)" office:value-type="float" office:value="5.4" calcext:value-type="float">
            <text:p>5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301727" calcext:value-type="float">
            <text:p>20301727</text:p>
          </table:table-cell>
          <table:table-cell office:value-type="float" office:value="8" calcext:value-type="float">
            <text:p>8</text:p>
          </table:table-cell>
          <table:table-cell table:formula="of:=CONCATENATE([.F256];&quot;-&quot;;[.G256])" office:value-type="string" office:string-value="20301727-8" calcext:value-type="string">
            <text:p>20301727-8</text:p>
          </table:table-cell>
          <table:table-cell office:value-type="string" calcext:value-type="string">
            <text:p>5.1</text:p>
          </table:table-cell>
          <table:table-cell table:style-name="ce26" table:formula="of:=VALUE(MID([.I256];1;1))+IFERROR(VALUE(MID([.I256];3;1))/10;0)" office:value-type="float" office:value="5.1" calcext:value-type="float">
            <text:p>5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173" calcext:value-type="float">
            <text:p>20133173</text:p>
          </table:table-cell>
          <table:table-cell office:value-type="float" office:value="0" calcext:value-type="float">
            <text:p>0</text:p>
          </table:table-cell>
          <table:table-cell table:formula="of:=CONCATENATE([.F257];&quot;-&quot;;[.G257])" office:value-type="string" office:string-value="20133173-0" calcext:value-type="string">
            <text:p>20133173-0</text:p>
          </table:table-cell>
          <table:table-cell office:value-type="string" calcext:value-type="string">
            <text:p>4.8</text:p>
          </table:table-cell>
          <table:table-cell table:style-name="ce26" table:formula="of:=VALUE(MID([.I257];1;1))+IFERROR(VALUE(MID([.I257];3;1))/10;0)" office:value-type="float" office:value="4.8" calcext:value-type="float">
            <text:p>4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47" calcext:value-type="float">
            <text:p>20133747</text:p>
          </table:table-cell>
          <table:table-cell office:value-type="string" calcext:value-type="string">
            <text:p>K</text:p>
          </table:table-cell>
          <table:table-cell table:formula="of:=CONCATENATE([.F258];&quot;-&quot;;[.G258])" office:value-type="string" office:string-value="20133747-K" calcext:value-type="string">
            <text:p>20133747-K</text:p>
          </table:table-cell>
          <table:table-cell office:value-type="string" calcext:value-type="string">
            <text:p>5.2</text:p>
          </table:table-cell>
          <table:table-cell table:style-name="ce26" table:formula="of:=VALUE(MID([.I258];1;1))+IFERROR(VALUE(MID([.I258];3;1))/10;0)" office:value-type="float" office:value="5.2" calcext:value-type="float">
            <text:p>5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655" calcext:value-type="float">
            <text:p>20133655</text:p>
          </table:table-cell>
          <table:table-cell office:value-type="float" office:value="4" calcext:value-type="float">
            <text:p>4</text:p>
          </table:table-cell>
          <table:table-cell table:formula="of:=CONCATENATE([.F259];&quot;-&quot;;[.G259])" office:value-type="string" office:string-value="20133655-4" calcext:value-type="string">
            <text:p>20133655-4</text:p>
          </table:table-cell>
          <table:table-cell office:value-type="string" calcext:value-type="string">
            <text:p>5.4</text:p>
          </table:table-cell>
          <table:table-cell table:style-name="ce26" table:formula="of:=VALUE(MID([.I259];1;1))+IFERROR(VALUE(MID([.I259];3;1))/10;0)" office:value-type="float" office:value="5.4" calcext:value-type="float">
            <text:p>5.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55" calcext:value-type="float">
            <text:p>20133955</text:p>
          </table:table-cell>
          <table:table-cell office:value-type="float" office:value="3" calcext:value-type="float">
            <text:p>3</text:p>
          </table:table-cell>
          <table:table-cell table:formula="of:=CONCATENATE([.F260];&quot;-&quot;;[.G260])" office:value-type="string" office:string-value="20133955-3" calcext:value-type="string">
            <text:p>20133955-3</text:p>
          </table:table-cell>
          <table:table-cell office:value-type="string" calcext:value-type="string">
            <text:p>5.1</text:p>
          </table:table-cell>
          <table:table-cell table:style-name="ce26" table:formula="of:=VALUE(MID([.I260];1;1))+IFERROR(VALUE(MID([.I260];3;1))/10;0)" office:value-type="float" office:value="5.1" calcext:value-type="float">
            <text:p>5.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19888203" calcext:value-type="float">
            <text:p>19888203</text:p>
          </table:table-cell>
          <table:table-cell office:value-type="float" office:value="8" calcext:value-type="float">
            <text:p>8</text:p>
          </table:table-cell>
          <table:table-cell table:formula="of:=CONCATENATE([.F261];&quot;-&quot;;[.G261])" office:value-type="string" office:string-value="19888203-8" calcext:value-type="string">
            <text:p>19888203-8</text:p>
          </table:table-cell>
          <table:table-cell office:value-type="string" calcext:value-type="string">
            <text:p>5.6</text:p>
          </table:table-cell>
          <table:table-cell table:style-name="ce26" table:formula="of:=VALUE(MID([.I261];1;1))+IFERROR(VALUE(MID([.I261];3;1))/10;0)" office:value-type="float" office:value="5.6" calcext:value-type="float">
            <text:p>5.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068107" calcext:value-type="float">
            <text:p>20068107</text:p>
          </table:table-cell>
          <table:table-cell office:value-type="string" calcext:value-type="string">
            <text:p>K</text:p>
          </table:table-cell>
          <table:table-cell table:formula="of:=CONCATENATE([.F262];&quot;-&quot;;[.G262])" office:value-type="string" office:string-value="20068107-K" calcext:value-type="string">
            <text:p>20068107-K</text:p>
          </table:table-cell>
          <table:table-cell office:value-type="string" calcext:value-type="string">
            <text:p>5.3</text:p>
          </table:table-cell>
          <table:table-cell table:style-name="ce26" table:formula="of:=VALUE(MID([.I262];1;1))+IFERROR(VALUE(MID([.I262];3;1))/10;0)" office:value-type="float" office:value="5.3" calcext:value-type="float">
            <text:p>5.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88" calcext:value-type="float">
            <text:p>20133488</text:p>
          </table:table-cell>
          <table:table-cell office:value-type="float" office:value="8" calcext:value-type="float">
            <text:p>8</text:p>
          </table:table-cell>
          <table:table-cell table:formula="of:=CONCATENATE([.F263];&quot;-&quot;;[.G263])" office:value-type="string" office:string-value="20133488-8" calcext:value-type="string">
            <text:p>20133488-8</text:p>
          </table:table-cell>
          <table:table-cell office:value-type="string" calcext:value-type="string">
            <text:p>5.8</text:p>
          </table:table-cell>
          <table:table-cell table:style-name="ce26" table:formula="of:=VALUE(MID([.I263];1;1))+IFERROR(VALUE(MID([.I263];3;1))/10;0)" office:value-type="float" office:value="5.8" calcext:value-type="float">
            <text:p>5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77" calcext:value-type="float">
            <text:p>20133877</text:p>
          </table:table-cell>
          <table:table-cell office:value-type="float" office:value="8" calcext:value-type="float">
            <text:p>8</text:p>
          </table:table-cell>
          <table:table-cell table:formula="of:=CONCATENATE([.F264];&quot;-&quot;;[.G264])" office:value-type="string" office:string-value="20133877-8" calcext:value-type="string">
            <text:p>20133877-8</text:p>
          </table:table-cell>
          <table:table-cell office:value-type="string" calcext:value-type="string">
            <text:p>5.8</text:p>
          </table:table-cell>
          <table:table-cell table:style-name="ce26" table:formula="of:=VALUE(MID([.I264];1;1))+IFERROR(VALUE(MID([.I264];3;1))/10;0)" office:value-type="float" office:value="5.8" calcext:value-type="float">
            <text:p>5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142" calcext:value-type="float">
            <text:p>20133142</text:p>
          </table:table-cell>
          <table:table-cell office:value-type="float" office:value="0" calcext:value-type="float">
            <text:p>0</text:p>
          </table:table-cell>
          <table:table-cell table:formula="of:=CONCATENATE([.F265];&quot;-&quot;;[.G265])" office:value-type="string" office:string-value="20133142-0" calcext:value-type="string">
            <text:p>20133142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65];1;1))+IFERROR(VALUE(MID([.I265];3;1))/10;0)" office:value-type="float" office:value="5" calcext:value-type="float">
            <text:p>5.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408113" calcext:value-type="float">
            <text:p>20408113</text:p>
          </table:table-cell>
          <table:table-cell office:value-type="float" office:value="1" calcext:value-type="float">
            <text:p>1</text:p>
          </table:table-cell>
          <table:table-cell table:formula="of:=CONCATENATE([.F266];&quot;-&quot;;[.G266])" office:value-type="string" office:string-value="20408113-1" calcext:value-type="string">
            <text:p>20408113-1</text:p>
          </table:table-cell>
          <table:table-cell office:value-type="string" calcext:value-type="string">
            <text:p>5.5</text:p>
          </table:table-cell>
          <table:table-cell table:style-name="ce26" table:formula="of:=VALUE(MID([.I266];1;1))+IFERROR(VALUE(MID([.I266];3;1))/10;0)" office:value-type="float" office:value="5.5" calcext:value-type="float">
            <text:p>5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302263" calcext:value-type="float">
            <text:p>20302263</text:p>
          </table:table-cell>
          <table:table-cell office:value-type="float" office:value="8" calcext:value-type="float">
            <text:p>8</text:p>
          </table:table-cell>
          <table:table-cell table:formula="of:=CONCATENATE([.F267];&quot;-&quot;;[.G267])" office:value-type="string" office:string-value="20302263-8" calcext:value-type="string">
            <text:p>20302263-8</text:p>
          </table:table-cell>
          <table:table-cell office:value-type="string" calcext:value-type="string">
            <text:p>4.7</text:p>
          </table:table-cell>
          <table:table-cell table:style-name="ce26" table:formula="of:=VALUE(MID([.I267];1;1))+IFERROR(VALUE(MID([.I267];3;1))/10;0)" office:value-type="float" office:value="4.7" calcext:value-type="float">
            <text:p>4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office:value-type="float" office:value="20133321" calcext:value-type="float">
            <text:p>20133321</text:p>
          </table:table-cell>
          <table:table-cell office:value-type="float" office:value="0" calcext:value-type="float">
            <text:p>0</text:p>
          </table:table-cell>
          <table:table-cell table:formula="of:=CONCATENATE([.F268];&quot;-&quot;;[.G268])" office:value-type="string" office:string-value="20133321-0" calcext:value-type="string">
            <text:p>20133321-0</text:p>
          </table:table-cell>
          <table:table-cell office:value-type="string" calcext:value-type="string">
            <text:p>5.5</text:p>
          </table:table-cell>
          <table:table-cell table:style-name="ce26" table:formula="of:=VALUE(MID([.I268];1;1))+IFERROR(VALUE(MID([.I268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133226" calcext:value-type="float">
            <text:p>20133226</text:p>
          </table:table-cell>
          <table:table-cell office:value-type="float" office:value="5" calcext:value-type="float">
            <text:p>5</text:p>
          </table:table-cell>
          <table:table-cell table:formula="of:=CONCATENATE([.F269];&quot;-&quot;;[.G269])" office:value-type="string" office:string-value="20133226-5" calcext:value-type="string">
            <text:p>20133226-5</text:p>
          </table:table-cell>
          <table:table-cell office:value-type="string" calcext:value-type="string">
            <text:p>5.8</text:p>
          </table:table-cell>
          <table:table-cell table:style-name="ce26" table:formula="of:=VALUE(MID([.I269];1;1))+IFERROR(VALUE(MID([.I269];3;1))/10;0)" office:value-type="float" office:value="5.8" calcext:value-type="float">
            <text:p>5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87" calcext:value-type="float">
            <text:p>20407987</text:p>
          </table:table-cell>
          <table:table-cell office:value-type="float" office:value="0" calcext:value-type="float">
            <text:p>0</text:p>
          </table:table-cell>
          <table:table-cell table:formula="of:=CONCATENATE([.F270];&quot;-&quot;;[.G270])" office:value-type="string" office:string-value="20407987-0" calcext:value-type="string">
            <text:p>20407987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70];1;1))+IFERROR(VALUE(MID([.I270];3;1))/10;0)" office:value-type="float" office:value="5" calcext:value-type="float">
            <text:p>5.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301754" calcext:value-type="float">
            <text:p>20301754</text:p>
          </table:table-cell>
          <table:table-cell office:value-type="float" office:value="5" calcext:value-type="float">
            <text:p>5</text:p>
          </table:table-cell>
          <table:table-cell table:formula="of:=CONCATENATE([.F271];&quot;-&quot;;[.G271])" office:value-type="string" office:string-value="20301754-5" calcext:value-type="string">
            <text:p>20301754-5</text:p>
          </table:table-cell>
          <table:table-cell office:value-type="string" calcext:value-type="string">
            <text:p>6.1</text:p>
          </table:table-cell>
          <table:table-cell table:style-name="ce26" table:formula="of:=VALUE(MID([.I271];1;1))+IFERROR(VALUE(MID([.I271];3;1))/10;0)" office:value-type="float" office:value="6.1" calcext:value-type="float">
            <text:p>6.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330198" calcext:value-type="float">
            <text:p>20330198</text:p>
          </table:table-cell>
          <table:table-cell office:value-type="float" office:value="7" calcext:value-type="float">
            <text:p>7</text:p>
          </table:table-cell>
          <table:table-cell table:formula="of:=CONCATENATE([.F272];&quot;-&quot;;[.G272])" office:value-type="string" office:string-value="20330198-7" calcext:value-type="string">
            <text:p>20330198-7</text:p>
          </table:table-cell>
          <table:table-cell office:value-type="string" calcext:value-type="string">
            <text:p>5.8</text:p>
          </table:table-cell>
          <table:table-cell table:style-name="ce26" table:formula="of:=VALUE(MID([.I272];1;1))+IFERROR(VALUE(MID([.I272];3;1))/10;0)" office:value-type="float" office:value="5.8" calcext:value-type="float">
            <text:p>5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95" calcext:value-type="float">
            <text:p>20133795</text:p>
          </table:table-cell>
          <table:table-cell office:value-type="string" calcext:value-type="string">
            <text:p>K</text:p>
          </table:table-cell>
          <table:table-cell table:formula="of:=CONCATENATE([.F273];&quot;-&quot;;[.G273])" office:value-type="string" office:string-value="20133795-K" calcext:value-type="string">
            <text:p>20133795-K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73];1;1))+IFERROR(VALUE(MID([.I273];3;1))/10;0)" office:value-type="float" office:value="6" calcext:value-type="float">
            <text:p>6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71" calcext:value-type="float">
            <text:p>20133571</text:p>
          </table:table-cell>
          <table:table-cell office:value-type="string" calcext:value-type="string">
            <text:p>K</text:p>
          </table:table-cell>
          <table:table-cell table:formula="of:=CONCATENATE([.F274];&quot;-&quot;;[.G274])" office:value-type="string" office:string-value="20133571-K" calcext:value-type="string">
            <text:p>20133571-K</text:p>
          </table:table-cell>
          <table:table-cell office:value-type="string" calcext:value-type="string">
            <text:p>5.4</text:p>
          </table:table-cell>
          <table:table-cell table:style-name="ce26" table:formula="of:=VALUE(MID([.I274];1;1))+IFERROR(VALUE(MID([.I274];3;1))/10;0)"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133027" calcext:value-type="float">
            <text:p>20133027</text:p>
          </table:table-cell>
          <table:table-cell office:value-type="float" office:value="0" calcext:value-type="float">
            <text:p>0</text:p>
          </table:table-cell>
          <table:table-cell table:formula="of:=CONCATENATE([.F275];&quot;-&quot;;[.G275])" office:value-type="string" office:string-value="20133027-0" calcext:value-type="string">
            <text:p>20133027-0</text:p>
          </table:table-cell>
          <table:table-cell office:value-type="string" calcext:value-type="string">
            <text:p>4.5</text:p>
          </table:table-cell>
          <table:table-cell table:style-name="ce26" table:formula="of:=VALUE(MID([.I275];1;1))+IFERROR(VALUE(MID([.I275];3;1))/10;0)" office:value-type="float" office:value="4.5" calcext:value-type="float">
            <text:p>4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19887609" calcext:value-type="float">
            <text:p>19887609</text:p>
          </table:table-cell>
          <table:table-cell office:value-type="float" office:value="7" calcext:value-type="float">
            <text:p>7</text:p>
          </table:table-cell>
          <table:table-cell table:formula="of:=CONCATENATE([.F276];&quot;-&quot;;[.G276])" office:value-type="string" office:string-value="19887609-7" calcext:value-type="string">
            <text:p>19887609-7</text:p>
          </table:table-cell>
          <table:table-cell office:value-type="string" calcext:value-type="string">
            <text:p>5.1</text:p>
          </table:table-cell>
          <table:table-cell table:style-name="ce26" table:formula="of:=VALUE(MID([.I276];1;1))+IFERROR(VALUE(MID([.I276];3;1))/10;0)" office:value-type="float" office:value="5.1" calcext:value-type="float">
            <text:p>5.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139811" calcext:value-type="float">
            <text:p>20139811</text:p>
          </table:table-cell>
          <table:table-cell office:value-type="float" office:value="8" calcext:value-type="float">
            <text:p>8</text:p>
          </table:table-cell>
          <table:table-cell table:formula="of:=CONCATENATE([.F277];&quot;-&quot;;[.G277])" office:value-type="string" office:string-value="20139811-8" calcext:value-type="string">
            <text:p>20139811-8</text:p>
          </table:table-cell>
          <table:table-cell office:value-type="string" calcext:value-type="string">
            <text:p>5.1</text:p>
          </table:table-cell>
          <table:table-cell table:style-name="ce26" table:formula="of:=VALUE(MID([.I277];1;1))+IFERROR(VALUE(MID([.I277];3;1))/10;0)" office:value-type="float" office:value="5.1" calcext:value-type="float">
            <text:p>5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134029" calcext:value-type="float">
            <text:p>20134029</text:p>
          </table:table-cell>
          <table:table-cell office:value-type="float" office:value="2" calcext:value-type="float">
            <text:p>2</text:p>
          </table:table-cell>
          <table:table-cell table:formula="of:=CONCATENATE([.F278];&quot;-&quot;;[.G278])" office:value-type="string" office:string-value="20134029-2" calcext:value-type="string">
            <text:p>20134029-2</text:p>
          </table:table-cell>
          <table:table-cell office:value-type="string" calcext:value-type="string">
            <text:p>4.7</text:p>
          </table:table-cell>
          <table:table-cell table:style-name="ce26" table:formula="of:=VALUE(MID([.I278];1;1))+IFERROR(VALUE(MID([.I278];3;1))/10;0)" office:value-type="float" office:value="4.7" calcext:value-type="float">
            <text:p>4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60" calcext:value-type="float">
            <text:p>20408060</text:p>
          </table:table-cell>
          <table:table-cell office:value-type="float" office:value="7" calcext:value-type="float">
            <text:p>7</text:p>
          </table:table-cell>
          <table:table-cell table:formula="of:=CONCATENATE([.F279];&quot;-&quot;;[.G279])" office:value-type="string" office:string-value="20408060-7" calcext:value-type="string">
            <text:p>20408060-7</text:p>
          </table:table-cell>
          <table:table-cell office:value-type="string" calcext:value-type="string">
            <text:p>4.9</text:p>
          </table:table-cell>
          <table:table-cell table:style-name="ce26" table:formula="of:=VALUE(MID([.I279];1;1))+IFERROR(VALUE(MID([.I279];3;1))/10;0)" office:value-type="float" office:value="4.9" calcext:value-type="float">
            <text:p>4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19887137" calcext:value-type="float">
            <text:p>19887137</text:p>
          </table:table-cell>
          <table:table-cell office:value-type="float" office:value="0" calcext:value-type="float">
            <text:p>0</text:p>
          </table:table-cell>
          <table:table-cell table:formula="of:=CONCATENATE([.F280];&quot;-&quot;;[.G280])" office:value-type="string" office:string-value="19887137-0" calcext:value-type="string">
            <text:p>19887137-0</text:p>
          </table:table-cell>
          <table:table-cell office:value-type="string" calcext:value-type="string">
            <text:p>4.8</text:p>
          </table:table-cell>
          <table:table-cell table:style-name="ce26" table:formula="of:=VALUE(MID([.I280];1;1))+IFERROR(VALUE(MID([.I280];3;1))/10;0)" office:value-type="float" office:value="4.8" calcext:value-type="float">
            <text:p>4.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05" calcext:value-type="float">
            <text:p>20133705</text:p>
          </table:table-cell>
          <table:table-cell office:value-type="float" office:value="4" calcext:value-type="float">
            <text:p>4</text:p>
          </table:table-cell>
          <table:table-cell table:formula="of:=CONCATENATE([.F281];&quot;-&quot;;[.G281])" office:value-type="string" office:string-value="20133705-4" calcext:value-type="string">
            <text:p>20133705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81];1;1))+IFERROR(VALUE(MID([.I281];3;1))/10;0)" office:value-type="float" office:value="5" calcext:value-type="float">
            <text:p>5.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48" calcext:value-type="float">
            <text:p>20408248</text:p>
          </table:table-cell>
          <table:table-cell office:value-type="float" office:value="0" calcext:value-type="float">
            <text:p>0</text:p>
          </table:table-cell>
          <table:table-cell table:formula="of:=CONCATENATE([.F282];&quot;-&quot;;[.G282])" office:value-type="string" office:string-value="20408248-0" calcext:value-type="string">
            <text:p>20408248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82];1;1))+IFERROR(VALUE(MID([.I282];3;1))/10;0)" office:value-type="float" office:value="5" calcext:value-type="float">
            <text:p>5.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19900439" calcext:value-type="float">
            <text:p>19900439</text:p>
          </table:table-cell>
          <table:table-cell office:value-type="float" office:value="5" calcext:value-type="float">
            <text:p>5</text:p>
          </table:table-cell>
          <table:table-cell table:formula="of:=CONCATENATE([.F283];&quot;-&quot;;[.G283])" office:value-type="string" office:string-value="19900439-5" calcext:value-type="string">
            <text:p>19900439-5</text:p>
          </table:table-cell>
          <table:table-cell office:value-type="string" calcext:value-type="string">
            <text:p>5.7</text:p>
          </table:table-cell>
          <table:table-cell table:style-name="ce26" table:formula="of:=VALUE(MID([.I283];1;1))+IFERROR(VALUE(MID([.I283];3;1))/10;0)" office:value-type="float" office:value="5.7" calcext:value-type="float">
            <text:p>5.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089651" calcext:value-type="float">
            <text:p>20089651</text:p>
          </table:table-cell>
          <table:table-cell office:value-type="float" office:value="3" calcext:value-type="float">
            <text:p>3</text:p>
          </table:table-cell>
          <table:table-cell table:formula="of:=CONCATENATE([.F284];&quot;-&quot;;[.G284])" office:value-type="string" office:string-value="20089651-3" calcext:value-type="string">
            <text:p>20089651-3</text:p>
          </table:table-cell>
          <table:table-cell office:value-type="string" calcext:value-type="string">
            <text:p>5.3</text:p>
          </table:table-cell>
          <table:table-cell table:style-name="ce26" table:formula="of:=VALUE(MID([.I284];1;1))+IFERROR(VALUE(MID([.I284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66" calcext:value-type="float">
            <text:p>20407966</text:p>
          </table:table-cell>
          <table:table-cell office:value-type="float" office:value="8" calcext:value-type="float">
            <text:p>8</text:p>
          </table:table-cell>
          <table:table-cell table:formula="of:=CONCATENATE([.F285];&quot;-&quot;;[.G285])" office:value-type="string" office:string-value="20407966-8" calcext:value-type="string">
            <text:p>20407966-8</text:p>
          </table:table-cell>
          <table:table-cell office:value-type="string" calcext:value-type="string">
            <text:p>5.7</text:p>
          </table:table-cell>
          <table:table-cell table:style-name="ce26" table:formula="of:=VALUE(MID([.I285];1;1))+IFERROR(VALUE(MID([.I285];3;1))/10;0)" office:value-type="float" office:value="5.7" calcext:value-type="float">
            <text:p>5.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251093" calcext:value-type="float">
            <text:p>20251093</text:p>
          </table:table-cell>
          <table:table-cell office:value-type="float" office:value="0" calcext:value-type="float">
            <text:p>0</text:p>
          </table:table-cell>
          <table:table-cell table:formula="of:=CONCATENATE([.F286];&quot;-&quot;;[.G286])" office:value-type="string" office:string-value="20251093-0" calcext:value-type="string">
            <text:p>20251093-0</text:p>
          </table:table-cell>
          <table:table-cell office:value-type="string" calcext:value-type="string">
            <text:p>4.9</text:p>
          </table:table-cell>
          <table:table-cell table:style-name="ce26" table:formula="of:=VALUE(MID([.I286];1;1))+IFERROR(VALUE(MID([.I286];3;1))/10;0)" office:value-type="float" office:value="4.9" calcext:value-type="float">
            <text:p>4.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84" calcext:value-type="float">
            <text:p>20408284</text:p>
          </table:table-cell>
          <table:table-cell office:value-type="float" office:value="7" calcext:value-type="float">
            <text:p>7</text:p>
          </table:table-cell>
          <table:table-cell table:formula="of:=CONCATENATE([.F287];&quot;-&quot;;[.G287])" office:value-type="string" office:string-value="20408284-7" calcext:value-type="string">
            <text:p>20408284-7</text:p>
          </table:table-cell>
          <table:table-cell office:value-type="string" calcext:value-type="string">
            <text:p>5.3</text:p>
          </table:table-cell>
          <table:table-cell table:style-name="ce26" table:formula="of:=VALUE(MID([.I287];1;1))+IFERROR(VALUE(MID([.I287];3;1))/10;0)" office:value-type="float" office:value="5.3" calcext:value-type="float">
            <text:p>5.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301637" calcext:value-type="float">
            <text:p>20301637</text:p>
          </table:table-cell>
          <table:table-cell office:value-type="float" office:value="9" calcext:value-type="float">
            <text:p>9</text:p>
          </table:table-cell>
          <table:table-cell table:formula="of:=CONCATENATE([.F288];&quot;-&quot;;[.G288])" office:value-type="string" office:string-value="20301637-9" calcext:value-type="string">
            <text:p>20301637-9</text:p>
          </table:table-cell>
          <table:table-cell office:value-type="string" calcext:value-type="string">
            <text:p>6.1</text:p>
          </table:table-cell>
          <table:table-cell table:style-name="ce26" table:formula="of:=VALUE(MID([.I288];1;1))+IFERROR(VALUE(MID([.I288];3;1))/10;0)" office:value-type="float" office:value="6.1" calcext:value-type="float">
            <text:p>6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29" calcext:value-type="float">
            <text:p>20407929</text:p>
          </table:table-cell>
          <table:table-cell office:value-type="float" office:value="3" calcext:value-type="float">
            <text:p>3</text:p>
          </table:table-cell>
          <table:table-cell table:formula="of:=CONCATENATE([.F289];&quot;-&quot;;[.G289])" office:value-type="string" office:string-value="20407929-3" calcext:value-type="string">
            <text:p>20407929-3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289];1;1))+IFERROR(VALUE(MID([.I289];3;1))/10;0)" office:value-type="float" office:value="5" calcext:value-type="float">
            <text:p>5.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04" calcext:value-type="float">
            <text:p>20133804</text:p>
          </table:table-cell>
          <table:table-cell office:value-type="float" office:value="2" calcext:value-type="float">
            <text:p>2</text:p>
          </table:table-cell>
          <table:table-cell table:formula="of:=CONCATENATE([.F290];&quot;-&quot;;[.G290])" office:value-type="string" office:string-value="20133804-2" calcext:value-type="string">
            <text:p>20133804-2</text:p>
          </table:table-cell>
          <table:table-cell office:value-type="string" calcext:value-type="string">
            <text:p>5.7</text:p>
          </table:table-cell>
          <table:table-cell table:style-name="ce26" table:formula="of:=VALUE(MID([.I290];1;1))+IFERROR(VALUE(MID([.I290];3;1))/10;0)" office:value-type="float" office:value="5.7" calcext:value-type="float">
            <text:p>5.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408137" calcext:value-type="float">
            <text:p>20408137</text:p>
          </table:table-cell>
          <table:table-cell office:value-type="float" office:value="9" calcext:value-type="float">
            <text:p>9</text:p>
          </table:table-cell>
          <table:table-cell table:formula="of:=CONCATENATE([.F291];&quot;-&quot;;[.G291])" office:value-type="string" office:string-value="20408137-9" calcext:value-type="string">
            <text:p>20408137-9</text:p>
          </table:table-cell>
          <table:table-cell office:value-type="string" calcext:value-type="string">
            <text:p>5.1</text:p>
          </table:table-cell>
          <table:table-cell table:style-name="ce26" table:formula="of:=VALUE(MID([.I291];1;1))+IFERROR(VALUE(MID([.I291];3;1))/10;0)"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070475" calcext:value-type="float">
            <text:p>20070475</text:p>
          </table:table-cell>
          <table:table-cell office:value-type="float" office:value="4" calcext:value-type="float">
            <text:p>4</text:p>
          </table:table-cell>
          <table:table-cell table:formula="of:=CONCATENATE([.F292];&quot;-&quot;;[.G292])" office:value-type="string" office:string-value="20070475-4" calcext:value-type="string">
            <text:p>20070475-4</text:p>
          </table:table-cell>
          <table:table-cell office:value-type="string" calcext:value-type="string">
            <text:p>5.3</text:p>
          </table:table-cell>
          <table:table-cell table:style-name="ce26" table:formula="of:=VALUE(MID([.I292];1;1))+IFERROR(VALUE(MID([.I292];3;1))/10;0)" office:value-type="float" office:value="5.3" calcext:value-type="float">
            <text:p>5.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30" calcext:value-type="float">
            <text:p>20408230</text:p>
          </table:table-cell>
          <table:table-cell office:value-type="float" office:value="8" calcext:value-type="float">
            <text:p>8</text:p>
          </table:table-cell>
          <table:table-cell table:formula="of:=CONCATENATE([.F293];&quot;-&quot;;[.G293])" office:value-type="string" office:string-value="20408230-8" calcext:value-type="string">
            <text:p>20408230-8</text:p>
          </table:table-cell>
          <table:table-cell office:value-type="string" calcext:value-type="string">
            <text:p>5.5</text:p>
          </table:table-cell>
          <table:table-cell table:style-name="ce26" table:formula="of:=VALUE(MID([.I293];1;1))+IFERROR(VALUE(MID([.I293];3;1))/10;0)" office:value-type="float" office:value="5.5" calcext:value-type="float">
            <text:p>5.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242" calcext:value-type="float">
            <text:p>20133242</text:p>
          </table:table-cell>
          <table:table-cell office:value-type="float" office:value="7" calcext:value-type="float">
            <text:p>7</text:p>
          </table:table-cell>
          <table:table-cell table:formula="of:=CONCATENATE([.F294];&quot;-&quot;;[.G294])" office:value-type="string" office:string-value="20133242-7" calcext:value-type="string">
            <text:p>20133242-7</text:p>
          </table:table-cell>
          <table:table-cell office:value-type="string" calcext:value-type="string">
            <text:p>6.3</text:p>
          </table:table-cell>
          <table:table-cell table:style-name="ce26" table:formula="of:=VALUE(MID([.I294];1;1))+IFERROR(VALUE(MID([.I294];3;1))/10;0)" office:value-type="float" office:value="6.3" calcext:value-type="float">
            <text:p>6.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329013" calcext:value-type="float">
            <text:p>20329013</text:p>
          </table:table-cell>
          <table:table-cell office:value-type="float" office:value="6" calcext:value-type="float">
            <text:p>6</text:p>
          </table:table-cell>
          <table:table-cell table:formula="of:=CONCATENATE([.F295];&quot;-&quot;;[.G295])" office:value-type="string" office:string-value="20329013-6" calcext:value-type="string">
            <text:p>20329013-6</text:p>
          </table:table-cell>
          <table:table-cell office:value-type="string" calcext:value-type="string">
            <text:p>5.7</text:p>
          </table:table-cell>
          <table:table-cell table:style-name="ce26" table:formula="of:=VALUE(MID([.I295];1;1))+IFERROR(VALUE(MID([.I295];3;1))/10;0)" office:value-type="float" office:value="5.7" calcext:value-type="float">
            <text:p>5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155" calcext:value-type="float">
            <text:p>20133155</text:p>
          </table:table-cell>
          <table:table-cell office:value-type="float" office:value="2" calcext:value-type="float">
            <text:p>2</text:p>
          </table:table-cell>
          <table:table-cell table:formula="of:=CONCATENATE([.F296];&quot;-&quot;;[.G296])" office:value-type="string" office:string-value="20133155-2" calcext:value-type="string">
            <text:p>20133155-2</text:p>
          </table:table-cell>
          <table:table-cell office:value-type="string" calcext:value-type="string">
            <text:p>5.4</text:p>
          </table:table-cell>
          <table:table-cell table:style-name="ce26" table:formula="of:=VALUE(MID([.I296];1;1))+IFERROR(VALUE(MID([.I296];3;1))/10;0)" office:value-type="float" office:value="5.4" calcext:value-type="float">
            <text:p>5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300596" calcext:value-type="float">
            <text:p>20300596</text:p>
          </table:table-cell>
          <table:table-cell office:value-type="float" office:value="2" calcext:value-type="float">
            <text:p>2</text:p>
          </table:table-cell>
          <table:table-cell table:formula="of:=CONCATENATE([.F297];&quot;-&quot;;[.G297])" office:value-type="string" office:string-value="20300596-2" calcext:value-type="string">
            <text:p>20300596-2</text:p>
          </table:table-cell>
          <table:table-cell office:value-type="string" calcext:value-type="string">
            <text:p>6.7</text:p>
          </table:table-cell>
          <table:table-cell table:style-name="ce26" table:formula="of:=VALUE(MID([.I297];1;1))+IFERROR(VALUE(MID([.I297];3;1))/10;0)" office:value-type="float" office:value="6.7" calcext:value-type="float">
            <text:p>6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089880" calcext:value-type="float">
            <text:p>20089880</text:p>
          </table:table-cell>
          <table:table-cell office:value-type="string" calcext:value-type="string">
            <text:p>K</text:p>
          </table:table-cell>
          <table:table-cell table:formula="of:=CONCATENATE([.F298];&quot;-&quot;;[.G298])" office:value-type="string" office:string-value="20089880-K" calcext:value-type="string">
            <text:p>20089880-K</text:p>
          </table:table-cell>
          <table:table-cell office:value-type="float" office:value="6" calcext:value-type="float">
            <text:p>6</text:p>
          </table:table-cell>
          <table:table-cell table:style-name="ce26" table:formula="of:=VALUE(MID([.I298];1;1))+IFERROR(VALUE(MID([.I298];3;1))/10;0)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71" calcext:value-type="float">
            <text:p>20133871</text:p>
          </table:table-cell>
          <table:table-cell office:value-type="float" office:value="9" calcext:value-type="float">
            <text:p>9</text:p>
          </table:table-cell>
          <table:table-cell table:formula="of:=CONCATENATE([.F299];&quot;-&quot;;[.G299])" office:value-type="string" office:string-value="20133871-9" calcext:value-type="string">
            <text:p>20133871-9</text:p>
          </table:table-cell>
          <table:table-cell office:value-type="string" calcext:value-type="string">
            <text:p>5.5</text:p>
          </table:table-cell>
          <table:table-cell table:style-name="ce26" table:formula="of:=VALUE(MID([.I299];1;1))+IFERROR(VALUE(MID([.I299];3;1))/10;0)"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16" calcext:value-type="float">
            <text:p>20408016</text:p>
          </table:table-cell>
          <table:table-cell office:value-type="string" calcext:value-type="string">
            <text:p>K</text:p>
          </table:table-cell>
          <table:table-cell table:formula="of:=CONCATENATE([.F300];&quot;-&quot;;[.G300])" office:value-type="string" office:string-value="20408016-K" calcext:value-type="string">
            <text:p>20408016-K</text:p>
          </table:table-cell>
          <table:table-cell office:value-type="string" calcext:value-type="string">
            <text:p>6.1</text:p>
          </table:table-cell>
          <table:table-cell table:style-name="ce26" table:formula="of:=VALUE(MID([.I300];1;1))+IFERROR(VALUE(MID([.I300];3;1))/10;0)" office:value-type="float" office:value="6.1" calcext:value-type="float">
            <text:p>6.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338843" calcext:value-type="float">
            <text:p>20338843</text:p>
          </table:table-cell>
          <table:table-cell office:value-type="float" office:value="8" calcext:value-type="float">
            <text:p>8</text:p>
          </table:table-cell>
          <table:table-cell table:formula="of:=CONCATENATE([.F301];&quot;-&quot;;[.G301])" office:value-type="string" office:string-value="20338843-8" calcext:value-type="string">
            <text:p>20338843-8</text:p>
          </table:table-cell>
          <table:table-cell office:value-type="string" calcext:value-type="string">
            <text:p>5.6</text:p>
          </table:table-cell>
          <table:table-cell table:style-name="ce26" table:formula="of:=VALUE(MID([.I301];1;1))+IFERROR(VALUE(MID([.I301];3;1))/10;0)" office:value-type="float" office:value="5.6" calcext:value-type="float">
            <text:p>5.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308284" calcext:value-type="float">
            <text:p>20308284</text:p>
          </table:table-cell>
          <table:table-cell office:value-type="float" office:value="3" calcext:value-type="float">
            <text:p>3</text:p>
          </table:table-cell>
          <table:table-cell table:formula="of:=CONCATENATE([.F302];&quot;-&quot;;[.G302])" office:value-type="string" office:string-value="20308284-3" calcext:value-type="string">
            <text:p>20308284-3</text:p>
          </table:table-cell>
          <table:table-cell office:value-type="string" calcext:value-type="string">
            <text:p>5.7</text:p>
          </table:table-cell>
          <table:table-cell table:style-name="ce26" table:formula="of:=VALUE(MID([.I302];1;1))+IFERROR(VALUE(MID([.I302];3;1))/10;0)" office:value-type="float" office:value="5.7" calcext:value-type="float">
            <text:p>5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38" calcext:value-type="float">
            <text:p>20407738</text:p>
          </table:table-cell>
          <table:table-cell office:value-type="string" calcext:value-type="string">
            <text:p>K</text:p>
          </table:table-cell>
          <table:table-cell table:formula="of:=CONCATENATE([.F303];&quot;-&quot;;[.G303])" office:value-type="string" office:string-value="20407738-K" calcext:value-type="string">
            <text:p>20407738-K</text:p>
          </table:table-cell>
          <table:table-cell office:value-type="string" calcext:value-type="string">
            <text:p>6.2</text:p>
          </table:table-cell>
          <table:table-cell table:style-name="ce26" table:formula="of:=VALUE(MID([.I303];1;1))+IFERROR(VALUE(MID([.I303];3;1))/10;0)" office:value-type="float" office:value="6.2" calcext:value-type="float">
            <text:p>6.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87" calcext:value-type="float">
            <text:p>20407887</text:p>
          </table:table-cell>
          <table:table-cell office:value-type="float" office:value="4" calcext:value-type="float">
            <text:p>4</text:p>
          </table:table-cell>
          <table:table-cell table:formula="of:=CONCATENATE([.F304];&quot;-&quot;;[.G304])" office:value-type="string" office:string-value="20407887-4" calcext:value-type="string">
            <text:p>20407887-4</text:p>
          </table:table-cell>
          <table:table-cell office:value-type="string" calcext:value-type="string">
            <text:p>5.9</text:p>
          </table:table-cell>
          <table:table-cell table:style-name="ce26" table:formula="of:=VALUE(MID([.I304];1;1))+IFERROR(VALUE(MID([.I304];3;1))/10;0)" office:value-type="float" office:value="5.9" calcext:value-type="float">
            <text:p>5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88" calcext:value-type="float">
            <text:p>20133888</text:p>
          </table:table-cell>
          <table:table-cell office:value-type="float" office:value="3" calcext:value-type="float">
            <text:p>3</text:p>
          </table:table-cell>
          <table:table-cell table:formula="of:=CONCATENATE([.F305];&quot;-&quot;;[.G305])" office:value-type="string" office:string-value="20133888-3" calcext:value-type="string">
            <text:p>20133888-3</text:p>
          </table:table-cell>
          <table:table-cell office:value-type="string" calcext:value-type="string">
            <text:p>6.4</text:p>
          </table:table-cell>
          <table:table-cell table:style-name="ce26" table:formula="of:=VALUE(MID([.I305];1;1))+IFERROR(VALUE(MID([.I305];3;1))/10;0)" office:value-type="float" office:value="6.4" calcext:value-type="float">
            <text:p>6.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8354" calcext:value-type="float">
            <text:p>20408354</text:p>
          </table:table-cell>
          <table:table-cell office:value-type="float" office:value="1" calcext:value-type="float">
            <text:p>1</text:p>
          </table:table-cell>
          <table:table-cell table:formula="of:=CONCATENATE([.F306];&quot;-&quot;;[.G306])" office:value-type="string" office:string-value="20408354-1" calcext:value-type="string">
            <text:p>20408354-1</text:p>
          </table:table-cell>
          <table:table-cell office:value-type="string" calcext:value-type="string">
            <text:p>6.4</text:p>
          </table:table-cell>
          <table:table-cell table:style-name="ce26" table:formula="of:=VALUE(MID([.I306];1;1))+IFERROR(VALUE(MID([.I306];3;1))/10;0)" office:value-type="float" office:value="6.4" calcext:value-type="float">
            <text:p>6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23" calcext:value-type="float">
            <text:p>20133423</text:p>
          </table:table-cell>
          <table:table-cell office:value-type="float" office:value="3" calcext:value-type="float">
            <text:p>3</text:p>
          </table:table-cell>
          <table:table-cell table:formula="of:=CONCATENATE([.F307];&quot;-&quot;;[.G307])" office:value-type="string" office:string-value="20133423-3" calcext:value-type="string">
            <text:p>20133423-3</text:p>
          </table:table-cell>
          <table:table-cell office:value-type="string" calcext:value-type="string">
            <text:p>6.5</text:p>
          </table:table-cell>
          <table:table-cell table:style-name="ce26" table:formula="of:=VALUE(MID([.I307];1;1))+IFERROR(VALUE(MID([.I307];3;1))/10;0)" office:value-type="float" office:value="6.5" calcext:value-type="float">
            <text:p>6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70" calcext:value-type="float">
            <text:p>20408270</text:p>
          </table:table-cell>
          <table:table-cell office:value-type="float" office:value="7" calcext:value-type="float">
            <text:p>7</text:p>
          </table:table-cell>
          <table:table-cell table:formula="of:=CONCATENATE([.F308];&quot;-&quot;;[.G308])" office:value-type="string" office:string-value="20408270-7" calcext:value-type="string">
            <text:p>20408270-7</text:p>
          </table:table-cell>
          <table:table-cell office:value-type="string" calcext:value-type="string">
            <text:p>6.1</text:p>
          </table:table-cell>
          <table:table-cell table:style-name="ce26" table:formula="of:=VALUE(MID([.I308];1;1))+IFERROR(VALUE(MID([.I308];3;1))/10;0)" office:value-type="float" office:value="6.1" calcext:value-type="float">
            <text:p>6.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04" calcext:value-type="float">
            <text:p>20133904</text:p>
          </table:table-cell>
          <table:table-cell office:value-type="float" office:value="9" calcext:value-type="float">
            <text:p>9</text:p>
          </table:table-cell>
          <table:table-cell table:formula="of:=CONCATENATE([.F309];&quot;-&quot;;[.G309])" office:value-type="string" office:string-value="20133904-9" calcext:value-type="string">
            <text:p>20133904-9</text:p>
          </table:table-cell>
          <table:table-cell office:value-type="string" calcext:value-type="string">
            <text:p>6.5</text:p>
          </table:table-cell>
          <table:table-cell table:style-name="ce26" table:formula="of:=VALUE(MID([.I309];1;1))+IFERROR(VALUE(MID([.I309];3;1))/10;0)" office:value-type="float" office:value="6.5" calcext:value-type="float">
            <text:p>6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8418" calcext:value-type="float">
            <text:p>20408418</text:p>
          </table:table-cell>
          <table:table-cell office:value-type="float" office:value="1" calcext:value-type="float">
            <text:p>1</text:p>
          </table:table-cell>
          <table:table-cell table:formula="of:=CONCATENATE([.F310];&quot;-&quot;;[.G310])" office:value-type="string" office:string-value="20408418-1" calcext:value-type="string">
            <text:p>20408418-1</text:p>
          </table:table-cell>
          <table:table-cell office:value-type="string" calcext:value-type="string">
            <text:p>5.7</text:p>
          </table:table-cell>
          <table:table-cell table:style-name="ce26" table:formula="of:=VALUE(MID([.I310];1;1))+IFERROR(VALUE(MID([.I310];3;1))/10;0)" office:value-type="float" office:value="5.7" calcext:value-type="float">
            <text:p>5.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71" calcext:value-type="float">
            <text:p>20408071</text:p>
          </table:table-cell>
          <table:table-cell office:value-type="float" office:value="2" calcext:value-type="float">
            <text:p>2</text:p>
          </table:table-cell>
          <table:table-cell table:formula="of:=CONCATENATE([.F311];&quot;-&quot;;[.G311])" office:value-type="string" office:string-value="20408071-2" calcext:value-type="string">
            <text:p>20408071-2</text:p>
          </table:table-cell>
          <table:table-cell office:value-type="string" calcext:value-type="string">
            <text:p>5.8</text:p>
          </table:table-cell>
          <table:table-cell table:style-name="ce26" table:formula="of:=VALUE(MID([.I311];1;1))+IFERROR(VALUE(MID([.I311];3;1))/10;0)" office:value-type="float" office:value="5.8" calcext:value-type="float">
            <text:p>5.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67" calcext:value-type="float">
            <text:p>20133467</text:p>
          </table:table-cell>
          <table:table-cell office:value-type="float" office:value="5" calcext:value-type="float">
            <text:p>5</text:p>
          </table:table-cell>
          <table:table-cell table:formula="of:=CONCATENATE([.F312];&quot;-&quot;;[.G312])" office:value-type="string" office:string-value="20133467-5" calcext:value-type="string">
            <text:p>20133467-5</text:p>
          </table:table-cell>
          <table:table-cell office:value-type="string" calcext:value-type="string">
            <text:p>6.5</text:p>
          </table:table-cell>
          <table:table-cell table:style-name="ce26" table:formula="of:=VALUE(MID([.I312];1;1))+IFERROR(VALUE(MID([.I312];3;1))/10;0)" office:value-type="float" office:value="6.5" calcext:value-type="float">
            <text:p>6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26" calcext:value-type="float">
            <text:p>20407726</text:p>
          </table:table-cell>
          <table:table-cell office:value-type="float" office:value="6" calcext:value-type="float">
            <text:p>6</text:p>
          </table:table-cell>
          <table:table-cell table:formula="of:=CONCATENATE([.F313];&quot;-&quot;;[.G313])" office:value-type="string" office:string-value="20407726-6" calcext:value-type="string">
            <text:p>20407726-6</text:p>
          </table:table-cell>
          <table:table-cell office:value-type="string" calcext:value-type="string">
            <text:p>5.8</text:p>
          </table:table-cell>
          <table:table-cell table:style-name="ce26" table:formula="of:=VALUE(MID([.I313];1;1))+IFERROR(VALUE(MID([.I313];3;1))/10;0)" office:value-type="float" office:value="5.8" calcext:value-type="float">
            <text:p>5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2918" calcext:value-type="float">
            <text:p>20132918</text:p>
          </table:table-cell>
          <table:table-cell office:value-type="float" office:value="3" calcext:value-type="float">
            <text:p>3</text:p>
          </table:table-cell>
          <table:table-cell table:formula="of:=CONCATENATE([.F314];&quot;-&quot;;[.G314])" office:value-type="string" office:string-value="20132918-3" calcext:value-type="string">
            <text:p>20132918-3</text:p>
          </table:table-cell>
          <table:table-cell office:value-type="string" calcext:value-type="string">
            <text:p>6.2</text:p>
          </table:table-cell>
          <table:table-cell table:style-name="ce26" table:formula="of:=VALUE(MID([.I314];1;1))+IFERROR(VALUE(MID([.I314];3;1))/10;0)"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83" calcext:value-type="float">
            <text:p>20407783</text:p>
          </table:table-cell>
          <table:table-cell office:value-type="float" office:value="5" calcext:value-type="float">
            <text:p>5</text:p>
          </table:table-cell>
          <table:table-cell table:formula="of:=CONCATENATE([.F315];&quot;-&quot;;[.G315])" office:value-type="string" office:string-value="20407783-5" calcext:value-type="string">
            <text:p>20407783-5</text:p>
          </table:table-cell>
          <table:table-cell office:value-type="string" calcext:value-type="string">
            <text:p>5.6</text:p>
          </table:table-cell>
          <table:table-cell table:style-name="ce26" table:formula="of:=VALUE(MID([.I315];1;1))+IFERROR(VALUE(MID([.I315];3;1))/10;0)" office:value-type="float" office:value="5.6" calcext:value-type="float">
            <text:p>5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13" calcext:value-type="float">
            <text:p>20408213</text:p>
          </table:table-cell>
          <table:table-cell office:value-type="float" office:value="8" calcext:value-type="float">
            <text:p>8</text:p>
          </table:table-cell>
          <table:table-cell table:formula="of:=CONCATENATE([.F316];&quot;-&quot;;[.G316])" office:value-type="string" office:string-value="20408213-8" calcext:value-type="string">
            <text:p>20408213-8</text:p>
          </table:table-cell>
          <table:table-cell office:value-type="string" calcext:value-type="string">
            <text:p>6.2</text:p>
          </table:table-cell>
          <table:table-cell table:style-name="ce26" table:formula="of:=VALUE(MID([.I316];1;1))+IFERROR(VALUE(MID([.I316];3;1))/10;0)"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288537" calcext:value-type="float">
            <text:p>20288537</text:p>
          </table:table-cell>
          <table:table-cell office:value-type="float" office:value="3" calcext:value-type="float">
            <text:p>3</text:p>
          </table:table-cell>
          <table:table-cell table:formula="of:=CONCATENATE([.F317];&quot;-&quot;;[.G317])" office:value-type="string" office:string-value="20288537-3" calcext:value-type="string">
            <text:p>20288537-3</text:p>
          </table:table-cell>
          <table:table-cell office:value-type="string" calcext:value-type="string">
            <text:p>6.5</text:p>
          </table:table-cell>
          <table:table-cell table:style-name="ce26" table:formula="of:=VALUE(MID([.I317];1;1))+IFERROR(VALUE(MID([.I317];3;1))/10;0)"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8041" calcext:value-type="float">
            <text:p>20408041</text:p>
          </table:table-cell>
          <table:table-cell office:value-type="float" office:value="0" calcext:value-type="float">
            <text:p>0</text:p>
          </table:table-cell>
          <table:table-cell table:formula="of:=CONCATENATE([.F318];&quot;-&quot;;[.G318])" office:value-type="string" office:string-value="20408041-0" calcext:value-type="string">
            <text:p>20408041-0</text:p>
          </table:table-cell>
          <table:table-cell office:value-type="string" calcext:value-type="string">
            <text:p>5.7</text:p>
          </table:table-cell>
          <table:table-cell table:style-name="ce26" table:formula="of:=VALUE(MID([.I318];1;1))+IFERROR(VALUE(MID([.I318];3;1))/10;0)" office:value-type="float" office:value="5.7" calcext:value-type="float">
            <text:p>5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70" calcext:value-type="float">
            <text:p>20133770</text:p>
          </table:table-cell>
          <table:table-cell office:value-type="float" office:value="4" calcext:value-type="float">
            <text:p>4</text:p>
          </table:table-cell>
          <table:table-cell table:formula="of:=CONCATENATE([.F319];&quot;-&quot;;[.G319])" office:value-type="string" office:string-value="20133770-4" calcext:value-type="string">
            <text:p>20133770-4</text:p>
          </table:table-cell>
          <table:table-cell office:value-type="string" calcext:value-type="string">
            <text:p>6.3</text:p>
          </table:table-cell>
          <table:table-cell table:style-name="ce26" table:formula="of:=VALUE(MID([.I319];1;1))+IFERROR(VALUE(MID([.I319];3;1))/10;0)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330387" calcext:value-type="float">
            <text:p>20330387</text:p>
          </table:table-cell>
          <table:table-cell office:value-type="float" office:value="4" calcext:value-type="float">
            <text:p>4</text:p>
          </table:table-cell>
          <table:table-cell table:formula="of:=CONCATENATE([.F320];&quot;-&quot;;[.G320])" office:value-type="string" office:string-value="20330387-4" calcext:value-type="string">
            <text:p>20330387-4</text:p>
          </table:table-cell>
          <table:table-cell office:value-type="string" calcext:value-type="string">
            <text:p>5.8</text:p>
          </table:table-cell>
          <table:table-cell table:style-name="ce26" table:formula="of:=VALUE(MID([.I320];1;1))+IFERROR(VALUE(MID([.I320];3;1))/10;0)" office:value-type="float" office:value="5.8" calcext:value-type="float">
            <text:p>5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60" calcext:value-type="float">
            <text:p>20133960</text:p>
          </table:table-cell>
          <table:table-cell office:value-type="string" calcext:value-type="string">
            <text:p>K</text:p>
          </table:table-cell>
          <table:table-cell table:formula="of:=CONCATENATE([.F321];&quot;-&quot;;[.G321])" office:value-type="string" office:string-value="20133960-K" calcext:value-type="string">
            <text:p>20133960-K</text:p>
          </table:table-cell>
          <table:table-cell office:value-type="string" calcext:value-type="string">
            <text:p>5.7</text:p>
          </table:table-cell>
          <table:table-cell table:style-name="ce26" table:formula="of:=VALUE(MID([.I321];1;1))+IFERROR(VALUE(MID([.I321];3;1))/10;0)" office:value-type="float" office:value="5.7" calcext:value-type="float">
            <text:p>5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594" calcext:value-type="float">
            <text:p>20133594</text:p>
          </table:table-cell>
          <table:table-cell office:value-type="float" office:value="9" calcext:value-type="float">
            <text:p>9</text:p>
          </table:table-cell>
          <table:table-cell table:formula="of:=CONCATENATE([.F322];&quot;-&quot;;[.G322])" office:value-type="string" office:string-value="20133594-9" calcext:value-type="string">
            <text:p>20133594-9</text:p>
          </table:table-cell>
          <table:table-cell office:value-type="string" calcext:value-type="string">
            <text:p>6.2</text:p>
          </table:table-cell>
          <table:table-cell table:style-name="ce26" table:formula="of:=VALUE(MID([.I322];1;1))+IFERROR(VALUE(MID([.I322];3;1))/10;0)"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096026" calcext:value-type="float">
            <text:p>20096026</text:p>
          </table:table-cell>
          <table:table-cell office:value-type="float" office:value="2" calcext:value-type="float">
            <text:p>2</text:p>
          </table:table-cell>
          <table:table-cell table:formula="of:=CONCATENATE([.F323];&quot;-&quot;;[.G323])" office:value-type="string" office:string-value="20096026-2" calcext:value-type="string">
            <text:p>20096026-2</text:p>
          </table:table-cell>
          <table:table-cell office:value-type="string" calcext:value-type="string">
            <text:p>6.7</text:p>
          </table:table-cell>
          <table:table-cell table:style-name="ce26" table:formula="of:=VALUE(MID([.I323];1;1))+IFERROR(VALUE(MID([.I323];3;1))/10;0)" office:value-type="float" office:value="6.7" calcext:value-type="float">
            <text:p>6.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95840" calcext:value-type="float">
            <text:p>20495840</text:p>
          </table:table-cell>
          <table:table-cell office:value-type="float" office:value="8" calcext:value-type="float">
            <text:p>8</text:p>
          </table:table-cell>
          <table:table-cell table:formula="of:=CONCATENATE([.F324];&quot;-&quot;;[.G324])" office:value-type="string" office:string-value="20495840-8" calcext:value-type="string">
            <text:p>20495840-8</text:p>
          </table:table-cell>
          <table:table-cell office:value-type="string" calcext:value-type="string">
            <text:p>6.4</text:p>
          </table:table-cell>
          <table:table-cell table:style-name="ce26" table:formula="of:=VALUE(MID([.I324];1;1))+IFERROR(VALUE(MID([.I324];3;1))/10;0)" office:value-type="float" office:value="6.4" calcext:value-type="float">
            <text:p>6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899" calcext:value-type="float">
            <text:p>20133899</text:p>
          </table:table-cell>
          <table:table-cell office:value-type="float" office:value="9" calcext:value-type="float">
            <text:p>9</text:p>
          </table:table-cell>
          <table:table-cell table:formula="of:=CONCATENATE([.F325];&quot;-&quot;;[.G325])" office:value-type="string" office:string-value="20133899-9" calcext:value-type="string">
            <text:p>20133899-9</text:p>
          </table:table-cell>
          <table:table-cell office:value-type="string" calcext:value-type="string">
            <text:p>6.2</text:p>
          </table:table-cell>
          <table:table-cell table:style-name="ce26" table:formula="of:=VALUE(MID([.I325];1;1))+IFERROR(VALUE(MID([.I325];3;1))/10;0)"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040" calcext:value-type="float">
            <text:p>20133040</text:p>
          </table:table-cell>
          <table:table-cell office:value-type="float" office:value="8" calcext:value-type="float">
            <text:p>8</text:p>
          </table:table-cell>
          <table:table-cell table:formula="of:=CONCATENATE([.F326];&quot;-&quot;;[.G326])" office:value-type="string" office:string-value="20133040-8" calcext:value-type="string">
            <text:p>20133040-8</text:p>
          </table:table-cell>
          <table:table-cell office:value-type="string" calcext:value-type="string">
            <text:p>6.1</text:p>
          </table:table-cell>
          <table:table-cell table:style-name="ce26" table:formula="of:=VALUE(MID([.I326];1;1))+IFERROR(VALUE(MID([.I326];3;1))/10;0)"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19900374" calcext:value-type="float">
            <text:p>19900374</text:p>
          </table:table-cell>
          <table:table-cell office:value-type="float" office:value="7" calcext:value-type="float">
            <text:p>7</text:p>
          </table:table-cell>
          <table:table-cell table:formula="of:=CONCATENATE([.F327];&quot;-&quot;;[.G327])" office:value-type="string" office:string-value="19900374-7" calcext:value-type="string">
            <text:p>19900374-7</text:p>
          </table:table-cell>
          <table:table-cell office:value-type="string" calcext:value-type="string">
            <text:p>6.4</text:p>
          </table:table-cell>
          <table:table-cell table:style-name="ce26" table:formula="of:=VALUE(MID([.I327];1;1))+IFERROR(VALUE(MID([.I327];3;1))/10;0)" office:value-type="float" office:value="6.4" calcext:value-type="float">
            <text:p>6.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7833" calcext:value-type="float">
            <text:p>20407833</text:p>
          </table:table-cell>
          <table:table-cell office:value-type="float" office:value="5" calcext:value-type="float">
            <text:p>5</text:p>
          </table:table-cell>
          <table:table-cell table:formula="of:=CONCATENATE([.F328];&quot;-&quot;;[.G328])" office:value-type="string" office:string-value="20407833-5" calcext:value-type="string">
            <text:p>20407833-5</text:p>
          </table:table-cell>
          <table:table-cell office:value-type="string" calcext:value-type="string">
            <text:p>6.3</text:p>
          </table:table-cell>
          <table:table-cell table:style-name="ce26" table:formula="of:=VALUE(MID([.I328];1;1))+IFERROR(VALUE(MID([.I328];3;1))/10;0)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50" calcext:value-type="float">
            <text:p>20133750</text:p>
          </table:table-cell>
          <table:table-cell office:value-type="string" calcext:value-type="string">
            <text:p>K</text:p>
          </table:table-cell>
          <table:table-cell table:formula="of:=CONCATENATE([.F329];&quot;-&quot;;[.G329])" office:value-type="string" office:string-value="20133750-K" calcext:value-type="string">
            <text:p>20133750-K</text:p>
          </table:table-cell>
          <table:table-cell office:value-type="string" calcext:value-type="string">
            <text:p>6.5</text:p>
          </table:table-cell>
          <table:table-cell table:style-name="ce26" table:formula="of:=VALUE(MID([.I329];1;1))+IFERROR(VALUE(MID([.I329];3;1))/10;0)"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35" calcext:value-type="float">
            <text:p>20408235</text:p>
          </table:table-cell>
          <table:table-cell office:value-type="float" office:value="9" calcext:value-type="float">
            <text:p>9</text:p>
          </table:table-cell>
          <table:table-cell table:formula="of:=CONCATENATE([.F330];&quot;-&quot;;[.G330])" office:value-type="string" office:string-value="20408235-9" calcext:value-type="string">
            <text:p>20408235-9</text:p>
          </table:table-cell>
          <table:table-cell office:value-type="string" calcext:value-type="string">
            <text:p>5.9</text:p>
          </table:table-cell>
          <table:table-cell table:style-name="ce26" table:formula="of:=VALUE(MID([.I330];1;1))+IFERROR(VALUE(MID([.I330];3;1))/10;0)" office:value-type="float" office:value="5.9" calcext:value-type="float">
            <text:p>5.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407911" calcext:value-type="float">
            <text:p>20407911</text:p>
          </table:table-cell>
          <table:table-cell office:value-type="float" office:value="0" calcext:value-type="float">
            <text:p>0</text:p>
          </table:table-cell>
          <table:table-cell table:formula="of:=CONCATENATE([.F331];&quot;-&quot;;[.G331])" office:value-type="string" office:string-value="20407911-0" calcext:value-type="string">
            <text:p>20407911-0</text:p>
          </table:table-cell>
          <table:table-cell office:value-type="string" calcext:value-type="string">
            <text:p>6.6</text:p>
          </table:table-cell>
          <table:table-cell table:style-name="ce26" table:formula="of:=VALUE(MID([.I331];1;1))+IFERROR(VALUE(MID([.I331];3;1))/10;0)" office:value-type="float" office:value="6.6" calcext:value-type="float">
            <text:p>6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float" office:value="2014" calcext:value-type="float">
            <text:p>2014</text:p>
          </table:table-cell>
          <table:table-cell office:value-type="float" office:value="20167878" calcext:value-type="float">
            <text:p>20167878</text:p>
          </table:table-cell>
          <table:table-cell office:value-type="float" office:value="1" calcext:value-type="float">
            <text:p>1</text:p>
          </table:table-cell>
          <table:table-cell table:formula="of:=CONCATENATE([.F332];&quot;-&quot;;[.G332])" office:value-type="string" office:string-value="20167878-1" calcext:value-type="string">
            <text:p>20167878-1</text:p>
          </table:table-cell>
          <table:table-cell office:value-type="string" calcext:value-type="string">
            <text:p>6.1</text:p>
          </table:table-cell>
          <table:table-cell table:style-name="ce26" table:formula="of:=VALUE(MID([.I332];1;1))+IFERROR(VALUE(MID([.I332];3;1))/10;0)" office:value-type="float" office:value="6.1" calcext:value-type="float">
            <text:p>6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19594343" calcext:value-type="float">
            <text:p>19594343</text:p>
          </table:table-cell>
          <table:table-cell office:value-type="float" office:value="5" calcext:value-type="float">
            <text:p>5</text:p>
          </table:table-cell>
          <table:table-cell table:formula="of:=CONCATENATE([.F333];&quot;-&quot;;[.G333])" office:value-type="string" office:string-value="19594343-5" calcext:value-type="string">
            <text:p>19594343-5</text:p>
          </table:table-cell>
          <table:table-cell office:value-type="string" calcext:value-type="string">
            <text:p>5.1</text:p>
          </table:table-cell>
          <table:table-cell table:style-name="ce26" table:formula="of:=VALUE(MID([.I333];1;1))+IFERROR(VALUE(MID([.I333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407742" calcext:value-type="float">
            <text:p>20407742</text:p>
          </table:table-cell>
          <table:table-cell office:value-type="float" office:value="8" calcext:value-type="float">
            <text:p>8</text:p>
          </table:table-cell>
          <table:table-cell table:formula="of:=CONCATENATE([.F334];&quot;-&quot;;[.G334])" office:value-type="string" office:string-value="20407742-8" calcext:value-type="string">
            <text:p>20407742-8</text:p>
          </table:table-cell>
          <table:table-cell office:value-type="string" calcext:value-type="string">
            <text:p>6.5</text:p>
          </table:table-cell>
          <table:table-cell table:style-name="ce26" table:formula="of:=VALUE(MID([.I334];1;1))+IFERROR(VALUE(MID([.I334];3;1))/10;0)"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19900453" calcext:value-type="float">
            <text:p>19900453</text:p>
          </table:table-cell>
          <table:table-cell office:value-type="float" office:value="0" calcext:value-type="float">
            <text:p>0</text:p>
          </table:table-cell>
          <table:table-cell table:formula="of:=CONCATENATE([.F335];&quot;-&quot;;[.G335])" office:value-type="string" office:string-value="19900453-0" calcext:value-type="string">
            <text:p>19900453-0</text:p>
          </table:table-cell>
          <table:table-cell office:value-type="string" calcext:value-type="string">
            <text:p>4.8</text:p>
          </table:table-cell>
          <table:table-cell table:style-name="ce26" table:formula="of:=VALUE(MID([.I335];1;1))+IFERROR(VALUE(MID([.I335];3;1))/10;0)" office:value-type="float" office:value="4.8" calcext:value-type="float">
            <text:p>4.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87" calcext:value-type="float">
            <text:p>20408287</text:p>
          </table:table-cell>
          <table:table-cell office:value-type="float" office:value="1" calcext:value-type="float">
            <text:p>1</text:p>
          </table:table-cell>
          <table:table-cell table:formula="of:=CONCATENATE([.F336];&quot;-&quot;;[.G336])" office:value-type="string" office:string-value="20408287-1" calcext:value-type="string">
            <text:p>20408287-1</text:p>
          </table:table-cell>
          <table:table-cell office:value-type="string" calcext:value-type="string">
            <text:p>5.5</text:p>
          </table:table-cell>
          <table:table-cell table:style-name="ce26" table:formula="of:=VALUE(MID([.I336];1;1))+IFERROR(VALUE(MID([.I336];3;1))/10;0)" office:value-type="float" office:value="5.5" calcext:value-type="float">
            <text:p>5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3984" calcext:value-type="float">
            <text:p>20133984</text:p>
          </table:table-cell>
          <table:table-cell office:value-type="float" office:value="7" calcext:value-type="float">
            <text:p>7</text:p>
          </table:table-cell>
          <table:table-cell table:formula="of:=CONCATENATE([.F337];&quot;-&quot;;[.G337])" office:value-type="string" office:string-value="20133984-7" calcext:value-type="string">
            <text:p>20133984-7</text:p>
          </table:table-cell>
          <table:table-cell office:value-type="string" calcext:value-type="string">
            <text:p>5.2</text:p>
          </table:table-cell>
          <table:table-cell table:style-name="ce26" table:formula="of:=VALUE(MID([.I337];1;1))+IFERROR(VALUE(MID([.I337];3;1))/10;0)" office:value-type="float" office:value="5.2" calcext:value-type="float">
            <text:p>5.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19887796" calcext:value-type="float">
            <text:p>19887796</text:p>
          </table:table-cell>
          <table:table-cell office:value-type="float" office:value="4" calcext:value-type="float">
            <text:p>4</text:p>
          </table:table-cell>
          <table:table-cell table:formula="of:=CONCATENATE([.F338];&quot;-&quot;;[.G338])" office:value-type="string" office:string-value="19887796-4" calcext:value-type="string">
            <text:p>19887796-4</text:p>
          </table:table-cell>
          <table:table-cell office:value-type="string" calcext:value-type="string">
            <text:p>4.7</text:p>
          </table:table-cell>
          <table:table-cell table:style-name="ce26" table:formula="of:=VALUE(MID([.I338];1;1))+IFERROR(VALUE(MID([.I338];3;1))/10;0)" office:value-type="float" office:value="4.7" calcext:value-type="float">
            <text:p>4.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2640" calcext:value-type="float">
            <text:p>20132640</text:p>
          </table:table-cell>
          <table:table-cell office:value-type="float" office:value="0" calcext:value-type="float">
            <text:p>0</text:p>
          </table:table-cell>
          <table:table-cell table:formula="of:=CONCATENATE([.F339];&quot;-&quot;;[.G339])" office:value-type="string" office:string-value="20132640-0" calcext:value-type="string">
            <text:p>20132640-0</text:p>
          </table:table-cell>
          <table:table-cell office:value-type="string" calcext:value-type="string">
            <text:p>5.1</text:p>
          </table:table-cell>
          <table:table-cell table:style-name="ce26" table:formula="of:=VALUE(MID([.I339];1;1))+IFERROR(VALUE(MID([.I339];3;1))/10;0)" office:value-type="float" office:value="5.1" calcext:value-type="float">
            <text:p>5.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088764" calcext:value-type="float">
            <text:p>20088764</text:p>
          </table:table-cell>
          <table:table-cell office:value-type="float" office:value="6" calcext:value-type="float">
            <text:p>6</text:p>
          </table:table-cell>
          <table:table-cell table:formula="of:=CONCATENATE([.F340];&quot;-&quot;;[.G340])" office:value-type="string" office:string-value="20088764-6" calcext:value-type="string">
            <text:p>20088764-6</text:p>
          </table:table-cell>
          <table:table-cell office:value-type="string" calcext:value-type="string">
            <text:p>5.3</text:p>
          </table:table-cell>
          <table:table-cell table:style-name="ce26" table:formula="of:=VALUE(MID([.I340];1;1))+IFERROR(VALUE(MID([.I340];3;1))/10;0)" office:value-type="float" office:value="5.3" calcext:value-type="float">
            <text:p>5.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207275" calcext:value-type="float">
            <text:p>20207275</text:p>
          </table:table-cell>
          <table:table-cell office:value-type="float" office:value="5" calcext:value-type="float">
            <text:p>5</text:p>
          </table:table-cell>
          <table:table-cell table:formula="of:=CONCATENATE([.F341];&quot;-&quot;;[.G341])" office:value-type="string" office:string-value="20207275-5" calcext:value-type="string">
            <text:p>20207275-5</text:p>
          </table:table-cell>
          <table:table-cell office:value-type="string" calcext:value-type="string">
            <text:p>5.4</text:p>
          </table:table-cell>
          <table:table-cell table:style-name="ce26" table:formula="of:=VALUE(MID([.I341];1;1))+IFERROR(VALUE(MID([.I341];3;1))/10;0)" office:value-type="float" office:value="5.4" calcext:value-type="float">
            <text:p>5.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19969216" calcext:value-type="float">
            <text:p>19969216</text:p>
          </table:table-cell>
          <table:table-cell office:value-type="string" calcext:value-type="string">
            <text:p>K</text:p>
          </table:table-cell>
          <table:table-cell table:formula="of:=CONCATENATE([.F342];&quot;-&quot;;[.G342])" office:value-type="string" office:string-value="19969216-K" calcext:value-type="string">
            <text:p>19969216-K</text:p>
          </table:table-cell>
          <table:table-cell office:value-type="string" calcext:value-type="string">
            <text:p>4.6</text:p>
          </table:table-cell>
          <table:table-cell table:style-name="ce26" table:formula="of:=VALUE(MID([.I342];1;1))+IFERROR(VALUE(MID([.I342];3;1))/10;0)" office:value-type="float" office:value="4.6" calcext:value-type="float">
            <text:p>4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2819" calcext:value-type="float">
            <text:p>20132819</text:p>
          </table:table-cell>
          <table:table-cell office:value-type="float" office:value="5" calcext:value-type="float">
            <text:p>5</text:p>
          </table:table-cell>
          <table:table-cell table:formula="of:=CONCATENATE([.F343];&quot;-&quot;;[.G343])" office:value-type="string" office:string-value="20132819-5" calcext:value-type="string">
            <text:p>20132819-5</text:p>
          </table:table-cell>
          <table:table-cell office:value-type="string" calcext:value-type="string">
            <text:p>5.3</text:p>
          </table:table-cell>
          <table:table-cell table:style-name="ce26" table:formula="of:=VALUE(MID([.I343];1;1))+IFERROR(VALUE(MID([.I343];3;1))/10;0)"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2652" calcext:value-type="float">
            <text:p>20132652</text:p>
          </table:table-cell>
          <table:table-cell office:value-type="float" office:value="4" calcext:value-type="float">
            <text:p>4</text:p>
          </table:table-cell>
          <table:table-cell table:formula="of:=CONCATENATE([.F344];&quot;-&quot;;[.G344])" office:value-type="string" office:string-value="20132652-4" calcext:value-type="string">
            <text:p>20132652-4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44];1;1))+IFERROR(VALUE(MID([.I344];3;1))/10;0)" office:value-type="float" office:value="5" calcext:value-type="float">
            <text:p>5.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21" calcext:value-type="float">
            <text:p>20408221</text:p>
          </table:table-cell>
          <table:table-cell office:value-type="float" office:value="9" calcext:value-type="float">
            <text:p>9</text:p>
          </table:table-cell>
          <table:table-cell table:formula="of:=CONCATENATE([.F345];&quot;-&quot;;[.G345])" office:value-type="string" office:string-value="20408221-9" calcext:value-type="string">
            <text:p>20408221-9</text:p>
          </table:table-cell>
          <table:table-cell office:value-type="string" calcext:value-type="string">
            <text:p>5.8</text:p>
          </table:table-cell>
          <table:table-cell table:style-name="ce26" table:formula="of:=VALUE(MID([.I345];1;1))+IFERROR(VALUE(MID([.I345];3;1))/10;0)" office:value-type="float" office:value="5.8" calcext:value-type="float">
            <text:p>5.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3485" calcext:value-type="float">
            <text:p>20133485</text:p>
          </table:table-cell>
          <table:table-cell office:value-type="float" office:value="3" calcext:value-type="float">
            <text:p>3</text:p>
          </table:table-cell>
          <table:table-cell table:formula="of:=CONCATENATE([.F346];&quot;-&quot;;[.G346])" office:value-type="string" office:string-value="20133485-3" calcext:value-type="string">
            <text:p>20133485-3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46];1;1))+IFERROR(VALUE(MID([.I346];3;1))/10;0)" office:value-type="float" office:value="5" calcext:value-type="float">
            <text:p>5.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ecreto 112 <text:s/>Art. 8-1C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3094" calcext:value-type="float">
            <text:p>20133094</text:p>
          </table:table-cell>
          <table:table-cell office:value-type="float" office:value="7" calcext:value-type="float">
            <text:p>7</text:p>
          </table:table-cell>
          <table:table-cell table:formula="of:=CONCATENATE([.F347];&quot;-&quot;;[.G347])" office:value-type="string" office:string-value="20133094-7" calcext:value-type="string">
            <text:p>20133094-7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47];1;1))+IFERROR(VALUE(MID([.I347];3;1))/10;0)" office:value-type="float" office:value="5" calcext:value-type="float">
            <text:p>5.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329950" calcext:value-type="float">
            <text:p>20329950</text:p>
          </table:table-cell>
          <table:table-cell office:value-type="float" office:value="8" calcext:value-type="float">
            <text:p>8</text:p>
          </table:table-cell>
          <table:table-cell table:formula="of:=CONCATENATE([.F348];&quot;-&quot;;[.G348])" office:value-type="string" office:string-value="20329950-8" calcext:value-type="string">
            <text:p>20329950-8</text:p>
          </table:table-cell>
          <table:table-cell office:value-type="string" calcext:value-type="string">
            <text:p>5.2</text:p>
          </table:table-cell>
          <table:table-cell table:style-name="ce26" table:formula="of:=VALUE(MID([.I348];1;1))+IFERROR(VALUE(MID([.I348];3;1))/10;0)"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19887845" calcext:value-type="float">
            <text:p>19887845</text:p>
          </table:table-cell>
          <table:table-cell office:value-type="float" office:value="6" calcext:value-type="float">
            <text:p>6</text:p>
          </table:table-cell>
          <table:table-cell table:formula="of:=CONCATENATE([.F349];&quot;-&quot;;[.G349])" office:value-type="string" office:string-value="19887845-6" calcext:value-type="string">
            <text:p>19887845-6</text:p>
          </table:table-cell>
          <table:table-cell office:value-type="string" calcext:value-type="string">
            <text:p>4.6</text:p>
          </table:table-cell>
          <table:table-cell table:style-name="ce26" table:formula="of:=VALUE(MID([.I349];1;1))+IFERROR(VALUE(MID([.I349];3;1))/10;0)" office:value-type="float" office:value="4.6" calcext:value-type="float">
            <text:p>4.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19888635" calcext:value-type="float">
            <text:p>19888635</text:p>
          </table:table-cell>
          <table:table-cell office:value-type="float" office:value="1" calcext:value-type="float">
            <text:p>1</text:p>
          </table:table-cell>
          <table:table-cell table:formula="of:=CONCATENATE([.F350];&quot;-&quot;;[.G350])" office:value-type="string" office:string-value="19888635-1" calcext:value-type="string">
            <text:p>19888635-1</text:p>
          </table:table-cell>
          <table:table-cell office:value-type="string" calcext:value-type="string">
            <text:p>5.1</text:p>
          </table:table-cell>
          <table:table-cell table:style-name="ce26" table:formula="of:=VALUE(MID([.I350];1;1))+IFERROR(VALUE(MID([.I350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65561" calcext:value-type="float">
            <text:p>20165561</text:p>
          </table:table-cell>
          <table:table-cell office:value-type="float" office:value="7" calcext:value-type="float">
            <text:p>7</text:p>
          </table:table-cell>
          <table:table-cell table:formula="of:=CONCATENATE([.F351];&quot;-&quot;;[.G351])" office:value-type="string" office:string-value="20165561-7" calcext:value-type="string">
            <text:p>20165561-7</text:p>
          </table:table-cell>
          <table:table-cell office:value-type="string" calcext:value-type="string">
            <text:p>5.1</text:p>
          </table:table-cell>
          <table:table-cell table:style-name="ce26" table:formula="of:=VALUE(MID([.I351];1;1))+IFERROR(VALUE(MID([.I351];3;1))/10;0)" office:value-type="float" office:value="5.1" calcext:value-type="float">
            <text:p>5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270891" calcext:value-type="float">
            <text:p>20270891</text:p>
          </table:table-cell>
          <table:table-cell office:value-type="float" office:value="9" calcext:value-type="float">
            <text:p>9</text:p>
          </table:table-cell>
          <table:table-cell table:formula="of:=CONCATENATE([.F352];&quot;-&quot;;[.G352])" office:value-type="string" office:string-value="20270891-9" calcext:value-type="string">
            <text:p>20270891-9</text:p>
          </table:table-cell>
          <table:table-cell office:value-type="string" calcext:value-type="string">
            <text:p>5.9</text:p>
          </table:table-cell>
          <table:table-cell table:style-name="ce26" table:formula="of:=VALUE(MID([.I352];1;1))+IFERROR(VALUE(MID([.I352];3;1))/10;0)" office:value-type="float" office:value="5.9" calcext:value-type="float">
            <text:p>5.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403235" calcext:value-type="float">
            <text:p>20403235</text:p>
          </table:table-cell>
          <table:table-cell office:value-type="float" office:value="1" calcext:value-type="float">
            <text:p>1</text:p>
          </table:table-cell>
          <table:table-cell table:formula="of:=CONCATENATE([.F353];&quot;-&quot;;[.G353])" office:value-type="string" office:string-value="20403235-1" calcext:value-type="string">
            <text:p>20403235-1</text:p>
          </table:table-cell>
          <table:table-cell office:value-type="string" calcext:value-type="string">
            <text:p>5.7</text:p>
          </table:table-cell>
          <table:table-cell table:style-name="ce26" table:formula="of:=VALUE(MID([.I353];1;1))+IFERROR(VALUE(MID([.I353];3;1))/10;0)" office:value-type="float" office:value="5.7" calcext:value-type="float">
            <text:p>5.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3349" calcext:value-type="float">
            <text:p>20133349</text:p>
          </table:table-cell>
          <table:table-cell office:value-type="float" office:value="0" calcext:value-type="float">
            <text:p>0</text:p>
          </table:table-cell>
          <table:table-cell table:formula="of:=CONCATENATE([.F354];&quot;-&quot;;[.G354])" office:value-type="string" office:string-value="20133349-0" calcext:value-type="string">
            <text:p>20133349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54];1;1))+IFERROR(VALUE(MID([.I354];3;1))/10;0)" office:value-type="float" office:value="5" calcext:value-type="float">
            <text:p>5.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327504" calcext:value-type="float">
            <text:p>20327504</text:p>
          </table:table-cell>
          <table:table-cell office:value-type="float" office:value="8" calcext:value-type="float">
            <text:p>8</text:p>
          </table:table-cell>
          <table:table-cell table:formula="of:=CONCATENATE([.F355];&quot;-&quot;;[.G355])" office:value-type="string" office:string-value="20327504-8" calcext:value-type="string">
            <text:p>20327504-8</text:p>
          </table:table-cell>
          <table:table-cell office:value-type="string" calcext:value-type="string">
            <text:p>5.7</text:p>
          </table:table-cell>
          <table:table-cell table:style-name="ce26" table:formula="of:=VALUE(MID([.I355];1;1))+IFERROR(VALUE(MID([.I355];3;1))/10;0)" office:value-type="float" office:value="5.7" calcext:value-type="float">
            <text:p>5.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408215" calcext:value-type="float">
            <text:p>20408215</text:p>
          </table:table-cell>
          <table:table-cell office:value-type="float" office:value="4" calcext:value-type="float">
            <text:p>4</text:p>
          </table:table-cell>
          <table:table-cell table:formula="of:=CONCATENATE([.F356];&quot;-&quot;;[.G356])" office:value-type="string" office:string-value="20408215-4" calcext:value-type="string">
            <text:p>20408215-4</text:p>
          </table:table-cell>
          <table:table-cell office:value-type="string" calcext:value-type="string">
            <text:p>5.3</text:p>
          </table:table-cell>
          <table:table-cell table:style-name="ce26" table:formula="of:=VALUE(MID([.I356];1;1))+IFERROR(VALUE(MID([.I356];3;1))/10;0)"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089143" calcext:value-type="float">
            <text:p>20089143</text:p>
          </table:table-cell>
          <table:table-cell office:value-type="float" office:value="0" calcext:value-type="float">
            <text:p>0</text:p>
          </table:table-cell>
          <table:table-cell table:formula="of:=CONCATENATE([.F357];&quot;-&quot;;[.G357])" office:value-type="string" office:string-value="20089143-0" calcext:value-type="string">
            <text:p>20089143-0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57];1;1))+IFERROR(VALUE(MID([.I357];3;1))/10;0)" office:value-type="float" office:value="5" calcext:value-type="float">
            <text:p>5.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3732" calcext:value-type="float">
            <text:p>20133732</text:p>
          </table:table-cell>
          <table:table-cell office:value-type="float" office:value="1" calcext:value-type="float">
            <text:p>1</text:p>
          </table:table-cell>
          <table:table-cell table:formula="of:=CONCATENATE([.F358];&quot;-&quot;;[.G358])" office:value-type="string" office:string-value="20133732-1" calcext:value-type="string">
            <text:p>20133732-1</text:p>
          </table:table-cell>
          <table:table-cell office:value-type="string" calcext:value-type="string">
            <text:p>4.8</text:p>
          </table:table-cell>
          <table:table-cell table:style-name="ce26" table:formula="of:=VALUE(MID([.I358];1;1))+IFERROR(VALUE(MID([.I358];3;1))/10;0)" office:value-type="float" office:value="4.8" calcext:value-type="float">
            <text:p>4.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19542166" calcext:value-type="float">
            <text:p>19542166</text:p>
          </table:table-cell>
          <table:table-cell office:value-type="float" office:value="8" calcext:value-type="float">
            <text:p>8</text:p>
          </table:table-cell>
          <table:table-cell table:formula="of:=CONCATENATE([.F359];&quot;-&quot;;[.G359])" office:value-type="string" office:string-value="19542166-8" calcext:value-type="string">
            <text:p>19542166-8</text:p>
          </table:table-cell>
          <table:table-cell office:value-type="string" calcext:value-type="string">
            <text:p>5.1</text:p>
          </table:table-cell>
          <table:table-cell table:style-name="ce26" table:formula="of:=VALUE(MID([.I359];1;1))+IFERROR(VALUE(MID([.I359];3;1))/10;0)" office:value-type="float" office:value="5.1" calcext:value-type="float">
            <text:p>5.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19582196" calcext:value-type="float">
            <text:p>19582196</text:p>
          </table:table-cell>
          <table:table-cell office:value-type="float" office:value="8" calcext:value-type="float">
            <text:p>8</text:p>
          </table:table-cell>
          <table:table-cell table:formula="of:=CONCATENATE([.F360];&quot;-&quot;;[.G360])" office:value-type="string" office:string-value="19582196-8" calcext:value-type="string">
            <text:p>19582196-8</text:p>
          </table:table-cell>
          <table:table-cell office:value-type="float" office:value="5" calcext:value-type="float">
            <text:p>5</text:p>
          </table:table-cell>
          <table:table-cell table:style-name="ce26" table:formula="of:=VALUE(MID([.I360];1;1))+IFERROR(VALUE(MID([.I360];3;1))/10;0)" office:value-type="float" office:value="5" calcext:value-type="float">
            <text:p>5.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7625" calcext:value-type="float">
            <text:p>20137625</text:p>
          </table:table-cell>
          <table:table-cell office:value-type="float" office:value="4" calcext:value-type="float">
            <text:p>4</text:p>
          </table:table-cell>
          <table:table-cell table:formula="of:=CONCATENATE([.F361];&quot;-&quot;;[.G361])" office:value-type="string" office:string-value="20137625-4" calcext:value-type="string">
            <text:p>20137625-4</text:p>
          </table:table-cell>
          <table:table-cell office:value-type="string" calcext:value-type="string">
            <text:p>5.9</text:p>
          </table:table-cell>
          <table:table-cell table:style-name="ce26" table:formula="of:=VALUE(MID([.I361];1;1))+IFERROR(VALUE(MID([.I361];3;1))/10;0)" office:value-type="float" office:value="5.9" calcext:value-type="float">
            <text:p>5.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ecreto 112 <text:s/>Art. 8 Nº2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19888045" calcext:value-type="float">
            <text:p>19888045</text:p>
          </table:table-cell>
          <table:table-cell office:value-type="float" office:value="0" calcext:value-type="float">
            <text:p>0</text:p>
          </table:table-cell>
          <table:table-cell table:formula="of:=CONCATENATE([.F362];&quot;-&quot;;[.G362])" office:value-type="string" office:string-value="19888045-0" calcext:value-type="string">
            <text:p>19888045-0</text:p>
          </table:table-cell>
          <table:table-cell office:value-type="string" calcext:value-type="string">
            <text:p>4.5</text:p>
          </table:table-cell>
          <table:table-cell table:style-name="ce26" table:formula="of:=VALUE(MID([.I362];1;1))+IFERROR(VALUE(MID([.I362];3;1))/10;0)" office:value-type="float" office:value="4.5" calcext:value-type="float">
            <text:p>4.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014" calcext:value-type="float">
            <text:p>2014</text:p>
          </table:table-cell>
          <table:table-cell office:value-type="float" office:value="20132618" calcext:value-type="float">
            <text:p>20132618</text:p>
          </table:table-cell>
          <table:table-cell office:value-type="float" office:value="4" calcext:value-type="float">
            <text:p>4</text:p>
          </table:table-cell>
          <table:table-cell table:formula="of:=CONCATENATE([.F363];&quot;-&quot;;[.G363])" office:value-type="string" office:string-value="20132618-4" calcext:value-type="string">
            <text:p>20132618-4</text:p>
          </table:table-cell>
          <table:table-cell office:value-type="string" calcext:value-type="string">
            <text:p>5.1</text:p>
          </table:table-cell>
          <table:table-cell table:style-name="ce26" table:formula="of:=VALUE(MID([.I363];1;1))+IFERROR(VALUE(MID([.I363];3;1))/10;0)" office:value-type="float" office:value="5.1" calcext:value-type="float">
            <text:p>5.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ecreto 112 <text:s/>Art. 8-1B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4A-2017'.$A$1" table:cell-range-address="$'2014'.$C$1:.$N$363"/>
        </table:named-expressions>
      </table:table>
      <table:table table:name="2013" table:style-name="ta7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M-RANKING" table:style-name="ta8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2" table:default-cell-style-name="ce19"/>
        <table:table-column table:style-name="co15" table:default-cell-style-name="Default"/>
        <table:table-column table:style-name="co16" table:default-cell-style-name="Default"/>
        <table:table-column table:style-name="co5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27" office:value-type="string" calcext:value-type="string">
            <text:p>Nota  </text:p>
          </table:table-cell>
          <table:table-cell table:style-name="ce27" office:value-type="string" calcext:value-type="string">
            <text:p>Puntaje NEM</text:p>
          </table:table-cell>
          <table:table-cell table:style-name="ce27" office:value-type="string" calcext:value-type="string">
            <text:p>Puntaje Ranking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4" calcext:value-type="float">
            <text:p>4</text:p>
          </table:table-cell>
          <table:table-cell table:style-name="ce31" office:value-type="float" office:value="4" calcext:value-type="float">
            <text:p>4.00</text:p>
          </table:table-cell>
          <table:table-cell table:number-columns-repeated="2" table:style-name="ce28" office:value-type="float" office:value="208" calcext:value-type="float">
            <text:p>20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01</text:p>
          </table:table-cell>
          <table:table-cell table:style-name="ce31" office:value-type="float" office:value="4.01" calcext:value-type="float">
            <text:p>4.01</text:p>
          </table:table-cell>
          <table:table-cell table:number-columns-repeated="2" table:style-name="ce29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02</text:p>
          </table:table-cell>
          <table:table-cell table:style-name="ce31" office:value-type="float" office:value="4.02" calcext:value-type="float">
            <text:p>4.02</text:p>
          </table:table-cell>
          <table:table-cell table:number-columns-repeated="2" table:style-name="ce30" office:value-type="float" office:value="212" calcext:value-type="float">
            <text:p>2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03</text:p>
          </table:table-cell>
          <table:table-cell table:style-name="ce31" office:value-type="float" office:value="4.03" calcext:value-type="float">
            <text:p>4.03</text:p>
          </table:table-cell>
          <table:table-cell table:number-columns-repeated="2" table:style-name="ce29" office:value-type="float" office:value="214" calcext:value-type="float">
            <text:p>2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04</text:p>
          </table:table-cell>
          <table:table-cell table:style-name="ce31" office:value-type="float" office:value="4.04" calcext:value-type="float">
            <text:p>4.04</text:p>
          </table:table-cell>
          <table:table-cell table:number-columns-repeated="2" table:style-name="ce30"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05</text:p>
          </table:table-cell>
          <table:table-cell table:style-name="ce31" office:value-type="float" office:value="4.05" calcext:value-type="float">
            <text:p>4.05</text:p>
          </table:table-cell>
          <table:table-cell table:number-columns-repeated="2" table:style-name="ce29" office:value-type="float" office:value="219" calcext:value-type="float">
            <text:p>2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06</text:p>
          </table:table-cell>
          <table:table-cell table:style-name="ce31" office:value-type="float" office:value="4.06" calcext:value-type="float">
            <text:p>4.06</text:p>
          </table:table-cell>
          <table:table-cell table:number-columns-repeated="2" table:style-name="ce30"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07</text:p>
          </table:table-cell>
          <table:table-cell table:style-name="ce31" office:value-type="float" office:value="4.07" calcext:value-type="float">
            <text:p>4.07</text:p>
          </table:table-cell>
          <table:table-cell table:number-columns-repeated="2" table:style-name="ce29" office:value-type="float" office:value="223" calcext:value-type="float">
            <text:p>2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08</text:p>
          </table:table-cell>
          <table:table-cell table:style-name="ce31" office:value-type="float" office:value="4.08" calcext:value-type="float">
            <text:p>4.08</text:p>
          </table:table-cell>
          <table:table-cell table:number-columns-repeated="2" table:style-name="ce30" office:value-type="float" office:value="225" calcext:value-type="float">
            <text:p>2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09</text:p>
          </table:table-cell>
          <table:table-cell table:style-name="ce31" office:value-type="float" office:value="4.09" calcext:value-type="float">
            <text:p>4.09</text:p>
          </table:table-cell>
          <table:table-cell table:number-columns-repeated="2" table:style-name="ce29" office:value-type="float" office:value="227" calcext:value-type="float">
            <text:p>2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4.1</text:p>
          </table:table-cell>
          <table:table-cell table:style-name="ce31" office:value-type="float" office:value="4.1" calcext:value-type="float">
            <text:p>4.10</text:p>
          </table:table-cell>
          <table:table-cell table:number-columns-repeated="2" table:style-name="ce28" office:value-type="float" office:value="229" calcext:value-type="float">
            <text:p>2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11</text:p>
          </table:table-cell>
          <table:table-cell table:style-name="ce31" office:value-type="float" office:value="4.11" calcext:value-type="float">
            <text:p>4.11</text:p>
          </table:table-cell>
          <table:table-cell table:number-columns-repeated="2" table:style-name="ce29" office:value-type="float" office:value="231" calcext:value-type="float">
            <text:p>2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12</text:p>
          </table:table-cell>
          <table:table-cell table:style-name="ce31" office:value-type="float" office:value="4.12" calcext:value-type="float">
            <text:p>4.12</text:p>
          </table:table-cell>
          <table:table-cell table:number-columns-repeated="2" table:style-name="ce30" office:value-type="float" office:value="233" calcext:value-type="float">
            <text:p>2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13</text:p>
          </table:table-cell>
          <table:table-cell table:style-name="ce31" office:value-type="float" office:value="4.13" calcext:value-type="float">
            <text:p>4.13</text:p>
          </table:table-cell>
          <table:table-cell table:number-columns-repeated="2" table:style-name="ce29"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14</text:p>
          </table:table-cell>
          <table:table-cell table:style-name="ce31" office:value-type="float" office:value="4.14" calcext:value-type="float">
            <text:p>4.14</text:p>
          </table:table-cell>
          <table:table-cell table:number-columns-repeated="2" table:style-name="ce30"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15</text:p>
          </table:table-cell>
          <table:table-cell table:style-name="ce31" office:value-type="float" office:value="4.15" calcext:value-type="float">
            <text:p>4.15</text:p>
          </table:table-cell>
          <table:table-cell table:number-columns-repeated="2" table:style-name="ce29" office:value-type="float" office:value="239" calcext:value-type="float">
            <text:p>2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16</text:p>
          </table:table-cell>
          <table:table-cell table:style-name="ce31" office:value-type="float" office:value="4.16" calcext:value-type="float">
            <text:p>4.16</text:p>
          </table:table-cell>
          <table:table-cell table:number-columns-repeated="2" table:style-name="ce30" office:value-type="float" office:value="241" calcext:value-type="float">
            <text:p>2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17</text:p>
          </table:table-cell>
          <table:table-cell table:style-name="ce31" office:value-type="float" office:value="4.17" calcext:value-type="float">
            <text:p>4.17</text:p>
          </table:table-cell>
          <table:table-cell table:number-columns-repeated="2" table:style-name="ce29" office:value-type="float" office:value="243" calcext:value-type="float">
            <text:p>24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18</text:p>
          </table:table-cell>
          <table:table-cell table:style-name="ce31" office:value-type="float" office:value="4.18" calcext:value-type="float">
            <text:p>4.18</text:p>
          </table:table-cell>
          <table:table-cell table:number-columns-repeated="2" table:style-name="ce30" office:value-type="float" office:value="245" calcext:value-type="float">
            <text:p>2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19</text:p>
          </table:table-cell>
          <table:table-cell table:style-name="ce31" office:value-type="float" office:value="4.19" calcext:value-type="float">
            <text:p>4.19</text:p>
          </table:table-cell>
          <table:table-cell table:number-columns-repeated="2" table:style-name="ce29" office:value-type="float" office:value="247" calcext:value-type="float">
            <text:p>2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4.2</text:p>
          </table:table-cell>
          <table:table-cell table:style-name="ce31" office:value-type="float" office:value="4.2" calcext:value-type="float">
            <text:p>4.20</text:p>
          </table:table-cell>
          <table:table-cell table:number-columns-repeated="2" table:style-name="ce28" office:value-type="float" office:value="249" calcext:value-type="float">
            <text:p>2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21</text:p>
          </table:table-cell>
          <table:table-cell table:style-name="ce31" office:value-type="float" office:value="4.21" calcext:value-type="float">
            <text:p>4.21</text:p>
          </table:table-cell>
          <table:table-cell table:number-columns-repeated="2" table:style-name="ce29" office:value-type="float" office:value="251" calcext:value-type="float">
            <text:p>2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22</text:p>
          </table:table-cell>
          <table:table-cell table:style-name="ce31" office:value-type="float" office:value="4.22" calcext:value-type="float">
            <text:p>4.22</text:p>
          </table:table-cell>
          <table:table-cell table:number-columns-repeated="2" table:style-name="ce30" office:value-type="float" office:value="253" calcext:value-type="float">
            <text:p>25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23</text:p>
          </table:table-cell>
          <table:table-cell table:style-name="ce31" office:value-type="float" office:value="4.23" calcext:value-type="float">
            <text:p>4.23</text:p>
          </table:table-cell>
          <table:table-cell table:number-columns-repeated="2" table:style-name="ce29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24</text:p>
          </table:table-cell>
          <table:table-cell table:style-name="ce31" office:value-type="float" office:value="4.24" calcext:value-type="float">
            <text:p>4.24</text:p>
          </table:table-cell>
          <table:table-cell table:number-columns-repeated="2" table:style-name="ce30" office:value-type="float" office:value="258" calcext:value-type="float">
            <text:p>25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25</text:p>
          </table:table-cell>
          <table:table-cell table:style-name="ce31" office:value-type="float" office:value="4.25" calcext:value-type="float">
            <text:p>4.25</text:p>
          </table:table-cell>
          <table:table-cell table:number-columns-repeated="2" table:style-name="ce29"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26</text:p>
          </table:table-cell>
          <table:table-cell table:style-name="ce31" office:value-type="float" office:value="4.26" calcext:value-type="float">
            <text:p>4.26</text:p>
          </table:table-cell>
          <table:table-cell table:number-columns-repeated="2" table:style-name="ce30" office:value-type="float" office:value="262" calcext:value-type="float">
            <text:p>26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27</text:p>
          </table:table-cell>
          <table:table-cell table:style-name="ce31" office:value-type="float" office:value="4.27" calcext:value-type="float">
            <text:p>4.27</text:p>
          </table:table-cell>
          <table:table-cell table:number-columns-repeated="2" table:style-name="ce29" office:value-type="float" office:value="264" calcext:value-type="float">
            <text:p>26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28</text:p>
          </table:table-cell>
          <table:table-cell table:style-name="ce31" office:value-type="float" office:value="4.28" calcext:value-type="float">
            <text:p>4.28</text:p>
          </table:table-cell>
          <table:table-cell table:number-columns-repeated="2" table:style-name="ce30" office:value-type="float" office:value="266" calcext:value-type="float">
            <text:p>26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29</text:p>
          </table:table-cell>
          <table:table-cell table:style-name="ce31" office:value-type="float" office:value="4.29" calcext:value-type="float">
            <text:p>4.29</text:p>
          </table:table-cell>
          <table:table-cell table:number-columns-repeated="2" table:style-name="ce29"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4.3</text:p>
          </table:table-cell>
          <table:table-cell table:style-name="ce31" office:value-type="float" office:value="4.3" calcext:value-type="float">
            <text:p>4.30</text:p>
          </table:table-cell>
          <table:table-cell table:number-columns-repeated="2" table:style-name="ce28"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31</text:p>
          </table:table-cell>
          <table:table-cell table:style-name="ce31" office:value-type="float" office:value="4.31" calcext:value-type="float">
            <text:p>4.31</text:p>
          </table:table-cell>
          <table:table-cell table:number-columns-repeated="2" table:style-name="ce29" office:value-type="float" office:value="272" calcext:value-type="float">
            <text:p>27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32</text:p>
          </table:table-cell>
          <table:table-cell table:style-name="ce31" office:value-type="float" office:value="4.32" calcext:value-type="float">
            <text:p>4.32</text:p>
          </table:table-cell>
          <table:table-cell table:number-columns-repeated="2" table:style-name="ce30" office:value-type="float" office:value="274" calcext:value-type="float">
            <text:p>27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33</text:p>
          </table:table-cell>
          <table:table-cell table:style-name="ce31" office:value-type="float" office:value="4.33" calcext:value-type="float">
            <text:p>4.33</text:p>
          </table:table-cell>
          <table:table-cell table:number-columns-repeated="2" table:style-name="ce29"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34</text:p>
          </table:table-cell>
          <table:table-cell table:style-name="ce31" office:value-type="float" office:value="4.34" calcext:value-type="float">
            <text:p>4.34</text:p>
          </table:table-cell>
          <table:table-cell table:number-columns-repeated="2" table:style-name="ce30" office:value-type="float" office:value="278" calcext:value-type="float">
            <text:p>27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35</text:p>
          </table:table-cell>
          <table:table-cell table:style-name="ce31" office:value-type="float" office:value="4.35" calcext:value-type="float">
            <text:p>4.35</text:p>
          </table:table-cell>
          <table:table-cell table:number-columns-repeated="2" table:style-name="ce29"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36</text:p>
          </table:table-cell>
          <table:table-cell table:style-name="ce31" office:value-type="float" office:value="4.36" calcext:value-type="float">
            <text:p>4.36</text:p>
          </table:table-cell>
          <table:table-cell table:number-columns-repeated="2" table:style-name="ce30" office:value-type="float" office:value="282" calcext:value-type="float">
            <text:p>28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37</text:p>
          </table:table-cell>
          <table:table-cell table:style-name="ce31" office:value-type="float" office:value="4.37" calcext:value-type="float">
            <text:p>4.37</text:p>
          </table:table-cell>
          <table:table-cell table:number-columns-repeated="2" table:style-name="ce29" office:value-type="float" office:value="284" calcext:value-type="float">
            <text:p>28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38</text:p>
          </table:table-cell>
          <table:table-cell table:style-name="ce31" office:value-type="float" office:value="4.38" calcext:value-type="float">
            <text:p>4.38</text:p>
          </table:table-cell>
          <table:table-cell table:number-columns-repeated="2" table:style-name="ce30" office:value-type="float" office:value="286" calcext:value-type="float">
            <text:p>28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39</text:p>
          </table:table-cell>
          <table:table-cell table:style-name="ce31" office:value-type="float" office:value="4.39" calcext:value-type="float">
            <text:p>4.39</text:p>
          </table:table-cell>
          <table:table-cell table:number-columns-repeated="2" table:style-name="ce29" office:value-type="float" office:value="288" calcext:value-type="float">
            <text:p>28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4.4</text:p>
          </table:table-cell>
          <table:table-cell table:style-name="ce31" office:value-type="float" office:value="4.4" calcext:value-type="float">
            <text:p>4.40</text:p>
          </table:table-cell>
          <table:table-cell table:number-columns-repeated="2" table:style-name="ce28"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41</text:p>
          </table:table-cell>
          <table:table-cell table:style-name="ce31" office:value-type="float" office:value="4.41" calcext:value-type="float">
            <text:p>4.41</text:p>
          </table:table-cell>
          <table:table-cell table:number-columns-repeated="2" table:style-name="ce29" office:value-type="float" office:value="292" calcext:value-type="float">
            <text:p>29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42</text:p>
          </table:table-cell>
          <table:table-cell table:style-name="ce31" office:value-type="float" office:value="4.42" calcext:value-type="float">
            <text:p>4.42</text:p>
          </table:table-cell>
          <table:table-cell table:number-columns-repeated="2" table:style-name="ce30" office:value-type="float" office:value="294" calcext:value-type="float">
            <text:p>29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43</text:p>
          </table:table-cell>
          <table:table-cell table:style-name="ce31" office:value-type="float" office:value="4.43" calcext:value-type="float">
            <text:p>4.43</text:p>
          </table:table-cell>
          <table:table-cell table:number-columns-repeated="2" table:style-name="ce29" office:value-type="float" office:value="296" calcext:value-type="float">
            <text:p>29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44</text:p>
          </table:table-cell>
          <table:table-cell table:style-name="ce31" office:value-type="float" office:value="4.44" calcext:value-type="float">
            <text:p>4.44</text:p>
          </table:table-cell>
          <table:table-cell table:number-columns-repeated="2" table:style-name="ce30" office:value-type="float" office:value="299" calcext:value-type="float">
            <text:p>29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45</text:p>
          </table:table-cell>
          <table:table-cell table:style-name="ce31" office:value-type="float" office:value="4.45" calcext:value-type="float">
            <text:p>4.45</text:p>
          </table:table-cell>
          <table:table-cell table:number-columns-repeated="2" table:style-name="ce29" office:value-type="float" office:value="301" calcext:value-type="float">
            <text:p>30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46</text:p>
          </table:table-cell>
          <table:table-cell table:style-name="ce31" office:value-type="float" office:value="4.46" calcext:value-type="float">
            <text:p>4.46</text:p>
          </table:table-cell>
          <table:table-cell table:number-columns-repeated="2" table:style-name="ce30" office:value-type="float" office:value="303" calcext:value-type="float">
            <text:p>3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47</text:p>
          </table:table-cell>
          <table:table-cell table:style-name="ce31" office:value-type="float" office:value="4.47" calcext:value-type="float">
            <text:p>4.47</text:p>
          </table:table-cell>
          <table:table-cell table:number-columns-repeated="2" table:style-name="ce29" office:value-type="float" office:value="305" calcext:value-type="float">
            <text:p>30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48</text:p>
          </table:table-cell>
          <table:table-cell table:style-name="ce31" office:value-type="float" office:value="4.48" calcext:value-type="float">
            <text:p>4.48</text:p>
          </table:table-cell>
          <table:table-cell table:number-columns-repeated="2" table:style-name="ce30" office:value-type="float" office:value="307" calcext:value-type="float">
            <text:p>3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49</text:p>
          </table:table-cell>
          <table:table-cell table:style-name="ce31" office:value-type="float" office:value="4.49" calcext:value-type="float">
            <text:p>4.49</text:p>
          </table:table-cell>
          <table:table-cell table:number-columns-repeated="2" table:style-name="ce29" office:value-type="float" office:value="309" calcext:value-type="float">
            <text:p>30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4.5</text:p>
          </table:table-cell>
          <table:table-cell table:style-name="ce31" office:value-type="float" office:value="4.5" calcext:value-type="float">
            <text:p>4.50</text:p>
          </table:table-cell>
          <table:table-cell table:number-columns-repeated="2" table:style-name="ce28" office:value-type="float" office:value="311" calcext:value-type="float">
            <text:p>3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51</text:p>
          </table:table-cell>
          <table:table-cell table:style-name="ce31" office:value-type="float" office:value="4.51" calcext:value-type="float">
            <text:p>4.51</text:p>
          </table:table-cell>
          <table:table-cell table:number-columns-repeated="2" table:style-name="ce29"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52</text:p>
          </table:table-cell>
          <table:table-cell table:style-name="ce31" office:value-type="float" office:value="4.52" calcext:value-type="float">
            <text:p>4.52</text:p>
          </table:table-cell>
          <table:table-cell table:number-columns-repeated="2" table:style-name="ce30" office:value-type="float" office:value="315" calcext:value-type="float">
            <text:p>3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53</text:p>
          </table:table-cell>
          <table:table-cell table:style-name="ce31" office:value-type="float" office:value="4.53" calcext:value-type="float">
            <text:p>4.53</text:p>
          </table:table-cell>
          <table:table-cell table:number-columns-repeated="2" table:style-name="ce29" office:value-type="float" office:value="317" calcext:value-type="float">
            <text:p>3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54</text:p>
          </table:table-cell>
          <table:table-cell table:style-name="ce31" office:value-type="float" office:value="4.54" calcext:value-type="float">
            <text:p>4.54</text:p>
          </table:table-cell>
          <table:table-cell table:number-columns-repeated="2" table:style-name="ce30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55</text:p>
          </table:table-cell>
          <table:table-cell table:style-name="ce31" office:value-type="float" office:value="4.55" calcext:value-type="float">
            <text:p>4.55</text:p>
          </table:table-cell>
          <table:table-cell table:number-columns-repeated="2" table:style-name="ce29"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56</text:p>
          </table:table-cell>
          <table:table-cell table:style-name="ce31" office:value-type="float" office:value="4.56" calcext:value-type="float">
            <text:p>4.56</text:p>
          </table:table-cell>
          <table:table-cell table:number-columns-repeated="2" table:style-name="ce30"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57</text:p>
          </table:table-cell>
          <table:table-cell table:style-name="ce31" office:value-type="float" office:value="4.57" calcext:value-type="float">
            <text:p>4.57</text:p>
          </table:table-cell>
          <table:table-cell table:number-columns-repeated="2" table:style-name="ce29" office:value-type="float" office:value="326" calcext:value-type="float">
            <text:p>3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58</text:p>
          </table:table-cell>
          <table:table-cell table:style-name="ce31" office:value-type="float" office:value="4.58" calcext:value-type="float">
            <text:p>4.58</text:p>
          </table:table-cell>
          <table:table-cell table:number-columns-repeated="2" table:style-name="ce30" office:value-type="float" office:value="328" calcext:value-type="float">
            <text:p>3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59</text:p>
          </table:table-cell>
          <table:table-cell table:style-name="ce31" office:value-type="float" office:value="4.59" calcext:value-type="float">
            <text:p>4.59</text:p>
          </table:table-cell>
          <table:table-cell table:number-columns-repeated="2" table:style-name="ce29"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4.6</text:p>
          </table:table-cell>
          <table:table-cell table:style-name="ce31" office:value-type="float" office:value="4.6" calcext:value-type="float">
            <text:p>4.60</text:p>
          </table:table-cell>
          <table:table-cell table:number-columns-repeated="2" table:style-name="ce28" office:value-type="float" office:value="332" calcext:value-type="float">
            <text:p>3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61</text:p>
          </table:table-cell>
          <table:table-cell table:style-name="ce31" office:value-type="float" office:value="4.61" calcext:value-type="float">
            <text:p>4.61</text:p>
          </table:table-cell>
          <table:table-cell table:number-columns-repeated="2" table:style-name="ce29" office:value-type="float" office:value="334" calcext:value-type="float">
            <text:p>33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62</text:p>
          </table:table-cell>
          <table:table-cell table:style-name="ce31" office:value-type="float" office:value="4.62" calcext:value-type="float">
            <text:p>4.62</text:p>
          </table:table-cell>
          <table:table-cell table:number-columns-repeated="2" table:style-name="ce30" office:value-type="float" office:value="336" calcext:value-type="float">
            <text:p>3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63</text:p>
          </table:table-cell>
          <table:table-cell table:style-name="ce31" office:value-type="float" office:value="4.63" calcext:value-type="float">
            <text:p>4.63</text:p>
          </table:table-cell>
          <table:table-cell table:number-columns-repeated="2" table:style-name="ce29" office:value-type="float" office:value="338" calcext:value-type="float">
            <text:p>33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64</text:p>
          </table:table-cell>
          <table:table-cell table:style-name="ce31" office:value-type="float" office:value="4.64" calcext:value-type="float">
            <text:p>4.64</text:p>
          </table:table-cell>
          <table:table-cell table:number-columns-repeated="2" table:style-name="ce30" office:value-type="float" office:value="340" calcext:value-type="float">
            <text:p>3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65</text:p>
          </table:table-cell>
          <table:table-cell table:style-name="ce31" office:value-type="float" office:value="4.65" calcext:value-type="float">
            <text:p>4.65</text:p>
          </table:table-cell>
          <table:table-cell table:number-columns-repeated="2" table:style-name="ce29"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66</text:p>
          </table:table-cell>
          <table:table-cell table:style-name="ce31" office:value-type="float" office:value="4.66" calcext:value-type="float">
            <text:p>4.66</text:p>
          </table:table-cell>
          <table:table-cell table:number-columns-repeated="2" table:style-name="ce30" office:value-type="float" office:value="344" calcext:value-type="float">
            <text:p>34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67</text:p>
          </table:table-cell>
          <table:table-cell table:style-name="ce31" office:value-type="float" office:value="4.67" calcext:value-type="float">
            <text:p>4.67</text:p>
          </table:table-cell>
          <table:table-cell table:number-columns-repeated="2" table:style-name="ce29" office:value-type="float" office:value="346" calcext:value-type="float">
            <text:p>34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68</text:p>
          </table:table-cell>
          <table:table-cell table:style-name="ce31" office:value-type="float" office:value="4.68" calcext:value-type="float">
            <text:p>4.68</text:p>
          </table:table-cell>
          <table:table-cell table:number-columns-repeated="2" table:style-name="ce30"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69</text:p>
          </table:table-cell>
          <table:table-cell table:style-name="ce31" office:value-type="float" office:value="4.69" calcext:value-type="float">
            <text:p>4.69</text:p>
          </table:table-cell>
          <table:table-cell table:number-columns-repeated="2" table:style-name="ce29"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4.7</text:p>
          </table:table-cell>
          <table:table-cell table:style-name="ce31" office:value-type="float" office:value="4.7" calcext:value-type="float">
            <text:p>4.70</text:p>
          </table:table-cell>
          <table:table-cell table:number-columns-repeated="2" table:style-name="ce28" office:value-type="float" office:value="352" calcext:value-type="float">
            <text:p>3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71</text:p>
          </table:table-cell>
          <table:table-cell table:style-name="ce31" office:value-type="float" office:value="4.71" calcext:value-type="float">
            <text:p>4.71</text:p>
          </table:table-cell>
          <table:table-cell table:number-columns-repeated="2" table:style-name="ce29" office:value-type="float" office:value="354" calcext:value-type="float">
            <text:p>35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72</text:p>
          </table:table-cell>
          <table:table-cell table:style-name="ce31" office:value-type="float" office:value="4.72" calcext:value-type="float">
            <text:p>4.72</text:p>
          </table:table-cell>
          <table:table-cell table:number-columns-repeated="2" table:style-name="ce30" office:value-type="float" office:value="356" calcext:value-type="float">
            <text:p>3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73</text:p>
          </table:table-cell>
          <table:table-cell table:style-name="ce31" office:value-type="float" office:value="4.73" calcext:value-type="float">
            <text:p>4.73</text:p>
          </table:table-cell>
          <table:table-cell table:number-columns-repeated="2" table:style-name="ce29" office:value-type="float" office:value="358" calcext:value-type="float">
            <text:p>35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74</text:p>
          </table:table-cell>
          <table:table-cell table:style-name="ce31" office:value-type="float" office:value="4.74" calcext:value-type="float">
            <text:p>4.74</text:p>
          </table:table-cell>
          <table:table-cell table:number-columns-repeated="2" table:style-name="ce30" office:value-type="float" office:value="361" calcext:value-type="float">
            <text:p>36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75</text:p>
          </table:table-cell>
          <table:table-cell table:style-name="ce31" office:value-type="float" office:value="4.75" calcext:value-type="float">
            <text:p>4.75</text:p>
          </table:table-cell>
          <table:table-cell table:number-columns-repeated="2" table:style-name="ce29" office:value-type="float" office:value="363" calcext:value-type="float">
            <text:p>36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76</text:p>
          </table:table-cell>
          <table:table-cell table:style-name="ce31" office:value-type="float" office:value="4.76" calcext:value-type="float">
            <text:p>4.76</text:p>
          </table:table-cell>
          <table:table-cell table:number-columns-repeated="2" table:style-name="ce30" office:value-type="float" office:value="365" calcext:value-type="float">
            <text:p>3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77</text:p>
          </table:table-cell>
          <table:table-cell table:style-name="ce31" office:value-type="float" office:value="4.77" calcext:value-type="float">
            <text:p>4.77</text:p>
          </table:table-cell>
          <table:table-cell table:number-columns-repeated="2" table:style-name="ce29" office:value-type="float" office:value="367" calcext:value-type="float">
            <text:p>36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78</text:p>
          </table:table-cell>
          <table:table-cell table:style-name="ce31" office:value-type="float" office:value="4.78" calcext:value-type="float">
            <text:p>4.78</text:p>
          </table:table-cell>
          <table:table-cell table:number-columns-repeated="2" table:style-name="ce30" office:value-type="float" office:value="369" calcext:value-type="float">
            <text:p>36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79</text:p>
          </table:table-cell>
          <table:table-cell table:style-name="ce31" office:value-type="float" office:value="4.79" calcext:value-type="float">
            <text:p>4.79</text:p>
          </table:table-cell>
          <table:table-cell table:number-columns-repeated="2" table:style-name="ce29" office:value-type="float" office:value="371" calcext:value-type="float">
            <text:p>37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4.8</text:p>
          </table:table-cell>
          <table:table-cell table:style-name="ce31" office:value-type="float" office:value="4.8" calcext:value-type="float">
            <text:p>4.80</text:p>
          </table:table-cell>
          <table:table-cell table:number-columns-repeated="2" table:style-name="ce28" office:value-type="float" office:value="373" calcext:value-type="float">
            <text:p>37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81</text:p>
          </table:table-cell>
          <table:table-cell table:style-name="ce31" office:value-type="float" office:value="4.81" calcext:value-type="float">
            <text:p>4.81</text:p>
          </table:table-cell>
          <table:table-cell table:number-columns-repeated="2" table:style-name="ce29" office:value-type="float" office:value="375" calcext:value-type="float">
            <text:p>37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82</text:p>
          </table:table-cell>
          <table:table-cell table:style-name="ce31" office:value-type="float" office:value="4.82" calcext:value-type="float">
            <text:p>4.82</text:p>
          </table:table-cell>
          <table:table-cell table:number-columns-repeated="2" table:style-name="ce30" office:value-type="float" office:value="377" calcext:value-type="float">
            <text:p>37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83</text:p>
          </table:table-cell>
          <table:table-cell table:style-name="ce31" office:value-type="float" office:value="4.83" calcext:value-type="float">
            <text:p>4.83</text:p>
          </table:table-cell>
          <table:table-cell table:number-columns-repeated="2" table:style-name="ce29" office:value-type="float" office:value="379" calcext:value-type="float">
            <text:p>37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84</text:p>
          </table:table-cell>
          <table:table-cell table:style-name="ce31" office:value-type="float" office:value="4.84" calcext:value-type="float">
            <text:p>4.84</text:p>
          </table:table-cell>
          <table:table-cell table:number-columns-repeated="2" table:style-name="ce30" office:value-type="float" office:value="381" calcext:value-type="float">
            <text:p>38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85</text:p>
          </table:table-cell>
          <table:table-cell table:style-name="ce31" office:value-type="float" office:value="4.85" calcext:value-type="float">
            <text:p>4.85</text:p>
          </table:table-cell>
          <table:table-cell table:number-columns-repeated="2" table:style-name="ce29" office:value-type="float" office:value="383" calcext:value-type="float">
            <text:p>38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86</text:p>
          </table:table-cell>
          <table:table-cell table:style-name="ce31" office:value-type="float" office:value="4.86" calcext:value-type="float">
            <text:p>4.86</text:p>
          </table:table-cell>
          <table:table-cell table:number-columns-repeated="2" table:style-name="ce30" office:value-type="float" office:value="385" calcext:value-type="float">
            <text:p>38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87</text:p>
          </table:table-cell>
          <table:table-cell table:style-name="ce31" office:value-type="float" office:value="4.87" calcext:value-type="float">
            <text:p>4.87</text:p>
          </table:table-cell>
          <table:table-cell table:number-columns-repeated="2" table:style-name="ce29" office:value-type="float" office:value="387" calcext:value-type="float">
            <text:p>38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88</text:p>
          </table:table-cell>
          <table:table-cell table:style-name="ce31" office:value-type="float" office:value="4.88" calcext:value-type="float">
            <text:p>4.88</text:p>
          </table:table-cell>
          <table:table-cell table:number-columns-repeated="2" table:style-name="ce30" office:value-type="float" office:value="389" calcext:value-type="float">
            <text:p>38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89</text:p>
          </table:table-cell>
          <table:table-cell table:style-name="ce31" office:value-type="float" office:value="4.89" calcext:value-type="float">
            <text:p>4.89</text:p>
          </table:table-cell>
          <table:table-cell table:number-columns-repeated="2" table:style-name="ce29" office:value-type="float" office:value="391" calcext:value-type="float">
            <text:p>39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4.9</text:p>
          </table:table-cell>
          <table:table-cell table:style-name="ce31" office:value-type="float" office:value="4.9" calcext:value-type="float">
            <text:p>4.90</text:p>
          </table:table-cell>
          <table:table-cell table:number-columns-repeated="2" table:style-name="ce28" office:value-type="float" office:value="393" calcext:value-type="float">
            <text:p>39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91</text:p>
          </table:table-cell>
          <table:table-cell table:style-name="ce31" office:value-type="float" office:value="4.91" calcext:value-type="float">
            <text:p>4.91</text:p>
          </table:table-cell>
          <table:table-cell table:number-columns-repeated="2" table:style-name="ce29" office:value-type="float" office:value="395" calcext:value-type="float">
            <text:p>39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92</text:p>
          </table:table-cell>
          <table:table-cell table:style-name="ce31" office:value-type="float" office:value="4.92" calcext:value-type="float">
            <text:p>4.92</text:p>
          </table:table-cell>
          <table:table-cell table:number-columns-repeated="2" table:style-name="ce30" office:value-type="float" office:value="397" calcext:value-type="float">
            <text:p>39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93</text:p>
          </table:table-cell>
          <table:table-cell table:style-name="ce31" office:value-type="float" office:value="4.93" calcext:value-type="float">
            <text:p>4.93</text:p>
          </table:table-cell>
          <table:table-cell table:number-columns-repeated="2" table:style-name="ce29" office:value-type="float" office:value="399" calcext:value-type="float">
            <text:p>39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94</text:p>
          </table:table-cell>
          <table:table-cell table:style-name="ce31" office:value-type="float" office:value="4.94" calcext:value-type="float">
            <text:p>4.94</text:p>
          </table:table-cell>
          <table:table-cell table:number-columns-repeated="2" table:style-name="ce30" office:value-type="float" office:value="402" calcext:value-type="float">
            <text:p>40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95</text:p>
          </table:table-cell>
          <table:table-cell table:style-name="ce31" office:value-type="float" office:value="4.95" calcext:value-type="float">
            <text:p>4.95</text:p>
          </table:table-cell>
          <table:table-cell table:number-columns-repeated="2" table:style-name="ce29" office:value-type="float" office:value="404" calcext:value-type="float">
            <text:p>40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96</text:p>
          </table:table-cell>
          <table:table-cell table:style-name="ce31" office:value-type="float" office:value="4.96" calcext:value-type="float">
            <text:p>4.96</text:p>
          </table:table-cell>
          <table:table-cell table:number-columns-repeated="2" table:style-name="ce30" office:value-type="float" office:value="406" calcext:value-type="float">
            <text:p>4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97</text:p>
          </table:table-cell>
          <table:table-cell table:style-name="ce31" office:value-type="float" office:value="4.97" calcext:value-type="float">
            <text:p>4.97</text:p>
          </table:table-cell>
          <table:table-cell table:number-columns-repeated="2" table:style-name="ce29" office:value-type="float" office:value="408" calcext:value-type="float">
            <text:p>40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4.98</text:p>
          </table:table-cell>
          <table:table-cell table:style-name="ce31" office:value-type="float" office:value="4.98" calcext:value-type="float">
            <text:p>4.98</text:p>
          </table:table-cell>
          <table:table-cell table:number-columns-repeated="2" table:style-name="ce30" office:value-type="float" office:value="410" calcext:value-type="float">
            <text:p>4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4.99</text:p>
          </table:table-cell>
          <table:table-cell table:style-name="ce31" office:value-type="float" office:value="4.99" calcext:value-type="float">
            <text:p>4.99</text:p>
          </table:table-cell>
          <table:table-cell table:number-columns-repeated="2" table:style-name="ce29" office:value-type="float" office:value="412" calcext:value-type="float">
            <text:p>4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.00</text:p>
          </table:table-cell>
          <table:table-cell table:number-columns-repeated="2" table:style-name="ce28" office:value-type="float" office:value="414" calcext:value-type="float">
            <text:p>4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01</text:p>
          </table:table-cell>
          <table:table-cell table:style-name="ce31" office:value-type="float" office:value="5.01" calcext:value-type="float">
            <text:p>5.01</text:p>
          </table:table-cell>
          <table:table-cell table:number-columns-repeated="2" table:style-name="ce29" office:value-type="float" office:value="416" calcext:value-type="float">
            <text:p>4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02</text:p>
          </table:table-cell>
          <table:table-cell table:style-name="ce31" office:value-type="float" office:value="5.02" calcext:value-type="float">
            <text:p>5.02</text:p>
          </table:table-cell>
          <table:table-cell table:number-columns-repeated="2" table:style-name="ce30" office:value-type="float" office:value="418" calcext:value-type="float">
            <text:p>4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03</text:p>
          </table:table-cell>
          <table:table-cell table:style-name="ce31" office:value-type="float" office:value="5.03" calcext:value-type="float">
            <text:p>5.03</text:p>
          </table:table-cell>
          <table:table-cell table:number-columns-repeated="2" table:style-name="ce29"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04</text:p>
          </table:table-cell>
          <table:table-cell table:style-name="ce31" office:value-type="float" office:value="5.04" calcext:value-type="float">
            <text:p>5.04</text:p>
          </table:table-cell>
          <table:table-cell table:number-columns-repeated="2" table:style-name="ce30" office:value-type="float" office:value="423" calcext:value-type="float">
            <text:p>4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05</text:p>
          </table:table-cell>
          <table:table-cell table:style-name="ce31" office:value-type="float" office:value="5.05" calcext:value-type="float">
            <text:p>5.05</text:p>
          </table:table-cell>
          <table:table-cell table:number-columns-repeated="2" table:style-name="ce29"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06</text:p>
          </table:table-cell>
          <table:table-cell table:style-name="ce31" office:value-type="float" office:value="5.06" calcext:value-type="float">
            <text:p>5.06</text:p>
          </table:table-cell>
          <table:table-cell table:number-columns-repeated="2" table:style-name="ce30" office:value-type="float" office:value="427" calcext:value-type="float">
            <text:p>4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07</text:p>
          </table:table-cell>
          <table:table-cell table:style-name="ce31" office:value-type="float" office:value="5.07" calcext:value-type="float">
            <text:p>5.07</text:p>
          </table:table-cell>
          <table:table-cell table:number-columns-repeated="2" table:style-name="ce29" office:value-type="float" office:value="429" calcext:value-type="float">
            <text:p>4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08</text:p>
          </table:table-cell>
          <table:table-cell table:style-name="ce31" office:value-type="float" office:value="5.08" calcext:value-type="float">
            <text:p>5.08</text:p>
          </table:table-cell>
          <table:table-cell table:number-columns-repeated="2" table:style-name="ce30" office:value-type="float" office:value="431" calcext:value-type="float">
            <text:p>4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09</text:p>
          </table:table-cell>
          <table:table-cell table:style-name="ce31" office:value-type="float" office:value="5.09" calcext:value-type="float">
            <text:p>5.09</text:p>
          </table:table-cell>
          <table:table-cell table:number-columns-repeated="2" table:style-name="ce29" office:value-type="float" office:value="433" calcext:value-type="float">
            <text:p>4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5.1</text:p>
          </table:table-cell>
          <table:table-cell table:style-name="ce31" office:value-type="float" office:value="5.1" calcext:value-type="float">
            <text:p>5.10</text:p>
          </table:table-cell>
          <table:table-cell table:number-columns-repeated="2" table:style-name="ce28" office:value-type="float" office:value="435" calcext:value-type="float">
            <text:p>4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11</text:p>
          </table:table-cell>
          <table:table-cell table:style-name="ce31" office:value-type="float" office:value="5.11" calcext:value-type="float">
            <text:p>5.11</text:p>
          </table:table-cell>
          <table:table-cell table:number-columns-repeated="2" table:style-name="ce29" office:value-type="float" office:value="437" calcext:value-type="float">
            <text:p>4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12</text:p>
          </table:table-cell>
          <table:table-cell table:style-name="ce31" office:value-type="float" office:value="5.12" calcext:value-type="float">
            <text:p>5.12</text:p>
          </table:table-cell>
          <table:table-cell table:number-columns-repeated="2" table:style-name="ce30" office:value-type="float" office:value="439" calcext:value-type="float">
            <text:p>4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13</text:p>
          </table:table-cell>
          <table:table-cell table:style-name="ce31" office:value-type="float" office:value="5.13" calcext:value-type="float">
            <text:p>5.13</text:p>
          </table:table-cell>
          <table:table-cell table:number-columns-repeated="2" table:style-name="ce29" office:value-type="float" office:value="441" calcext:value-type="float">
            <text:p>4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14</text:p>
          </table:table-cell>
          <table:table-cell table:style-name="ce31" office:value-type="float" office:value="5.14" calcext:value-type="float">
            <text:p>5.14</text:p>
          </table:table-cell>
          <table:table-cell table:number-columns-repeated="2" table:style-name="ce30" office:value-type="float" office:value="443" calcext:value-type="float">
            <text:p>44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15</text:p>
          </table:table-cell>
          <table:table-cell table:style-name="ce31" office:value-type="float" office:value="5.15" calcext:value-type="float">
            <text:p>5.15</text:p>
          </table:table-cell>
          <table:table-cell table:number-columns-repeated="2" table:style-name="ce29" office:value-type="float" office:value="445" calcext:value-type="float">
            <text:p>4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16</text:p>
          </table:table-cell>
          <table:table-cell table:style-name="ce31" office:value-type="float" office:value="5.16" calcext:value-type="float">
            <text:p>5.16</text:p>
          </table:table-cell>
          <table:table-cell table:number-columns-repeated="2" table:style-name="ce30" office:value-type="float" office:value="447" calcext:value-type="float">
            <text:p>4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17</text:p>
          </table:table-cell>
          <table:table-cell table:style-name="ce31" office:value-type="float" office:value="5.17" calcext:value-type="float">
            <text:p>5.17</text:p>
          </table:table-cell>
          <table:table-cell table:number-columns-repeated="2" table:style-name="ce29" office:value-type="float" office:value="449" calcext:value-type="float">
            <text:p>4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18</text:p>
          </table:table-cell>
          <table:table-cell table:style-name="ce31" office:value-type="float" office:value="5.18" calcext:value-type="float">
            <text:p>5.18</text:p>
          </table:table-cell>
          <table:table-cell table:number-columns-repeated="2" table:style-name="ce30" office:value-type="float" office:value="451" calcext:value-type="float">
            <text:p>4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19</text:p>
          </table:table-cell>
          <table:table-cell table:style-name="ce31" office:value-type="float" office:value="5.19" calcext:value-type="float">
            <text:p>5.19</text:p>
          </table:table-cell>
          <table:table-cell table:number-columns-repeated="2" table:style-name="ce29" office:value-type="float" office:value="453" calcext:value-type="float">
            <text:p>45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5.2</text:p>
          </table:table-cell>
          <table:table-cell table:style-name="ce31" office:value-type="float" office:value="5.2" calcext:value-type="float">
            <text:p>5.20</text:p>
          </table:table-cell>
          <table:table-cell table:number-columns-repeated="2" table:style-name="ce28" office:value-type="float" office:value="455" calcext:value-type="float">
            <text:p>45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21</text:p>
          </table:table-cell>
          <table:table-cell table:style-name="ce31" office:value-type="float" office:value="5.21" calcext:value-type="float">
            <text:p>5.21</text:p>
          </table:table-cell>
          <table:table-cell table:number-columns-repeated="2" table:style-name="ce29" office:value-type="float" office:value="457" calcext:value-type="float">
            <text:p>45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22</text:p>
          </table:table-cell>
          <table:table-cell table:style-name="ce31" office:value-type="float" office:value="5.22" calcext:value-type="float">
            <text:p>5.22</text:p>
          </table:table-cell>
          <table:table-cell table:number-columns-repeated="2" table:style-name="ce30" office:value-type="float" office:value="459" calcext:value-type="float">
            <text:p>45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23</text:p>
          </table:table-cell>
          <table:table-cell table:style-name="ce31" office:value-type="float" office:value="5.23" calcext:value-type="float">
            <text:p>5.23</text:p>
          </table:table-cell>
          <table:table-cell table:number-columns-repeated="2" table:style-name="ce29" office:value-type="float" office:value="461" calcext:value-type="float">
            <text:p>46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24</text:p>
          </table:table-cell>
          <table:table-cell table:style-name="ce31" office:value-type="float" office:value="5.24" calcext:value-type="float">
            <text:p>5.24</text:p>
          </table:table-cell>
          <table:table-cell table:number-columns-repeated="2" table:style-name="ce30"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25</text:p>
          </table:table-cell>
          <table:table-cell table:style-name="ce31" office:value-type="float" office:value="5.25" calcext:value-type="float">
            <text:p>5.25</text:p>
          </table:table-cell>
          <table:table-cell table:number-columns-repeated="2" table:style-name="ce29" office:value-type="float" office:value="466" calcext:value-type="float">
            <text:p>46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26</text:p>
          </table:table-cell>
          <table:table-cell table:style-name="ce31" office:value-type="float" office:value="5.26" calcext:value-type="float">
            <text:p>5.26</text:p>
          </table:table-cell>
          <table:table-cell table:number-columns-repeated="2" table:style-name="ce30"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27</text:p>
          </table:table-cell>
          <table:table-cell table:style-name="ce31" office:value-type="float" office:value="5.27" calcext:value-type="float">
            <text:p>5.27</text:p>
          </table:table-cell>
          <table:table-cell table:number-columns-repeated="2" table:style-name="ce29"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28</text:p>
          </table:table-cell>
          <table:table-cell table:style-name="ce31" office:value-type="float" office:value="5.28" calcext:value-type="float">
            <text:p>5.28</text:p>
          </table:table-cell>
          <table:table-cell table:number-columns-repeated="2" table:style-name="ce30" office:value-type="float" office:value="472" calcext:value-type="float">
            <text:p>47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29</text:p>
          </table:table-cell>
          <table:table-cell table:style-name="ce31" office:value-type="float" office:value="5.29" calcext:value-type="float">
            <text:p>5.29</text:p>
          </table:table-cell>
          <table:table-cell table:number-columns-repeated="2" table:style-name="ce29" office:value-type="float" office:value="474" calcext:value-type="float">
            <text:p>47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5.3</text:p>
          </table:table-cell>
          <table:table-cell table:style-name="ce31" office:value-type="float" office:value="5.3" calcext:value-type="float">
            <text:p>5.30</text:p>
          </table:table-cell>
          <table:table-cell table:number-columns-repeated="2" table:style-name="ce28" office:value-type="float" office:value="476" calcext:value-type="float">
            <text:p>47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31</text:p>
          </table:table-cell>
          <table:table-cell table:style-name="ce31" office:value-type="float" office:value="5.31" calcext:value-type="float">
            <text:p>5.31</text:p>
          </table:table-cell>
          <table:table-cell table:number-columns-repeated="2" table:style-name="ce29" office:value-type="float" office:value="478" calcext:value-type="float">
            <text:p>47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32</text:p>
          </table:table-cell>
          <table:table-cell table:style-name="ce31" office:value-type="float" office:value="5.32" calcext:value-type="float">
            <text:p>5.32</text:p>
          </table:table-cell>
          <table:table-cell table:number-columns-repeated="2" table:style-name="ce30"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33</text:p>
          </table:table-cell>
          <table:table-cell table:style-name="ce31" office:value-type="float" office:value="5.33" calcext:value-type="float">
            <text:p>5.33</text:p>
          </table:table-cell>
          <table:table-cell table:number-columns-repeated="2" table:style-name="ce29" office:value-type="float" office:value="482" calcext:value-type="float">
            <text:p>48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34</text:p>
          </table:table-cell>
          <table:table-cell table:style-name="ce31" office:value-type="float" office:value="5.34" calcext:value-type="float">
            <text:p>5.34</text:p>
          </table:table-cell>
          <table:table-cell table:number-columns-repeated="2" table:style-name="ce30" office:value-type="float" office:value="484" calcext:value-type="float">
            <text:p>48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35</text:p>
          </table:table-cell>
          <table:table-cell table:style-name="ce31" office:value-type="float" office:value="5.35" calcext:value-type="float">
            <text:p>5.35</text:p>
          </table:table-cell>
          <table:table-cell table:number-columns-repeated="2" table:style-name="ce29" office:value-type="float" office:value="486" calcext:value-type="float">
            <text:p>48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36</text:p>
          </table:table-cell>
          <table:table-cell table:style-name="ce31" office:value-type="float" office:value="5.36" calcext:value-type="float">
            <text:p>5.36</text:p>
          </table:table-cell>
          <table:table-cell table:number-columns-repeated="2" table:style-name="ce30" office:value-type="float" office:value="488" calcext:value-type="float">
            <text:p>48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37</text:p>
          </table:table-cell>
          <table:table-cell table:style-name="ce31" office:value-type="float" office:value="5.37" calcext:value-type="float">
            <text:p>5.37</text:p>
          </table:table-cell>
          <table:table-cell table:number-columns-repeated="2" table:style-name="ce29" office:value-type="float" office:value="490" calcext:value-type="float">
            <text:p>49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38</text:p>
          </table:table-cell>
          <table:table-cell table:style-name="ce31" office:value-type="float" office:value="5.38" calcext:value-type="float">
            <text:p>5.38</text:p>
          </table:table-cell>
          <table:table-cell table:number-columns-repeated="2" table:style-name="ce30" office:value-type="float" office:value="492" calcext:value-type="float">
            <text:p>49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39</text:p>
          </table:table-cell>
          <table:table-cell table:style-name="ce31" office:value-type="float" office:value="5.39" calcext:value-type="float">
            <text:p>5.39</text:p>
          </table:table-cell>
          <table:table-cell table:number-columns-repeated="2" table:style-name="ce29" office:value-type="float" office:value="494" calcext:value-type="float">
            <text:p>49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5.4</text:p>
          </table:table-cell>
          <table:table-cell table:style-name="ce31" office:value-type="float" office:value="5.4" calcext:value-type="float">
            <text:p>5.40</text:p>
          </table:table-cell>
          <table:table-cell table:number-columns-repeated="2" table:style-name="ce28" office:value-type="float" office:value="496" calcext:value-type="float">
            <text:p>49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41</text:p>
          </table:table-cell>
          <table:table-cell table:style-name="ce31" office:value-type="float" office:value="5.41" calcext:value-type="float">
            <text:p>5.41</text:p>
          </table:table-cell>
          <table:table-cell table:number-columns-repeated="2" table:style-name="ce29" office:value-type="float" office:value="498" calcext:value-type="float">
            <text:p>49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42</text:p>
          </table:table-cell>
          <table:table-cell table:style-name="ce31" office:value-type="float" office:value="5.42" calcext:value-type="float">
            <text:p>5.42</text:p>
          </table:table-cell>
          <table:table-cell table:number-columns-repeated="2" table:style-name="ce30"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43</text:p>
          </table:table-cell>
          <table:table-cell table:style-name="ce31" office:value-type="float" office:value="5.43" calcext:value-type="float">
            <text:p>5.43</text:p>
          </table:table-cell>
          <table:table-cell table:number-columns-repeated="2" table:style-name="ce29" office:value-type="float" office:value="502" calcext:value-type="float">
            <text:p>50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44</text:p>
          </table:table-cell>
          <table:table-cell table:style-name="ce31" office:value-type="float" office:value="5.44" calcext:value-type="float">
            <text:p>5.44</text:p>
          </table:table-cell>
          <table:table-cell table:number-columns-repeated="2" table:style-name="ce30" office:value-type="float" office:value="505" calcext:value-type="float">
            <text:p>50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45</text:p>
          </table:table-cell>
          <table:table-cell table:style-name="ce31" office:value-type="float" office:value="5.45" calcext:value-type="float">
            <text:p>5.45</text:p>
          </table:table-cell>
          <table:table-cell table:number-columns-repeated="2" table:style-name="ce29" office:value-type="float" office:value="507" calcext:value-type="float">
            <text:p>5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46</text:p>
          </table:table-cell>
          <table:table-cell table:style-name="ce31" office:value-type="float" office:value="5.46" calcext:value-type="float">
            <text:p>5.46</text:p>
          </table:table-cell>
          <table:table-cell table:number-columns-repeated="2" table:style-name="ce30" office:value-type="float" office:value="509" calcext:value-type="float">
            <text:p>50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47</text:p>
          </table:table-cell>
          <table:table-cell table:style-name="ce31" office:value-type="float" office:value="5.47" calcext:value-type="float">
            <text:p>5.47</text:p>
          </table:table-cell>
          <table:table-cell table:number-columns-repeated="2" table:style-name="ce29" office:value-type="float" office:value="511" calcext:value-type="float">
            <text:p>5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48</text:p>
          </table:table-cell>
          <table:table-cell table:style-name="ce31" office:value-type="float" office:value="5.48" calcext:value-type="float">
            <text:p>5.48</text:p>
          </table:table-cell>
          <table:table-cell table:number-columns-repeated="2" table:style-name="ce30" office:value-type="float" office:value="513" calcext:value-type="float">
            <text:p>5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49</text:p>
          </table:table-cell>
          <table:table-cell table:style-name="ce31" office:value-type="float" office:value="5.49" calcext:value-type="float">
            <text:p>5.49</text:p>
          </table:table-cell>
          <table:table-cell table:number-columns-repeated="2" table:style-name="ce29" office:value-type="float" office:value="515" calcext:value-type="float">
            <text:p>5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5.5</text:p>
          </table:table-cell>
          <table:table-cell table:style-name="ce31" office:value-type="float" office:value="5.5" calcext:value-type="float">
            <text:p>5.50</text:p>
          </table:table-cell>
          <table:table-cell table:number-columns-repeated="2" table:style-name="ce28" office:value-type="float" office:value="517" calcext:value-type="float">
            <text:p>5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51</text:p>
          </table:table-cell>
          <table:table-cell table:style-name="ce31" office:value-type="float" office:value="5.51" calcext:value-type="float">
            <text:p>5.51</text:p>
          </table:table-cell>
          <table:table-cell table:number-columns-repeated="2" table:style-name="ce29" office:value-type="float" office:value="519" calcext:value-type="float">
            <text:p>5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52</text:p>
          </table:table-cell>
          <table:table-cell table:style-name="ce31" office:value-type="float" office:value="5.52" calcext:value-type="float">
            <text:p>5.52</text:p>
          </table:table-cell>
          <table:table-cell table:number-columns-repeated="2" table:style-name="ce30" office:value-type="float" office:value="521" calcext:value-type="float">
            <text:p>5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53</text:p>
          </table:table-cell>
          <table:table-cell table:style-name="ce31" office:value-type="float" office:value="5.53" calcext:value-type="float">
            <text:p>5.53</text:p>
          </table:table-cell>
          <table:table-cell table:number-columns-repeated="2" table:style-name="ce29" office:value-type="float" office:value="523" calcext:value-type="float">
            <text:p>5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54</text:p>
          </table:table-cell>
          <table:table-cell table:style-name="ce31" office:value-type="float" office:value="5.54" calcext:value-type="float">
            <text:p>5.54</text:p>
          </table:table-cell>
          <table:table-cell table:number-columns-repeated="2" table:style-name="ce30" office:value-type="float" office:value="526" calcext:value-type="float">
            <text:p>5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55</text:p>
          </table:table-cell>
          <table:table-cell table:style-name="ce31" office:value-type="float" office:value="5.55" calcext:value-type="float">
            <text:p>5.55</text:p>
          </table:table-cell>
          <table:table-cell table:number-columns-repeated="2" table:style-name="ce29" office:value-type="float" office:value="528" calcext:value-type="float">
            <text:p>5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56</text:p>
          </table:table-cell>
          <table:table-cell table:style-name="ce31" office:value-type="float" office:value="5.56" calcext:value-type="float">
            <text:p>5.56</text:p>
          </table:table-cell>
          <table:table-cell table:number-columns-repeated="2" table:style-name="ce30" office:value-type="float" office:value="530" calcext:value-type="float">
            <text:p>5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57</text:p>
          </table:table-cell>
          <table:table-cell table:style-name="ce31" office:value-type="float" office:value="5.57" calcext:value-type="float">
            <text:p>5.57</text:p>
          </table:table-cell>
          <table:table-cell table:number-columns-repeated="2" table:style-name="ce29" office:value-type="float" office:value="532" calcext:value-type="float">
            <text:p>5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58</text:p>
          </table:table-cell>
          <table:table-cell table:style-name="ce31" office:value-type="float" office:value="5.58" calcext:value-type="float">
            <text:p>5.58</text:p>
          </table:table-cell>
          <table:table-cell table:number-columns-repeated="2" table:style-name="ce30" office:value-type="float" office:value="534" calcext:value-type="float">
            <text:p>53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59</text:p>
          </table:table-cell>
          <table:table-cell table:style-name="ce31" office:value-type="float" office:value="5.59" calcext:value-type="float">
            <text:p>5.59</text:p>
          </table:table-cell>
          <table:table-cell table:number-columns-repeated="2" table:style-name="ce29" office:value-type="float" office:value="536" calcext:value-type="float">
            <text:p>5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5.6</text:p>
          </table:table-cell>
          <table:table-cell table:style-name="ce31" office:value-type="float" office:value="5.6" calcext:value-type="float">
            <text:p>5.60</text:p>
          </table:table-cell>
          <table:table-cell table:number-columns-repeated="2" table:style-name="ce28" office:value-type="float" office:value="538" calcext:value-type="float">
            <text:p>53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61</text:p>
          </table:table-cell>
          <table:table-cell table:style-name="ce31" office:value-type="float" office:value="5.61" calcext:value-type="float">
            <text:p>5.61</text:p>
          </table:table-cell>
          <table:table-cell table:number-columns-repeated="2" table:style-name="ce29" office:value-type="float" office:value="540" calcext:value-type="float">
            <text:p>5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62</text:p>
          </table:table-cell>
          <table:table-cell table:style-name="ce31" office:value-type="float" office:value="5.62" calcext:value-type="float">
            <text:p>5.62</text:p>
          </table:table-cell>
          <table:table-cell table:number-columns-repeated="2" table:style-name="ce30" office:value-type="float" office:value="542" calcext:value-type="float">
            <text:p>5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63</text:p>
          </table:table-cell>
          <table:table-cell table:style-name="ce31" office:value-type="float" office:value="5.63" calcext:value-type="float">
            <text:p>5.63</text:p>
          </table:table-cell>
          <table:table-cell table:number-columns-repeated="2" table:style-name="ce29" office:value-type="float" office:value="544" calcext:value-type="float">
            <text:p>54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64</text:p>
          </table:table-cell>
          <table:table-cell table:style-name="ce31" office:value-type="float" office:value="5.64" calcext:value-type="float">
            <text:p>5.64</text:p>
          </table:table-cell>
          <table:table-cell table:number-columns-repeated="2" table:style-name="ce30" office:value-type="float" office:value="546" calcext:value-type="float">
            <text:p>54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65</text:p>
          </table:table-cell>
          <table:table-cell table:style-name="ce31" office:value-type="float" office:value="5.65" calcext:value-type="float">
            <text:p>5.65</text:p>
          </table:table-cell>
          <table:table-cell table:number-columns-repeated="2" table:style-name="ce29" office:value-type="float" office:value="548" calcext:value-type="float">
            <text:p>54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66</text:p>
          </table:table-cell>
          <table:table-cell table:style-name="ce31" office:value-type="float" office:value="5.66" calcext:value-type="float">
            <text:p>5.66</text:p>
          </table:table-cell>
          <table:table-cell table:number-columns-repeated="2" table:style-name="ce30" office:value-type="float" office:value="550" calcext:value-type="float">
            <text:p>5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67</text:p>
          </table:table-cell>
          <table:table-cell table:style-name="ce31" office:value-type="float" office:value="5.67" calcext:value-type="float">
            <text:p>5.67</text:p>
          </table:table-cell>
          <table:table-cell table:number-columns-repeated="2" table:style-name="ce29" office:value-type="float" office:value="552" calcext:value-type="float">
            <text:p>5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68</text:p>
          </table:table-cell>
          <table:table-cell table:style-name="ce31" office:value-type="float" office:value="5.68" calcext:value-type="float">
            <text:p>5.68</text:p>
          </table:table-cell>
          <table:table-cell table:number-columns-repeated="2" table:style-name="ce30" office:value-type="float" office:value="554" calcext:value-type="float">
            <text:p>55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69</text:p>
          </table:table-cell>
          <table:table-cell table:style-name="ce31" office:value-type="float" office:value="5.69" calcext:value-type="float">
            <text:p>5.69</text:p>
          </table:table-cell>
          <table:table-cell table:number-columns-repeated="2" table:style-name="ce29" office:value-type="float" office:value="556" calcext:value-type="float">
            <text:p>5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5.7</text:p>
          </table:table-cell>
          <table:table-cell table:style-name="ce31" office:value-type="float" office:value="5.7" calcext:value-type="float">
            <text:p>5.70</text:p>
          </table:table-cell>
          <table:table-cell table:number-columns-repeated="2" table:style-name="ce28" office:value-type="float" office:value="558" calcext:value-type="float">
            <text:p>55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71</text:p>
          </table:table-cell>
          <table:table-cell table:style-name="ce31" office:value-type="float" office:value="5.71" calcext:value-type="float">
            <text:p>5.71</text:p>
          </table:table-cell>
          <table:table-cell table:number-columns-repeated="2" table:style-name="ce29" office:value-type="float" office:value="560" calcext:value-type="float">
            <text:p>56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72</text:p>
          </table:table-cell>
          <table:table-cell table:style-name="ce31" office:value-type="float" office:value="5.72" calcext:value-type="float">
            <text:p>5.72</text:p>
          </table:table-cell>
          <table:table-cell table:number-columns-repeated="2" table:style-name="ce30" office:value-type="float" office:value="562" calcext:value-type="float">
            <text:p>56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73</text:p>
          </table:table-cell>
          <table:table-cell table:style-name="ce31" office:value-type="float" office:value="5.73" calcext:value-type="float">
            <text:p>5.73</text:p>
          </table:table-cell>
          <table:table-cell table:number-columns-repeated="2" table:style-name="ce29" office:value-type="float" office:value="564" calcext:value-type="float">
            <text:p>56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74</text:p>
          </table:table-cell>
          <table:table-cell table:style-name="ce31" office:value-type="float" office:value="5.74" calcext:value-type="float">
            <text:p>5.74</text:p>
          </table:table-cell>
          <table:table-cell table:number-columns-repeated="2" table:style-name="ce30" office:value-type="float" office:value="567" calcext:value-type="float">
            <text:p>56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75</text:p>
          </table:table-cell>
          <table:table-cell table:style-name="ce31" office:value-type="float" office:value="5.75" calcext:value-type="float">
            <text:p>5.75</text:p>
          </table:table-cell>
          <table:table-cell table:number-columns-repeated="2" table:style-name="ce29" office:value-type="float" office:value="569" calcext:value-type="float">
            <text:p>56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76</text:p>
          </table:table-cell>
          <table:table-cell table:style-name="ce31" office:value-type="float" office:value="5.76" calcext:value-type="float">
            <text:p>5.76</text:p>
          </table:table-cell>
          <table:table-cell table:number-columns-repeated="2" table:style-name="ce30" office:value-type="float" office:value="571" calcext:value-type="float">
            <text:p>57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77</text:p>
          </table:table-cell>
          <table:table-cell table:style-name="ce31" office:value-type="float" office:value="5.77" calcext:value-type="float">
            <text:p>5.77</text:p>
          </table:table-cell>
          <table:table-cell table:number-columns-repeated="2" table:style-name="ce29" office:value-type="float" office:value="573" calcext:value-type="float">
            <text:p>57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78</text:p>
          </table:table-cell>
          <table:table-cell table:style-name="ce31" office:value-type="float" office:value="5.78" calcext:value-type="float">
            <text:p>5.78</text:p>
          </table:table-cell>
          <table:table-cell table:number-columns-repeated="2" table:style-name="ce30" office:value-type="float" office:value="575" calcext:value-type="float">
            <text:p>57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79</text:p>
          </table:table-cell>
          <table:table-cell table:style-name="ce31" office:value-type="float" office:value="5.79" calcext:value-type="float">
            <text:p>5.79</text:p>
          </table:table-cell>
          <table:table-cell table:number-columns-repeated="2" table:style-name="ce29" office:value-type="float" office:value="577" calcext:value-type="float">
            <text:p>57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5.8</text:p>
          </table:table-cell>
          <table:table-cell table:style-name="ce31" office:value-type="float" office:value="5.8" calcext:value-type="float">
            <text:p>5.80</text:p>
          </table:table-cell>
          <table:table-cell table:number-columns-repeated="2" table:style-name="ce28" office:value-type="float" office:value="579" calcext:value-type="float">
            <text:p>57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81</text:p>
          </table:table-cell>
          <table:table-cell table:style-name="ce31" office:value-type="float" office:value="5.81" calcext:value-type="float">
            <text:p>5.81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582" calcext:value-type="float">
            <text:p>58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82</text:p>
          </table:table-cell>
          <table:table-cell table:style-name="ce31" office:value-type="float" office:value="5.82" calcext:value-type="float">
            <text:p>5.82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84" calcext:value-type="float">
            <text:p>58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83</text:p>
          </table:table-cell>
          <table:table-cell table:style-name="ce31" office:value-type="float" office:value="5.83" calcext:value-type="float">
            <text:p>5.83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87" calcext:value-type="float">
            <text:p>58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84</text:p>
          </table:table-cell>
          <table:table-cell table:style-name="ce31" office:value-type="float" office:value="5.84" calcext:value-type="float">
            <text:p>5.84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85</text:p>
          </table:table-cell>
          <table:table-cell table:style-name="ce31" office:value-type="float" office:value="5.85" calcext:value-type="float">
            <text:p>5.85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92" calcext:value-type="float">
            <text:p>59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86</text:p>
          </table:table-cell>
          <table:table-cell table:style-name="ce31" office:value-type="float" office:value="5.86" calcext:value-type="float">
            <text:p>5.86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95" calcext:value-type="float">
            <text:p>59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87</text:p>
          </table:table-cell>
          <table:table-cell table:style-name="ce31" office:value-type="float" office:value="5.87" calcext:value-type="float">
            <text:p>5.87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598" calcext:value-type="float">
            <text:p>59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88</text:p>
          </table:table-cell>
          <table:table-cell table:style-name="ce31" office:value-type="float" office:value="5.88" calcext:value-type="float">
            <text:p>5.88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89</text:p>
          </table:table-cell>
          <table:table-cell table:style-name="ce31" office:value-type="float" office:value="5.89" calcext:value-type="float">
            <text:p>5.89</text:p>
          </table:table-cell>
          <table:table-cell table:style-name="ce29" office:value-type="float" office:value="597" calcext:value-type="float">
            <text:p>597</text:p>
          </table:table-cell>
          <table:table-cell table:style-name="ce29" office:value-type="float" office:value="603" calcext:value-type="float">
            <text:p>6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5.9</text:p>
          </table:table-cell>
          <table:table-cell table:style-name="ce31" office:value-type="float" office:value="5.9" calcext:value-type="float">
            <text:p>5.90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606" calcext:value-type="float">
            <text:p>6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91</text:p>
          </table:table-cell>
          <table:table-cell table:style-name="ce31" office:value-type="float" office:value="5.91" calcext:value-type="float">
            <text:p>5.91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608" calcext:value-type="float">
            <text:p>60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92</text:p>
          </table:table-cell>
          <table:table-cell table:style-name="ce31" office:value-type="float" office:value="5.92" calcext:value-type="float">
            <text:p>5.92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611" calcext:value-type="float">
            <text:p>61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93</text:p>
          </table:table-cell>
          <table:table-cell table:style-name="ce31" office:value-type="float" office:value="5.93" calcext:value-type="float">
            <text:p>5.93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14" calcext:value-type="float">
            <text:p>61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94</text:p>
          </table:table-cell>
          <table:table-cell table:style-name="ce31" office:value-type="float" office:value="5.94" calcext:value-type="float">
            <text:p>5.94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616" calcext:value-type="float">
            <text:p>61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95</text:p>
          </table:table-cell>
          <table:table-cell table:style-name="ce31" office:value-type="float" office:value="5.95" calcext:value-type="float">
            <text:p>5.95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19" calcext:value-type="float">
            <text:p>61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96</text:p>
          </table:table-cell>
          <table:table-cell table:style-name="ce31" office:value-type="float" office:value="5.96" calcext:value-type="float">
            <text:p>5.96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622" calcext:value-type="float">
            <text:p>6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97</text:p>
          </table:table-cell>
          <table:table-cell table:style-name="ce31" office:value-type="float" office:value="5.97" calcext:value-type="float">
            <text:p>5.97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624" calcext:value-type="float">
            <text:p>62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5.98</text:p>
          </table:table-cell>
          <table:table-cell table:style-name="ce31" office:value-type="float" office:value="5.98" calcext:value-type="float">
            <text:p>5.98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627" calcext:value-type="float">
            <text:p>62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5.99</text:p>
          </table:table-cell>
          <table:table-cell table:style-name="ce31" office:value-type="float" office:value="5.99" calcext:value-type="float">
            <text:p>5.99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629" calcext:value-type="float">
            <text:p>6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6" calcext:value-type="float">
            <text:p>6</text:p>
          </table:table-cell>
          <table:table-cell table:style-name="ce31" office:value-type="float" office:value="6" calcext:value-type="float">
            <text:p>6.00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632" calcext:value-type="float">
            <text:p>6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01</text:p>
          </table:table-cell>
          <table:table-cell table:style-name="ce31" office:value-type="float" office:value="6.01" calcext:value-type="float">
            <text:p>6.01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635" calcext:value-type="float">
            <text:p>6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02</text:p>
          </table:table-cell>
          <table:table-cell table:style-name="ce31" office:value-type="float" office:value="6.02" calcext:value-type="float">
            <text:p>6.02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37" calcext:value-type="float">
            <text:p>6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03</text:p>
          </table:table-cell>
          <table:table-cell table:style-name="ce31" office:value-type="float" office:value="6.03" calcext:value-type="float">
            <text:p>6.03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40" calcext:value-type="float">
            <text:p>64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04</text:p>
          </table:table-cell>
          <table:table-cell table:style-name="ce31" office:value-type="float" office:value="6.04" calcext:value-type="float">
            <text:p>6.04</text:p>
          </table:table-cell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643" calcext:value-type="float">
            <text:p>64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05</text:p>
          </table:table-cell>
          <table:table-cell table:style-name="ce31" office:value-type="float" office:value="6.05" calcext:value-type="float">
            <text:p>6.05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45" calcext:value-type="float">
            <text:p>6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06</text:p>
          </table:table-cell>
          <table:table-cell table:style-name="ce31" office:value-type="float" office:value="6.06" calcext:value-type="float">
            <text:p>6.06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48" calcext:value-type="float">
            <text:p>64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07</text:p>
          </table:table-cell>
          <table:table-cell table:style-name="ce31" office:value-type="float" office:value="6.07" calcext:value-type="float">
            <text:p>6.07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51" calcext:value-type="float">
            <text:p>65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08</text:p>
          </table:table-cell>
          <table:table-cell table:style-name="ce31" office:value-type="float" office:value="6.08" calcext:value-type="float">
            <text:p>6.08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653" calcext:value-type="float">
            <text:p>65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09</text:p>
          </table:table-cell>
          <table:table-cell table:style-name="ce31" office:value-type="float" office:value="6.09" calcext:value-type="float">
            <text:p>6.09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56" calcext:value-type="float">
            <text:p>6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6.1</text:p>
          </table:table-cell>
          <table:table-cell table:style-name="ce31" office:value-type="float" office:value="6.1" calcext:value-type="float">
            <text:p>6.10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659" calcext:value-type="float">
            <text:p>65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11</text:p>
          </table:table-cell>
          <table:table-cell table:style-name="ce31" office:value-type="float" office:value="6.11" calcext:value-type="float">
            <text:p>6.11</text:p>
          </table:table-cell>
          <table:table-cell table:style-name="ce29" office:value-type="float" office:value="643" calcext:value-type="float">
            <text:p>643</text:p>
          </table:table-cell>
          <table:table-cell table:style-name="ce29"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12</text:p>
          </table:table-cell>
          <table:table-cell table:style-name="ce31" office:value-type="float" office:value="6.12" calcext:value-type="float">
            <text:p>6.12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13</text:p>
          </table:table-cell>
          <table:table-cell table:style-name="ce31" office:value-type="float" office:value="6.13" calcext:value-type="float">
            <text:p>6.13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667" calcext:value-type="float">
            <text:p>66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14</text:p>
          </table:table-cell>
          <table:table-cell table:style-name="ce31" office:value-type="float" office:value="6.14" calcext:value-type="float">
            <text:p>6.14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669" calcext:value-type="float">
            <text:p>66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15</text:p>
          </table:table-cell>
          <table:table-cell table:style-name="ce31" office:value-type="float" office:value="6.15" calcext:value-type="float">
            <text:p>6.15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72" calcext:value-type="float">
            <text:p>67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16</text:p>
          </table:table-cell>
          <table:table-cell table:style-name="ce31" office:value-type="float" office:value="6.16" calcext:value-type="float">
            <text:p>6.16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75" calcext:value-type="float">
            <text:p>67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17</text:p>
          </table:table-cell>
          <table:table-cell table:style-name="ce31" office:value-type="float" office:value="6.17" calcext:value-type="float">
            <text:p>6.17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18</text:p>
          </table:table-cell>
          <table:table-cell table:style-name="ce31" office:value-type="float" office:value="6.18" calcext:value-type="float">
            <text:p>6.18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80" calcext:value-type="float">
            <text:p>68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19</text:p>
          </table:table-cell>
          <table:table-cell table:style-name="ce31" office:value-type="float" office:value="6.19" calcext:value-type="float">
            <text:p>6.19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83" calcext:value-type="float">
            <text:p>68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6.2</text:p>
          </table:table-cell>
          <table:table-cell table:style-name="ce31" office:value-type="float" office:value="6.2" calcext:value-type="float">
            <text:p>6.20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685" calcext:value-type="float">
            <text:p>68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21</text:p>
          </table:table-cell>
          <table:table-cell table:style-name="ce31" office:value-type="float" office:value="6.21" calcext:value-type="float">
            <text:p>6.21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22</text:p>
          </table:table-cell>
          <table:table-cell table:style-name="ce31" office:value-type="float" office:value="6.22" calcext:value-type="float">
            <text:p>6.22</text:p>
          </table:table-cell>
          <table:table-cell table:style-name="ce30" office:value-type="float" office:value="665" calcext:value-type="float">
            <text:p>665</text:p>
          </table:table-cell>
          <table:table-cell table:style-name="ce30" office:value-type="float" office:value="691" calcext:value-type="float">
            <text:p>69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23</text:p>
          </table:table-cell>
          <table:table-cell table:style-name="ce31" office:value-type="float" office:value="6.23" calcext:value-type="float">
            <text:p>6.23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93" calcext:value-type="float">
            <text:p>69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24</text:p>
          </table:table-cell>
          <table:table-cell table:style-name="ce31" office:value-type="float" office:value="6.24" calcext:value-type="float">
            <text:p>6.24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696" calcext:value-type="float">
            <text:p>69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25</text:p>
          </table:table-cell>
          <table:table-cell table:style-name="ce31" office:value-type="float" office:value="6.25" calcext:value-type="float">
            <text:p>6.25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99" calcext:value-type="float">
            <text:p>69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26</text:p>
          </table:table-cell>
          <table:table-cell table:style-name="ce31" office:value-type="float" office:value="6.26" calcext:value-type="float">
            <text:p>6.26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701" calcext:value-type="float">
            <text:p>70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27</text:p>
          </table:table-cell>
          <table:table-cell table:style-name="ce31" office:value-type="float" office:value="6.27" calcext:value-type="float">
            <text:p>6.27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04" calcext:value-type="float">
            <text:p>70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28</text:p>
          </table:table-cell>
          <table:table-cell table:style-name="ce31" office:value-type="float" office:value="6.28" calcext:value-type="float">
            <text:p>6.28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707" calcext:value-type="float">
            <text:p>7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29</text:p>
          </table:table-cell>
          <table:table-cell table:style-name="ce31" office:value-type="float" office:value="6.29" calcext:value-type="float">
            <text:p>6.29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6.3</text:p>
          </table:table-cell>
          <table:table-cell table:style-name="ce31" office:value-type="float" office:value="6.3" calcext:value-type="float">
            <text:p>6.30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712" calcext:value-type="float">
            <text:p>71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31</text:p>
          </table:table-cell>
          <table:table-cell table:style-name="ce31" office:value-type="float" office:value="6.31" calcext:value-type="float">
            <text:p>6.31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715" calcext:value-type="float">
            <text:p>7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32</text:p>
          </table:table-cell>
          <table:table-cell table:style-name="ce31" office:value-type="float" office:value="6.32" calcext:value-type="float">
            <text:p>6.32</text:p>
          </table:table-cell>
          <table:table-cell table:style-name="ce30" office:value-type="float" office:value="686" calcext:value-type="float">
            <text:p>686</text:p>
          </table:table-cell>
          <table:table-cell table:style-name="ce30" office:value-type="float" office:value="717" calcext:value-type="float">
            <text:p>7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33</text:p>
          </table:table-cell>
          <table:table-cell table:style-name="ce31" office:value-type="float" office:value="6.33" calcext:value-type="float">
            <text:p>6.33</text:p>
          </table:table-cell>
          <table:table-cell table:style-name="ce29" office:value-type="float" office:value="688" calcext:value-type="float">
            <text:p>688</text:p>
          </table:table-cell>
          <table:table-cell table:style-name="ce29"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34</text:p>
          </table:table-cell>
          <table:table-cell table:style-name="ce31" office:value-type="float" office:value="6.34" calcext:value-type="float">
            <text:p>6.34</text:p>
          </table:table-cell>
          <table:table-cell table:style-name="ce30" office:value-type="float" office:value="690" calcext:value-type="float">
            <text:p>690</text:p>
          </table:table-cell>
          <table:table-cell table:style-name="ce30" office:value-type="float" office:value="722" calcext:value-type="float">
            <text:p>72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35</text:p>
          </table:table-cell>
          <table:table-cell table:style-name="ce31" office:value-type="float" office:value="6.35" calcext:value-type="float">
            <text:p>6.35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725" calcext:value-type="float">
            <text:p>72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36</text:p>
          </table:table-cell>
          <table:table-cell table:style-name="ce31" office:value-type="float" office:value="6.36" calcext:value-type="float">
            <text:p>6.36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728" calcext:value-type="float">
            <text:p>7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37</text:p>
          </table:table-cell>
          <table:table-cell table:style-name="ce31" office:value-type="float" office:value="6.37" calcext:value-type="float">
            <text:p>6.37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38</text:p>
          </table:table-cell>
          <table:table-cell table:style-name="ce31" office:value-type="float" office:value="6.38" calcext:value-type="float">
            <text:p>6.38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office:value-type="float" office:value="733" calcext:value-type="float">
            <text:p>7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39</text:p>
          </table:table-cell>
          <table:table-cell table:style-name="ce31" office:value-type="float" office:value="6.39" calcext:value-type="float">
            <text:p>6.3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736" calcext:value-type="float">
            <text:p>7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6.4</text:p>
          </table:table-cell>
          <table:table-cell table:style-name="ce31" office:value-type="float" office:value="6.4" calcext:value-type="float">
            <text:p>6.40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738" calcext:value-type="float">
            <text:p>73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41</text:p>
          </table:table-cell>
          <table:table-cell table:style-name="ce31" office:value-type="float" office:value="6.41" calcext:value-type="float">
            <text:p>6.41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741" calcext:value-type="float">
            <text:p>74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42</text:p>
          </table:table-cell>
          <table:table-cell table:style-name="ce31" office:value-type="float" office:value="6.42" calcext:value-type="float">
            <text:p>6.42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744" calcext:value-type="float">
            <text:p>74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43</text:p>
          </table:table-cell>
          <table:table-cell table:style-name="ce31" office:value-type="float" office:value="6.43" calcext:value-type="float">
            <text:p>6.43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46" calcext:value-type="float">
            <text:p>74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44</text:p>
          </table:table-cell>
          <table:table-cell table:style-name="ce31" office:value-type="float" office:value="6.44" calcext:value-type="float">
            <text:p>6.44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749" calcext:value-type="float">
            <text:p>7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45</text:p>
          </table:table-cell>
          <table:table-cell table:style-name="ce31" office:value-type="float" office:value="6.45" calcext:value-type="float">
            <text:p>6.45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52" calcext:value-type="float">
            <text:p>75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46</text:p>
          </table:table-cell>
          <table:table-cell table:style-name="ce31" office:value-type="float" office:value="6.46" calcext:value-type="float">
            <text:p>6.46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754" calcext:value-type="float">
            <text:p>75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47</text:p>
          </table:table-cell>
          <table:table-cell table:style-name="ce31" office:value-type="float" office:value="6.47" calcext:value-type="float">
            <text:p>6.47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757" calcext:value-type="float">
            <text:p>75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48</text:p>
          </table:table-cell>
          <table:table-cell table:style-name="ce31" office:value-type="float" office:value="6.48" calcext:value-type="float">
            <text:p>6.48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49</text:p>
          </table:table-cell>
          <table:table-cell table:style-name="ce31" office:value-type="float" office:value="6.49" calcext:value-type="float">
            <text:p>6.49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62" calcext:value-type="float">
            <text:p>76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6.5</text:p>
          </table:table-cell>
          <table:table-cell table:style-name="ce31" office:value-type="float" office:value="6.5" calcext:value-type="float">
            <text:p>6.50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65" calcext:value-type="float">
            <text:p>76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51</text:p>
          </table:table-cell>
          <table:table-cell table:style-name="ce31" office:value-type="float" office:value="6.51" calcext:value-type="float">
            <text:p>6.51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68" calcext:value-type="float">
            <text:p>76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52</text:p>
          </table:table-cell>
          <table:table-cell table:style-name="ce31" office:value-type="float" office:value="6.52" calcext:value-type="float">
            <text:p>6.52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53</text:p>
          </table:table-cell>
          <table:table-cell table:style-name="ce31" office:value-type="float" office:value="6.53" calcext:value-type="float">
            <text:p>6.53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773" calcext:value-type="float">
            <text:p>77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54</text:p>
          </table:table-cell>
          <table:table-cell table:style-name="ce31" office:value-type="float" office:value="6.54" calcext:value-type="float">
            <text:p>6.54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76" calcext:value-type="float">
            <text:p>77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55</text:p>
          </table:table-cell>
          <table:table-cell table:style-name="ce31" office:value-type="float" office:value="6.55" calcext:value-type="float">
            <text:p>6.55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78" calcext:value-type="float">
            <text:p>77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56</text:p>
          </table:table-cell>
          <table:table-cell table:style-name="ce31" office:value-type="float" office:value="6.56" calcext:value-type="float">
            <text:p>6.56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781" calcext:value-type="float">
            <text:p>78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57</text:p>
          </table:table-cell>
          <table:table-cell table:style-name="ce31" office:value-type="float" office:value="6.57" calcext:value-type="float">
            <text:p>6.57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84" calcext:value-type="float">
            <text:p>78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58</text:p>
          </table:table-cell>
          <table:table-cell table:style-name="ce31" office:value-type="float" office:value="6.58" calcext:value-type="float">
            <text:p>6.58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786" calcext:value-type="float">
            <text:p>78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59</text:p>
          </table:table-cell>
          <table:table-cell table:style-name="ce31" office:value-type="float" office:value="6.59" calcext:value-type="float">
            <text:p>6.59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89" calcext:value-type="float">
            <text:p>78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6.6</text:p>
          </table:table-cell>
          <table:table-cell table:style-name="ce31" office:value-type="float" office:value="6.6" calcext:value-type="float">
            <text:p>6.60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92" calcext:value-type="float">
            <text:p>79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61</text:p>
          </table:table-cell>
          <table:table-cell table:style-name="ce31" office:value-type="float" office:value="6.61" calcext:value-type="float">
            <text:p>6.61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94" calcext:value-type="float">
            <text:p>79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62</text:p>
          </table:table-cell>
          <table:table-cell table:style-name="ce31" office:value-type="float" office:value="6.62" calcext:value-type="float">
            <text:p>6.62</text:p>
          </table:table-cell>
          <table:table-cell table:style-name="ce30" office:value-type="float" office:value="748" calcext:value-type="float">
            <text:p>748</text:p>
          </table:table-cell>
          <table:table-cell table:style-name="ce30" office:value-type="float" office:value="797" calcext:value-type="float">
            <text:p>79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63</text:p>
          </table:table-cell>
          <table:table-cell table:style-name="ce31" office:value-type="float" office:value="6.63" calcext:value-type="float">
            <text:p>6.63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800" calcext:value-type="float">
            <text:p>8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64</text:p>
          </table:table-cell>
          <table:table-cell table:style-name="ce31" office:value-type="float" office:value="6.64" calcext:value-type="float">
            <text:p>6.64</text:p>
          </table:table-cell>
          <table:table-cell table:style-name="ce30" office:value-type="float" office:value="752" calcext:value-type="float">
            <text:p>752</text:p>
          </table:table-cell>
          <table:table-cell table:style-name="ce30" office:value-type="float" office:value="802" calcext:value-type="float">
            <text:p>80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65</text:p>
          </table:table-cell>
          <table:table-cell table:style-name="ce31" office:value-type="float" office:value="6.65" calcext:value-type="float">
            <text:p>6.65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805" calcext:value-type="float">
            <text:p>80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66</text:p>
          </table:table-cell>
          <table:table-cell table:style-name="ce31" office:value-type="float" office:value="6.66" calcext:value-type="float">
            <text:p>6.66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807" calcext:value-type="float">
            <text:p>8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67</text:p>
          </table:table-cell>
          <table:table-cell table:style-name="ce31" office:value-type="float" office:value="6.67" calcext:value-type="float">
            <text:p>6.67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810" calcext:value-type="float">
            <text:p>8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68</text:p>
          </table:table-cell>
          <table:table-cell table:style-name="ce31" office:value-type="float" office:value="6.68" calcext:value-type="float">
            <text:p>6.68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813" calcext:value-type="float">
            <text:p>8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69</text:p>
          </table:table-cell>
          <table:table-cell table:style-name="ce31" office:value-type="float" office:value="6.69" calcext:value-type="float">
            <text:p>6.69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15" calcext:value-type="float">
            <text:p>8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6.7</text:p>
          </table:table-cell>
          <table:table-cell table:style-name="ce31" office:value-type="float" office:value="6.7" calcext:value-type="float">
            <text:p>6.70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18" calcext:value-type="float">
            <text:p>81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71</text:p>
          </table:table-cell>
          <table:table-cell table:style-name="ce31" office:value-type="float" office:value="6.71" calcext:value-type="float">
            <text:p>6.71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21" calcext:value-type="float">
            <text:p>8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72</text:p>
          </table:table-cell>
          <table:table-cell table:style-name="ce31" office:value-type="float" office:value="6.72" calcext:value-type="float">
            <text:p>6.72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823" calcext:value-type="float">
            <text:p>82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73</text:p>
          </table:table-cell>
          <table:table-cell table:style-name="ce31" office:value-type="float" office:value="6.73" calcext:value-type="float">
            <text:p>6.73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826" calcext:value-type="float">
            <text:p>82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74</text:p>
          </table:table-cell>
          <table:table-cell table:style-name="ce31" office:value-type="float" office:value="6.74" calcext:value-type="float">
            <text:p>6.74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float" office:value="829" calcext:value-type="float">
            <text:p>82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75</text:p>
          </table:table-cell>
          <table:table-cell table:style-name="ce31" office:value-type="float" office:value="6.75" calcext:value-type="float">
            <text:p>6.75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831" calcext:value-type="float">
            <text:p>8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76</text:p>
          </table:table-cell>
          <table:table-cell table:style-name="ce31" office:value-type="float" office:value="6.76" calcext:value-type="float">
            <text:p>6.76</text:p>
          </table:table-cell>
          <table:table-cell table:style-name="ce30" office:value-type="float" office:value="777" calcext:value-type="float">
            <text:p>777</text:p>
          </table:table-cell>
          <table:table-cell table:style-name="ce30" office:value-type="float" office:value="834" calcext:value-type="float">
            <text:p>83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77</text:p>
          </table:table-cell>
          <table:table-cell table:style-name="ce31" office:value-type="float" office:value="6.77" calcext:value-type="float">
            <text:p>6.77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37" calcext:value-type="float">
            <text:p>8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78</text:p>
          </table:table-cell>
          <table:table-cell table:style-name="ce31" office:value-type="float" office:value="6.78" calcext:value-type="float">
            <text:p>6.78</text:p>
          </table:table-cell>
          <table:table-cell table:style-name="ce30" office:value-type="float" office:value="781" calcext:value-type="float">
            <text:p>781</text:p>
          </table:table-cell>
          <table:table-cell table:style-name="ce30" office:value-type="float" office:value="839" calcext:value-type="float">
            <text:p>83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79</text:p>
          </table:table-cell>
          <table:table-cell table:style-name="ce31" office:value-type="float" office:value="6.79" calcext:value-type="float">
            <text:p>6.79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842" calcext:value-type="float">
            <text:p>84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6.8</text:p>
          </table:table-cell>
          <table:table-cell table:style-name="ce31" office:value-type="float" office:value="6.8" calcext:value-type="float">
            <text:p>6.80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45" calcext:value-type="float">
            <text:p>84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81</text:p>
          </table:table-cell>
          <table:table-cell table:style-name="ce31" office:value-type="float" office:value="6.81" calcext:value-type="float">
            <text:p>6.81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847" calcext:value-type="float">
            <text:p>8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82</text:p>
          </table:table-cell>
          <table:table-cell table:style-name="ce31" office:value-type="float" office:value="6.82" calcext:value-type="float">
            <text:p>6.82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83</text:p>
          </table:table-cell>
          <table:table-cell table:style-name="ce31" office:value-type="float" office:value="6.83" calcext:value-type="float">
            <text:p>6.83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84</text:p>
          </table:table-cell>
          <table:table-cell table:style-name="ce31" office:value-type="float" office:value="6.84" calcext:value-type="float">
            <text:p>6.84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85</text:p>
          </table:table-cell>
          <table:table-cell table:style-name="ce31" office:value-type="float" office:value="6.85" calcext:value-type="float">
            <text:p>6.85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86</text:p>
          </table:table-cell>
          <table:table-cell table:style-name="ce31" office:value-type="float" office:value="6.86" calcext:value-type="float">
            <text:p>6.86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87</text:p>
          </table:table-cell>
          <table:table-cell table:style-name="ce31" office:value-type="float" office:value="6.87" calcext:value-type="float">
            <text:p>6.87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88</text:p>
          </table:table-cell>
          <table:table-cell table:style-name="ce31" office:value-type="float" office:value="6.88" calcext:value-type="float">
            <text:p>6.88</text:p>
          </table:table-cell>
          <table:table-cell table:style-name="ce30" office:value-type="float" office:value="801" calcext:value-type="float">
            <text:p>801</text:p>
          </table:table-cell>
          <table:table-cell table:style-name="ce30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89</text:p>
          </table:table-cell>
          <table:table-cell table:style-name="ce31" office:value-type="float" office:value="6.89" calcext:value-type="float">
            <text:p>6.89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6.9</text:p>
          </table:table-cell>
          <table:table-cell table:style-name="ce31" office:value-type="float" office:value="6.9" calcext:value-type="float">
            <text:p>6.90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91</text:p>
          </table:table-cell>
          <table:table-cell table:style-name="ce31" office:value-type="float" office:value="6.91" calcext:value-type="float">
            <text:p>6.91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92</text:p>
          </table:table-cell>
          <table:table-cell table:style-name="ce31" office:value-type="float" office:value="6.92" calcext:value-type="float">
            <text:p>6.92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93</text:p>
          </table:table-cell>
          <table:table-cell table:style-name="ce31" office:value-type="float" office:value="6.93" calcext:value-type="float">
            <text:p>6.93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94</text:p>
          </table:table-cell>
          <table:table-cell table:style-name="ce31" office:value-type="float" office:value="6.94" calcext:value-type="float">
            <text:p>6.94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95</text:p>
          </table:table-cell>
          <table:table-cell table:style-name="ce31" office:value-type="float" office:value="6.95" calcext:value-type="float">
            <text:p>6.95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96</text:p>
          </table:table-cell>
          <table:table-cell table:style-name="ce31" office:value-type="float" office:value="6.96" calcext:value-type="float">
            <text:p>6.96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97</text:p>
          </table:table-cell>
          <table:table-cell table:style-name="ce31" office:value-type="float" office:value="6.97" calcext:value-type="float">
            <text:p>6.9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 calcext:value-type="string">
            <text:p>6.98</text:p>
          </table:table-cell>
          <table:table-cell table:style-name="ce31" office:value-type="float" office:value="6.98" calcext:value-type="float">
            <text:p>6.98</text:p>
          </table:table-cell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6.99</text:p>
          </table:table-cell>
          <table:table-cell table:style-name="ce31" office:value-type="float" office:value="6.99" calcext:value-type="float">
            <text:p>6.99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850" calcext:value-type="float">
            <text:p>85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float" office:value="7" calcext:value-type="float">
            <text:p>7</text:p>
          </table:table-cell>
          <table:table-cell table:style-name="ce31" office:value-type="float" office:value="7" calcext:value-type="float">
            <text:p>7.00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50" calcext:value-type="float">
            <text:p>850</text:p>
          </table:table-cell>
          <table:table-cell table:number-columns-repeated="1017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4A-2017'.A1:'4A-2017'.J40" table:display-filter-buttons="true"/>
        <table:database-range table:name="__Anonymous_Sheet_DB__3" table:target-range-address="'2016'.C1:'2016'.N39"/>
        <table:database-range table:name="__Anonymous_Sheet_DB__4" table:target-range-address="'2015'.C1:'2015'.N307"/>
        <table:database-range table:name="__Anonymous_Sheet_DB__5" table:target-range-address="'2014'.C1:'2014'.N3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A-2017" style:display-name="PageStyle_4A-2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M-RANKING" style:display-name="PageStyle_NEM-RAN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Sepúlveda</meta:initial-creator>
    <dc:creator>Hans Sigrist</dc:creator>
    <meta:creation-date>2017-03-22T00:45:41</meta:creation-date>
    <dc:date>2017-04-17T19:19:08</dc:date>
    <meta:generator>LibreOffice/5.4.5.1$Linux_X86_64 LibreOffice_project/40m0$Build-1</meta:generator>
    <meta:document-statistic meta:table-count="8" meta:cell-count="100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